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226cm" svg:height="8.916cm" svg:x="3.983cm" svg:y="31.22cm">
            <draw:object draw:notify-on-update-of-ranges="Sheet1.A62:Sheet1.A71 Sheet1.A1:Sheet1.A1 Sheet1.AG2:Sheet1.AG11 Sheet1.A49:Sheet1.A49 Sheet1.AG50:Sheet1.AG59 Sheet1.A13:Sheet1.A13 Sheet1.AG14:Sheet1.AG23 Sheet1.A25:Sheet1.A25 Sheet1.AG26:Sheet1.AG35 Sheet1.A37:Sheet1.A37 Sheet1.AG38:Sheet1.AG47 Sheet1.A61:Sheet1.A61 Sheet1.AG62:Sheet1.AG7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3.914cm" svg:height="9.199cm" svg:x="22.602cm" svg:y="30.79cm">
            <draw:object draw:notify-on-update-of-ranges="Sheet1.B61:Sheet1.AG61 Sheet1.A1:Sheet1.A1 Sheet1.B11:Sheet1.AG11 Sheet1.A49:Sheet1.A49 Sheet1.B59:Sheet1.AG59 Sheet1.A13:Sheet1.A13 Sheet1.B23:Sheet1.AG23 Sheet1.A25:Sheet1.A25 Sheet1.B35:Sheet1.AG35 Sheet1.A37:Sheet1.A37 Sheet1.B47:Sheet1.AG47 Sheet1.A61:Sheet1.A61 Sheet1.B71:Sheet1.AG7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.403cm" svg:height="10.043cm" svg:x="6.793cm" svg:y="84.6cm">
            <draw:object draw:notify-on-update-of-ranges="Sheet1.A62:Sheet1.A71 Sheet1.A173:Sheet1.A173 Sheet1.AG174:Sheet1.AG183 Sheet1.A137:Sheet1.A137 Sheet1.AG138:Sheet1.AG147 Sheet1.A149:Sheet1.A149 Sheet1.AG150:Sheet1.AG159 Sheet1.A161:Sheet1.A161 Sheet1.AG162:Sheet1.AG171 Sheet1.A185:Sheet1.A185 Sheet1.AG186:Sheet1.AG19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6.929cm" svg:height="10.818cm" svg:x="22.508cm" svg:y="84.144cm">
            <draw:object draw:notify-on-update-of-ranges="Sheet1.B61:Sheet1.AG61 Sheet1.A173:Sheet1.A173 Sheet1.B183:Sheet1.AG183 Sheet1.A137:Sheet1.A137 Sheet1.B147:Sheet1.AG147 Sheet1.A149:Sheet1.A149 Sheet1.B159:Sheet1.AG159 Sheet1.A161:Sheet1.A161 Sheet1.B171:Sheet1.AG171 Sheet1.A185:Sheet1.A185 Sheet1.B195:Sheet1.AG19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2" table:default-cell-style-name="Default"/>
        <table:table-row table:style-name="ro1">
          <table:table-cell office:value-type="string" calcext:value-type="string">
            <text:p>uts_seri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2" office:value-type="float" office:value="133.694457" calcext:value-type="float">
            <text:p>133.69445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2" office:value-type="float" office:value="324.761224" calcext:value-type="float">
            <text:p>324.7612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2" office:value-type="float" office:value="369.02936" calcext:value-type="float">
            <text:p>369.0293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2" office:value-type="float" office:value="452.406634" calcext:value-type="float">
            <text:p>452.40663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2" office:value-type="float" office:value="557.725837" calcext:value-type="float">
            <text:p>557.72583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2" office:value-type="float" office:value="665.123923" calcext:value-type="float">
            <text:p>665.12392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2" office:value-type="float" office:value="768.427706" calcext:value-type="float">
            <text:p>768.4277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2" office:value-type="float" office:value="873.206055" calcext:value-type="float">
            <text:p>873.20605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2" office:value-type="float" office:value="978.183201" calcext:value-type="float">
            <text:p>978.18320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2" office:value-type="float" office:value="1103.432922" calcext:value-type="float">
            <text:p>1103.432922</text:p>
          </table:table-cell>
        </table:table-row>
        <table:table-row table:style-name="ro2">
          <table:table-cell table:number-columns-repeated="33"/>
        </table:table-row>
        <table:table-row table:style-name="ro1">
          <table:table-cell office:value-type="string" calcext:value-type="string">
            <text:p>uts_omp_compac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3.954918" calcext:value-type="float">
            <text:p>173.954918</text:p>
          </table:table-cell>
          <table:table-cell office:value-type="float" office:value="190.320323" calcext:value-type="float">
            <text:p>190.320323</text:p>
          </table:table-cell>
          <table:table-cell office:value-type="float" office:value="147.758188" calcext:value-type="float">
            <text:p>147.758188</text:p>
          </table:table-cell>
          <table:table-cell office:value-type="float" office:value="94.945231" calcext:value-type="float">
            <text:p>94.945231</text:p>
          </table:table-cell>
          <table:table-cell office:value-type="float" office:value="70.339588" calcext:value-type="float">
            <text:p>70.339588</text:p>
          </table:table-cell>
          <table:table-cell office:value-type="float" office:value="72.126058" calcext:value-type="float">
            <text:p>72.126058</text:p>
          </table:table-cell>
          <table:table-cell office:value-type="float" office:value="57.411457" calcext:value-type="float">
            <text:p>57.411457</text:p>
          </table:table-cell>
          <table:table-cell office:value-type="float" office:value="53.700228" calcext:value-type="float">
            <text:p>53.700228</text:p>
          </table:table-cell>
          <table:table-cell office:value-type="float" office:value="56.912288" calcext:value-type="float">
            <text:p>56.912288</text:p>
          </table:table-cell>
          <table:table-cell office:value-type="float" office:value="48.545695" calcext:value-type="float">
            <text:p>48.545695</text:p>
          </table:table-cell>
          <table:table-cell office:value-type="float" office:value="41.828454" calcext:value-type="float">
            <text:p>41.828454</text:p>
          </table:table-cell>
          <table:table-cell office:value-type="float" office:value="123.753443" calcext:value-type="float">
            <text:p>123.753443</text:p>
          </table:table-cell>
          <table:table-cell office:value-type="float" office:value="43.900999" calcext:value-type="float">
            <text:p>43.900999</text:p>
          </table:table-cell>
          <table:table-cell office:value-type="float" office:value="53.223957" calcext:value-type="float">
            <text:p>53.223957</text:p>
          </table:table-cell>
          <table:table-cell office:value-type="float" office:value="31.454626" calcext:value-type="float">
            <text:p>31.454626</text:p>
          </table:table-cell>
          <table:table-cell office:value-type="float" office:value="33.998409" calcext:value-type="float">
            <text:p>33.998409</text:p>
          </table:table-cell>
          <table:table-cell office:value-type="float" office:value="57.100431" calcext:value-type="float">
            <text:p>57.100431</text:p>
          </table:table-cell>
          <table:table-cell office:value-type="float" office:value="58.628012" calcext:value-type="float">
            <text:p>58.628012</text:p>
          </table:table-cell>
          <table:table-cell office:value-type="float" office:value="32.076407" calcext:value-type="float">
            <text:p>32.076407</text:p>
          </table:table-cell>
          <table:table-cell office:value-type="float" office:value="43.059457" calcext:value-type="float">
            <text:p>43.059457</text:p>
          </table:table-cell>
          <table:table-cell office:value-type="float" office:value="112.504246" calcext:value-type="float">
            <text:p>112.504246</text:p>
          </table:table-cell>
          <table:table-cell office:value-type="float" office:value="30.521173" calcext:value-type="float">
            <text:p>30.521173</text:p>
          </table:table-cell>
          <table:table-cell office:value-type="float" office:value="33.637751" calcext:value-type="float">
            <text:p>33.637751</text:p>
          </table:table-cell>
          <table:table-cell office:value-type="float" office:value="33.956903" calcext:value-type="float">
            <text:p>33.956903</text:p>
          </table:table-cell>
          <table:table-cell office:value-type="float" office:value="33.235258" calcext:value-type="float">
            <text:p>33.235258</text:p>
          </table:table-cell>
          <table:table-cell office:value-type="float" office:value="46.512606" calcext:value-type="float">
            <text:p>46.512606</text:p>
          </table:table-cell>
          <table:table-cell office:value-type="float" office:value="132.54012" calcext:value-type="float">
            <text:p>132.54012</text:p>
          </table:table-cell>
          <table:table-cell office:value-type="float" office:value="84.016485" calcext:value-type="float">
            <text:p>84.016485</text:p>
          </table:table-cell>
          <table:table-cell office:value-type="float" office:value="34.646888" calcext:value-type="float">
            <text:p>34.646888</text:p>
          </table:table-cell>
          <table:table-cell office:value-type="float" office:value="37.671427" calcext:value-type="float">
            <text:p>37.671427</text:p>
          </table:table-cell>
          <table:table-cell office:value-type="float" office:value="33.439254" calcext:value-type="float">
            <text:p>33.439254</text:p>
          </table:table-cell>
          <table:table-cell office:value-type="float" office:value="115.175821" calcext:value-type="float">
            <text:p>115.17582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10.218307" calcext:value-type="float">
            <text:p>310.218307</text:p>
          </table:table-cell>
          <table:table-cell office:value-type="float" office:value="300.262439" calcext:value-type="float">
            <text:p>300.262439</text:p>
          </table:table-cell>
          <table:table-cell office:value-type="float" office:value="160.220607" calcext:value-type="float">
            <text:p>160.220607</text:p>
          </table:table-cell>
          <table:table-cell office:value-type="float" office:value="150.192161" calcext:value-type="float">
            <text:p>150.192161</text:p>
          </table:table-cell>
          <table:table-cell office:value-type="float" office:value="110.234677" calcext:value-type="float">
            <text:p>110.234677</text:p>
          </table:table-cell>
          <table:table-cell office:value-type="float" office:value="97.153367" calcext:value-type="float">
            <text:p>97.153367</text:p>
          </table:table-cell>
          <table:table-cell office:value-type="float" office:value="97.228049" calcext:value-type="float">
            <text:p>97.228049</text:p>
          </table:table-cell>
          <table:table-cell office:value-type="float" office:value="94.115668" calcext:value-type="float">
            <text:p>94.115668</text:p>
          </table:table-cell>
          <table:table-cell office:value-type="float" office:value="64.53848" calcext:value-type="float">
            <text:p>64.53848</text:p>
          </table:table-cell>
          <table:table-cell office:value-type="float" office:value="70.667232" calcext:value-type="float">
            <text:p>70.667232</text:p>
          </table:table-cell>
          <table:table-cell office:value-type="float" office:value="64.713204" calcext:value-type="float">
            <text:p>64.713204</text:p>
          </table:table-cell>
          <table:table-cell office:value-type="float" office:value="94.709008" calcext:value-type="float">
            <text:p>94.709008</text:p>
          </table:table-cell>
          <table:table-cell office:value-type="float" office:value="49.117275" calcext:value-type="float">
            <text:p>49.117275</text:p>
          </table:table-cell>
          <table:table-cell office:value-type="float" office:value="48.43003" calcext:value-type="float">
            <text:p>48.43003</text:p>
          </table:table-cell>
          <table:table-cell office:value-type="float" office:value="54.65405" calcext:value-type="float">
            <text:p>54.65405</text:p>
          </table:table-cell>
          <table:table-cell office:value-type="float" office:value="64.74761" calcext:value-type="float">
            <text:p>64.74761</text:p>
          </table:table-cell>
          <table:table-cell office:value-type="float" office:value="126.101597" calcext:value-type="float">
            <text:p>126.101597</text:p>
          </table:table-cell>
          <table:table-cell office:value-type="float" office:value="60.219528" calcext:value-type="float">
            <text:p>60.219528</text:p>
          </table:table-cell>
          <table:table-cell office:value-type="float" office:value="40.058883" calcext:value-type="float">
            <text:p>40.058883</text:p>
          </table:table-cell>
          <table:table-cell office:value-type="float" office:value="52.854438" calcext:value-type="float">
            <text:p>52.854438</text:p>
          </table:table-cell>
          <table:table-cell office:value-type="float" office:value="42.064807" calcext:value-type="float">
            <text:p>42.064807</text:p>
          </table:table-cell>
          <table:table-cell office:value-type="float" office:value="38.310874" calcext:value-type="float">
            <text:p>38.310874</text:p>
          </table:table-cell>
          <table:table-cell office:value-type="float" office:value="41.613506" calcext:value-type="float">
            <text:p>41.613506</text:p>
          </table:table-cell>
          <table:table-cell office:value-type="float" office:value="40.006528" calcext:value-type="float">
            <text:p>40.006528</text:p>
          </table:table-cell>
          <table:table-cell office:value-type="float" office:value="31.787314" calcext:value-type="float">
            <text:p>31.787314</text:p>
          </table:table-cell>
          <table:table-cell office:value-type="float" office:value="39.899942" calcext:value-type="float">
            <text:p>39.899942</text:p>
          </table:table-cell>
          <table:table-cell office:value-type="float" office:value="115.346142" calcext:value-type="float">
            <text:p>115.346142</text:p>
          </table:table-cell>
          <table:table-cell office:value-type="float" office:value="32.751023" calcext:value-type="float">
            <text:p>32.751023</text:p>
          </table:table-cell>
          <table:table-cell office:value-type="float" office:value="39.825061" calcext:value-type="float">
            <text:p>39.825061</text:p>
          </table:table-cell>
          <table:table-cell office:value-type="float" office:value="47.268029" calcext:value-type="float">
            <text:p>47.268029</text:p>
          </table:table-cell>
          <table:table-cell office:value-type="float" office:value="165.302223" calcext:value-type="float">
            <text:p>165.302223</text:p>
          </table:table-cell>
          <table:table-cell office:value-type="float" office:value="41.511547" calcext:value-type="float">
            <text:p>41.51154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14.939624" calcext:value-type="float">
            <text:p>414.939624</text:p>
          </table:table-cell>
          <table:table-cell office:value-type="float" office:value="402.954691" calcext:value-type="float">
            <text:p>402.954691</text:p>
          </table:table-cell>
          <table:table-cell office:value-type="float" office:value="201.239816" calcext:value-type="float">
            <text:p>201.239816</text:p>
          </table:table-cell>
          <table:table-cell office:value-type="float" office:value="188.234523" calcext:value-type="float">
            <text:p>188.234523</text:p>
          </table:table-cell>
          <table:table-cell office:value-type="float" office:value="141.765417" calcext:value-type="float">
            <text:p>141.765417</text:p>
          </table:table-cell>
          <table:table-cell office:value-type="float" office:value="134.386112" calcext:value-type="float">
            <text:p>134.386112</text:p>
          </table:table-cell>
          <table:table-cell office:value-type="float" office:value="102.802545" calcext:value-type="float">
            <text:p>102.802545</text:p>
          </table:table-cell>
          <table:table-cell office:value-type="float" office:value="103.698989" calcext:value-type="float">
            <text:p>103.698989</text:p>
          </table:table-cell>
          <table:table-cell office:value-type="float" office:value="85.323561" calcext:value-type="float">
            <text:p>85.323561</text:p>
          </table:table-cell>
          <table:table-cell office:value-type="float" office:value="83.633965" calcext:value-type="float">
            <text:p>83.633965</text:p>
          </table:table-cell>
          <table:table-cell office:value-type="float" office:value="84.151808" calcext:value-type="float">
            <text:p>84.151808</text:p>
          </table:table-cell>
          <table:table-cell office:value-type="float" office:value="74.063325" calcext:value-type="float">
            <text:p>74.063325</text:p>
          </table:table-cell>
          <table:table-cell office:value-type="float" office:value="64.040458" calcext:value-type="float">
            <text:p>64.040458</text:p>
          </table:table-cell>
          <table:table-cell office:value-type="float" office:value="67.27833" calcext:value-type="float">
            <text:p>67.27833</text:p>
          </table:table-cell>
          <table:table-cell office:value-type="float" office:value="63.290712" calcext:value-type="float">
            <text:p>63.290712</text:p>
          </table:table-cell>
          <table:table-cell office:value-type="float" office:value="93.153239" calcext:value-type="float">
            <text:p>93.153239</text:p>
          </table:table-cell>
          <table:table-cell office:value-type="float" office:value="57.663588" calcext:value-type="float">
            <text:p>57.663588</text:p>
          </table:table-cell>
          <table:table-cell office:value-type="float" office:value="60.15154" calcext:value-type="float">
            <text:p>60.15154</text:p>
          </table:table-cell>
          <table:table-cell office:value-type="float" office:value="51.374576" calcext:value-type="float">
            <text:p>51.374576</text:p>
          </table:table-cell>
          <table:table-cell office:value-type="float" office:value="64.261373" calcext:value-type="float">
            <text:p>64.261373</text:p>
          </table:table-cell>
          <table:table-cell office:value-type="float" office:value="48.380705" calcext:value-type="float">
            <text:p>48.380705</text:p>
          </table:table-cell>
          <table:table-cell office:value-type="float" office:value="163.283574" calcext:value-type="float">
            <text:p>163.283574</text:p>
          </table:table-cell>
          <table:table-cell office:value-type="float" office:value="41.514244" calcext:value-type="float">
            <text:p>41.514244</text:p>
          </table:table-cell>
          <table:table-cell office:value-type="float" office:value="45.91647" calcext:value-type="float">
            <text:p>45.91647</text:p>
          </table:table-cell>
          <table:table-cell office:value-type="float" office:value="68.120236" calcext:value-type="float">
            <text:p>68.120236</text:p>
          </table:table-cell>
          <table:table-cell office:value-type="float" office:value="136.364672" calcext:value-type="float">
            <text:p>136.364672</text:p>
          </table:table-cell>
          <table:table-cell office:value-type="float" office:value="45.903708" calcext:value-type="float">
            <text:p>45.903708</text:p>
          </table:table-cell>
          <table:table-cell office:value-type="float" office:value="44.615785" calcext:value-type="float">
            <text:p>44.615785</text:p>
          </table:table-cell>
          <table:table-cell office:value-type="float" office:value="42.329974" calcext:value-type="float">
            <text:p>42.329974</text:p>
          </table:table-cell>
          <table:table-cell office:value-type="float" office:value="47.305772" calcext:value-type="float">
            <text:p>47.305772</text:p>
          </table:table-cell>
          <table:table-cell office:value-type="float" office:value="35.874204" calcext:value-type="float">
            <text:p>35.874204</text:p>
          </table:table-cell>
          <table:table-cell office:value-type="float" office:value="47.529687" calcext:value-type="float">
            <text:p>47.52968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18.047981" calcext:value-type="float">
            <text:p>518.047981</text:p>
          </table:table-cell>
          <table:table-cell office:value-type="float" office:value="621.888006" calcext:value-type="float">
            <text:p>621.888006</text:p>
          </table:table-cell>
          <table:table-cell office:value-type="float" office:value="271.980014" calcext:value-type="float">
            <text:p>271.980014</text:p>
          </table:table-cell>
          <table:table-cell office:value-type="float" office:value="239.914127" calcext:value-type="float">
            <text:p>239.914127</text:p>
          </table:table-cell>
          <table:table-cell office:value-type="float" office:value="169.802183" calcext:value-type="float">
            <text:p>169.802183</text:p>
          </table:table-cell>
          <table:table-cell office:value-type="float" office:value="178.263744" calcext:value-type="float">
            <text:p>178.263744</text:p>
          </table:table-cell>
          <table:table-cell office:value-type="float" office:value="130.364377" calcext:value-type="float">
            <text:p>130.364377</text:p>
          </table:table-cell>
          <table:table-cell office:value-type="float" office:value="128.531012" calcext:value-type="float">
            <text:p>128.531012</text:p>
          </table:table-cell>
          <table:table-cell office:value-type="float" office:value="113.394765" calcext:value-type="float">
            <text:p>113.394765</text:p>
          </table:table-cell>
          <table:table-cell office:value-type="float" office:value="102.591185" calcext:value-type="float">
            <text:p>102.591185</text:p>
          </table:table-cell>
          <table:table-cell office:value-type="float" office:value="95.993187" calcext:value-type="float">
            <text:p>95.993187</text:p>
          </table:table-cell>
          <table:table-cell office:value-type="float" office:value="93.869391" calcext:value-type="float">
            <text:p>93.869391</text:p>
          </table:table-cell>
          <table:table-cell office:value-type="float" office:value="79.580519" calcext:value-type="float">
            <text:p>79.580519</text:p>
          </table:table-cell>
          <table:table-cell office:value-type="float" office:value="82.305256" calcext:value-type="float">
            <text:p>82.305256</text:p>
          </table:table-cell>
          <table:table-cell office:value-type="float" office:value="83.694897" calcext:value-type="float">
            <text:p>83.694897</text:p>
          </table:table-cell>
          <table:table-cell office:value-type="float" office:value="75.292949" calcext:value-type="float">
            <text:p>75.292949</text:p>
          </table:table-cell>
          <table:table-cell office:value-type="float" office:value="114.764703" calcext:value-type="float">
            <text:p>114.764703</text:p>
          </table:table-cell>
          <table:table-cell office:value-type="float" office:value="163.321172" calcext:value-type="float">
            <text:p>163.321172</text:p>
          </table:table-cell>
          <table:table-cell office:value-type="float" office:value="153.792091" calcext:value-type="float">
            <text:p>153.792091</text:p>
          </table:table-cell>
          <table:table-cell office:value-type="float" office:value="102.349501" calcext:value-type="float">
            <text:p>102.349501</text:p>
          </table:table-cell>
          <table:table-cell office:value-type="float" office:value="60.887708" calcext:value-type="float">
            <text:p>60.887708</text:p>
          </table:table-cell>
          <table:table-cell office:value-type="float" office:value="55.247518" calcext:value-type="float">
            <text:p>55.247518</text:p>
          </table:table-cell>
          <table:table-cell office:value-type="float" office:value="56.671886" calcext:value-type="float">
            <text:p>56.671886</text:p>
          </table:table-cell>
          <table:table-cell office:value-type="float" office:value="84.487354" calcext:value-type="float">
            <text:p>84.487354</text:p>
          </table:table-cell>
          <table:table-cell office:value-type="float" office:value="53.794441" calcext:value-type="float">
            <text:p>53.794441</text:p>
          </table:table-cell>
          <table:table-cell office:value-type="float" office:value="53.133134" calcext:value-type="float">
            <text:p>53.133134</text:p>
          </table:table-cell>
          <table:table-cell office:value-type="float" office:value="149.779885" calcext:value-type="float">
            <text:p>149.779885</text:p>
          </table:table-cell>
          <table:table-cell office:value-type="float" office:value="56.436782" calcext:value-type="float">
            <text:p>56.436782</text:p>
          </table:table-cell>
          <table:table-cell office:value-type="float" office:value="61.776056" calcext:value-type="float">
            <text:p>61.776056</text:p>
          </table:table-cell>
          <table:table-cell office:value-type="float" office:value="116.098076" calcext:value-type="float">
            <text:p>116.098076</text:p>
          </table:table-cell>
          <table:table-cell office:value-type="float" office:value="52.735211" calcext:value-type="float">
            <text:p>52.735211</text:p>
          </table:table-cell>
          <table:table-cell office:value-type="float" office:value="45.707994" calcext:value-type="float">
            <text:p>45.70799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30.091489" calcext:value-type="float">
            <text:p>630.091489</text:p>
          </table:table-cell>
          <table:table-cell office:value-type="float" office:value="597.889249" calcext:value-type="float">
            <text:p>597.889249</text:p>
          </table:table-cell>
          <table:table-cell office:value-type="float" office:value="313.485946" calcext:value-type="float">
            <text:p>313.485946</text:p>
          </table:table-cell>
          <table:table-cell office:value-type="float" office:value="285.716952" calcext:value-type="float">
            <text:p>285.716952</text:p>
          </table:table-cell>
          <table:table-cell office:value-type="float" office:value="206.155813" calcext:value-type="float">
            <text:p>206.155813</text:p>
          </table:table-cell>
          <table:table-cell office:value-type="float" office:value="193.884727" calcext:value-type="float">
            <text:p>193.884727</text:p>
          </table:table-cell>
          <table:table-cell office:value-type="float" office:value="151.105232" calcext:value-type="float">
            <text:p>151.105232</text:p>
          </table:table-cell>
          <table:table-cell office:value-type="float" office:value="153.850109" calcext:value-type="float">
            <text:p>153.850109</text:p>
          </table:table-cell>
          <table:table-cell office:value-type="float" office:value="130.06421" calcext:value-type="float">
            <text:p>130.06421</text:p>
          </table:table-cell>
          <table:table-cell office:value-type="float" office:value="125.939213" calcext:value-type="float">
            <text:p>125.939213</text:p>
          </table:table-cell>
          <table:table-cell office:value-type="float" office:value="110.951914" calcext:value-type="float">
            <text:p>110.951914</text:p>
          </table:table-cell>
          <table:table-cell office:value-type="float" office:value="109.375796" calcext:value-type="float">
            <text:p>109.375796</text:p>
          </table:table-cell>
          <table:table-cell office:value-type="float" office:value="97.365195" calcext:value-type="float">
            <text:p>97.365195</text:p>
          </table:table-cell>
          <table:table-cell office:value-type="float" office:value="99.143679" calcext:value-type="float">
            <text:p>99.143679</text:p>
          </table:table-cell>
          <table:table-cell office:value-type="float" office:value="83.558239" calcext:value-type="float">
            <text:p>83.558239</text:p>
          </table:table-cell>
          <table:table-cell office:value-type="float" office:value="83.290451" calcext:value-type="float">
            <text:p>83.290451</text:p>
          </table:table-cell>
          <table:table-cell office:value-type="float" office:value="117.619757" calcext:value-type="float">
            <text:p>117.619757</text:p>
          </table:table-cell>
          <table:table-cell office:value-type="float" office:value="89.111791" calcext:value-type="float">
            <text:p>89.111791</text:p>
          </table:table-cell>
          <table:table-cell office:value-type="float" office:value="68.713517" calcext:value-type="float">
            <text:p>68.713517</text:p>
          </table:table-cell>
          <table:table-cell office:value-type="float" office:value="139.15651" calcext:value-type="float">
            <text:p>139.15651</text:p>
          </table:table-cell>
          <table:table-cell office:value-type="float" office:value="69.954148" calcext:value-type="float">
            <text:p>69.954148</text:p>
          </table:table-cell>
          <table:table-cell office:value-type="float" office:value="64.556224" calcext:value-type="float">
            <text:p>64.556224</text:p>
          </table:table-cell>
          <table:table-cell office:value-type="float" office:value="63.534515" calcext:value-type="float">
            <text:p>63.534515</text:p>
          </table:table-cell>
          <table:table-cell office:value-type="float" office:value="202.502443" calcext:value-type="float">
            <text:p>202.502443</text:p>
          </table:table-cell>
          <table:table-cell office:value-type="float" office:value="115.661125" calcext:value-type="float">
            <text:p>115.661125</text:p>
          </table:table-cell>
          <table:table-cell office:value-type="float" office:value="202.603172" calcext:value-type="float">
            <text:p>202.603172</text:p>
          </table:table-cell>
          <table:table-cell office:value-type="float" office:value="61.117753" calcext:value-type="float">
            <text:p>61.117753</text:p>
          </table:table-cell>
          <table:table-cell office:value-type="float" office:value="59.169276" calcext:value-type="float">
            <text:p>59.169276</text:p>
          </table:table-cell>
          <table:table-cell office:value-type="float" office:value="76.916663" calcext:value-type="float">
            <text:p>76.916663</text:p>
          </table:table-cell>
          <table:table-cell office:value-type="float" office:value="54.545318" calcext:value-type="float">
            <text:p>54.545318</text:p>
          </table:table-cell>
          <table:table-cell office:value-type="float" office:value="57.307826" calcext:value-type="float">
            <text:p>57.307826</text:p>
          </table:table-cell>
          <table:table-cell office:value-type="float" office:value="105.538159" calcext:value-type="float">
            <text:p>105.53815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26.832212" calcext:value-type="float">
            <text:p>726.832212</text:p>
          </table:table-cell>
          <table:table-cell office:value-type="float" office:value="697.129403" calcext:value-type="float">
            <text:p>697.129403</text:p>
          </table:table-cell>
          <table:table-cell office:value-type="float" office:value="372.52276" calcext:value-type="float">
            <text:p>372.52276</text:p>
          </table:table-cell>
          <table:table-cell office:value-type="float" office:value="345.837243" calcext:value-type="float">
            <text:p>345.837243</text:p>
          </table:table-cell>
          <table:table-cell office:value-type="float" office:value="244.695752" calcext:value-type="float">
            <text:p>244.695752</text:p>
          </table:table-cell>
          <table:table-cell office:value-type="float" office:value="226.153131" calcext:value-type="float">
            <text:p>226.153131</text:p>
          </table:table-cell>
          <table:table-cell office:value-type="float" office:value="184.698298" calcext:value-type="float">
            <text:p>184.698298</text:p>
          </table:table-cell>
          <table:table-cell office:value-type="float" office:value="173.261668" calcext:value-type="float">
            <text:p>173.261668</text:p>
          </table:table-cell>
          <table:table-cell office:value-type="float" office:value="145.559889" calcext:value-type="float">
            <text:p>145.559889</text:p>
          </table:table-cell>
          <table:table-cell office:value-type="float" office:value="150.564184" calcext:value-type="float">
            <text:p>150.564184</text:p>
          </table:table-cell>
          <table:table-cell office:value-type="float" office:value="124.913948" calcext:value-type="float">
            <text:p>124.913948</text:p>
          </table:table-cell>
          <table:table-cell office:value-type="float" office:value="132.608956" calcext:value-type="float">
            <text:p>132.608956</text:p>
          </table:table-cell>
          <table:table-cell office:value-type="float" office:value="116.810346" calcext:value-type="float">
            <text:p>116.810346</text:p>
          </table:table-cell>
          <table:table-cell office:value-type="float" office:value="202.774469" calcext:value-type="float">
            <text:p>202.774469</text:p>
          </table:table-cell>
          <table:table-cell office:value-type="float" office:value="221.647216" calcext:value-type="float">
            <text:p>221.647216</text:p>
          </table:table-cell>
          <table:table-cell office:value-type="float" office:value="115.392672" calcext:value-type="float">
            <text:p>115.392672</text:p>
          </table:table-cell>
          <table:table-cell office:value-type="float" office:value="194.009397" calcext:value-type="float">
            <text:p>194.009397</text:p>
          </table:table-cell>
          <table:table-cell office:value-type="float" office:value="127.871955" calcext:value-type="float">
            <text:p>127.871955</text:p>
          </table:table-cell>
          <table:table-cell office:value-type="float" office:value="89.31218" calcext:value-type="float">
            <text:p>89.31218</text:p>
          </table:table-cell>
          <table:table-cell office:value-type="float" office:value="137.788255" calcext:value-type="float">
            <text:p>137.788255</text:p>
          </table:table-cell>
          <table:table-cell office:value-type="float" office:value="76.218995" calcext:value-type="float">
            <text:p>76.218995</text:p>
          </table:table-cell>
          <table:table-cell office:value-type="float" office:value="150.073401" calcext:value-type="float">
            <text:p>150.073401</text:p>
          </table:table-cell>
          <table:table-cell office:value-type="float" office:value="164.755786" calcext:value-type="float">
            <text:p>164.755786</text:p>
          </table:table-cell>
          <table:table-cell office:value-type="float" office:value="76.930916" calcext:value-type="float">
            <text:p>76.930916</text:p>
          </table:table-cell>
          <table:table-cell office:value-type="float" office:value="68.0828" calcext:value-type="float">
            <text:p>68.0828</text:p>
          </table:table-cell>
          <table:table-cell office:value-type="float" office:value="151.058565" calcext:value-type="float">
            <text:p>151.058565</text:p>
          </table:table-cell>
          <table:table-cell office:value-type="float" office:value="70.495864" calcext:value-type="float">
            <text:p>70.495864</text:p>
          </table:table-cell>
          <table:table-cell office:value-type="float" office:value="162.410546" calcext:value-type="float">
            <text:p>162.410546</text:p>
          </table:table-cell>
          <table:table-cell office:value-type="float" office:value="63.011458" calcext:value-type="float">
            <text:p>63.011458</text:p>
          </table:table-cell>
          <table:table-cell office:value-type="float" office:value="64.454726" calcext:value-type="float">
            <text:p>64.454726</text:p>
          </table:table-cell>
          <table:table-cell office:value-type="float" office:value="60.614324" calcext:value-type="float">
            <text:p>60.614324</text:p>
          </table:table-cell>
          <table:table-cell office:value-type="float" office:value="78.095723" calcext:value-type="float">
            <text:p>78.09572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37.160158" calcext:value-type="float">
            <text:p>837.160158</text:p>
          </table:table-cell>
          <table:table-cell office:value-type="float" office:value="779.442884" calcext:value-type="float">
            <text:p>779.442884</text:p>
          </table:table-cell>
          <table:table-cell office:value-type="float" office:value="420.156865" calcext:value-type="float">
            <text:p>420.156865</text:p>
          </table:table-cell>
          <table:table-cell office:value-type="float" office:value="403.709911" calcext:value-type="float">
            <text:p>403.709911</text:p>
          </table:table-cell>
          <table:table-cell office:value-type="float" office:value="276.676906" calcext:value-type="float">
            <text:p>276.676906</text:p>
          </table:table-cell>
          <table:table-cell office:value-type="float" office:value="260.224867" calcext:value-type="float">
            <text:p>260.224867</text:p>
          </table:table-cell>
          <table:table-cell office:value-type="float" office:value="205.080872" calcext:value-type="float">
            <text:p>205.080872</text:p>
          </table:table-cell>
          <table:table-cell office:value-type="float" office:value="198.210726" calcext:value-type="float">
            <text:p>198.210726</text:p>
          </table:table-cell>
          <table:table-cell office:value-type="float" office:value="167.664273" calcext:value-type="float">
            <text:p>167.664273</text:p>
          </table:table-cell>
          <table:table-cell office:value-type="float" office:value="161.680784" calcext:value-type="float">
            <text:p>161.680784</text:p>
          </table:table-cell>
          <table:table-cell office:value-type="float" office:value="142.654432" calcext:value-type="float">
            <text:p>142.654432</text:p>
          </table:table-cell>
          <table:table-cell office:value-type="float" office:value="169.86948" calcext:value-type="float">
            <text:p>169.86948</text:p>
          </table:table-cell>
          <table:table-cell office:value-type="float" office:value="128.42591" calcext:value-type="float">
            <text:p>128.42591</text:p>
          </table:table-cell>
          <table:table-cell office:value-type="float" office:value="121.924378" calcext:value-type="float">
            <text:p>121.924378</text:p>
          </table:table-cell>
          <table:table-cell office:value-type="float" office:value="117.1602" calcext:value-type="float">
            <text:p>117.1602</text:p>
          </table:table-cell>
          <table:table-cell office:value-type="float" office:value="154.709285" calcext:value-type="float">
            <text:p>154.709285</text:p>
          </table:table-cell>
          <table:table-cell office:value-type="float" office:value="103.171673" calcext:value-type="float">
            <text:p>103.171673</text:p>
          </table:table-cell>
          <table:table-cell office:value-type="float" office:value="134.142862" calcext:value-type="float">
            <text:p>134.142862</text:p>
          </table:table-cell>
          <table:table-cell office:value-type="float" office:value="92.257869" calcext:value-type="float">
            <text:p>92.257869</text:p>
          </table:table-cell>
          <table:table-cell office:value-type="float" office:value="100.185948" calcext:value-type="float">
            <text:p>100.185948</text:p>
          </table:table-cell>
          <table:table-cell office:value-type="float" office:value="175.924429" calcext:value-type="float">
            <text:p>175.924429</text:p>
          </table:table-cell>
          <table:table-cell office:value-type="float" office:value="82.969858" calcext:value-type="float">
            <text:p>82.969858</text:p>
          </table:table-cell>
          <table:table-cell office:value-type="float" office:value="97.776136" calcext:value-type="float">
            <text:p>97.776136</text:p>
          </table:table-cell>
          <table:table-cell office:value-type="float" office:value="142.940454" calcext:value-type="float">
            <text:p>142.940454</text:p>
          </table:table-cell>
          <table:table-cell office:value-type="float" office:value="75.000502" calcext:value-type="float">
            <text:p>75.000502</text:p>
          </table:table-cell>
          <table:table-cell office:value-type="float" office:value="75.663356" calcext:value-type="float">
            <text:p>75.663356</text:p>
          </table:table-cell>
          <table:table-cell office:value-type="float" office:value="86.372189" calcext:value-type="float">
            <text:p>86.372189</text:p>
          </table:table-cell>
          <table:table-cell office:value-type="float" office:value="70.885419" calcext:value-type="float">
            <text:p>70.885419</text:p>
          </table:table-cell>
          <table:table-cell office:value-type="float" office:value="158.254971" calcext:value-type="float">
            <text:p>158.254971</text:p>
          </table:table-cell>
          <table:table-cell office:value-type="float" office:value="175.229502" calcext:value-type="float">
            <text:p>175.229502</text:p>
          </table:table-cell>
          <table:table-cell office:value-type="float" office:value="72.916992" calcext:value-type="float">
            <text:p>72.916992</text:p>
          </table:table-cell>
          <table:table-cell office:value-type="float" office:value="86.177055" calcext:value-type="float">
            <text:p>86.17705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3.363727" calcext:value-type="float">
            <text:p>1003.363727</text:p>
          </table:table-cell>
          <table:table-cell office:value-type="float" office:value="877.72214" calcext:value-type="float">
            <text:p>877.72214</text:p>
          </table:table-cell>
          <table:table-cell office:value-type="float" office:value="470.88429" calcext:value-type="float">
            <text:p>470.88429</text:p>
          </table:table-cell>
          <table:table-cell office:value-type="float" office:value="436.07457" calcext:value-type="float">
            <text:p>436.07457</text:p>
          </table:table-cell>
          <table:table-cell office:value-type="float" office:value="312.717665" calcext:value-type="float">
            <text:p>312.717665</text:p>
          </table:table-cell>
          <table:table-cell office:value-type="float" office:value="297.885171" calcext:value-type="float">
            <text:p>297.885171</text:p>
          </table:table-cell>
          <table:table-cell office:value-type="float" office:value="231.251292" calcext:value-type="float">
            <text:p>231.251292</text:p>
          </table:table-cell>
          <table:table-cell office:value-type="float" office:value="223.226117" calcext:value-type="float">
            <text:p>223.226117</text:p>
          </table:table-cell>
          <table:table-cell office:value-type="float" office:value="185.824521" calcext:value-type="float">
            <text:p>185.824521</text:p>
          </table:table-cell>
          <table:table-cell office:value-type="float" office:value="194.621864" calcext:value-type="float">
            <text:p>194.621864</text:p>
          </table:table-cell>
          <table:table-cell office:value-type="float" office:value="155.406101" calcext:value-type="float">
            <text:p>155.406101</text:p>
          </table:table-cell>
          <table:table-cell office:value-type="float" office:value="151.945788" calcext:value-type="float">
            <text:p>151.945788</text:p>
          </table:table-cell>
          <table:table-cell office:value-type="float" office:value="160.667229" calcext:value-type="float">
            <text:p>160.667229</text:p>
          </table:table-cell>
          <table:table-cell office:value-type="float" office:value="141.021531" calcext:value-type="float">
            <text:p>141.021531</text:p>
          </table:table-cell>
          <table:table-cell office:value-type="float" office:value="127.242804" calcext:value-type="float">
            <text:p>127.242804</text:p>
          </table:table-cell>
          <table:table-cell office:value-type="float" office:value="122.884561" calcext:value-type="float">
            <text:p>122.884561</text:p>
          </table:table-cell>
          <table:table-cell office:value-type="float" office:value="113.888327" calcext:value-type="float">
            <text:p>113.888327</text:p>
          </table:table-cell>
          <table:table-cell office:value-type="float" office:value="206.432623" calcext:value-type="float">
            <text:p>206.432623</text:p>
          </table:table-cell>
          <table:table-cell office:value-type="float" office:value="102.878565" calcext:value-type="float">
            <text:p>102.878565</text:p>
          </table:table-cell>
          <table:table-cell office:value-type="float" office:value="102.078319" calcext:value-type="float">
            <text:p>102.078319</text:p>
          </table:table-cell>
          <table:table-cell office:value-type="float" office:value="99.917895" calcext:value-type="float">
            <text:p>99.917895</text:p>
          </table:table-cell>
          <table:table-cell office:value-type="float" office:value="93.896915" calcext:value-type="float">
            <text:p>93.896915</text:p>
          </table:table-cell>
          <table:table-cell office:value-type="float" office:value="87.665067" calcext:value-type="float">
            <text:p>87.665067</text:p>
          </table:table-cell>
          <table:table-cell office:value-type="float" office:value="85.334608" calcext:value-type="float">
            <text:p>85.334608</text:p>
          </table:table-cell>
          <table:table-cell office:value-type="float" office:value="195.832565" calcext:value-type="float">
            <text:p>195.832565</text:p>
          </table:table-cell>
          <table:table-cell office:value-type="float" office:value="83.928239" calcext:value-type="float">
            <text:p>83.928239</text:p>
          </table:table-cell>
          <table:table-cell office:value-type="float" office:value="96.906415" calcext:value-type="float">
            <text:p>96.906415</text:p>
          </table:table-cell>
          <table:table-cell office:value-type="float" office:value="83.204876" calcext:value-type="float">
            <text:p>83.204876</text:p>
          </table:table-cell>
          <table:table-cell office:value-type="float" office:value="82.80361" calcext:value-type="float">
            <text:p>82.80361</text:p>
          </table:table-cell>
          <table:table-cell office:value-type="float" office:value="79.655864" calcext:value-type="float">
            <text:p>79.655864</text:p>
          </table:table-cell>
          <table:table-cell office:value-type="float" office:value="75.540337" calcext:value-type="float">
            <text:p>75.540337</text:p>
          </table:table-cell>
          <table:table-cell office:value-type="float" office:value="105.263403" calcext:value-type="float">
            <text:p>105.26340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36.030241" calcext:value-type="float">
            <text:p>1036.030241</text:p>
          </table:table-cell>
          <table:table-cell office:value-type="float" office:value="969.309464" calcext:value-type="float">
            <text:p>969.309464</text:p>
          </table:table-cell>
          <table:table-cell office:value-type="float" office:value="519.1349" calcext:value-type="float">
            <text:p>519.1349</text:p>
          </table:table-cell>
          <table:table-cell office:value-type="float" office:value="484.077801" calcext:value-type="float">
            <text:p>484.077801</text:p>
          </table:table-cell>
          <table:table-cell office:value-type="float" office:value="345.975229" calcext:value-type="float">
            <text:p>345.975229</text:p>
          </table:table-cell>
          <table:table-cell office:value-type="float" office:value="333.191425" calcext:value-type="float">
            <text:p>333.191425</text:p>
          </table:table-cell>
          <table:table-cell office:value-type="float" office:value="253.841013" calcext:value-type="float">
            <text:p>253.841013</text:p>
          </table:table-cell>
          <table:table-cell office:value-type="float" office:value="250.723443" calcext:value-type="float">
            <text:p>250.723443</text:p>
          </table:table-cell>
          <table:table-cell office:value-type="float" office:value="205.217673" calcext:value-type="float">
            <text:p>205.217673</text:p>
          </table:table-cell>
          <table:table-cell office:value-type="float" office:value="202.770101" calcext:value-type="float">
            <text:p>202.770101</text:p>
          </table:table-cell>
          <table:table-cell office:value-type="float" office:value="179.609055" calcext:value-type="float">
            <text:p>179.609055</text:p>
          </table:table-cell>
          <table:table-cell office:value-type="float" office:value="171.758026" calcext:value-type="float">
            <text:p>171.758026</text:p>
          </table:table-cell>
          <table:table-cell office:value-type="float" office:value="164.16254" calcext:value-type="float">
            <text:p>164.16254</text:p>
          </table:table-cell>
          <table:table-cell office:value-type="float" office:value="173.126878" calcext:value-type="float">
            <text:p>173.126878</text:p>
          </table:table-cell>
          <table:table-cell office:value-type="float" office:value="144.219383" calcext:value-type="float">
            <text:p>144.219383</text:p>
          </table:table-cell>
          <table:table-cell office:value-type="float" office:value="156.864029" calcext:value-type="float">
            <text:p>156.864029</text:p>
          </table:table-cell>
          <table:table-cell office:value-type="float" office:value="135.708454" calcext:value-type="float">
            <text:p>135.708454</text:p>
          </table:table-cell>
          <table:table-cell office:value-type="float" office:value="212.065853" calcext:value-type="float">
            <text:p>212.065853</text:p>
          </table:table-cell>
          <table:table-cell office:value-type="float" office:value="111.248126" calcext:value-type="float">
            <text:p>111.248126</text:p>
          </table:table-cell>
          <table:table-cell office:value-type="float" office:value="156.058112" calcext:value-type="float">
            <text:p>156.058112</text:p>
          </table:table-cell>
          <table:table-cell office:value-type="float" office:value="202.450468" calcext:value-type="float">
            <text:p>202.450468</text:p>
          </table:table-cell>
          <table:table-cell office:value-type="float" office:value="101.690889" calcext:value-type="float">
            <text:p>101.690889</text:p>
          </table:table-cell>
          <table:table-cell office:value-type="float" office:value="102.625706" calcext:value-type="float">
            <text:p>102.625706</text:p>
          </table:table-cell>
          <table:table-cell office:value-type="float" office:value="142.012648" calcext:value-type="float">
            <text:p>142.012648</text:p>
          </table:table-cell>
          <table:table-cell office:value-type="float" office:value="91.949097" calcext:value-type="float">
            <text:p>91.949097</text:p>
          </table:table-cell>
          <table:table-cell office:value-type="float" office:value="87.267204" calcext:value-type="float">
            <text:p>87.267204</text:p>
          </table:table-cell>
          <table:table-cell office:value-type="float" office:value="118.047792" calcext:value-type="float">
            <text:p>118.047792</text:p>
          </table:table-cell>
          <table:table-cell office:value-type="float" office:value="93.906222" calcext:value-type="float">
            <text:p>93.906222</text:p>
          </table:table-cell>
          <table:table-cell office:value-type="float" office:value="105.171811" calcext:value-type="float">
            <text:p>105.171811</text:p>
          </table:table-cell>
          <table:table-cell office:value-type="float" office:value="83.877993" calcext:value-type="float">
            <text:p>83.877993</text:p>
          </table:table-cell>
          <table:table-cell office:value-type="float" office:value="79.468445" calcext:value-type="float">
            <text:p>79.468445</text:p>
          </table:table-cell>
          <table:table-cell office:value-type="float" office:value="76.42487" calcext:value-type="float">
            <text:p>76.4248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44.874446" calcext:value-type="float">
            <text:p>1144.874446</text:p>
          </table:table-cell>
          <table:table-cell office:value-type="float" office:value="1065.250609" calcext:value-type="float">
            <text:p>1065.250609</text:p>
          </table:table-cell>
          <table:table-cell office:value-type="float" office:value="571.701539" calcext:value-type="float">
            <text:p>571.701539</text:p>
          </table:table-cell>
          <table:table-cell office:value-type="float" office:value="531.833027" calcext:value-type="float">
            <text:p>531.833027</text:p>
          </table:table-cell>
          <table:table-cell office:value-type="float" office:value="380.140957" calcext:value-type="float">
            <text:p>380.140957</text:p>
          </table:table-cell>
          <table:table-cell office:value-type="float" office:value="357.805275" calcext:value-type="float">
            <text:p>357.805275</text:p>
          </table:table-cell>
          <table:table-cell office:value-type="float" office:value="282.51386" calcext:value-type="float">
            <text:p>282.51386</text:p>
          </table:table-cell>
          <table:table-cell office:value-type="float" office:value="273.308717" calcext:value-type="float">
            <text:p>273.308717</text:p>
          </table:table-cell>
          <table:table-cell office:value-type="float" office:value="271.32377" calcext:value-type="float">
            <text:p>271.32377</text:p>
          </table:table-cell>
          <table:table-cell office:value-type="float" office:value="228.679699" calcext:value-type="float">
            <text:p>228.679699</text:p>
          </table:table-cell>
          <table:table-cell office:value-type="float" office:value="192.926858" calcext:value-type="float">
            <text:p>192.926858</text:p>
          </table:table-cell>
          <table:table-cell office:value-type="float" office:value="247.9671" calcext:value-type="float">
            <text:p>247.9671</text:p>
          </table:table-cell>
          <table:table-cell office:value-type="float" office:value="174.73931" calcext:value-type="float">
            <text:p>174.73931</text:p>
          </table:table-cell>
          <table:table-cell office:value-type="float" office:value="165.599016" calcext:value-type="float">
            <text:p>165.599016</text:p>
          </table:table-cell>
          <table:table-cell office:value-type="float" office:value="151.598521" calcext:value-type="float">
            <text:p>151.598521</text:p>
          </table:table-cell>
          <table:table-cell office:value-type="float" office:value="176.336305" calcext:value-type="float">
            <text:p>176.336305</text:p>
          </table:table-cell>
          <table:table-cell office:value-type="float" office:value="132.548304" calcext:value-type="float">
            <text:p>132.548304</text:p>
          </table:table-cell>
          <table:table-cell office:value-type="float" office:value="182.523534" calcext:value-type="float">
            <text:p>182.523534</text:p>
          </table:table-cell>
          <table:table-cell office:value-type="float" office:value="121.974379" calcext:value-type="float">
            <text:p>121.974379</text:p>
          </table:table-cell>
          <table:table-cell office:value-type="float" office:value="212.565901" calcext:value-type="float">
            <text:p>212.565901</text:p>
          </table:table-cell>
          <table:table-cell office:value-type="float" office:value="113.432897" calcext:value-type="float">
            <text:p>113.432897</text:p>
          </table:table-cell>
          <table:table-cell office:value-type="float" office:value="115.505865" calcext:value-type="float">
            <text:p>115.505865</text:p>
          </table:table-cell>
          <table:table-cell office:value-type="float" office:value="105.229587" calcext:value-type="float">
            <text:p>105.229587</text:p>
          </table:table-cell>
          <table:table-cell office:value-type="float" office:value="114.100401" calcext:value-type="float">
            <text:p>114.100401</text:p>
          </table:table-cell>
          <table:table-cell office:value-type="float" office:value="98.533401" calcext:value-type="float">
            <text:p>98.533401</text:p>
          </table:table-cell>
          <table:table-cell office:value-type="float" office:value="131.622168" calcext:value-type="float">
            <text:p>131.622168</text:p>
          </table:table-cell>
          <table:table-cell office:value-type="float" office:value="98.838961" calcext:value-type="float">
            <text:p>98.838961</text:p>
          </table:table-cell>
          <table:table-cell office:value-type="float" office:value="97.010356" calcext:value-type="float">
            <text:p>97.010356</text:p>
          </table:table-cell>
          <table:table-cell office:value-type="float" office:value="87.896409" calcext:value-type="float">
            <text:p>87.896409</text:p>
          </table:table-cell>
          <table:table-cell office:value-type="float" office:value="88.965169" calcext:value-type="float">
            <text:p>88.965169</text:p>
          </table:table-cell>
          <table:table-cell office:value-type="float" office:value="85.63117" calcext:value-type="float">
            <text:p>85.63117</text:p>
          </table:table-cell>
          <table:table-cell office:value-type="float" office:value="95.642619" calcext:value-type="float">
            <text:p>95.642619</text:p>
          </table:table-cell>
        </table:table-row>
        <table:table-row table:style-name="ro2">
          <table:table-cell table:number-columns-repeated="33"/>
        </table:table-row>
        <table:table-row table:style-name="ro1">
          <table:table-cell office:value-type="string" calcext:value-type="string">
            <text:p>uts_omp_scat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7.014656" calcext:value-type="float">
            <text:p>177.014656</text:p>
          </table:table-cell>
          <table:table-cell office:value-type="float" office:value="120.915194" calcext:value-type="float">
            <text:p>120.915194</text:p>
          </table:table-cell>
          <table:table-cell office:value-type="float" office:value="76.911819" calcext:value-type="float">
            <text:p>76.911819</text:p>
          </table:table-cell>
          <table:table-cell office:value-type="float" office:value="62.683369" calcext:value-type="float">
            <text:p>62.683369</text:p>
          </table:table-cell>
          <table:table-cell office:value-type="float" office:value="52.364161" calcext:value-type="float">
            <text:p>52.364161</text:p>
          </table:table-cell>
          <table:table-cell office:value-type="float" office:value="45.177121" calcext:value-type="float">
            <text:p>45.177121</text:p>
          </table:table-cell>
          <table:table-cell office:value-type="float" office:value="40.716167" calcext:value-type="float">
            <text:p>40.716167</text:p>
          </table:table-cell>
          <table:table-cell office:value-type="float" office:value="40.522872" calcext:value-type="float">
            <text:p>40.522872</text:p>
          </table:table-cell>
          <table:table-cell office:value-type="float" office:value="33.541771" calcext:value-type="float">
            <text:p>33.541771</text:p>
          </table:table-cell>
          <table:table-cell office:value-type="float" office:value="35.392202" calcext:value-type="float">
            <text:p>35.392202</text:p>
          </table:table-cell>
          <table:table-cell office:value-type="float" office:value="34.832937" calcext:value-type="float">
            <text:p>34.832937</text:p>
          </table:table-cell>
          <table:table-cell office:value-type="float" office:value="30.157885" calcext:value-type="float">
            <text:p>30.157885</text:p>
          </table:table-cell>
          <table:table-cell office:value-type="float" office:value="28.062986" calcext:value-type="float">
            <text:p>28.062986</text:p>
          </table:table-cell>
          <table:table-cell office:value-type="float" office:value="31.025313" calcext:value-type="float">
            <text:p>31.025313</text:p>
          </table:table-cell>
          <table:table-cell office:value-type="float" office:value="26.602199" calcext:value-type="float">
            <text:p>26.602199</text:p>
          </table:table-cell>
          <table:table-cell office:value-type="float" office:value="25.405804" calcext:value-type="float">
            <text:p>25.405804</text:p>
          </table:table-cell>
          <table:table-cell office:value-type="float" office:value="24.480378" calcext:value-type="float">
            <text:p>24.480378</text:p>
          </table:table-cell>
          <table:table-cell office:value-type="float" office:value="27.234923" calcext:value-type="float">
            <text:p>27.234923</text:p>
          </table:table-cell>
          <table:table-cell office:value-type="float" office:value="28.670794" calcext:value-type="float">
            <text:p>28.670794</text:p>
          </table:table-cell>
          <table:table-cell office:value-type="float" office:value="27.201322" calcext:value-type="float">
            <text:p>27.201322</text:p>
          </table:table-cell>
          <table:table-cell office:value-type="float" office:value="31.621321" calcext:value-type="float">
            <text:p>31.621321</text:p>
          </table:table-cell>
          <table:table-cell office:value-type="float" office:value="28.547554" calcext:value-type="float">
            <text:p>28.547554</text:p>
          </table:table-cell>
          <table:table-cell office:value-type="float" office:value="30.979946" calcext:value-type="float">
            <text:p>30.979946</text:p>
          </table:table-cell>
          <table:table-cell office:value-type="float" office:value="43.265666" calcext:value-type="float">
            <text:p>43.265666</text:p>
          </table:table-cell>
          <table:table-cell office:value-type="float" office:value="33.538732" calcext:value-type="float">
            <text:p>33.538732</text:p>
          </table:table-cell>
          <table:table-cell office:value-type="float" office:value="34.262329" calcext:value-type="float">
            <text:p>34.262329</text:p>
          </table:table-cell>
          <table:table-cell office:value-type="float" office:value="38.720227" calcext:value-type="float">
            <text:p>38.720227</text:p>
          </table:table-cell>
          <table:table-cell office:value-type="float" office:value="203.596033" calcext:value-type="float">
            <text:p>203.596033</text:p>
          </table:table-cell>
          <table:table-cell office:value-type="float" office:value="33.098896" calcext:value-type="float">
            <text:p>33.098896</text:p>
          </table:table-cell>
          <table:table-cell office:value-type="float" office:value="41.654799" calcext:value-type="float">
            <text:p>41.654799</text:p>
          </table:table-cell>
          <table:table-cell office:value-type="float" office:value="32.574464" calcext:value-type="float">
            <text:p>32.574464</text:p>
          </table:table-cell>
          <table:table-cell office:value-type="float" office:value="91.918916" calcext:value-type="float">
            <text:p>91.91891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83.1475" calcext:value-type="float">
            <text:p>283.1475</text:p>
          </table:table-cell>
          <table:table-cell office:value-type="float" office:value="171.144682" calcext:value-type="float">
            <text:p>171.144682</text:p>
          </table:table-cell>
          <table:table-cell office:value-type="float" office:value="118.812783" calcext:value-type="float">
            <text:p>118.812783</text:p>
          </table:table-cell>
          <table:table-cell office:value-type="float" office:value="89.692326" calcext:value-type="float">
            <text:p>89.692326</text:p>
          </table:table-cell>
          <table:table-cell office:value-type="float" office:value="73.933617" calcext:value-type="float">
            <text:p>73.933617</text:p>
          </table:table-cell>
          <table:table-cell office:value-type="float" office:value="65.720447" calcext:value-type="float">
            <text:p>65.720447</text:p>
          </table:table-cell>
          <table:table-cell office:value-type="float" office:value="59.13166" calcext:value-type="float">
            <text:p>59.13166</text:p>
          </table:table-cell>
          <table:table-cell office:value-type="float" office:value="48.62538" calcext:value-type="float">
            <text:p>48.62538</text:p>
          </table:table-cell>
          <table:table-cell office:value-type="float" office:value="46.45535" calcext:value-type="float">
            <text:p>46.45535</text:p>
          </table:table-cell>
          <table:table-cell office:value-type="float" office:value="41.267246" calcext:value-type="float">
            <text:p>41.267246</text:p>
          </table:table-cell>
          <table:table-cell office:value-type="float" office:value="38.151585" calcext:value-type="float">
            <text:p>38.151585</text:p>
          </table:table-cell>
          <table:table-cell office:value-type="float" office:value="36.246605" calcext:value-type="float">
            <text:p>36.246605</text:p>
          </table:table-cell>
          <table:table-cell office:value-type="float" office:value="39.792983" calcext:value-type="float">
            <text:p>39.792983</text:p>
          </table:table-cell>
          <table:table-cell office:value-type="float" office:value="35.821797" calcext:value-type="float">
            <text:p>35.821797</text:p>
          </table:table-cell>
          <table:table-cell office:value-type="float" office:value="32.079846" calcext:value-type="float">
            <text:p>32.079846</text:p>
          </table:table-cell>
          <table:table-cell office:value-type="float" office:value="32.88749" calcext:value-type="float">
            <text:p>32.88749</text:p>
          </table:table-cell>
          <table:table-cell office:value-type="float" office:value="42.423984" calcext:value-type="float">
            <text:p>42.423984</text:p>
          </table:table-cell>
          <table:table-cell office:value-type="float" office:value="33.399502" calcext:value-type="float">
            <text:p>33.399502</text:p>
          </table:table-cell>
          <table:table-cell office:value-type="float" office:value="37.811086" calcext:value-type="float">
            <text:p>37.811086</text:p>
          </table:table-cell>
          <table:table-cell office:value-type="float" office:value="35.668086" calcext:value-type="float">
            <text:p>35.668086</text:p>
          </table:table-cell>
          <table:table-cell office:value-type="float" office:value="38.879557" calcext:value-type="float">
            <text:p>38.879557</text:p>
          </table:table-cell>
          <table:table-cell office:value-type="float" office:value="35.710637" calcext:value-type="float">
            <text:p>35.710637</text:p>
          </table:table-cell>
          <table:table-cell office:value-type="float" office:value="34.783434" calcext:value-type="float">
            <text:p>34.783434</text:p>
          </table:table-cell>
          <table:table-cell office:value-type="float" office:value="36.893355" calcext:value-type="float">
            <text:p>36.893355</text:p>
          </table:table-cell>
          <table:table-cell office:value-type="float" office:value="36.345706" calcext:value-type="float">
            <text:p>36.345706</text:p>
          </table:table-cell>
          <table:table-cell office:value-type="float" office:value="120.861229" calcext:value-type="float">
            <text:p>120.861229</text:p>
          </table:table-cell>
          <table:table-cell office:value-type="float" office:value="143.995817" calcext:value-type="float">
            <text:p>143.995817</text:p>
          </table:table-cell>
          <table:table-cell office:value-type="float" office:value="34.881714" calcext:value-type="float">
            <text:p>34.881714</text:p>
          </table:table-cell>
          <table:table-cell office:value-type="float" office:value="38.983352" calcext:value-type="float">
            <text:p>38.983352</text:p>
          </table:table-cell>
          <table:table-cell office:value-type="float" office:value="45.2582" calcext:value-type="float">
            <text:p>45.2582</text:p>
          </table:table-cell>
          <table:table-cell office:value-type="float" office:value="144.965518" calcext:value-type="float">
            <text:p>144.965518</text:p>
          </table:table-cell>
          <table:table-cell office:value-type="float" office:value="34.061717" calcext:value-type="float">
            <text:p>34.06171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84.801895" calcext:value-type="float">
            <text:p>384.801895</text:p>
          </table:table-cell>
          <table:table-cell office:value-type="float" office:value="225.198166" calcext:value-type="float">
            <text:p>225.198166</text:p>
          </table:table-cell>
          <table:table-cell office:value-type="float" office:value="150.728921" calcext:value-type="float">
            <text:p>150.728921</text:p>
          </table:table-cell>
          <table:table-cell office:value-type="float" office:value="114.635696" calcext:value-type="float">
            <text:p>114.635696</text:p>
          </table:table-cell>
          <table:table-cell office:value-type="float" office:value="95.187774" calcext:value-type="float">
            <text:p>95.187774</text:p>
          </table:table-cell>
          <table:table-cell office:value-type="float" office:value="87.215389" calcext:value-type="float">
            <text:p>87.215389</text:p>
          </table:table-cell>
          <table:table-cell office:value-type="float" office:value="72.734708" calcext:value-type="float">
            <text:p>72.734708</text:p>
          </table:table-cell>
          <table:table-cell office:value-type="float" office:value="66.356078" calcext:value-type="float">
            <text:p>66.356078</text:p>
          </table:table-cell>
          <table:table-cell office:value-type="float" office:value="61.352668" calcext:value-type="float">
            <text:p>61.352668</text:p>
          </table:table-cell>
          <table:table-cell office:value-type="float" office:value="54.789178" calcext:value-type="float">
            <text:p>54.789178</text:p>
          </table:table-cell>
          <table:table-cell office:value-type="float" office:value="54.894114" calcext:value-type="float">
            <text:p>54.894114</text:p>
          </table:table-cell>
          <table:table-cell office:value-type="float" office:value="49.959762" calcext:value-type="float">
            <text:p>49.959762</text:p>
          </table:table-cell>
          <table:table-cell office:value-type="float" office:value="45.559517" calcext:value-type="float">
            <text:p>45.559517</text:p>
          </table:table-cell>
          <table:table-cell office:value-type="float" office:value="43.609073" calcext:value-type="float">
            <text:p>43.609073</text:p>
          </table:table-cell>
          <table:table-cell office:value-type="float" office:value="41.108451" calcext:value-type="float">
            <text:p>41.108451</text:p>
          </table:table-cell>
          <table:table-cell office:value-type="float" office:value="42.214279" calcext:value-type="float">
            <text:p>42.214279</text:p>
          </table:table-cell>
          <table:table-cell office:value-type="float" office:value="39.98613" calcext:value-type="float">
            <text:p>39.98613</text:p>
          </table:table-cell>
          <table:table-cell office:value-type="float" office:value="40.734618" calcext:value-type="float">
            <text:p>40.734618</text:p>
          </table:table-cell>
          <table:table-cell office:value-type="float" office:value="41.292235" calcext:value-type="float">
            <text:p>41.292235</text:p>
          </table:table-cell>
          <table:table-cell office:value-type="float" office:value="46.633149" calcext:value-type="float">
            <text:p>46.633149</text:p>
          </table:table-cell>
          <table:table-cell office:value-type="float" office:value="39.853097" calcext:value-type="float">
            <text:p>39.853097</text:p>
          </table:table-cell>
          <table:table-cell office:value-type="float" office:value="42.653535" calcext:value-type="float">
            <text:p>42.653535</text:p>
          </table:table-cell>
          <table:table-cell office:value-type="float" office:value="43.541582" calcext:value-type="float">
            <text:p>43.541582</text:p>
          </table:table-cell>
          <table:table-cell office:value-type="float" office:value="40.061745" calcext:value-type="float">
            <text:p>40.061745</text:p>
          </table:table-cell>
          <table:table-cell office:value-type="float" office:value="44.35438" calcext:value-type="float">
            <text:p>44.35438</text:p>
          </table:table-cell>
          <table:table-cell office:value-type="float" office:value="40.557071" calcext:value-type="float">
            <text:p>40.557071</text:p>
          </table:table-cell>
          <table:table-cell office:value-type="float" office:value="45.50202" calcext:value-type="float">
            <text:p>45.50202</text:p>
          </table:table-cell>
          <table:table-cell office:value-type="float" office:value="42.113767" calcext:value-type="float">
            <text:p>42.113767</text:p>
          </table:table-cell>
          <table:table-cell office:value-type="float" office:value="41.832596" calcext:value-type="float">
            <text:p>41.832596</text:p>
          </table:table-cell>
          <table:table-cell office:value-type="float" office:value="41.186731" calcext:value-type="float">
            <text:p>41.186731</text:p>
          </table:table-cell>
          <table:table-cell office:value-type="float" office:value="151.456354" calcext:value-type="float">
            <text:p>151.456354</text:p>
          </table:table-cell>
          <table:table-cell office:value-type="float" office:value="128.78851" calcext:value-type="float">
            <text:p>128.7885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96.507653" calcext:value-type="float">
            <text:p>496.507653</text:p>
          </table:table-cell>
          <table:table-cell office:value-type="float" office:value="288.588428" calcext:value-type="float">
            <text:p>288.588428</text:p>
          </table:table-cell>
          <table:table-cell office:value-type="float" office:value="191.102917" calcext:value-type="float">
            <text:p>191.102917</text:p>
          </table:table-cell>
          <table:table-cell office:value-type="float" office:value="143.920326" calcext:value-type="float">
            <text:p>143.920326</text:p>
          </table:table-cell>
          <table:table-cell office:value-type="float" office:value="119.295046" calcext:value-type="float">
            <text:p>119.295046</text:p>
          </table:table-cell>
          <table:table-cell office:value-type="float" office:value="100.89395" calcext:value-type="float">
            <text:p>100.89395</text:p>
          </table:table-cell>
          <table:table-cell office:value-type="float" office:value="90.161556" calcext:value-type="float">
            <text:p>90.161556</text:p>
          </table:table-cell>
          <table:table-cell office:value-type="float" office:value="79.815969" calcext:value-type="float">
            <text:p>79.815969</text:p>
          </table:table-cell>
          <table:table-cell office:value-type="float" office:value="73.966837" calcext:value-type="float">
            <text:p>73.966837</text:p>
          </table:table-cell>
          <table:table-cell office:value-type="float" office:value="68.423229" calcext:value-type="float">
            <text:p>68.423229</text:p>
          </table:table-cell>
          <table:table-cell office:value-type="float" office:value="64.522174" calcext:value-type="float">
            <text:p>64.522174</text:p>
          </table:table-cell>
          <table:table-cell office:value-type="float" office:value="57.154212" calcext:value-type="float">
            <text:p>57.154212</text:p>
          </table:table-cell>
          <table:table-cell office:value-type="float" office:value="53.904169" calcext:value-type="float">
            <text:p>53.904169</text:p>
          </table:table-cell>
          <table:table-cell office:value-type="float" office:value="54.436971" calcext:value-type="float">
            <text:p>54.436971</text:p>
          </table:table-cell>
          <table:table-cell office:value-type="float" office:value="50.831237" calcext:value-type="float">
            <text:p>50.831237</text:p>
          </table:table-cell>
          <table:table-cell office:value-type="float" office:value="49.392532" calcext:value-type="float">
            <text:p>49.392532</text:p>
          </table:table-cell>
          <table:table-cell office:value-type="float" office:value="63.905471" calcext:value-type="float">
            <text:p>63.905471</text:p>
          </table:table-cell>
          <table:table-cell office:value-type="float" office:value="82.697165" calcext:value-type="float">
            <text:p>82.697165</text:p>
          </table:table-cell>
          <table:table-cell office:value-type="float" office:value="161.490817" calcext:value-type="float">
            <text:p>161.490817</text:p>
          </table:table-cell>
          <table:table-cell office:value-type="float" office:value="44.705297" calcext:value-type="float">
            <text:p>44.705297</text:p>
          </table:table-cell>
          <table:table-cell office:value-type="float" office:value="48.74194" calcext:value-type="float">
            <text:p>48.74194</text:p>
          </table:table-cell>
          <table:table-cell office:value-type="float" office:value="45.120757" calcext:value-type="float">
            <text:p>45.120757</text:p>
          </table:table-cell>
          <table:table-cell office:value-type="float" office:value="50.824033" calcext:value-type="float">
            <text:p>50.824033</text:p>
          </table:table-cell>
          <table:table-cell office:value-type="float" office:value="122.849936" calcext:value-type="float">
            <text:p>122.849936</text:p>
          </table:table-cell>
          <table:table-cell office:value-type="float" office:value="45.18342" calcext:value-type="float">
            <text:p>45.18342</text:p>
          </table:table-cell>
          <table:table-cell office:value-type="float" office:value="52.028336" calcext:value-type="float">
            <text:p>52.028336</text:p>
          </table:table-cell>
          <table:table-cell office:value-type="float" office:value="205.564141" calcext:value-type="float">
            <text:p>205.564141</text:p>
          </table:table-cell>
          <table:table-cell office:value-type="float" office:value="53.520224" calcext:value-type="float">
            <text:p>53.520224</text:p>
          </table:table-cell>
          <table:table-cell office:value-type="float" office:value="52.757813" calcext:value-type="float">
            <text:p>52.757813</text:p>
          </table:table-cell>
          <table:table-cell office:value-type="float" office:value="48.732333" calcext:value-type="float">
            <text:p>48.732333</text:p>
          </table:table-cell>
          <table:table-cell office:value-type="float" office:value="51.977831" calcext:value-type="float">
            <text:p>51.977831</text:p>
          </table:table-cell>
          <table:table-cell office:value-type="float" office:value="180.421267" calcext:value-type="float">
            <text:p>180.42126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02.687402" calcext:value-type="float">
            <text:p>602.687402</text:p>
          </table:table-cell>
          <table:table-cell office:value-type="float" office:value="368.70014" calcext:value-type="float">
            <text:p>368.70014</text:p>
          </table:table-cell>
          <table:table-cell office:value-type="float" office:value="223.125145" calcext:value-type="float">
            <text:p>223.125145</text:p>
          </table:table-cell>
          <table:table-cell office:value-type="float" office:value="169.213038" calcext:value-type="float">
            <text:p>169.213038</text:p>
          </table:table-cell>
          <table:table-cell office:value-type="float" office:value="140.552633" calcext:value-type="float">
            <text:p>140.552633</text:p>
          </table:table-cell>
          <table:table-cell office:value-type="float" office:value="121.462945" calcext:value-type="float">
            <text:p>121.462945</text:p>
          </table:table-cell>
          <table:table-cell office:value-type="float" office:value="104.890366" calcext:value-type="float">
            <text:p>104.890366</text:p>
          </table:table-cell>
          <table:table-cell office:value-type="float" office:value="93.814366" calcext:value-type="float">
            <text:p>93.814366</text:p>
          </table:table-cell>
          <table:table-cell office:value-type="float" office:value="85.661131" calcext:value-type="float">
            <text:p>85.661131</text:p>
          </table:table-cell>
          <table:table-cell office:value-type="float" office:value="77.013345" calcext:value-type="float">
            <text:p>77.013345</text:p>
          </table:table-cell>
          <table:table-cell office:value-type="float" office:value="69.739472" calcext:value-type="float">
            <text:p>69.739472</text:p>
          </table:table-cell>
          <table:table-cell office:value-type="float" office:value="67.750973" calcext:value-type="float">
            <text:p>67.750973</text:p>
          </table:table-cell>
          <table:table-cell office:value-type="float" office:value="65.126002" calcext:value-type="float">
            <text:p>65.126002</text:p>
          </table:table-cell>
          <table:table-cell office:value-type="float" office:value="62.719536" calcext:value-type="float">
            <text:p>62.719536</text:p>
          </table:table-cell>
          <table:table-cell office:value-type="float" office:value="57.507713" calcext:value-type="float">
            <text:p>57.507713</text:p>
          </table:table-cell>
          <table:table-cell office:value-type="float" office:value="54.673298" calcext:value-type="float">
            <text:p>54.673298</text:p>
          </table:table-cell>
          <table:table-cell office:value-type="float" office:value="52.287952" calcext:value-type="float">
            <text:p>52.287952</text:p>
          </table:table-cell>
          <table:table-cell office:value-type="float" office:value="72.520025" calcext:value-type="float">
            <text:p>72.520025</text:p>
          </table:table-cell>
          <table:table-cell office:value-type="float" office:value="56.794517" calcext:value-type="float">
            <text:p>56.794517</text:p>
          </table:table-cell>
          <table:table-cell office:value-type="float" office:value="54.924163" calcext:value-type="float">
            <text:p>54.924163</text:p>
          </table:table-cell>
          <table:table-cell office:value-type="float" office:value="56.273496" calcext:value-type="float">
            <text:p>56.273496</text:p>
          </table:table-cell>
          <table:table-cell office:value-type="float" office:value="61.56125" calcext:value-type="float">
            <text:p>61.56125</text:p>
          </table:table-cell>
          <table:table-cell office:value-type="float" office:value="52.157747" calcext:value-type="float">
            <text:p>52.157747</text:p>
          </table:table-cell>
          <table:table-cell office:value-type="float" office:value="64.314876" calcext:value-type="float">
            <text:p>64.314876</text:p>
          </table:table-cell>
          <table:table-cell office:value-type="float" office:value="85.325406" calcext:value-type="float">
            <text:p>85.325406</text:p>
          </table:table-cell>
          <table:table-cell office:value-type="float" office:value="188.889694" calcext:value-type="float">
            <text:p>188.889694</text:p>
          </table:table-cell>
          <table:table-cell office:value-type="float" office:value="63.887661" calcext:value-type="float">
            <text:p>63.887661</text:p>
          </table:table-cell>
          <table:table-cell office:value-type="float" office:value="56.747007" calcext:value-type="float">
            <text:p>56.747007</text:p>
          </table:table-cell>
          <table:table-cell office:value-type="float" office:value="73.8642" calcext:value-type="float">
            <text:p>73.8642</text:p>
          </table:table-cell>
          <table:table-cell office:value-type="float" office:value="54.379002" calcext:value-type="float">
            <text:p>54.379002</text:p>
          </table:table-cell>
          <table:table-cell office:value-type="float" office:value="225.495993" calcext:value-type="float">
            <text:p>225.495993</text:p>
          </table:table-cell>
          <table:table-cell office:value-type="float" office:value="217.656785" calcext:value-type="float">
            <text:p>217.65678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06.640891" calcext:value-type="float">
            <text:p>706.640891</text:p>
          </table:table-cell>
          <table:table-cell office:value-type="float" office:value="412.15045" calcext:value-type="float">
            <text:p>412.15045</text:p>
          </table:table-cell>
          <table:table-cell office:value-type="float" office:value="267.710453" calcext:value-type="float">
            <text:p>267.710453</text:p>
          </table:table-cell>
          <table:table-cell office:value-type="float" office:value="200.308368" calcext:value-type="float">
            <text:p>200.308368</text:p>
          </table:table-cell>
          <table:table-cell office:value-type="float" office:value="165.504376" calcext:value-type="float">
            <text:p>165.504376</text:p>
          </table:table-cell>
          <table:table-cell office:value-type="float" office:value="137.3902" calcext:value-type="float">
            <text:p>137.3902</text:p>
          </table:table-cell>
          <table:table-cell office:value-type="float" office:value="119.222812" calcext:value-type="float">
            <text:p>119.222812</text:p>
          </table:table-cell>
          <table:table-cell office:value-type="float" office:value="107.702014" calcext:value-type="float">
            <text:p>107.702014</text:p>
          </table:table-cell>
          <table:table-cell office:value-type="float" office:value="95.584184" calcext:value-type="float">
            <text:p>95.584184</text:p>
          </table:table-cell>
          <table:table-cell office:value-type="float" office:value="91.100079" calcext:value-type="float">
            <text:p>91.100079</text:p>
          </table:table-cell>
          <table:table-cell office:value-type="float" office:value="82.729149" calcext:value-type="float">
            <text:p>82.729149</text:p>
          </table:table-cell>
          <table:table-cell office:value-type="float" office:value="76.050147" calcext:value-type="float">
            <text:p>76.050147</text:p>
          </table:table-cell>
          <table:table-cell office:value-type="float" office:value="76.499957" calcext:value-type="float">
            <text:p>76.499957</text:p>
          </table:table-cell>
          <table:table-cell office:value-type="float" office:value="70.130016" calcext:value-type="float">
            <text:p>70.130016</text:p>
          </table:table-cell>
          <table:table-cell office:value-type="float" office:value="63.940568" calcext:value-type="float">
            <text:p>63.940568</text:p>
          </table:table-cell>
          <table:table-cell office:value-type="float" office:value="63.736905" calcext:value-type="float">
            <text:p>63.736905</text:p>
          </table:table-cell>
          <table:table-cell office:value-type="float" office:value="58.309034" calcext:value-type="float">
            <text:p>58.309034</text:p>
          </table:table-cell>
          <table:table-cell office:value-type="float" office:value="82.405156" calcext:value-type="float">
            <text:p>82.405156</text:p>
          </table:table-cell>
          <table:table-cell office:value-type="float" office:value="172.872114" calcext:value-type="float">
            <text:p>172.872114</text:p>
          </table:table-cell>
          <table:table-cell office:value-type="float" office:value="61.720943" calcext:value-type="float">
            <text:p>61.720943</text:p>
          </table:table-cell>
          <table:table-cell office:value-type="float" office:value="60.735437" calcext:value-type="float">
            <text:p>60.735437</text:p>
          </table:table-cell>
          <table:table-cell office:value-type="float" office:value="62.080669" calcext:value-type="float">
            <text:p>62.080669</text:p>
          </table:table-cell>
          <table:table-cell office:value-type="float" office:value="58.546493" calcext:value-type="float">
            <text:p>58.546493</text:p>
          </table:table-cell>
          <table:table-cell office:value-type="float" office:value="116.647682" calcext:value-type="float">
            <text:p>116.647682</text:p>
          </table:table-cell>
          <table:table-cell office:value-type="float" office:value="130.535165" calcext:value-type="float">
            <text:p>130.535165</text:p>
          </table:table-cell>
          <table:table-cell office:value-type="float" office:value="154.318557" calcext:value-type="float">
            <text:p>154.318557</text:p>
          </table:table-cell>
          <table:table-cell office:value-type="float" office:value="69.667575" calcext:value-type="float">
            <text:p>69.667575</text:p>
          </table:table-cell>
          <table:table-cell office:value-type="float" office:value="70.737887" calcext:value-type="float">
            <text:p>70.737887</text:p>
          </table:table-cell>
          <table:table-cell office:value-type="float" office:value="64.029383" calcext:value-type="float">
            <text:p>64.029383</text:p>
          </table:table-cell>
          <table:table-cell office:value-type="float" office:value="70.522455" calcext:value-type="float">
            <text:p>70.522455</text:p>
          </table:table-cell>
          <table:table-cell office:value-type="float" office:value="199.737332" calcext:value-type="float">
            <text:p>199.737332</text:p>
          </table:table-cell>
          <table:table-cell office:value-type="float" office:value="62.280279" calcext:value-type="float">
            <text:p>62.28027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12.876746" calcext:value-type="float">
            <text:p>812.876746</text:p>
          </table:table-cell>
          <table:table-cell office:value-type="float" office:value="472.158306" calcext:value-type="float">
            <text:p>472.158306</text:p>
          </table:table-cell>
          <table:table-cell office:value-type="float" office:value="297.989209" calcext:value-type="float">
            <text:p>297.989209</text:p>
          </table:table-cell>
          <table:table-cell office:value-type="float" office:value="221.411576" calcext:value-type="float">
            <text:p>221.411576</text:p>
          </table:table-cell>
          <table:table-cell office:value-type="float" office:value="183.315918" calcext:value-type="float">
            <text:p>183.315918</text:p>
          </table:table-cell>
          <table:table-cell office:value-type="float" office:value="153.66948" calcext:value-type="float">
            <text:p>153.66948</text:p>
          </table:table-cell>
          <table:table-cell office:value-type="float" office:value="131.835769" calcext:value-type="float">
            <text:p>131.835769</text:p>
          </table:table-cell>
          <table:table-cell office:value-type="float" office:value="123.092747" calcext:value-type="float">
            <text:p>123.092747</text:p>
          </table:table-cell>
          <table:table-cell office:value-type="float" office:value="114.008544" calcext:value-type="float">
            <text:p>114.008544</text:p>
          </table:table-cell>
          <table:table-cell office:value-type="float" office:value="100.388763" calcext:value-type="float">
            <text:p>100.388763</text:p>
          </table:table-cell>
          <table:table-cell office:value-type="float" office:value="95.049435" calcext:value-type="float">
            <text:p>95.049435</text:p>
          </table:table-cell>
          <table:table-cell office:value-type="float" office:value="87.015775" calcext:value-type="float">
            <text:p>87.015775</text:p>
          </table:table-cell>
          <table:table-cell office:value-type="float" office:value="83.9051" calcext:value-type="float">
            <text:p>83.9051</text:p>
          </table:table-cell>
          <table:table-cell office:value-type="float" office:value="80.568546" calcext:value-type="float">
            <text:p>80.568546</text:p>
          </table:table-cell>
          <table:table-cell office:value-type="float" office:value="81.295826" calcext:value-type="float">
            <text:p>81.295826</text:p>
          </table:table-cell>
          <table:table-cell office:value-type="float" office:value="68.821266" calcext:value-type="float">
            <text:p>68.821266</text:p>
          </table:table-cell>
          <table:table-cell office:value-type="float" office:value="72.371314" calcext:value-type="float">
            <text:p>72.371314</text:p>
          </table:table-cell>
          <table:table-cell office:value-type="float" office:value="67.377707" calcext:value-type="float">
            <text:p>67.377707</text:p>
          </table:table-cell>
          <table:table-cell office:value-type="float" office:value="73.164733" calcext:value-type="float">
            <text:p>73.164733</text:p>
          </table:table-cell>
          <table:table-cell office:value-type="float" office:value="91.890723" calcext:value-type="float">
            <text:p>91.890723</text:p>
          </table:table-cell>
          <table:table-cell office:value-type="float" office:value="85.48297" calcext:value-type="float">
            <text:p>85.48297</text:p>
          </table:table-cell>
          <table:table-cell office:value-type="float" office:value="75.93964" calcext:value-type="float">
            <text:p>75.93964</text:p>
          </table:table-cell>
          <table:table-cell office:value-type="float" office:value="153.185939" calcext:value-type="float">
            <text:p>153.185939</text:p>
          </table:table-cell>
          <table:table-cell office:value-type="float" office:value="105.134516" calcext:value-type="float">
            <text:p>105.134516</text:p>
          </table:table-cell>
          <table:table-cell office:value-type="float" office:value="70.213178" calcext:value-type="float">
            <text:p>70.213178</text:p>
          </table:table-cell>
          <table:table-cell office:value-type="float" office:value="74.556988" calcext:value-type="float">
            <text:p>74.556988</text:p>
          </table:table-cell>
          <table:table-cell office:value-type="float" office:value="99.010392" calcext:value-type="float">
            <text:p>99.010392</text:p>
          </table:table-cell>
          <table:table-cell office:value-type="float" office:value="68.525063" calcext:value-type="float">
            <text:p>68.525063</text:p>
          </table:table-cell>
          <table:table-cell office:value-type="float" office:value="91.587089" calcext:value-type="float">
            <text:p>91.587089</text:p>
          </table:table-cell>
          <table:table-cell office:value-type="float" office:value="161.863283" calcext:value-type="float">
            <text:p>161.863283</text:p>
          </table:table-cell>
          <table:table-cell office:value-type="float" office:value="66.608782" calcext:value-type="float">
            <text:p>66.608782</text:p>
          </table:table-cell>
          <table:table-cell office:value-type="float" office:value="72.867129" calcext:value-type="float">
            <text:p>72.86712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16.226661" calcext:value-type="float">
            <text:p>916.226661</text:p>
          </table:table-cell>
          <table:table-cell office:value-type="float" office:value="536.709449" calcext:value-type="float">
            <text:p>536.709449</text:p>
          </table:table-cell>
          <table:table-cell office:value-type="float" office:value="343.250263" calcext:value-type="float">
            <text:p>343.250263</text:p>
          </table:table-cell>
          <table:table-cell office:value-type="float" office:value="255.561643" calcext:value-type="float">
            <text:p>255.561643</text:p>
          </table:table-cell>
          <table:table-cell office:value-type="float" office:value="202.621284" calcext:value-type="float">
            <text:p>202.621284</text:p>
          </table:table-cell>
          <table:table-cell office:value-type="float" office:value="170.923327" calcext:value-type="float">
            <text:p>170.923327</text:p>
          </table:table-cell>
          <table:table-cell office:value-type="float" office:value="156.845084" calcext:value-type="float">
            <text:p>156.845084</text:p>
          </table:table-cell>
          <table:table-cell office:value-type="float" office:value="135.907826" calcext:value-type="float">
            <text:p>135.907826</text:p>
          </table:table-cell>
          <table:table-cell office:value-type="float" office:value="121.015024" calcext:value-type="float">
            <text:p>121.015024</text:p>
          </table:table-cell>
          <table:table-cell office:value-type="float" office:value="109.805711" calcext:value-type="float">
            <text:p>109.805711</text:p>
          </table:table-cell>
          <table:table-cell office:value-type="float" office:value="103.345597" calcext:value-type="float">
            <text:p>103.345597</text:p>
          </table:table-cell>
          <table:table-cell office:value-type="float" office:value="96.339446" calcext:value-type="float">
            <text:p>96.339446</text:p>
          </table:table-cell>
          <table:table-cell office:value-type="float" office:value="89.672972" calcext:value-type="float">
            <text:p>89.672972</text:p>
          </table:table-cell>
          <table:table-cell office:value-type="float" office:value="87.685037" calcext:value-type="float">
            <text:p>87.685037</text:p>
          </table:table-cell>
          <table:table-cell office:value-type="float" office:value="82.221939" calcext:value-type="float">
            <text:p>82.221939</text:p>
          </table:table-cell>
          <table:table-cell office:value-type="float" office:value="81.901739" calcext:value-type="float">
            <text:p>81.901739</text:p>
          </table:table-cell>
          <table:table-cell office:value-type="float" office:value="92.277291" calcext:value-type="float">
            <text:p>92.277291</text:p>
          </table:table-cell>
          <table:table-cell office:value-type="float" office:value="80.921532" calcext:value-type="float">
            <text:p>80.921532</text:p>
          </table:table-cell>
          <table:table-cell office:value-type="float" office:value="76.002436" calcext:value-type="float">
            <text:p>76.002436</text:p>
          </table:table-cell>
          <table:table-cell office:value-type="float" office:value="78.569027" calcext:value-type="float">
            <text:p>78.569027</text:p>
          </table:table-cell>
          <table:table-cell office:value-type="float" office:value="82.432818" calcext:value-type="float">
            <text:p>82.432818</text:p>
          </table:table-cell>
          <table:table-cell office:value-type="float" office:value="75.662957" calcext:value-type="float">
            <text:p>75.662957</text:p>
          </table:table-cell>
          <table:table-cell office:value-type="float" office:value="79.287159" calcext:value-type="float">
            <text:p>79.287159</text:p>
          </table:table-cell>
          <table:table-cell office:value-type="float" office:value="146.983657" calcext:value-type="float">
            <text:p>146.983657</text:p>
          </table:table-cell>
          <table:table-cell office:value-type="float" office:value="199.27095" calcext:value-type="float">
            <text:p>199.27095</text:p>
          </table:table-cell>
          <table:table-cell office:value-type="float" office:value="77.474162" calcext:value-type="float">
            <text:p>77.474162</text:p>
          </table:table-cell>
          <table:table-cell office:value-type="float" office:value="201.094275" calcext:value-type="float">
            <text:p>201.094275</text:p>
          </table:table-cell>
          <table:table-cell office:value-type="float" office:value="69.314824" calcext:value-type="float">
            <text:p>69.314824</text:p>
          </table:table-cell>
          <table:table-cell office:value-type="float" office:value="73.822397" calcext:value-type="float">
            <text:p>73.822397</text:p>
          </table:table-cell>
          <table:table-cell office:value-type="float" office:value="83.122116" calcext:value-type="float">
            <text:p>83.122116</text:p>
          </table:table-cell>
          <table:table-cell office:value-type="float" office:value="78.651729" calcext:value-type="float">
            <text:p>78.651729</text:p>
          </table:table-cell>
          <table:table-cell office:value-type="float" office:value="202.392922" calcext:value-type="float">
            <text:p>202.39292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18.8781" calcext:value-type="float">
            <text:p>1018.8781</text:p>
          </table:table-cell>
          <table:table-cell office:value-type="float" office:value="579.523533" calcext:value-type="float">
            <text:p>579.523533</text:p>
          </table:table-cell>
          <table:table-cell office:value-type="float" office:value="376.147573" calcext:value-type="float">
            <text:p>376.147573</text:p>
          </table:table-cell>
          <table:table-cell office:value-type="float" office:value="277.865041" calcext:value-type="float">
            <text:p>277.865041</text:p>
          </table:table-cell>
          <table:table-cell office:value-type="float" office:value="227.956729" calcext:value-type="float">
            <text:p>227.956729</text:p>
          </table:table-cell>
          <table:table-cell office:value-type="float" office:value="190.526507" calcext:value-type="float">
            <text:p>190.526507</text:p>
          </table:table-cell>
          <table:table-cell office:value-type="float" office:value="172.250557" calcext:value-type="float">
            <text:p>172.250557</text:p>
          </table:table-cell>
          <table:table-cell office:value-type="float" office:value="158.478721" calcext:value-type="float">
            <text:p>158.478721</text:p>
          </table:table-cell>
          <table:table-cell office:value-type="float" office:value="132.465486" calcext:value-type="float">
            <text:p>132.465486</text:p>
          </table:table-cell>
          <table:table-cell office:value-type="float" office:value="124.772308" calcext:value-type="float">
            <text:p>124.772308</text:p>
          </table:table-cell>
          <table:table-cell office:value-type="float" office:value="110.957129" calcext:value-type="float">
            <text:p>110.957129</text:p>
          </table:table-cell>
          <table:table-cell office:value-type="float" office:value="102.110592" calcext:value-type="float">
            <text:p>102.110592</text:p>
          </table:table-cell>
          <table:table-cell office:value-type="float" office:value="96.515797" calcext:value-type="float">
            <text:p>96.515797</text:p>
          </table:table-cell>
          <table:table-cell office:value-type="float" office:value="94.093426" calcext:value-type="float">
            <text:p>94.093426</text:p>
          </table:table-cell>
          <table:table-cell office:value-type="float" office:value="86.41051" calcext:value-type="float">
            <text:p>86.41051</text:p>
          </table:table-cell>
          <table:table-cell office:value-type="float" office:value="82.691916" calcext:value-type="float">
            <text:p>82.691916</text:p>
          </table:table-cell>
          <table:table-cell office:value-type="float" office:value="80.890442" calcext:value-type="float">
            <text:p>80.890442</text:p>
          </table:table-cell>
          <table:table-cell office:value-type="float" office:value="132.545504" calcext:value-type="float">
            <text:p>132.545504</text:p>
          </table:table-cell>
          <table:table-cell office:value-type="float" office:value="83.055722" calcext:value-type="float">
            <text:p>83.055722</text:p>
          </table:table-cell>
          <table:table-cell office:value-type="float" office:value="87.204701" calcext:value-type="float">
            <text:p>87.204701</text:p>
          </table:table-cell>
          <table:table-cell office:value-type="float" office:value="89.430772" calcext:value-type="float">
            <text:p>89.430772</text:p>
          </table:table-cell>
          <table:table-cell office:value-type="float" office:value="86.90502" calcext:value-type="float">
            <text:p>86.90502</text:p>
          </table:table-cell>
          <table:table-cell office:value-type="float" office:value="82.383029" calcext:value-type="float">
            <text:p>82.383029</text:p>
          </table:table-cell>
          <table:table-cell office:value-type="float" office:value="81.870315" calcext:value-type="float">
            <text:p>81.870315</text:p>
          </table:table-cell>
          <table:table-cell office:value-type="float" office:value="78.386001" calcext:value-type="float">
            <text:p>78.386001</text:p>
          </table:table-cell>
          <table:table-cell office:value-type="float" office:value="84.494143" calcext:value-type="float">
            <text:p>84.494143</text:p>
          </table:table-cell>
          <table:table-cell office:value-type="float" office:value="85.069891" calcext:value-type="float">
            <text:p>85.069891</text:p>
          </table:table-cell>
          <table:table-cell office:value-type="float" office:value="186.818824" calcext:value-type="float">
            <text:p>186.818824</text:p>
          </table:table-cell>
          <table:table-cell office:value-type="float" office:value="83.674431" calcext:value-type="float">
            <text:p>83.674431</text:p>
          </table:table-cell>
          <table:table-cell office:value-type="float" office:value="84.687759" calcext:value-type="float">
            <text:p>84.687759</text:p>
          </table:table-cell>
          <table:table-cell office:value-type="float" office:value="77.80349" calcext:value-type="float">
            <text:p>77.80349</text:p>
          </table:table-cell>
          <table:table-cell office:value-type="float" office:value="193.659665" calcext:value-type="float">
            <text:p>193.65966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26.888821" calcext:value-type="float">
            <text:p>1126.888821</text:p>
          </table:table-cell>
          <table:table-cell office:value-type="float" office:value="637.151312" calcext:value-type="float">
            <text:p>637.151312</text:p>
          </table:table-cell>
          <table:table-cell office:value-type="float" office:value="426.707356" calcext:value-type="float">
            <text:p>426.707356</text:p>
          </table:table-cell>
          <table:table-cell office:value-type="float" office:value="306.428289" calcext:value-type="float">
            <text:p>306.428289</text:p>
          </table:table-cell>
          <table:table-cell office:value-type="float" office:value="248.478148" calcext:value-type="float">
            <text:p>248.478148</text:p>
          </table:table-cell>
          <table:table-cell office:value-type="float" office:value="211.388274" calcext:value-type="float">
            <text:p>211.388274</text:p>
          </table:table-cell>
          <table:table-cell office:value-type="float" office:value="183.472187" calcext:value-type="float">
            <text:p>183.472187</text:p>
          </table:table-cell>
          <table:table-cell office:value-type="float" office:value="158.75336" calcext:value-type="float">
            <text:p>158.75336</text:p>
          </table:table-cell>
          <table:table-cell office:value-type="float" office:value="147.060891" calcext:value-type="float">
            <text:p>147.060891</text:p>
          </table:table-cell>
          <table:table-cell office:value-type="float" office:value="132.821626" calcext:value-type="float">
            <text:p>132.821626</text:p>
          </table:table-cell>
          <table:table-cell office:value-type="float" office:value="124.653768" calcext:value-type="float">
            <text:p>124.653768</text:p>
          </table:table-cell>
          <table:table-cell office:value-type="float" office:value="115.231814" calcext:value-type="float">
            <text:p>115.231814</text:p>
          </table:table-cell>
          <table:table-cell office:value-type="float" office:value="105.955497" calcext:value-type="float">
            <text:p>105.955497</text:p>
          </table:table-cell>
          <table:table-cell office:value-type="float" office:value="104.705871" calcext:value-type="float">
            <text:p>104.705871</text:p>
          </table:table-cell>
          <table:table-cell office:value-type="float" office:value="98.08735" calcext:value-type="float">
            <text:p>98.08735</text:p>
          </table:table-cell>
          <table:table-cell office:value-type="float" office:value="92.490521" calcext:value-type="float">
            <text:p>92.490521</text:p>
          </table:table-cell>
          <table:table-cell office:value-type="float" office:value="90.646003" calcext:value-type="float">
            <text:p>90.646003</text:p>
          </table:table-cell>
          <table:table-cell office:value-type="float" office:value="90.239221" calcext:value-type="float">
            <text:p>90.239221</text:p>
          </table:table-cell>
          <table:table-cell office:value-type="float" office:value="88.759818" calcext:value-type="float">
            <text:p>88.759818</text:p>
          </table:table-cell>
          <table:table-cell office:value-type="float" office:value="88.158036" calcext:value-type="float">
            <text:p>88.158036</text:p>
          </table:table-cell>
          <table:table-cell office:value-type="float" office:value="88.057828" calcext:value-type="float">
            <text:p>88.057828</text:p>
          </table:table-cell>
          <table:table-cell office:value-type="float" office:value="90.541252" calcext:value-type="float">
            <text:p>90.541252</text:p>
          </table:table-cell>
          <table:table-cell office:value-type="float" office:value="125.826492" calcext:value-type="float">
            <text:p>125.826492</text:p>
          </table:table-cell>
          <table:table-cell office:value-type="float" office:value="85.380563" calcext:value-type="float">
            <text:p>85.380563</text:p>
          </table:table-cell>
          <table:table-cell office:value-type="float" office:value="90.285927" calcext:value-type="float">
            <text:p>90.285927</text:p>
          </table:table-cell>
          <table:table-cell office:value-type="float" office:value="202.245544" calcext:value-type="float">
            <text:p>202.245544</text:p>
          </table:table-cell>
          <table:table-cell office:value-type="float" office:value="104.296052" calcext:value-type="float">
            <text:p>104.296052</text:p>
          </table:table-cell>
          <table:table-cell office:value-type="float" office:value="92.960555" calcext:value-type="float">
            <text:p>92.960555</text:p>
          </table:table-cell>
          <table:table-cell office:value-type="float" office:value="224.318308" calcext:value-type="float">
            <text:p>224.318308</text:p>
          </table:table-cell>
          <table:table-cell office:value-type="float" office:value="96.350458" calcext:value-type="float">
            <text:p>96.350458</text:p>
          </table:table-cell>
          <table:table-cell office:value-type="float" office:value="211.080238" calcext:value-type="float">
            <text:p>211.080238</text:p>
          </table:table-cell>
          <table:table-cell office:value-type="float" office:value="154.105322" calcext:value-type="float">
            <text:p>154.105322</text:p>
          </table:table-cell>
        </table:table-row>
        <table:table-row table:style-name="ro2">
          <table:table-cell table:number-columns-repeated="33"/>
        </table:table-row>
        <table:table-row table:style-name="ro1">
          <table:table-cell office:value-type="string" calcext:value-type="string">
            <text:p>uts_omp_balanc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6.551593" calcext:value-type="float">
            <text:p>176.551593</text:p>
          </table:table-cell>
          <table:table-cell office:value-type="float" office:value="120.207297" calcext:value-type="float">
            <text:p>120.207297</text:p>
          </table:table-cell>
          <table:table-cell office:value-type="float" office:value="78.678522" calcext:value-type="float">
            <text:p>78.678522</text:p>
          </table:table-cell>
          <table:table-cell office:value-type="float" office:value="75.539719" calcext:value-type="float">
            <text:p>75.539719</text:p>
          </table:table-cell>
          <table:table-cell office:value-type="float" office:value="52.74986" calcext:value-type="float">
            <text:p>52.74986</text:p>
          </table:table-cell>
          <table:table-cell office:value-type="float" office:value="44.105852" calcext:value-type="float">
            <text:p>44.105852</text:p>
          </table:table-cell>
          <table:table-cell office:value-type="float" office:value="42.620356" calcext:value-type="float">
            <text:p>42.620356</text:p>
          </table:table-cell>
          <table:table-cell office:value-type="float" office:value="39.868159" calcext:value-type="float">
            <text:p>39.868159</text:p>
          </table:table-cell>
          <table:table-cell office:value-type="float" office:value="40.642811" calcext:value-type="float">
            <text:p>40.642811</text:p>
          </table:table-cell>
          <table:table-cell office:value-type="float" office:value="35.363279" calcext:value-type="float">
            <text:p>35.363279</text:p>
          </table:table-cell>
          <table:table-cell office:value-type="float" office:value="38.085288" calcext:value-type="float">
            <text:p>38.085288</text:p>
          </table:table-cell>
          <table:table-cell office:value-type="float" office:value="55.887817" calcext:value-type="float">
            <text:p>55.887817</text:p>
          </table:table-cell>
          <table:table-cell office:value-type="float" office:value="35.373132" calcext:value-type="float">
            <text:p>35.373132</text:p>
          </table:table-cell>
          <table:table-cell office:value-type="float" office:value="208.686745" calcext:value-type="float">
            <text:p>208.686745</text:p>
          </table:table-cell>
          <table:table-cell office:value-type="float" office:value="33.217859" calcext:value-type="float">
            <text:p>33.217859</text:p>
          </table:table-cell>
          <table:table-cell office:value-type="float" office:value="26.530036" calcext:value-type="float">
            <text:p>26.530036</text:p>
          </table:table-cell>
          <table:table-cell office:value-type="float" office:value="180.72526" calcext:value-type="float">
            <text:p>180.72526</text:p>
          </table:table-cell>
          <table:table-cell office:value-type="float" office:value="36.428331" calcext:value-type="float">
            <text:p>36.428331</text:p>
          </table:table-cell>
          <table:table-cell office:value-type="float" office:value="39.69045" calcext:value-type="float">
            <text:p>39.69045</text:p>
          </table:table-cell>
          <table:table-cell office:value-type="float" office:value="40.471478" calcext:value-type="float">
            <text:p>40.471478</text:p>
          </table:table-cell>
          <table:table-cell office:value-type="float" office:value="38.593083" calcext:value-type="float">
            <text:p>38.593083</text:p>
          </table:table-cell>
          <table:table-cell office:value-type="float" office:value="26.08502" calcext:value-type="float">
            <text:p>26.08502</text:p>
          </table:table-cell>
          <table:table-cell office:value-type="float" office:value="31.893563" calcext:value-type="float">
            <text:p>31.893563</text:p>
          </table:table-cell>
          <table:table-cell office:value-type="float" office:value="33.511001" calcext:value-type="float">
            <text:p>33.511001</text:p>
          </table:table-cell>
          <table:table-cell office:value-type="float" office:value="43.666985" calcext:value-type="float">
            <text:p>43.666985</text:p>
          </table:table-cell>
          <table:table-cell office:value-type="float" office:value="35.727313" calcext:value-type="float">
            <text:p>35.727313</text:p>
          </table:table-cell>
          <table:table-cell office:value-type="float" office:value="46.881536" calcext:value-type="float">
            <text:p>46.881536</text:p>
          </table:table-cell>
          <table:table-cell office:value-type="float" office:value="126.361652" calcext:value-type="float">
            <text:p>126.361652</text:p>
          </table:table-cell>
          <table:table-cell office:value-type="float" office:value="41.401984" calcext:value-type="float">
            <text:p>41.401984</text:p>
          </table:table-cell>
          <table:table-cell office:value-type="float" office:value="216.930755" calcext:value-type="float">
            <text:p>216.930755</text:p>
          </table:table-cell>
          <table:table-cell office:value-type="float" office:value="94.532046" calcext:value-type="float">
            <text:p>94.532046</text:p>
          </table:table-cell>
          <table:table-cell office:value-type="float" office:value="96.137343" calcext:value-type="float">
            <text:p>96.13734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80.816827" calcext:value-type="float">
            <text:p>280.816827</text:p>
          </table:table-cell>
          <table:table-cell office:value-type="float" office:value="169.622765" calcext:value-type="float">
            <text:p>169.622765</text:p>
          </table:table-cell>
          <table:table-cell office:value-type="float" office:value="113.571678" calcext:value-type="float">
            <text:p>113.571678</text:p>
          </table:table-cell>
          <table:table-cell office:value-type="float" office:value="95.469338" calcext:value-type="float">
            <text:p>95.469338</text:p>
          </table:table-cell>
          <table:table-cell office:value-type="float" office:value="73.931973" calcext:value-type="float">
            <text:p>73.931973</text:p>
          </table:table-cell>
          <table:table-cell office:value-type="float" office:value="73.904055" calcext:value-type="float">
            <text:p>73.904055</text:p>
          </table:table-cell>
          <table:table-cell office:value-type="float" office:value="71.332475" calcext:value-type="float">
            <text:p>71.332475</text:p>
          </table:table-cell>
          <table:table-cell office:value-type="float" office:value="64.273482" calcext:value-type="float">
            <text:p>64.273482</text:p>
          </table:table-cell>
          <table:table-cell office:value-type="float" office:value="54.482254" calcext:value-type="float">
            <text:p>54.482254</text:p>
          </table:table-cell>
          <table:table-cell office:value-type="float" office:value="44.630105" calcext:value-type="float">
            <text:p>44.630105</text:p>
          </table:table-cell>
          <table:table-cell office:value-type="float" office:value="52.423312" calcext:value-type="float">
            <text:p>52.423312</text:p>
          </table:table-cell>
          <table:table-cell office:value-type="float" office:value="41.440824" calcext:value-type="float">
            <text:p>41.440824</text:p>
          </table:table-cell>
          <table:table-cell office:value-type="float" office:value="39.59875" calcext:value-type="float">
            <text:p>39.59875</text:p>
          </table:table-cell>
          <table:table-cell office:value-type="float" office:value="37.574459" calcext:value-type="float">
            <text:p>37.574459</text:p>
          </table:table-cell>
          <table:table-cell office:value-type="float" office:value="47.009835" calcext:value-type="float">
            <text:p>47.009835</text:p>
          </table:table-cell>
          <table:table-cell office:value-type="float" office:value="39.671502" calcext:value-type="float">
            <text:p>39.671502</text:p>
          </table:table-cell>
          <table:table-cell office:value-type="float" office:value="84.32395" calcext:value-type="float">
            <text:p>84.32395</text:p>
          </table:table-cell>
          <table:table-cell office:value-type="float" office:value="49.14249" calcext:value-type="float">
            <text:p>49.14249</text:p>
          </table:table-cell>
          <table:table-cell office:value-type="float" office:value="205.179374" calcext:value-type="float">
            <text:p>205.179374</text:p>
          </table:table-cell>
          <table:table-cell office:value-type="float" office:value="32.070068" calcext:value-type="float">
            <text:p>32.070068</text:p>
          </table:table-cell>
          <table:table-cell office:value-type="float" office:value="106.342604" calcext:value-type="float">
            <text:p>106.342604</text:p>
          </table:table-cell>
          <table:table-cell office:value-type="float" office:value="32.599317" calcext:value-type="float">
            <text:p>32.599317</text:p>
          </table:table-cell>
          <table:table-cell office:value-type="float" office:value="32.739351" calcext:value-type="float">
            <text:p>32.739351</text:p>
          </table:table-cell>
          <table:table-cell office:value-type="float" office:value="36.899722" calcext:value-type="float">
            <text:p>36.899722</text:p>
          </table:table-cell>
          <table:table-cell office:value-type="float" office:value="48.163087" calcext:value-type="float">
            <text:p>48.163087</text:p>
          </table:table-cell>
          <table:table-cell office:value-type="float" office:value="58.576788" calcext:value-type="float">
            <text:p>58.576788</text:p>
          </table:table-cell>
          <table:table-cell office:value-type="float" office:value="122.377839" calcext:value-type="float">
            <text:p>122.377839</text:p>
          </table:table-cell>
          <table:table-cell office:value-type="float" office:value="34.705418" calcext:value-type="float">
            <text:p>34.705418</text:p>
          </table:table-cell>
          <table:table-cell office:value-type="float" office:value="126.788884" calcext:value-type="float">
            <text:p>126.788884</text:p>
          </table:table-cell>
          <table:table-cell office:value-type="float" office:value="51.905719" calcext:value-type="float">
            <text:p>51.905719</text:p>
          </table:table-cell>
          <table:table-cell office:value-type="float" office:value="213.058397" calcext:value-type="float">
            <text:p>213.058397</text:p>
          </table:table-cell>
          <table:table-cell office:value-type="float" office:value="52.576608" calcext:value-type="float">
            <text:p>52.57660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03.373714" calcext:value-type="float">
            <text:p>403.373714</text:p>
          </table:table-cell>
          <table:table-cell office:value-type="float" office:value="230.54429" calcext:value-type="float">
            <text:p>230.54429</text:p>
          </table:table-cell>
          <table:table-cell office:value-type="float" office:value="155.148102" calcext:value-type="float">
            <text:p>155.148102</text:p>
          </table:table-cell>
          <table:table-cell office:value-type="float" office:value="116.270541" calcext:value-type="float">
            <text:p>116.270541</text:p>
          </table:table-cell>
          <table:table-cell office:value-type="float" office:value="94.755598" calcext:value-type="float">
            <text:p>94.755598</text:p>
          </table:table-cell>
          <table:table-cell office:value-type="float" office:value="82.676188" calcext:value-type="float">
            <text:p>82.676188</text:p>
          </table:table-cell>
          <table:table-cell office:value-type="float" office:value="72.581927" calcext:value-type="float">
            <text:p>72.581927</text:p>
          </table:table-cell>
          <table:table-cell office:value-type="float" office:value="69.057148" calcext:value-type="float">
            <text:p>69.057148</text:p>
          </table:table-cell>
          <table:table-cell office:value-type="float" office:value="58.564824" calcext:value-type="float">
            <text:p>58.564824</text:p>
          </table:table-cell>
          <table:table-cell office:value-type="float" office:value="56.130281" calcext:value-type="float">
            <text:p>56.130281</text:p>
          </table:table-cell>
          <table:table-cell office:value-type="float" office:value="54.607464" calcext:value-type="float">
            <text:p>54.607464</text:p>
          </table:table-cell>
          <table:table-cell office:value-type="float" office:value="51.633137" calcext:value-type="float">
            <text:p>51.633137</text:p>
          </table:table-cell>
          <table:table-cell office:value-type="float" office:value="53.293992" calcext:value-type="float">
            <text:p>53.293992</text:p>
          </table:table-cell>
          <table:table-cell office:value-type="float" office:value="42.77817" calcext:value-type="float">
            <text:p>42.77817</text:p>
          </table:table-cell>
          <table:table-cell office:value-type="float" office:value="56.16706" calcext:value-type="float">
            <text:p>56.16706</text:p>
          </table:table-cell>
          <table:table-cell office:value-type="float" office:value="82.201905" calcext:value-type="float">
            <text:p>82.201905</text:p>
          </table:table-cell>
          <table:table-cell office:value-type="float" office:value="46.67369" calcext:value-type="float">
            <text:p>46.67369</text:p>
          </table:table-cell>
          <table:table-cell office:value-type="float" office:value="63.138861" calcext:value-type="float">
            <text:p>63.138861</text:p>
          </table:table-cell>
          <table:table-cell office:value-type="float" office:value="60.99146" calcext:value-type="float">
            <text:p>60.99146</text:p>
          </table:table-cell>
          <table:table-cell office:value-type="float" office:value="41.650009" calcext:value-type="float">
            <text:p>41.650009</text:p>
          </table:table-cell>
          <table:table-cell office:value-type="float" office:value="45.512108" calcext:value-type="float">
            <text:p>45.512108</text:p>
          </table:table-cell>
          <table:table-cell office:value-type="float" office:value="40.445558" calcext:value-type="float">
            <text:p>40.445558</text:p>
          </table:table-cell>
          <table:table-cell office:value-type="float" office:value="50.57899" calcext:value-type="float">
            <text:p>50.57899</text:p>
          </table:table-cell>
          <table:table-cell office:value-type="float" office:value="49.267794" calcext:value-type="float">
            <text:p>49.267794</text:p>
          </table:table-cell>
          <table:table-cell office:value-type="float" office:value="43.058259" calcext:value-type="float">
            <text:p>43.058259</text:p>
          </table:table-cell>
          <table:table-cell office:value-type="float" office:value="88.814057" calcext:value-type="float">
            <text:p>88.814057</text:p>
          </table:table-cell>
          <table:table-cell office:value-type="float" office:value="52.507624" calcext:value-type="float">
            <text:p>52.507624</text:p>
          </table:table-cell>
          <table:table-cell office:value-type="float" office:value="49.516478" calcext:value-type="float">
            <text:p>49.516478</text:p>
          </table:table-cell>
          <table:table-cell office:value-type="float" office:value="39.950458" calcext:value-type="float">
            <text:p>39.950458</text:p>
          </table:table-cell>
          <table:table-cell office:value-type="float" office:value="140.185709" calcext:value-type="float">
            <text:p>140.185709</text:p>
          </table:table-cell>
          <table:table-cell office:value-type="float" office:value="202.247582" calcext:value-type="float">
            <text:p>202.247582</text:p>
          </table:table-cell>
          <table:table-cell office:value-type="float" office:value="154.537713" calcext:value-type="float">
            <text:p>154.53771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18.903558" calcext:value-type="float">
            <text:p>518.903558</text:p>
          </table:table-cell>
          <table:table-cell office:value-type="float" office:value="292.360039" calcext:value-type="float">
            <text:p>292.360039</text:p>
          </table:table-cell>
          <table:table-cell office:value-type="float" office:value="194.71198" calcext:value-type="float">
            <text:p>194.71198</text:p>
          </table:table-cell>
          <table:table-cell office:value-type="float" office:value="142.322987" calcext:value-type="float">
            <text:p>142.322987</text:p>
          </table:table-cell>
          <table:table-cell office:value-type="float" office:value="114.782713" calcext:value-type="float">
            <text:p>114.782713</text:p>
          </table:table-cell>
          <table:table-cell office:value-type="float" office:value="102.075318" calcext:value-type="float">
            <text:p>102.075318</text:p>
          </table:table-cell>
          <table:table-cell office:value-type="float" office:value="110.005211" calcext:value-type="float">
            <text:p>110.005211</text:p>
          </table:table-cell>
          <table:table-cell office:value-type="float" office:value="101.062765" calcext:value-type="float">
            <text:p>101.062765</text:p>
          </table:table-cell>
          <table:table-cell office:value-type="float" office:value="79.07519" calcext:value-type="float">
            <text:p>79.07519</text:p>
          </table:table-cell>
          <table:table-cell office:value-type="float" office:value="94.947714" calcext:value-type="float">
            <text:p>94.947714</text:p>
          </table:table-cell>
          <table:table-cell office:value-type="float" office:value="64.074847" calcext:value-type="float">
            <text:p>64.074847</text:p>
          </table:table-cell>
          <table:table-cell office:value-type="float" office:value="66.279559" calcext:value-type="float">
            <text:p>66.279559</text:p>
          </table:table-cell>
          <table:table-cell office:value-type="float" office:value="58.421657" calcext:value-type="float">
            <text:p>58.421657</text:p>
          </table:table-cell>
          <table:table-cell office:value-type="float" office:value="53.035218" calcext:value-type="float">
            <text:p>53.035218</text:p>
          </table:table-cell>
          <table:table-cell office:value-type="float" office:value="57.297052" calcext:value-type="float">
            <text:p>57.297052</text:p>
          </table:table-cell>
          <table:table-cell office:value-type="float" office:value="55.147677" calcext:value-type="float">
            <text:p>55.147677</text:p>
          </table:table-cell>
          <table:table-cell office:value-type="float" office:value="68.032085" calcext:value-type="float">
            <text:p>68.032085</text:p>
          </table:table-cell>
          <table:table-cell office:value-type="float" office:value="173.474537" calcext:value-type="float">
            <text:p>173.474537</text:p>
          </table:table-cell>
          <table:table-cell office:value-type="float" office:value="92.797877" calcext:value-type="float">
            <text:p>92.797877</text:p>
          </table:table-cell>
          <table:table-cell office:value-type="float" office:value="186.975047" calcext:value-type="float">
            <text:p>186.975047</text:p>
          </table:table-cell>
          <table:table-cell office:value-type="float" office:value="46.613155" calcext:value-type="float">
            <text:p>46.613155</text:p>
          </table:table-cell>
          <table:table-cell office:value-type="float" office:value="202.477389" calcext:value-type="float">
            <text:p>202.477389</text:p>
          </table:table-cell>
          <table:table-cell office:value-type="float" office:value="82.854673" calcext:value-type="float">
            <text:p>82.854673</text:p>
          </table:table-cell>
          <table:table-cell office:value-type="float" office:value="122.809531" calcext:value-type="float">
            <text:p>122.809531</text:p>
          </table:table-cell>
          <table:table-cell office:value-type="float" office:value="58.702906" calcext:value-type="float">
            <text:p>58.702906</text:p>
          </table:table-cell>
          <table:table-cell office:value-type="float" office:value="47.545507" calcext:value-type="float">
            <text:p>47.545507</text:p>
          </table:table-cell>
          <table:table-cell office:value-type="float" office:value="146.160689" calcext:value-type="float">
            <text:p>146.160689</text:p>
          </table:table-cell>
          <table:table-cell office:value-type="float" office:value="52.144604" calcext:value-type="float">
            <text:p>52.144604</text:p>
          </table:table-cell>
          <table:table-cell office:value-type="float" office:value="100.72641" calcext:value-type="float">
            <text:p>100.72641</text:p>
          </table:table-cell>
          <table:table-cell office:value-type="float" office:value="46.254987" calcext:value-type="float">
            <text:p>46.254987</text:p>
          </table:table-cell>
          <table:table-cell office:value-type="float" office:value="140.39179" calcext:value-type="float">
            <text:p>140.39179</text:p>
          </table:table-cell>
          <table:table-cell office:value-type="float" office:value="99.175846" calcext:value-type="float">
            <text:p>99.17584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10.931343" calcext:value-type="float">
            <text:p>610.931343</text:p>
          </table:table-cell>
          <table:table-cell office:value-type="float" office:value="347.051159" calcext:value-type="float">
            <text:p>347.051159</text:p>
          </table:table-cell>
          <table:table-cell office:value-type="float" office:value="224.370038" calcext:value-type="float">
            <text:p>224.370038</text:p>
          </table:table-cell>
          <table:table-cell office:value-type="float" office:value="172.487295" calcext:value-type="float">
            <text:p>172.487295</text:p>
          </table:table-cell>
          <table:table-cell office:value-type="float" office:value="141.06834" calcext:value-type="float">
            <text:p>141.06834</text:p>
          </table:table-cell>
          <table:table-cell office:value-type="float" office:value="121.812326" calcext:value-type="float">
            <text:p>121.812326</text:p>
          </table:table-cell>
          <table:table-cell office:value-type="float" office:value="108.077557" calcext:value-type="float">
            <text:p>108.077557</text:p>
          </table:table-cell>
          <table:table-cell office:value-type="float" office:value="98.225649" calcext:value-type="float">
            <text:p>98.225649</text:p>
          </table:table-cell>
          <table:table-cell office:value-type="float" office:value="93.203374" calcext:value-type="float">
            <text:p>93.203374</text:p>
          </table:table-cell>
          <table:table-cell office:value-type="float" office:value="105.370393" calcext:value-type="float">
            <text:p>105.370393</text:p>
          </table:table-cell>
          <table:table-cell office:value-type="float" office:value="97.208809" calcext:value-type="float">
            <text:p>97.208809</text:p>
          </table:table-cell>
          <table:table-cell office:value-type="float" office:value="71.107887" calcext:value-type="float">
            <text:p>71.107887</text:p>
          </table:table-cell>
          <table:table-cell office:value-type="float" office:value="113.719749" calcext:value-type="float">
            <text:p>113.719749</text:p>
          </table:table-cell>
          <table:table-cell office:value-type="float" office:value="70.814551" calcext:value-type="float">
            <text:p>70.814551</text:p>
          </table:table-cell>
          <table:table-cell office:value-type="float" office:value="182.757483" calcext:value-type="float">
            <text:p>182.757483</text:p>
          </table:table-cell>
          <table:table-cell office:value-type="float" office:value="172.907756" calcext:value-type="float">
            <text:p>172.907756</text:p>
          </table:table-cell>
          <table:table-cell office:value-type="float" office:value="59.275882" calcext:value-type="float">
            <text:p>59.275882</text:p>
          </table:table-cell>
          <table:table-cell office:value-type="float" office:value="67.665842" calcext:value-type="float">
            <text:p>67.665842</text:p>
          </table:table-cell>
          <table:table-cell office:value-type="float" office:value="63.08226" calcext:value-type="float">
            <text:p>63.08226</text:p>
          </table:table-cell>
          <table:table-cell office:value-type="float" office:value="66.68755" calcext:value-type="float">
            <text:p>66.68755</text:p>
          </table:table-cell>
          <table:table-cell office:value-type="float" office:value="54.151222" calcext:value-type="float">
            <text:p>54.151222</text:p>
          </table:table-cell>
          <table:table-cell office:value-type="float" office:value="143.515667" calcext:value-type="float">
            <text:p>143.515667</text:p>
          </table:table-cell>
          <table:table-cell office:value-type="float" office:value="54.724303" calcext:value-type="float">
            <text:p>54.724303</text:p>
          </table:table-cell>
          <table:table-cell office:value-type="float" office:value="52.182917" calcext:value-type="float">
            <text:p>52.182917</text:p>
          </table:table-cell>
          <table:table-cell office:value-type="float" office:value="203.145737" calcext:value-type="float">
            <text:p>203.145737</text:p>
          </table:table-cell>
          <table:table-cell office:value-type="float" office:value="209.631961" calcext:value-type="float">
            <text:p>209.631961</text:p>
          </table:table-cell>
          <table:table-cell office:value-type="float" office:value="68.90752" calcext:value-type="float">
            <text:p>68.90752</text:p>
          </table:table-cell>
          <table:table-cell office:value-type="float" office:value="58.981531" calcext:value-type="float">
            <text:p>58.981531</text:p>
          </table:table-cell>
          <table:table-cell office:value-type="float" office:value="74.379834" calcext:value-type="float">
            <text:p>74.379834</text:p>
          </table:table-cell>
          <table:table-cell office:value-type="float" office:value="96.766177" calcext:value-type="float">
            <text:p>96.766177</text:p>
          </table:table-cell>
          <table:table-cell office:value-type="float" office:value="61.363425" calcext:value-type="float">
            <text:p>61.363425</text:p>
          </table:table-cell>
          <table:table-cell office:value-type="float" office:value="69.995398" calcext:value-type="float">
            <text:p>69.99539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29.226689" calcext:value-type="float">
            <text:p>729.226689</text:p>
          </table:table-cell>
          <table:table-cell office:value-type="float" office:value="400.813924" calcext:value-type="float">
            <text:p>400.813924</text:p>
          </table:table-cell>
          <table:table-cell office:value-type="float" office:value="272.150076" calcext:value-type="float">
            <text:p>272.150076</text:p>
          </table:table-cell>
          <table:table-cell office:value-type="float" office:value="196.949232" calcext:value-type="float">
            <text:p>196.949232</text:p>
          </table:table-cell>
          <table:table-cell office:value-type="float" office:value="163.66584" calcext:value-type="float">
            <text:p>163.66584</text:p>
          </table:table-cell>
          <table:table-cell office:value-type="float" office:value="141.358042" calcext:value-type="float">
            <text:p>141.358042</text:p>
          </table:table-cell>
          <table:table-cell office:value-type="float" office:value="122.466575" calcext:value-type="float">
            <text:p>122.466575</text:p>
          </table:table-cell>
          <table:table-cell office:value-type="float" office:value="105.05808" calcext:value-type="float">
            <text:p>105.05808</text:p>
          </table:table-cell>
          <table:table-cell office:value-type="float" office:value="113.542791" calcext:value-type="float">
            <text:p>113.542791</text:p>
          </table:table-cell>
          <table:table-cell office:value-type="float" office:value="94.367497" calcext:value-type="float">
            <text:p>94.367497</text:p>
          </table:table-cell>
          <table:table-cell office:value-type="float" office:value="107.878196" calcext:value-type="float">
            <text:p>107.878196</text:p>
          </table:table-cell>
          <table:table-cell office:value-type="float" office:value="94.14349" calcext:value-type="float">
            <text:p>94.14349</text:p>
          </table:table-cell>
          <table:table-cell office:value-type="float" office:value="88.963052" calcext:value-type="float">
            <text:p>88.963052</text:p>
          </table:table-cell>
          <table:table-cell office:value-type="float" office:value="94.331766" calcext:value-type="float">
            <text:p>94.331766</text:p>
          </table:table-cell>
          <table:table-cell office:value-type="float" office:value="75.661142" calcext:value-type="float">
            <text:p>75.661142</text:p>
          </table:table-cell>
          <table:table-cell office:value-type="float" office:value="149.806302" calcext:value-type="float">
            <text:p>149.806302</text:p>
          </table:table-cell>
          <table:table-cell office:value-type="float" office:value="73.615017" calcext:value-type="float">
            <text:p>73.615017</text:p>
          </table:table-cell>
          <table:table-cell office:value-type="float" office:value="123.703513" calcext:value-type="float">
            <text:p>123.703513</text:p>
          </table:table-cell>
          <table:table-cell office:value-type="float" office:value="184.530751" calcext:value-type="float">
            <text:p>184.530751</text:p>
          </table:table-cell>
          <table:table-cell office:value-type="float" office:value="65.311316" calcext:value-type="float">
            <text:p>65.311316</text:p>
          </table:table-cell>
          <table:table-cell office:value-type="float" office:value="100.139961" calcext:value-type="float">
            <text:p>100.139961</text:p>
          </table:table-cell>
          <table:table-cell office:value-type="float" office:value="63.715202" calcext:value-type="float">
            <text:p>63.715202</text:p>
          </table:table-cell>
          <table:table-cell office:value-type="float" office:value="107.363731" calcext:value-type="float">
            <text:p>107.363731</text:p>
          </table:table-cell>
          <table:table-cell office:value-type="float" office:value="85.273182" calcext:value-type="float">
            <text:p>85.273182</text:p>
          </table:table-cell>
          <table:table-cell office:value-type="float" office:value="245.591869" calcext:value-type="float">
            <text:p>245.591869</text:p>
          </table:table-cell>
          <table:table-cell office:value-type="float" office:value="147.445619" calcext:value-type="float">
            <text:p>147.445619</text:p>
          </table:table-cell>
          <table:table-cell office:value-type="float" office:value="75.411462" calcext:value-type="float">
            <text:p>75.411462</text:p>
          </table:table-cell>
          <table:table-cell office:value-type="float" office:value="202.409404" calcext:value-type="float">
            <text:p>202.409404</text:p>
          </table:table-cell>
          <table:table-cell office:value-type="float" office:value="210.746333" calcext:value-type="float">
            <text:p>210.746333</text:p>
          </table:table-cell>
          <table:table-cell office:value-type="float" office:value="123.693478" calcext:value-type="float">
            <text:p>123.693478</text:p>
          </table:table-cell>
          <table:table-cell office:value-type="float" office:value="98.833527" calcext:value-type="float">
            <text:p>98.833527</text:p>
          </table:table-cell>
          <table:table-cell office:value-type="float" office:value="96.697498" calcext:value-type="float">
            <text:p>96.69749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27.935903" calcext:value-type="float">
            <text:p>827.935903</text:p>
          </table:table-cell>
          <table:table-cell office:value-type="float" office:value="457.607462" calcext:value-type="float">
            <text:p>457.607462</text:p>
          </table:table-cell>
          <table:table-cell office:value-type="float" office:value="302.608893" calcext:value-type="float">
            <text:p>302.608893</text:p>
          </table:table-cell>
          <table:table-cell office:value-type="float" office:value="227.339123" calcext:value-type="float">
            <text:p>227.339123</text:p>
          </table:table-cell>
          <table:table-cell office:value-type="float" office:value="184.997484" calcext:value-type="float">
            <text:p>184.997484</text:p>
          </table:table-cell>
          <table:table-cell office:value-type="float" office:value="155.098266" calcext:value-type="float">
            <text:p>155.098266</text:p>
          </table:table-cell>
          <table:table-cell office:value-type="float" office:value="132.349124" calcext:value-type="float">
            <text:p>132.349124</text:p>
          </table:table-cell>
          <table:table-cell office:value-type="float" office:value="138.24458" calcext:value-type="float">
            <text:p>138.24458</text:p>
          </table:table-cell>
          <table:table-cell office:value-type="float" office:value="111.518103" calcext:value-type="float">
            <text:p>111.518103</text:p>
          </table:table-cell>
          <table:table-cell office:value-type="float" office:value="102.353193" calcext:value-type="float">
            <text:p>102.353193</text:p>
          </table:table-cell>
          <table:table-cell office:value-type="float" office:value="91.984682" calcext:value-type="float">
            <text:p>91.984682</text:p>
          </table:table-cell>
          <table:table-cell office:value-type="float" office:value="90.071706" calcext:value-type="float">
            <text:p>90.071706</text:p>
          </table:table-cell>
          <table:table-cell office:value-type="float" office:value="84.775287" calcext:value-type="float">
            <text:p>84.775287</text:p>
          </table:table-cell>
          <table:table-cell office:value-type="float" office:value="103.327942" calcext:value-type="float">
            <text:p>103.327942</text:p>
          </table:table-cell>
          <table:table-cell office:value-type="float" office:value="89.224389" calcext:value-type="float">
            <text:p>89.224389</text:p>
          </table:table-cell>
          <table:table-cell office:value-type="float" office:value="77.672708" calcext:value-type="float">
            <text:p>77.672708</text:p>
          </table:table-cell>
          <table:table-cell office:value-type="float" office:value="89.939382" calcext:value-type="float">
            <text:p>89.939382</text:p>
          </table:table-cell>
          <table:table-cell office:value-type="float" office:value="83.325488" calcext:value-type="float">
            <text:p>83.325488</text:p>
          </table:table-cell>
          <table:table-cell office:value-type="float" office:value="91.759236" calcext:value-type="float">
            <text:p>91.759236</text:p>
          </table:table-cell>
          <table:table-cell office:value-type="float" office:value="122.663381" calcext:value-type="float">
            <text:p>122.663381</text:p>
          </table:table-cell>
          <table:table-cell office:value-type="float" office:value="222.69592" calcext:value-type="float">
            <text:p>222.69592</text:p>
          </table:table-cell>
          <table:table-cell office:value-type="float" office:value="79.988881" calcext:value-type="float">
            <text:p>79.988881</text:p>
          </table:table-cell>
          <table:table-cell office:value-type="float" office:value="73.848102" calcext:value-type="float">
            <text:p>73.848102</text:p>
          </table:table-cell>
          <table:table-cell office:value-type="float" office:value="202.155727" calcext:value-type="float">
            <text:p>202.155727</text:p>
          </table:table-cell>
          <table:table-cell office:value-type="float" office:value="68.692255" calcext:value-type="float">
            <text:p>68.692255</text:p>
          </table:table-cell>
          <table:table-cell office:value-type="float" office:value="69.833581" calcext:value-type="float">
            <text:p>69.833581</text:p>
          </table:table-cell>
          <table:table-cell office:value-type="float" office:value="140.634509" calcext:value-type="float">
            <text:p>140.634509</text:p>
          </table:table-cell>
          <table:table-cell office:value-type="float" office:value="125.998703" calcext:value-type="float">
            <text:p>125.998703</text:p>
          </table:table-cell>
          <table:table-cell office:value-type="float" office:value="66.103846" calcext:value-type="float">
            <text:p>66.103846</text:p>
          </table:table-cell>
          <table:table-cell office:value-type="float" office:value="202.527111" calcext:value-type="float">
            <text:p>202.527111</text:p>
          </table:table-cell>
          <table:table-cell office:value-type="float" office:value="132.870741" calcext:value-type="float">
            <text:p>132.870741</text:p>
          </table:table-cell>
          <table:table-cell office:value-type="float" office:value="202.232906" calcext:value-type="float">
            <text:p>202.2329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23.680306" calcext:value-type="float">
            <text:p>923.680306</text:p>
          </table:table-cell>
          <table:table-cell office:value-type="float" office:value="513.587294" calcext:value-type="float">
            <text:p>513.587294</text:p>
          </table:table-cell>
          <table:table-cell office:value-type="float" office:value="346.902626" calcext:value-type="float">
            <text:p>346.902626</text:p>
          </table:table-cell>
          <table:table-cell office:value-type="float" office:value="260.83061" calcext:value-type="float">
            <text:p>260.83061</text:p>
          </table:table-cell>
          <table:table-cell office:value-type="float" office:value="205.09585" calcext:value-type="float">
            <text:p>205.09585</text:p>
          </table:table-cell>
          <table:table-cell office:value-type="float" office:value="176.246623" calcext:value-type="float">
            <text:p>176.246623</text:p>
          </table:table-cell>
          <table:table-cell office:value-type="float" office:value="150.416952" calcext:value-type="float">
            <text:p>150.416952</text:p>
          </table:table-cell>
          <table:table-cell office:value-type="float" office:value="136.438369" calcext:value-type="float">
            <text:p>136.438369</text:p>
          </table:table-cell>
          <table:table-cell office:value-type="float" office:value="142.32375" calcext:value-type="float">
            <text:p>142.32375</text:p>
          </table:table-cell>
          <table:table-cell office:value-type="float" office:value="120.889617" calcext:value-type="float">
            <text:p>120.889617</text:p>
          </table:table-cell>
          <table:table-cell office:value-type="float" office:value="102.873916" calcext:value-type="float">
            <text:p>102.873916</text:p>
          </table:table-cell>
          <table:table-cell office:value-type="float" office:value="94.853613" calcext:value-type="float">
            <text:p>94.853613</text:p>
          </table:table-cell>
          <table:table-cell office:value-type="float" office:value="129.65865" calcext:value-type="float">
            <text:p>129.65865</text:p>
          </table:table-cell>
          <table:table-cell office:value-type="float" office:value="90.063057" calcext:value-type="float">
            <text:p>90.063057</text:p>
          </table:table-cell>
          <table:table-cell office:value-type="float" office:value="85.203541" calcext:value-type="float">
            <text:p>85.203541</text:p>
          </table:table-cell>
          <table:table-cell office:value-type="float" office:value="155.104588" calcext:value-type="float">
            <text:p>155.104588</text:p>
          </table:table-cell>
          <table:table-cell office:value-type="float" office:value="96.970474" calcext:value-type="float">
            <text:p>96.970474</text:p>
          </table:table-cell>
          <table:table-cell office:value-type="float" office:value="84.71273" calcext:value-type="float">
            <text:p>84.71273</text:p>
          </table:table-cell>
          <table:table-cell office:value-type="float" office:value="87.620212" calcext:value-type="float">
            <text:p>87.620212</text:p>
          </table:table-cell>
          <table:table-cell office:value-type="float" office:value="216.857066" calcext:value-type="float">
            <text:p>216.857066</text:p>
          </table:table-cell>
          <table:table-cell office:value-type="float" office:value="100.627281" calcext:value-type="float">
            <text:p>100.627281</text:p>
          </table:table-cell>
          <table:table-cell office:value-type="float" office:value="84.337217" calcext:value-type="float">
            <text:p>84.337217</text:p>
          </table:table-cell>
          <table:table-cell office:value-type="float" office:value="77.981858" calcext:value-type="float">
            <text:p>77.981858</text:p>
          </table:table-cell>
          <table:table-cell office:value-type="float" office:value="246.948675" calcext:value-type="float">
            <text:p>246.948675</text:p>
          </table:table-cell>
          <table:table-cell office:value-type="float" office:value="200.692359" calcext:value-type="float">
            <text:p>200.692359</text:p>
          </table:table-cell>
          <table:table-cell office:value-type="float" office:value="148.3447" calcext:value-type="float">
            <text:p>148.3447</text:p>
          </table:table-cell>
          <table:table-cell office:value-type="float" office:value="198.272471" calcext:value-type="float">
            <text:p>198.272471</text:p>
          </table:table-cell>
          <table:table-cell office:value-type="float" office:value="77.266477" calcext:value-type="float">
            <text:p>77.266477</text:p>
          </table:table-cell>
          <table:table-cell office:value-type="float" office:value="98.376477" calcext:value-type="float">
            <text:p>98.376477</text:p>
          </table:table-cell>
          <table:table-cell office:value-type="float" office:value="92.703434" calcext:value-type="float">
            <text:p>92.703434</text:p>
          </table:table-cell>
          <table:table-cell office:value-type="float" office:value="235.293153" calcext:value-type="float">
            <text:p>235.293153</text:p>
          </table:table-cell>
          <table:table-cell office:value-type="float" office:value="209.776586" calcext:value-type="float">
            <text:p>209.77658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39.662457" calcext:value-type="float">
            <text:p>1039.662457</text:p>
          </table:table-cell>
          <table:table-cell office:value-type="float" office:value="573.558754" calcext:value-type="float">
            <text:p>573.558754</text:p>
          </table:table-cell>
          <table:table-cell office:value-type="float" office:value="376.381485" calcext:value-type="float">
            <text:p>376.381485</text:p>
          </table:table-cell>
          <table:table-cell office:value-type="float" office:value="289.780154" calcext:value-type="float">
            <text:p>289.780154</text:p>
          </table:table-cell>
          <table:table-cell office:value-type="float" office:value="232.330515" calcext:value-type="float">
            <text:p>232.330515</text:p>
          </table:table-cell>
          <table:table-cell office:value-type="float" office:value="190.296836" calcext:value-type="float">
            <text:p>190.296836</text:p>
          </table:table-cell>
          <table:table-cell office:value-type="float" office:value="177.09545" calcext:value-type="float">
            <text:p>177.09545</text:p>
          </table:table-cell>
          <table:table-cell office:value-type="float" office:value="146.38521" calcext:value-type="float">
            <text:p>146.38521</text:p>
          </table:table-cell>
          <table:table-cell office:value-type="float" office:value="135.858707" calcext:value-type="float">
            <text:p>135.858707</text:p>
          </table:table-cell>
          <table:table-cell office:value-type="float" office:value="126.968638" calcext:value-type="float">
            <text:p>126.968638</text:p>
          </table:table-cell>
          <table:table-cell office:value-type="float" office:value="156.152485" calcext:value-type="float">
            <text:p>156.152485</text:p>
          </table:table-cell>
          <table:table-cell office:value-type="float" office:value="158.347115" calcext:value-type="float">
            <text:p>158.347115</text:p>
          </table:table-cell>
          <table:table-cell office:value-type="float" office:value="123.793716" calcext:value-type="float">
            <text:p>123.793716</text:p>
          </table:table-cell>
          <table:table-cell office:value-type="float" office:value="202.499315" calcext:value-type="float">
            <text:p>202.499315</text:p>
          </table:table-cell>
          <table:table-cell office:value-type="float" office:value="95.937605" calcext:value-type="float">
            <text:p>95.937605</text:p>
          </table:table-cell>
          <table:table-cell office:value-type="float" office:value="103.747619" calcext:value-type="float">
            <text:p>103.747619</text:p>
          </table:table-cell>
          <table:table-cell office:value-type="float" office:value="85.426901" calcext:value-type="float">
            <text:p>85.426901</text:p>
          </table:table-cell>
          <table:table-cell office:value-type="float" office:value="97.222338" calcext:value-type="float">
            <text:p>97.222338</text:p>
          </table:table-cell>
          <table:table-cell office:value-type="float" office:value="91.679258" calcext:value-type="float">
            <text:p>91.679258</text:p>
          </table:table-cell>
          <table:table-cell office:value-type="float" office:value="114.302883" calcext:value-type="float">
            <text:p>114.302883</text:p>
          </table:table-cell>
          <table:table-cell office:value-type="float" office:value="85.224536" calcext:value-type="float">
            <text:p>85.224536</text:p>
          </table:table-cell>
          <table:table-cell office:value-type="float" office:value="83.094479" calcext:value-type="float">
            <text:p>83.094479</text:p>
          </table:table-cell>
          <table:table-cell office:value-type="float" office:value="86.607921" calcext:value-type="float">
            <text:p>86.607921</text:p>
          </table:table-cell>
          <table:table-cell office:value-type="float" office:value="92.636437" calcext:value-type="float">
            <text:p>92.636437</text:p>
          </table:table-cell>
          <table:table-cell office:value-type="float" office:value="175.50718" calcext:value-type="float">
            <text:p>175.50718</text:p>
          </table:table-cell>
          <table:table-cell office:value-type="float" office:value="202.178192" calcext:value-type="float">
            <text:p>202.178192</text:p>
          </table:table-cell>
          <table:table-cell office:value-type="float" office:value="103.610254" calcext:value-type="float">
            <text:p>103.610254</text:p>
          </table:table-cell>
          <table:table-cell office:value-type="float" office:value="225.553652" calcext:value-type="float">
            <text:p>225.553652</text:p>
          </table:table-cell>
          <table:table-cell office:value-type="float" office:value="108.34312" calcext:value-type="float">
            <text:p>108.34312</text:p>
          </table:table-cell>
          <table:table-cell office:value-type="float" office:value="88.062573" calcext:value-type="float">
            <text:p>88.062573</text:p>
          </table:table-cell>
          <table:table-cell office:value-type="float" office:value="124.474812" calcext:value-type="float">
            <text:p>124.474812</text:p>
          </table:table-cell>
          <table:table-cell office:value-type="float" office:value="76.952327" calcext:value-type="float">
            <text:p>76.95232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31.611361" calcext:value-type="float">
            <text:p>1131.611361</text:p>
          </table:table-cell>
          <table:table-cell office:value-type="float" office:value="624.247397" calcext:value-type="float">
            <text:p>624.247397</text:p>
          </table:table-cell>
          <table:table-cell office:value-type="float" office:value="413.605173" calcext:value-type="float">
            <text:p>413.605173</text:p>
          </table:table-cell>
          <table:table-cell office:value-type="float" office:value="311.186597" calcext:value-type="float">
            <text:p>311.186597</text:p>
          </table:table-cell>
          <table:table-cell office:value-type="float" office:value="296.675031" calcext:value-type="float">
            <text:p>296.675031</text:p>
          </table:table-cell>
          <table:table-cell office:value-type="float" office:value="211.829332" calcext:value-type="float">
            <text:p>211.829332</text:p>
          </table:table-cell>
          <table:table-cell office:value-type="float" office:value="183.608989" calcext:value-type="float">
            <text:p>183.608989</text:p>
          </table:table-cell>
          <table:table-cell office:value-type="float" office:value="163.849037" calcext:value-type="float">
            <text:p>163.849037</text:p>
          </table:table-cell>
          <table:table-cell office:value-type="float" office:value="176.613264" calcext:value-type="float">
            <text:p>176.613264</text:p>
          </table:table-cell>
          <table:table-cell office:value-type="float" office:value="185.201034" calcext:value-type="float">
            <text:p>185.201034</text:p>
          </table:table-cell>
          <table:table-cell office:value-type="float" office:value="138.015584" calcext:value-type="float">
            <text:p>138.015584</text:p>
          </table:table-cell>
          <table:table-cell office:value-type="float" office:value="149.84596" calcext:value-type="float">
            <text:p>149.84596</text:p>
          </table:table-cell>
          <table:table-cell office:value-type="float" office:value="207.840817" calcext:value-type="float">
            <text:p>207.840817</text:p>
          </table:table-cell>
          <table:table-cell office:value-type="float" office:value="154.576256" calcext:value-type="float">
            <text:p>154.576256</text:p>
          </table:table-cell>
          <table:table-cell office:value-type="float" office:value="104.955667" calcext:value-type="float">
            <text:p>104.955667</text:p>
          </table:table-cell>
          <table:table-cell office:value-type="float" office:value="176.476819" calcext:value-type="float">
            <text:p>176.476819</text:p>
          </table:table-cell>
          <table:table-cell office:value-type="float" office:value="123.347475" calcext:value-type="float">
            <text:p>123.347475</text:p>
          </table:table-cell>
          <table:table-cell office:value-type="float" office:value="210.84721" calcext:value-type="float">
            <text:p>210.84721</text:p>
          </table:table-cell>
          <table:table-cell office:value-type="float" office:value="95.690944" calcext:value-type="float">
            <text:p>95.690944</text:p>
          </table:table-cell>
          <table:table-cell office:value-type="float" office:value="206.614509" calcext:value-type="float">
            <text:p>206.614509</text:p>
          </table:table-cell>
          <table:table-cell office:value-type="float" office:value="132.45495" calcext:value-type="float">
            <text:p>132.45495</text:p>
          </table:table-cell>
          <table:table-cell office:value-type="float" office:value="99.311439" calcext:value-type="float">
            <text:p>99.311439</text:p>
          </table:table-cell>
          <table:table-cell office:value-type="float" office:value="94.163031" calcext:value-type="float">
            <text:p>94.163031</text:p>
          </table:table-cell>
          <table:table-cell office:value-type="float" office:value="173.83127" calcext:value-type="float">
            <text:p>173.83127</text:p>
          </table:table-cell>
          <table:table-cell office:value-type="float" office:value="196.427295" calcext:value-type="float">
            <text:p>196.427295</text:p>
          </table:table-cell>
          <table:table-cell office:value-type="float" office:value="151.658547" calcext:value-type="float">
            <text:p>151.658547</text:p>
          </table:table-cell>
          <table:table-cell office:value-type="float" office:value="135.451462" calcext:value-type="float">
            <text:p>135.451462</text:p>
          </table:table-cell>
          <table:table-cell office:value-type="float" office:value="227.56702" calcext:value-type="float">
            <text:p>227.56702</text:p>
          </table:table-cell>
          <table:table-cell office:value-type="float" office:value="202.846362" calcext:value-type="float">
            <text:p>202.846362</text:p>
          </table:table-cell>
          <table:table-cell office:value-type="float" office:value="150.690466" calcext:value-type="float">
            <text:p>150.690466</text:p>
          </table:table-cell>
          <table:table-cell office:value-type="float" office:value="95.021726" calcext:value-type="float">
            <text:p>95.021726</text:p>
          </table:table-cell>
          <table:table-cell office:value-type="float" office:value="181.131293" calcext:value-type="float">
            <text:p>181.131293</text:p>
          </table:table-cell>
        </table:table-row>
        <table:table-row table:style-name="ro2">
          <table:table-cell table:number-columns-repeated="33"/>
        </table:table-row>
        <table:table-row table:style-name="ro1">
          <table:table-cell office:value-type="string" calcext:value-type="string">
            <text:p>uts_omp_no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5.18825" calcext:value-type="float">
            <text:p>175.18825</text:p>
          </table:table-cell>
          <table:table-cell office:value-type="float" office:value="119.807558" calcext:value-type="float">
            <text:p>119.807558</text:p>
          </table:table-cell>
          <table:table-cell office:value-type="float" office:value="78.385268" calcext:value-type="float">
            <text:p>78.385268</text:p>
          </table:table-cell>
          <table:table-cell office:value-type="float" office:value="74.46892" calcext:value-type="float">
            <text:p>74.46892</text:p>
          </table:table-cell>
          <table:table-cell office:value-type="float" office:value="58.614779" calcext:value-type="float">
            <text:p>58.614779</text:p>
          </table:table-cell>
          <table:table-cell office:value-type="float" office:value="53.43847" calcext:value-type="float">
            <text:p>53.43847</text:p>
          </table:table-cell>
          <table:table-cell office:value-type="float" office:value="38.794346" calcext:value-type="float">
            <text:p>38.794346</text:p>
          </table:table-cell>
          <table:table-cell office:value-type="float" office:value="34.158017" calcext:value-type="float">
            <text:p>34.158017</text:p>
          </table:table-cell>
          <table:table-cell office:value-type="float" office:value="36.744937" calcext:value-type="float">
            <text:p>36.744937</text:p>
          </table:table-cell>
          <table:table-cell office:value-type="float" office:value="37.245405" calcext:value-type="float">
            <text:p>37.245405</text:p>
          </table:table-cell>
          <table:table-cell office:value-type="float" office:value="35.054489" calcext:value-type="float">
            <text:p>35.054489</text:p>
          </table:table-cell>
          <table:table-cell office:value-type="float" office:value="78.816626" calcext:value-type="float">
            <text:p>78.816626</text:p>
          </table:table-cell>
          <table:table-cell office:value-type="float" office:value="34.273274" calcext:value-type="float">
            <text:p>34.273274</text:p>
          </table:table-cell>
          <table:table-cell office:value-type="float" office:value="42.501226" calcext:value-type="float">
            <text:p>42.501226</text:p>
          </table:table-cell>
          <table:table-cell office:value-type="float" office:value="30.173679" calcext:value-type="float">
            <text:p>30.173679</text:p>
          </table:table-cell>
          <table:table-cell office:value-type="float" office:value="118.828344" calcext:value-type="float">
            <text:p>118.828344</text:p>
          </table:table-cell>
          <table:table-cell office:value-type="float" office:value="29.657043" calcext:value-type="float">
            <text:p>29.657043</text:p>
          </table:table-cell>
          <table:table-cell office:value-type="float" office:value="35.287459" calcext:value-type="float">
            <text:p>35.287459</text:p>
          </table:table-cell>
          <table:table-cell office:value-type="float" office:value="76.223861" calcext:value-type="float">
            <text:p>76.223861</text:p>
          </table:table-cell>
          <table:table-cell office:value-type="float" office:value="150.176726" calcext:value-type="float">
            <text:p>150.176726</text:p>
          </table:table-cell>
          <table:table-cell office:value-type="float" office:value="26.651815" calcext:value-type="float">
            <text:p>26.651815</text:p>
          </table:table-cell>
          <table:table-cell office:value-type="float" office:value="31.606375" calcext:value-type="float">
            <text:p>31.606375</text:p>
          </table:table-cell>
          <table:table-cell office:value-type="float" office:value="32.578376" calcext:value-type="float">
            <text:p>32.578376</text:p>
          </table:table-cell>
          <table:table-cell office:value-type="float" office:value="132.818775" calcext:value-type="float">
            <text:p>132.818775</text:p>
          </table:table-cell>
          <table:table-cell office:value-type="float" office:value="202.149866" calcext:value-type="float">
            <text:p>202.149866</text:p>
          </table:table-cell>
          <table:table-cell office:value-type="float" office:value="35.399965" calcext:value-type="float">
            <text:p>35.399965</text:p>
          </table:table-cell>
          <table:table-cell office:value-type="float" office:value="95.055993" calcext:value-type="float">
            <text:p>95.055993</text:p>
          </table:table-cell>
          <table:table-cell office:value-type="float" office:value="41.175926" calcext:value-type="float">
            <text:p>41.175926</text:p>
          </table:table-cell>
          <table:table-cell office:value-type="float" office:value="119.397929" calcext:value-type="float">
            <text:p>119.397929</text:p>
          </table:table-cell>
          <table:table-cell office:value-type="float" office:value="48.033472" calcext:value-type="float">
            <text:p>48.033472</text:p>
          </table:table-cell>
          <table:table-cell office:value-type="float" office:value="80.391129" calcext:value-type="float">
            <text:p>80.391129</text:p>
          </table:table-cell>
          <table:table-cell office:value-type="float" office:value="73.892714" calcext:value-type="float">
            <text:p>73.89271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77.318557" calcext:value-type="float">
            <text:p>277.318557</text:p>
          </table:table-cell>
          <table:table-cell office:value-type="float" office:value="174.287081" calcext:value-type="float">
            <text:p>174.287081</text:p>
          </table:table-cell>
          <table:table-cell office:value-type="float" office:value="114.975121" calcext:value-type="float">
            <text:p>114.975121</text:p>
          </table:table-cell>
          <table:table-cell office:value-type="float" office:value="93.281805" calcext:value-type="float">
            <text:p>93.281805</text:p>
          </table:table-cell>
          <table:table-cell office:value-type="float" office:value="75.43198" calcext:value-type="float">
            <text:p>75.43198</text:p>
          </table:table-cell>
          <table:table-cell office:value-type="float" office:value="63.898377" calcext:value-type="float">
            <text:p>63.898377</text:p>
          </table:table-cell>
          <table:table-cell office:value-type="float" office:value="61.695097" calcext:value-type="float">
            <text:p>61.695097</text:p>
          </table:table-cell>
          <table:table-cell office:value-type="float" office:value="61.944041" calcext:value-type="float">
            <text:p>61.944041</text:p>
          </table:table-cell>
          <table:table-cell office:value-type="float" office:value="67.697408" calcext:value-type="float">
            <text:p>67.697408</text:p>
          </table:table-cell>
          <table:table-cell office:value-type="float" office:value="109.222522" calcext:value-type="float">
            <text:p>109.222522</text:p>
          </table:table-cell>
          <table:table-cell office:value-type="float" office:value="50.790845" calcext:value-type="float">
            <text:p>50.790845</text:p>
          </table:table-cell>
          <table:table-cell office:value-type="float" office:value="69.177128" calcext:value-type="float">
            <text:p>69.177128</text:p>
          </table:table-cell>
          <table:table-cell office:value-type="float" office:value="44.513102" calcext:value-type="float">
            <text:p>44.513102</text:p>
          </table:table-cell>
          <table:table-cell office:value-type="float" office:value="37.908755" calcext:value-type="float">
            <text:p>37.908755</text:p>
          </table:table-cell>
          <table:table-cell office:value-type="float" office:value="38.01239" calcext:value-type="float">
            <text:p>38.01239</text:p>
          </table:table-cell>
          <table:table-cell office:value-type="float" office:value="37.070536" calcext:value-type="float">
            <text:p>37.070536</text:p>
          </table:table-cell>
          <table:table-cell office:value-type="float" office:value="60.659828" calcext:value-type="float">
            <text:p>60.659828</text:p>
          </table:table-cell>
          <table:table-cell office:value-type="float" office:value="60.344071" calcext:value-type="float">
            <text:p>60.344071</text:p>
          </table:table-cell>
          <table:table-cell office:value-type="float" office:value="148.968812" calcext:value-type="float">
            <text:p>148.968812</text:p>
          </table:table-cell>
          <table:table-cell office:value-type="float" office:value="42.522804" calcext:value-type="float">
            <text:p>42.522804</text:p>
          </table:table-cell>
          <table:table-cell office:value-type="float" office:value="38.681338" calcext:value-type="float">
            <text:p>38.681338</text:p>
          </table:table-cell>
          <table:table-cell office:value-type="float" office:value="36.949051" calcext:value-type="float">
            <text:p>36.949051</text:p>
          </table:table-cell>
          <table:table-cell office:value-type="float" office:value="31.509808" calcext:value-type="float">
            <text:p>31.509808</text:p>
          </table:table-cell>
          <table:table-cell office:value-type="float" office:value="38.123575" calcext:value-type="float">
            <text:p>38.123575</text:p>
          </table:table-cell>
          <table:table-cell office:value-type="float" office:value="39.03222" calcext:value-type="float">
            <text:p>39.03222</text:p>
          </table:table-cell>
          <table:table-cell office:value-type="float" office:value="228.596891" calcext:value-type="float">
            <text:p>228.596891</text:p>
          </table:table-cell>
          <table:table-cell office:value-type="float" office:value="58.470479" calcext:value-type="float">
            <text:p>58.470479</text:p>
          </table:table-cell>
          <table:table-cell office:value-type="float" office:value="41.183181" calcext:value-type="float">
            <text:p>41.183181</text:p>
          </table:table-cell>
          <table:table-cell office:value-type="float" office:value="58.320315" calcext:value-type="float">
            <text:p>58.320315</text:p>
          </table:table-cell>
          <table:table-cell office:value-type="float" office:value="51.838607" calcext:value-type="float">
            <text:p>51.838607</text:p>
          </table:table-cell>
          <table:table-cell office:value-type="float" office:value="43.153948" calcext:value-type="float">
            <text:p>43.153948</text:p>
          </table:table-cell>
          <table:table-cell office:value-type="float" office:value="107.34293" calcext:value-type="float">
            <text:p>107.3429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84.929117" calcext:value-type="float">
            <text:p>384.929117</text:p>
          </table:table-cell>
          <table:table-cell office:value-type="float" office:value="226.561949" calcext:value-type="float">
            <text:p>226.561949</text:p>
          </table:table-cell>
          <table:table-cell office:value-type="float" office:value="153.377491" calcext:value-type="float">
            <text:p>153.377491</text:p>
          </table:table-cell>
          <table:table-cell office:value-type="float" office:value="117.167435" calcext:value-type="float">
            <text:p>117.167435</text:p>
          </table:table-cell>
          <table:table-cell office:value-type="float" office:value="95.372952" calcext:value-type="float">
            <text:p>95.372952</text:p>
          </table:table-cell>
          <table:table-cell office:value-type="float" office:value="84.902238" calcext:value-type="float">
            <text:p>84.902238</text:p>
          </table:table-cell>
          <table:table-cell office:value-type="float" office:value="72.644058" calcext:value-type="float">
            <text:p>72.644058</text:p>
          </table:table-cell>
          <table:table-cell office:value-type="float" office:value="63.513661" calcext:value-type="float">
            <text:p>63.513661</text:p>
          </table:table-cell>
          <table:table-cell office:value-type="float" office:value="65.540757" calcext:value-type="float">
            <text:p>65.540757</text:p>
          </table:table-cell>
          <table:table-cell office:value-type="float" office:value="55.109998" calcext:value-type="float">
            <text:p>55.109998</text:p>
          </table:table-cell>
          <table:table-cell office:value-type="float" office:value="55.7545" calcext:value-type="float">
            <text:p>55.7545</text:p>
          </table:table-cell>
          <table:table-cell office:value-type="float" office:value="50.573949" calcext:value-type="float">
            <text:p>50.573949</text:p>
          </table:table-cell>
          <table:table-cell office:value-type="float" office:value="51.855495" calcext:value-type="float">
            <text:p>51.855495</text:p>
          </table:table-cell>
          <table:table-cell office:value-type="float" office:value="44.465161" calcext:value-type="float">
            <text:p>44.465161</text:p>
          </table:table-cell>
          <table:table-cell office:value-type="float" office:value="47.321087" calcext:value-type="float">
            <text:p>47.321087</text:p>
          </table:table-cell>
          <table:table-cell office:value-type="float" office:value="41.003438" calcext:value-type="float">
            <text:p>41.003438</text:p>
          </table:table-cell>
          <table:table-cell office:value-type="float" office:value="41.928748" calcext:value-type="float">
            <text:p>41.928748</text:p>
          </table:table-cell>
          <table:table-cell office:value-type="float" office:value="45.984724" calcext:value-type="float">
            <text:p>45.984724</text:p>
          </table:table-cell>
          <table:table-cell office:value-type="float" office:value="68.805125" calcext:value-type="float">
            <text:p>68.805125</text:p>
          </table:table-cell>
          <table:table-cell office:value-type="float" office:value="40.399272" calcext:value-type="float">
            <text:p>40.399272</text:p>
          </table:table-cell>
          <table:table-cell office:value-type="float" office:value="46.328839" calcext:value-type="float">
            <text:p>46.328839</text:p>
          </table:table-cell>
          <table:table-cell office:value-type="float" office:value="58.536198" calcext:value-type="float">
            <text:p>58.536198</text:p>
          </table:table-cell>
          <table:table-cell office:value-type="float" office:value="53.60667" calcext:value-type="float">
            <text:p>53.60667</text:p>
          </table:table-cell>
          <table:table-cell office:value-type="float" office:value="46.403255" calcext:value-type="float">
            <text:p>46.403255</text:p>
          </table:table-cell>
          <table:table-cell office:value-type="float" office:value="155.705585" calcext:value-type="float">
            <text:p>155.705585</text:p>
          </table:table-cell>
          <table:table-cell office:value-type="float" office:value="68.473886" calcext:value-type="float">
            <text:p>68.473886</text:p>
          </table:table-cell>
          <table:table-cell office:value-type="float" office:value="59.766303" calcext:value-type="float">
            <text:p>59.766303</text:p>
          </table:table-cell>
          <table:table-cell office:value-type="float" office:value="57.454275" calcext:value-type="float">
            <text:p>57.454275</text:p>
          </table:table-cell>
          <table:table-cell office:value-type="float" office:value="187.505894" calcext:value-type="float">
            <text:p>187.505894</text:p>
          </table:table-cell>
          <table:table-cell office:value-type="float" office:value="54.298341" calcext:value-type="float">
            <text:p>54.298341</text:p>
          </table:table-cell>
          <table:table-cell office:value-type="float" office:value="143.448514" calcext:value-type="float">
            <text:p>143.448514</text:p>
          </table:table-cell>
          <table:table-cell office:value-type="float" office:value="208.881029" calcext:value-type="float">
            <text:p>208.88102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96.272535" calcext:value-type="float">
            <text:p>496.272535</text:p>
          </table:table-cell>
          <table:table-cell office:value-type="float" office:value="286.064461" calcext:value-type="float">
            <text:p>286.064461</text:p>
          </table:table-cell>
          <table:table-cell office:value-type="float" office:value="187.603545" calcext:value-type="float">
            <text:p>187.603545</text:p>
          </table:table-cell>
          <table:table-cell office:value-type="float" office:value="147.255577" calcext:value-type="float">
            <text:p>147.255577</text:p>
          </table:table-cell>
          <table:table-cell office:value-type="float" office:value="122.027227" calcext:value-type="float">
            <text:p>122.027227</text:p>
          </table:table-cell>
          <table:table-cell office:value-type="float" office:value="101.645582" calcext:value-type="float">
            <text:p>101.645582</text:p>
          </table:table-cell>
          <table:table-cell office:value-type="float" office:value="98.973936" calcext:value-type="float">
            <text:p>98.973936</text:p>
          </table:table-cell>
          <table:table-cell office:value-type="float" office:value="93.575128" calcext:value-type="float">
            <text:p>93.575128</text:p>
          </table:table-cell>
          <table:table-cell office:value-type="float" office:value="90.161774" calcext:value-type="float">
            <text:p>90.161774</text:p>
          </table:table-cell>
          <table:table-cell office:value-type="float" office:value="66.370015" calcext:value-type="float">
            <text:p>66.370015</text:p>
          </table:table-cell>
          <table:table-cell office:value-type="float" office:value="87.439873" calcext:value-type="float">
            <text:p>87.439873</text:p>
          </table:table-cell>
          <table:table-cell office:value-type="float" office:value="64.574651" calcext:value-type="float">
            <text:p>64.574651</text:p>
          </table:table-cell>
          <table:table-cell office:value-type="float" office:value="61.919817" calcext:value-type="float">
            <text:p>61.919817</text:p>
          </table:table-cell>
          <table:table-cell office:value-type="float" office:value="50.437453" calcext:value-type="float">
            <text:p>50.437453</text:p>
          </table:table-cell>
          <table:table-cell office:value-type="float" office:value="135.953637" calcext:value-type="float">
            <text:p>135.953637</text:p>
          </table:table-cell>
          <table:table-cell office:value-type="float" office:value="54.424748" calcext:value-type="float">
            <text:p>54.424748</text:p>
          </table:table-cell>
          <table:table-cell office:value-type="float" office:value="63.660974" calcext:value-type="float">
            <text:p>63.660974</text:p>
          </table:table-cell>
          <table:table-cell office:value-type="float" office:value="60.456897" calcext:value-type="float">
            <text:p>60.456897</text:p>
          </table:table-cell>
          <table:table-cell office:value-type="float" office:value="69.127252" calcext:value-type="float">
            <text:p>69.127252</text:p>
          </table:table-cell>
          <table:table-cell office:value-type="float" office:value="56.025006" calcext:value-type="float">
            <text:p>56.025006</text:p>
          </table:table-cell>
          <table:table-cell office:value-type="float" office:value="221.571635" calcext:value-type="float">
            <text:p>221.571635</text:p>
          </table:table-cell>
          <table:table-cell office:value-type="float" office:value="140.697421" calcext:value-type="float">
            <text:p>140.697421</text:p>
          </table:table-cell>
          <table:table-cell office:value-type="float" office:value="49.705522" calcext:value-type="float">
            <text:p>49.705522</text:p>
          </table:table-cell>
          <table:table-cell office:value-type="float" office:value="83.599727" calcext:value-type="float">
            <text:p>83.599727</text:p>
          </table:table-cell>
          <table:table-cell office:value-type="float" office:value="84.59897" calcext:value-type="float">
            <text:p>84.59897</text:p>
          </table:table-cell>
          <table:table-cell office:value-type="float" office:value="64.116181" calcext:value-type="float">
            <text:p>64.116181</text:p>
          </table:table-cell>
          <table:table-cell office:value-type="float" office:value="209.572856" calcext:value-type="float">
            <text:p>209.572856</text:p>
          </table:table-cell>
          <table:table-cell office:value-type="float" office:value="139.613713" calcext:value-type="float">
            <text:p>139.613713</text:p>
          </table:table-cell>
          <table:table-cell office:value-type="float" office:value="69.784581" calcext:value-type="float">
            <text:p>69.784581</text:p>
          </table:table-cell>
          <table:table-cell office:value-type="float" office:value="62.669832" calcext:value-type="float">
            <text:p>62.669832</text:p>
          </table:table-cell>
          <table:table-cell office:value-type="float" office:value="64.427084" calcext:value-type="float">
            <text:p>64.427084</text:p>
          </table:table-cell>
          <table:table-cell office:value-type="float" office:value="111.340118" calcext:value-type="float">
            <text:p>111.34011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97.657116" calcext:value-type="float">
            <text:p>597.657116</text:p>
          </table:table-cell>
          <table:table-cell office:value-type="float" office:value="348.538924" calcext:value-type="float">
            <text:p>348.538924</text:p>
          </table:table-cell>
          <table:table-cell office:value-type="float" office:value="228.104895" calcext:value-type="float">
            <text:p>228.104895</text:p>
          </table:table-cell>
          <table:table-cell office:value-type="float" office:value="170.364611" calcext:value-type="float">
            <text:p>170.364611</text:p>
          </table:table-cell>
          <table:table-cell office:value-type="float" office:value="146.30362" calcext:value-type="float">
            <text:p>146.30362</text:p>
          </table:table-cell>
          <table:table-cell office:value-type="float" office:value="116.240041" calcext:value-type="float">
            <text:p>116.240041</text:p>
          </table:table-cell>
          <table:table-cell office:value-type="float" office:value="114.027397" calcext:value-type="float">
            <text:p>114.027397</text:p>
          </table:table-cell>
          <table:table-cell office:value-type="float" office:value="94.742153" calcext:value-type="float">
            <text:p>94.742153</text:p>
          </table:table-cell>
          <table:table-cell office:value-type="float" office:value="88.290939" calcext:value-type="float">
            <text:p>88.290939</text:p>
          </table:table-cell>
          <table:table-cell office:value-type="float" office:value="93.980054" calcext:value-type="float">
            <text:p>93.980054</text:p>
          </table:table-cell>
          <table:table-cell office:value-type="float" office:value="111.489467" calcext:value-type="float">
            <text:p>111.489467</text:p>
          </table:table-cell>
          <table:table-cell office:value-type="float" office:value="83.937051" calcext:value-type="float">
            <text:p>83.937051</text:p>
          </table:table-cell>
          <table:table-cell office:value-type="float" office:value="64.147855" calcext:value-type="float">
            <text:p>64.147855</text:p>
          </table:table-cell>
          <table:table-cell office:value-type="float" office:value="99.776013" calcext:value-type="float">
            <text:p>99.776013</text:p>
          </table:table-cell>
          <table:table-cell office:value-type="float" office:value="164.887187" calcext:value-type="float">
            <text:p>164.887187</text:p>
          </table:table-cell>
          <table:table-cell office:value-type="float" office:value="58.552378" calcext:value-type="float">
            <text:p>58.552378</text:p>
          </table:table-cell>
          <table:table-cell office:value-type="float" office:value="75.854809" calcext:value-type="float">
            <text:p>75.854809</text:p>
          </table:table-cell>
          <table:table-cell office:value-type="float" office:value="61.323655" calcext:value-type="float">
            <text:p>61.323655</text:p>
          </table:table-cell>
          <table:table-cell office:value-type="float" office:value="67.936344" calcext:value-type="float">
            <text:p>67.936344</text:p>
          </table:table-cell>
          <table:table-cell office:value-type="float" office:value="66.888721" calcext:value-type="float">
            <text:p>66.888721</text:p>
          </table:table-cell>
          <table:table-cell office:value-type="float" office:value="57.907407" calcext:value-type="float">
            <text:p>57.907407</text:p>
          </table:table-cell>
          <table:table-cell office:value-type="float" office:value="50.801713" calcext:value-type="float">
            <text:p>50.801713</text:p>
          </table:table-cell>
          <table:table-cell office:value-type="float" office:value="78.551042" calcext:value-type="float">
            <text:p>78.551042</text:p>
          </table:table-cell>
          <table:table-cell office:value-type="float" office:value="51.493216" calcext:value-type="float">
            <text:p>51.493216</text:p>
          </table:table-cell>
          <table:table-cell office:value-type="float" office:value="181.409498" calcext:value-type="float">
            <text:p>181.409498</text:p>
          </table:table-cell>
          <table:table-cell office:value-type="float" office:value="201.764545" calcext:value-type="float">
            <text:p>201.764545</text:p>
          </table:table-cell>
          <table:table-cell office:value-type="float" office:value="102.891829" calcext:value-type="float">
            <text:p>102.891829</text:p>
          </table:table-cell>
          <table:table-cell office:value-type="float" office:value="70.277262" calcext:value-type="float">
            <text:p>70.277262</text:p>
          </table:table-cell>
          <table:table-cell office:value-type="float" office:value="73.547292" calcext:value-type="float">
            <text:p>73.547292</text:p>
          </table:table-cell>
          <table:table-cell office:value-type="float" office:value="156.735947" calcext:value-type="float">
            <text:p>156.735947</text:p>
          </table:table-cell>
          <table:table-cell office:value-type="float" office:value="61.104467" calcext:value-type="float">
            <text:p>61.104467</text:p>
          </table:table-cell>
          <table:table-cell office:value-type="float" office:value="138.98854" calcext:value-type="float">
            <text:p>138.9885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00.694185" calcext:value-type="float">
            <text:p>700.694185</text:p>
          </table:table-cell>
          <table:table-cell office:value-type="float" office:value="402.861736" calcext:value-type="float">
            <text:p>402.861736</text:p>
          </table:table-cell>
          <table:table-cell office:value-type="float" office:value="332.469946" calcext:value-type="float">
            <text:p>332.469946</text:p>
          </table:table-cell>
          <table:table-cell office:value-type="float" office:value="195.848629" calcext:value-type="float">
            <text:p>195.848629</text:p>
          </table:table-cell>
          <table:table-cell office:value-type="float" office:value="163.337081" calcext:value-type="float">
            <text:p>163.337081</text:p>
          </table:table-cell>
          <table:table-cell office:value-type="float" office:value="141.009495" calcext:value-type="float">
            <text:p>141.009495</text:p>
          </table:table-cell>
          <table:table-cell office:value-type="float" office:value="121.801963" calcext:value-type="float">
            <text:p>121.801963</text:p>
          </table:table-cell>
          <table:table-cell office:value-type="float" office:value="105.955103" calcext:value-type="float">
            <text:p>105.955103</text:p>
          </table:table-cell>
          <table:table-cell office:value-type="float" office:value="95.433455" calcext:value-type="float">
            <text:p>95.433455</text:p>
          </table:table-cell>
          <table:table-cell office:value-type="float" office:value="113.153484" calcext:value-type="float">
            <text:p>113.153484</text:p>
          </table:table-cell>
          <table:table-cell office:value-type="float" office:value="82.181571" calcext:value-type="float">
            <text:p>82.181571</text:p>
          </table:table-cell>
          <table:table-cell office:value-type="float" office:value="96.758238" calcext:value-type="float">
            <text:p>96.758238</text:p>
          </table:table-cell>
          <table:table-cell office:value-type="float" office:value="87.146445" calcext:value-type="float">
            <text:p>87.146445</text:p>
          </table:table-cell>
          <table:table-cell office:value-type="float" office:value="78.626203" calcext:value-type="float">
            <text:p>78.626203</text:p>
          </table:table-cell>
          <table:table-cell office:value-type="float" office:value="101.579754" calcext:value-type="float">
            <text:p>101.579754</text:p>
          </table:table-cell>
          <table:table-cell office:value-type="float" office:value="67.499544" calcext:value-type="float">
            <text:p>67.499544</text:p>
          </table:table-cell>
          <table:table-cell office:value-type="float" office:value="128.60567" calcext:value-type="float">
            <text:p>128.60567</text:p>
          </table:table-cell>
          <table:table-cell office:value-type="float" office:value="69.790493" calcext:value-type="float">
            <text:p>69.790493</text:p>
          </table:table-cell>
          <table:table-cell office:value-type="float" office:value="70.811696" calcext:value-type="float">
            <text:p>70.811696</text:p>
          </table:table-cell>
          <table:table-cell office:value-type="float" office:value="59.453563" calcext:value-type="float">
            <text:p>59.453563</text:p>
          </table:table-cell>
          <table:table-cell office:value-type="float" office:value="203.352407" calcext:value-type="float">
            <text:p>203.352407</text:p>
          </table:table-cell>
          <table:table-cell office:value-type="float" office:value="96.659712" calcext:value-type="float">
            <text:p>96.659712</text:p>
          </table:table-cell>
          <table:table-cell office:value-type="float" office:value="60.104977" calcext:value-type="float">
            <text:p>60.104977</text:p>
          </table:table-cell>
          <table:table-cell office:value-type="float" office:value="95.287069" calcext:value-type="float">
            <text:p>95.287069</text:p>
          </table:table-cell>
          <table:table-cell office:value-type="float" office:value="211.608838" calcext:value-type="float">
            <text:p>211.608838</text:p>
          </table:table-cell>
          <table:table-cell office:value-type="float" office:value="239.877725" calcext:value-type="float">
            <text:p>239.877725</text:p>
          </table:table-cell>
          <table:table-cell office:value-type="float" office:value="67.572856" calcext:value-type="float">
            <text:p>67.572856</text:p>
          </table:table-cell>
          <table:table-cell office:value-type="float" office:value="202.494448" calcext:value-type="float">
            <text:p>202.494448</text:p>
          </table:table-cell>
          <table:table-cell office:value-type="float" office:value="172.509435" calcext:value-type="float">
            <text:p>172.509435</text:p>
          </table:table-cell>
          <table:table-cell office:value-type="float" office:value="212.70078" calcext:value-type="float">
            <text:p>212.70078</text:p>
          </table:table-cell>
          <table:table-cell office:value-type="float" office:value="70.451032" calcext:value-type="float">
            <text:p>70.451032</text:p>
          </table:table-cell>
          <table:table-cell office:value-type="float" office:value="63.503221" calcext:value-type="float">
            <text:p>63.50322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04.829948" calcext:value-type="float">
            <text:p>804.829948</text:p>
          </table:table-cell>
          <table:table-cell office:value-type="float" office:value="460.339363" calcext:value-type="float">
            <text:p>460.339363</text:p>
          </table:table-cell>
          <table:table-cell office:value-type="float" office:value="305.452618" calcext:value-type="float">
            <text:p>305.452618</text:p>
          </table:table-cell>
          <table:table-cell office:value-type="float" office:value="220.628232" calcext:value-type="float">
            <text:p>220.628232</text:p>
          </table:table-cell>
          <table:table-cell office:value-type="float" office:value="183.718414" calcext:value-type="float">
            <text:p>183.718414</text:p>
          </table:table-cell>
          <table:table-cell office:value-type="float" office:value="179.53142" calcext:value-type="float">
            <text:p>179.53142</text:p>
          </table:table-cell>
          <table:table-cell office:value-type="float" office:value="168.361501" calcext:value-type="float">
            <text:p>168.361501</text:p>
          </table:table-cell>
          <table:table-cell office:value-type="float" office:value="120.040409" calcext:value-type="float">
            <text:p>120.040409</text:p>
          </table:table-cell>
          <table:table-cell office:value-type="float" office:value="137.638217" calcext:value-type="float">
            <text:p>137.638217</text:p>
          </table:table-cell>
          <table:table-cell office:value-type="float" office:value="101.977162" calcext:value-type="float">
            <text:p>101.977162</text:p>
          </table:table-cell>
          <table:table-cell office:value-type="float" office:value="91.731938" calcext:value-type="float">
            <text:p>91.731938</text:p>
          </table:table-cell>
          <table:table-cell office:value-type="float" office:value="87.966452" calcext:value-type="float">
            <text:p>87.966452</text:p>
          </table:table-cell>
          <table:table-cell office:value-type="float" office:value="89.477303" calcext:value-type="float">
            <text:p>89.477303</text:p>
          </table:table-cell>
          <table:table-cell office:value-type="float" office:value="90.149039" calcext:value-type="float">
            <text:p>90.149039</text:p>
          </table:table-cell>
          <table:table-cell office:value-type="float" office:value="98.567723" calcext:value-type="float">
            <text:p>98.567723</text:p>
          </table:table-cell>
          <table:table-cell office:value-type="float" office:value="68.284016" calcext:value-type="float">
            <text:p>68.284016</text:p>
          </table:table-cell>
          <table:table-cell office:value-type="float" office:value="114.261064" calcext:value-type="float">
            <text:p>114.261064</text:p>
          </table:table-cell>
          <table:table-cell office:value-type="float" office:value="128.777819" calcext:value-type="float">
            <text:p>128.777819</text:p>
          </table:table-cell>
          <table:table-cell office:value-type="float" office:value="101.029325" calcext:value-type="float">
            <text:p>101.029325</text:p>
          </table:table-cell>
          <table:table-cell office:value-type="float" office:value="186.963589" calcext:value-type="float">
            <text:p>186.963589</text:p>
          </table:table-cell>
          <table:table-cell office:value-type="float" office:value="183.064347" calcext:value-type="float">
            <text:p>183.064347</text:p>
          </table:table-cell>
          <table:table-cell office:value-type="float" office:value="199.429478" calcext:value-type="float">
            <text:p>199.429478</text:p>
          </table:table-cell>
          <table:table-cell office:value-type="float" office:value="149.180302" calcext:value-type="float">
            <text:p>149.180302</text:p>
          </table:table-cell>
          <table:table-cell office:value-type="float" office:value="142.225951" calcext:value-type="float">
            <text:p>142.225951</text:p>
          </table:table-cell>
          <table:table-cell office:value-type="float" office:value="82.518189" calcext:value-type="float">
            <text:p>82.518189</text:p>
          </table:table-cell>
          <table:table-cell office:value-type="float" office:value="71.662046" calcext:value-type="float">
            <text:p>71.662046</text:p>
          </table:table-cell>
          <table:table-cell office:value-type="float" office:value="87.410607" calcext:value-type="float">
            <text:p>87.410607</text:p>
          </table:table-cell>
          <table:table-cell office:value-type="float" office:value="81.81104" calcext:value-type="float">
            <text:p>81.81104</text:p>
          </table:table-cell>
          <table:table-cell office:value-type="float" office:value="224.768386" calcext:value-type="float">
            <text:p>224.768386</text:p>
          </table:table-cell>
          <table:table-cell office:value-type="float" office:value="152.374284" calcext:value-type="float">
            <text:p>152.374284</text:p>
          </table:table-cell>
          <table:table-cell office:value-type="float" office:value="79.220715" calcext:value-type="float">
            <text:p>79.220715</text:p>
          </table:table-cell>
          <table:table-cell office:value-type="float" office:value="87.385421" calcext:value-type="float">
            <text:p>87.38542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42.243791" calcext:value-type="float">
            <text:p>942.243791</text:p>
          </table:table-cell>
          <table:table-cell office:value-type="float" office:value="514.736765" calcext:value-type="float">
            <text:p>514.736765</text:p>
          </table:table-cell>
          <table:table-cell office:value-type="float" office:value="345.780709" calcext:value-type="float">
            <text:p>345.780709</text:p>
          </table:table-cell>
          <table:table-cell office:value-type="float" office:value="249.035712" calcext:value-type="float">
            <text:p>249.035712</text:p>
          </table:table-cell>
          <table:table-cell office:value-type="float" office:value="204.712727" calcext:value-type="float">
            <text:p>204.712727</text:p>
          </table:table-cell>
          <table:table-cell office:value-type="float" office:value="197.055087" calcext:value-type="float">
            <text:p>197.055087</text:p>
          </table:table-cell>
          <table:table-cell office:value-type="float" office:value="151.831945" calcext:value-type="float">
            <text:p>151.831945</text:p>
          </table:table-cell>
          <table:table-cell office:value-type="float" office:value="161.704567" calcext:value-type="float">
            <text:p>161.704567</text:p>
          </table:table-cell>
          <table:table-cell office:value-type="float" office:value="125.765926" calcext:value-type="float">
            <text:p>125.765926</text:p>
          </table:table-cell>
          <table:table-cell office:value-type="float" office:value="113.482694" calcext:value-type="float">
            <text:p>113.482694</text:p>
          </table:table-cell>
          <table:table-cell office:value-type="float" office:value="108.316632" calcext:value-type="float">
            <text:p>108.316632</text:p>
          </table:table-cell>
          <table:table-cell office:value-type="float" office:value="131.779438" calcext:value-type="float">
            <text:p>131.779438</text:p>
          </table:table-cell>
          <table:table-cell office:value-type="float" office:value="115.449947" calcext:value-type="float">
            <text:p>115.449947</text:p>
          </table:table-cell>
          <table:table-cell office:value-type="float" office:value="204.982338" calcext:value-type="float">
            <text:p>204.982338</text:p>
          </table:table-cell>
          <table:table-cell office:value-type="float" office:value="84.911574" calcext:value-type="float">
            <text:p>84.911574</text:p>
          </table:table-cell>
          <table:table-cell office:value-type="float" office:value="78.459674" calcext:value-type="float">
            <text:p>78.459674</text:p>
          </table:table-cell>
          <table:table-cell office:value-type="float" office:value="82.06419" calcext:value-type="float">
            <text:p>82.06419</text:p>
          </table:table-cell>
          <table:table-cell office:value-type="float" office:value="90.791658" calcext:value-type="float">
            <text:p>90.791658</text:p>
          </table:table-cell>
          <table:table-cell office:value-type="float" office:value="77.077484" calcext:value-type="float">
            <text:p>77.077484</text:p>
          </table:table-cell>
          <table:table-cell office:value-type="float" office:value="85.118579" calcext:value-type="float">
            <text:p>85.118579</text:p>
          </table:table-cell>
          <table:table-cell office:value-type="float" office:value="99.528549" calcext:value-type="float">
            <text:p>99.528549</text:p>
          </table:table-cell>
          <table:table-cell office:value-type="float" office:value="86.576272" calcext:value-type="float">
            <text:p>86.576272</text:p>
          </table:table-cell>
          <table:table-cell office:value-type="float" office:value="83.651202" calcext:value-type="float">
            <text:p>83.651202</text:p>
          </table:table-cell>
          <table:table-cell office:value-type="float" office:value="202.110165" calcext:value-type="float">
            <text:p>202.110165</text:p>
          </table:table-cell>
          <table:table-cell office:value-type="float" office:value="125.624024" calcext:value-type="float">
            <text:p>125.624024</text:p>
          </table:table-cell>
          <table:table-cell office:value-type="float" office:value="78.28145" calcext:value-type="float">
            <text:p>78.28145</text:p>
          </table:table-cell>
          <table:table-cell office:value-type="float" office:value="72.271861" calcext:value-type="float">
            <text:p>72.271861</text:p>
          </table:table-cell>
          <table:table-cell office:value-type="float" office:value="84.206944" calcext:value-type="float">
            <text:p>84.206944</text:p>
          </table:table-cell>
          <table:table-cell office:value-type="float" office:value="163.394984" calcext:value-type="float">
            <text:p>163.394984</text:p>
          </table:table-cell>
          <table:table-cell office:value-type="float" office:value="103.601285" calcext:value-type="float">
            <text:p>103.601285</text:p>
          </table:table-cell>
          <table:table-cell office:value-type="float" office:value="77.605085" calcext:value-type="float">
            <text:p>77.605085</text:p>
          </table:table-cell>
          <table:table-cell office:value-type="float" office:value="202.010771" calcext:value-type="float">
            <text:p>202.01077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18.8093" calcext:value-type="float">
            <text:p>1018.8093</text:p>
          </table:table-cell>
          <table:table-cell office:value-type="float" office:value="570.411247" calcext:value-type="float">
            <text:p>570.411247</text:p>
          </table:table-cell>
          <table:table-cell office:value-type="float" office:value="385.562953" calcext:value-type="float">
            <text:p>385.562953</text:p>
          </table:table-cell>
          <table:table-cell office:value-type="float" office:value="282.725642" calcext:value-type="float">
            <text:p>282.725642</text:p>
          </table:table-cell>
          <table:table-cell office:value-type="float" office:value="229.206171" calcext:value-type="float">
            <text:p>229.206171</text:p>
          </table:table-cell>
          <table:table-cell office:value-type="float" office:value="198.464905" calcext:value-type="float">
            <text:p>198.464905</text:p>
          </table:table-cell>
          <table:table-cell office:value-type="float" office:value="169.33463" calcext:value-type="float">
            <text:p>169.33463</text:p>
          </table:table-cell>
          <table:table-cell office:value-type="float" office:value="152.852272" calcext:value-type="float">
            <text:p>152.852272</text:p>
          </table:table-cell>
          <table:table-cell office:value-type="float" office:value="133.536451" calcext:value-type="float">
            <text:p>133.536451</text:p>
          </table:table-cell>
          <table:table-cell office:value-type="float" office:value="127.172615" calcext:value-type="float">
            <text:p>127.172615</text:p>
          </table:table-cell>
          <table:table-cell office:value-type="float" office:value="116.249098" calcext:value-type="float">
            <text:p>116.249098</text:p>
          </table:table-cell>
          <table:table-cell office:value-type="float" office:value="104.409469" calcext:value-type="float">
            <text:p>104.409469</text:p>
          </table:table-cell>
          <table:table-cell office:value-type="float" office:value="115.430778" calcext:value-type="float">
            <text:p>115.430778</text:p>
          </table:table-cell>
          <table:table-cell office:value-type="float" office:value="147.201156" calcext:value-type="float">
            <text:p>147.201156</text:p>
          </table:table-cell>
          <table:table-cell office:value-type="float" office:value="123.762345" calcext:value-type="float">
            <text:p>123.762345</text:p>
          </table:table-cell>
          <table:table-cell office:value-type="float" office:value="100.054727" calcext:value-type="float">
            <text:p>100.054727</text:p>
          </table:table-cell>
          <table:table-cell office:value-type="float" office:value="146.499815" calcext:value-type="float">
            <text:p>146.499815</text:p>
          </table:table-cell>
          <table:table-cell office:value-type="float" office:value="94.006274" calcext:value-type="float">
            <text:p>94.006274</text:p>
          </table:table-cell>
          <table:table-cell office:value-type="float" office:value="88.560587" calcext:value-type="float">
            <text:p>88.560587</text:p>
          </table:table-cell>
          <table:table-cell office:value-type="float" office:value="84.357456" calcext:value-type="float">
            <text:p>84.357456</text:p>
          </table:table-cell>
          <table:table-cell office:value-type="float" office:value="173.501856" calcext:value-type="float">
            <text:p>173.501856</text:p>
          </table:table-cell>
          <table:table-cell office:value-type="float" office:value="108.549018" calcext:value-type="float">
            <text:p>108.549018</text:p>
          </table:table-cell>
          <table:table-cell office:value-type="float" office:value="202.160883" calcext:value-type="float">
            <text:p>202.160883</text:p>
          </table:table-cell>
          <table:table-cell office:value-type="float" office:value="81.339412" calcext:value-type="float">
            <text:p>81.339412</text:p>
          </table:table-cell>
          <table:table-cell office:value-type="float" office:value="94.164394" calcext:value-type="float">
            <text:p>94.164394</text:p>
          </table:table-cell>
          <table:table-cell office:value-type="float" office:value="127.807819" calcext:value-type="float">
            <text:p>127.807819</text:p>
          </table:table-cell>
          <table:table-cell office:value-type="float" office:value="173.778356" calcext:value-type="float">
            <text:p>173.778356</text:p>
          </table:table-cell>
          <table:table-cell office:value-type="float" office:value="146.355719" calcext:value-type="float">
            <text:p>146.355719</text:p>
          </table:table-cell>
          <table:table-cell office:value-type="float" office:value="191.358101" calcext:value-type="float">
            <text:p>191.358101</text:p>
          </table:table-cell>
          <table:table-cell office:value-type="float" office:value="84.289756" calcext:value-type="float">
            <text:p>84.289756</text:p>
          </table:table-cell>
          <table:table-cell office:value-type="float" office:value="170.762202" calcext:value-type="float">
            <text:p>170.762202</text:p>
          </table:table-cell>
          <table:table-cell office:value-type="float" office:value="119.136043" calcext:value-type="float">
            <text:p>119.13604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41.390268" calcext:value-type="float">
            <text:p>1141.390268</text:p>
          </table:table-cell>
          <table:table-cell office:value-type="float" office:value="620.935906" calcext:value-type="float">
            <text:p>620.935906</text:p>
          </table:table-cell>
          <table:table-cell office:value-type="float" office:value="411.654565" calcext:value-type="float">
            <text:p>411.654565</text:p>
          </table:table-cell>
          <table:table-cell office:value-type="float" office:value="312.265262" calcext:value-type="float">
            <text:p>312.265262</text:p>
          </table:table-cell>
          <table:table-cell office:value-type="float" office:value="292.380581" calcext:value-type="float">
            <text:p>292.380581</text:p>
          </table:table-cell>
          <table:table-cell office:value-type="float" office:value="238.332028" calcext:value-type="float">
            <text:p>238.332028</text:p>
          </table:table-cell>
          <table:table-cell office:value-type="float" office:value="184.022538" calcext:value-type="float">
            <text:p>184.022538</text:p>
          </table:table-cell>
          <table:table-cell office:value-type="float" office:value="199.474664" calcext:value-type="float">
            <text:p>199.474664</text:p>
          </table:table-cell>
          <table:table-cell office:value-type="float" office:value="173.443336" calcext:value-type="float">
            <text:p>173.443336</text:p>
          </table:table-cell>
          <table:table-cell office:value-type="float" office:value="133.350214" calcext:value-type="float">
            <text:p>133.350214</text:p>
          </table:table-cell>
          <table:table-cell office:value-type="float" office:value="148.477964" calcext:value-type="float">
            <text:p>148.477964</text:p>
          </table:table-cell>
          <table:table-cell office:value-type="float" office:value="144.362694" calcext:value-type="float">
            <text:p>144.362694</text:p>
          </table:table-cell>
          <table:table-cell office:value-type="float" office:value="112.548776" calcext:value-type="float">
            <text:p>112.548776</text:p>
          </table:table-cell>
          <table:table-cell office:value-type="float" office:value="122.293748" calcext:value-type="float">
            <text:p>122.293748</text:p>
          </table:table-cell>
          <table:table-cell office:value-type="float" office:value="94.940086" calcext:value-type="float">
            <text:p>94.940086</text:p>
          </table:table-cell>
          <table:table-cell office:value-type="float" office:value="109.695413" calcext:value-type="float">
            <text:p>109.695413</text:p>
          </table:table-cell>
          <table:table-cell office:value-type="float" office:value="89.535391" calcext:value-type="float">
            <text:p>89.535391</text:p>
          </table:table-cell>
          <table:table-cell office:value-type="float" office:value="240.057908" calcext:value-type="float">
            <text:p>240.057908</text:p>
          </table:table-cell>
          <table:table-cell office:value-type="float" office:value="92.17014" calcext:value-type="float">
            <text:p>92.17014</text:p>
          </table:table-cell>
          <table:table-cell office:value-type="float" office:value="107.647843" calcext:value-type="float">
            <text:p>107.647843</text:p>
          </table:table-cell>
          <table:table-cell office:value-type="float" office:value="107.328049" calcext:value-type="float">
            <text:p>107.328049</text:p>
          </table:table-cell>
          <table:table-cell office:value-type="float" office:value="108.622004" calcext:value-type="float">
            <text:p>108.622004</text:p>
          </table:table-cell>
          <table:table-cell office:value-type="float" office:value="186.349697" calcext:value-type="float">
            <text:p>186.349697</text:p>
          </table:table-cell>
          <table:table-cell office:value-type="float" office:value="88.424491" calcext:value-type="float">
            <text:p>88.424491</text:p>
          </table:table-cell>
          <table:table-cell office:value-type="float" office:value="171.551314" calcext:value-type="float">
            <text:p>171.551314</text:p>
          </table:table-cell>
          <table:table-cell office:value-type="float" office:value="212.24271" calcext:value-type="float">
            <text:p>212.24271</text:p>
          </table:table-cell>
          <table:table-cell office:value-type="float" office:value="205.792166" calcext:value-type="float">
            <text:p>205.792166</text:p>
          </table:table-cell>
          <table:table-cell office:value-type="float" office:value="145.624011" calcext:value-type="float">
            <text:p>145.624011</text:p>
          </table:table-cell>
          <table:table-cell office:value-type="float" office:value="204.325436" calcext:value-type="float">
            <text:p>204.325436</text:p>
          </table:table-cell>
          <table:table-cell office:value-type="float" office:value="85.339483" calcext:value-type="float">
            <text:p>85.339483</text:p>
          </table:table-cell>
          <table:table-cell office:value-type="float" office:value="204.090138" calcext:value-type="float">
            <text:p>204.090138</text:p>
          </table:table-cell>
          <table:table-cell office:value-type="float" office:value="184.547953" calcext:value-type="float">
            <text:p>184.547953</text:p>
          </table:table-cell>
        </table:table-row>
        <table:table-row table:style-name="ro2">
          <table:table-cell table:number-columns-repeated="33"/>
        </table:table-row>
        <table:table-row table:style-name="ro3">
          <table:table-cell office:value-type="string" calcext:value-type="string">
            <text:p>uts_omp_cilk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8.132246" calcext:value-type="float">
            <text:p>168.132246</text:p>
          </table:table-cell>
          <table:table-cell office:value-type="float" office:value="91.94111" calcext:value-type="float">
            <text:p>91.94111</text:p>
          </table:table-cell>
          <table:table-cell office:value-type="float" office:value="66.689528" calcext:value-type="float">
            <text:p>66.689528</text:p>
          </table:table-cell>
          <table:table-cell office:value-type="float" office:value="49.209802" calcext:value-type="float">
            <text:p>49.209802</text:p>
          </table:table-cell>
          <table:table-cell office:value-type="float" office:value="42.550716" calcext:value-type="float">
            <text:p>42.550716</text:p>
          </table:table-cell>
          <table:table-cell office:value-type="float" office:value="34.66857" calcext:value-type="float">
            <text:p>34.66857</text:p>
          </table:table-cell>
          <table:table-cell office:value-type="float" office:value="35.337502" calcext:value-type="float">
            <text:p>35.337502</text:p>
          </table:table-cell>
          <table:table-cell office:value-type="float" office:value="29.823425" calcext:value-type="float">
            <text:p>29.823425</text:p>
          </table:table-cell>
          <table:table-cell office:value-type="float" office:value="29.004445" calcext:value-type="float">
            <text:p>29.004445</text:p>
          </table:table-cell>
          <table:table-cell office:value-type="float" office:value="27.31682" calcext:value-type="float">
            <text:p>27.31682</text:p>
          </table:table-cell>
          <table:table-cell office:value-type="float" office:value="26.03835" calcext:value-type="float">
            <text:p>26.03835</text:p>
          </table:table-cell>
          <table:table-cell office:value-type="float" office:value="25.776845" calcext:value-type="float">
            <text:p>25.776845</text:p>
          </table:table-cell>
          <table:table-cell office:value-type="float" office:value="24.11072" calcext:value-type="float">
            <text:p>24.11072</text:p>
          </table:table-cell>
          <table:table-cell office:value-type="float" office:value="25.752076" calcext:value-type="float">
            <text:p>25.752076</text:p>
          </table:table-cell>
          <table:table-cell office:value-type="float" office:value="23.163151" calcext:value-type="float">
            <text:p>23.163151</text:p>
          </table:table-cell>
          <table:table-cell office:value-type="float" office:value="28.051678" calcext:value-type="float">
            <text:p>28.051678</text:p>
          </table:table-cell>
          <table:table-cell office:value-type="float" office:value="19.385531" calcext:value-type="float">
            <text:p>19.385531</text:p>
          </table:table-cell>
          <table:table-cell office:value-type="float" office:value="18.601108" calcext:value-type="float">
            <text:p>18.601108</text:p>
          </table:table-cell>
          <table:table-cell office:value-type="float" office:value="22.082206" calcext:value-type="float">
            <text:p>22.082206</text:p>
          </table:table-cell>
          <table:table-cell office:value-type="float" office:value="18.442251" calcext:value-type="float">
            <text:p>18.442251</text:p>
          </table:table-cell>
          <table:table-cell office:value-type="float" office:value="16.802547" calcext:value-type="float">
            <text:p>16.802547</text:p>
          </table:table-cell>
          <table:table-cell office:value-type="float" office:value="18.67491" calcext:value-type="float">
            <text:p>18.67491</text:p>
          </table:table-cell>
          <table:table-cell office:value-type="float" office:value="23.951553" calcext:value-type="float">
            <text:p>23.951553</text:p>
          </table:table-cell>
          <table:table-cell office:value-type="float" office:value="23.234013" calcext:value-type="float">
            <text:p>23.234013</text:p>
          </table:table-cell>
          <table:table-cell office:value-type="float" office:value="22.504783" calcext:value-type="float">
            <text:p>22.504783</text:p>
          </table:table-cell>
          <table:table-cell office:value-type="float" office:value="23.253415" calcext:value-type="float">
            <text:p>23.253415</text:p>
          </table:table-cell>
          <table:table-cell office:value-type="float" office:value="22.206845" calcext:value-type="float">
            <text:p>22.206845</text:p>
          </table:table-cell>
          <table:table-cell office:value-type="float" office:value="27.703165" calcext:value-type="float">
            <text:p>27.703165</text:p>
          </table:table-cell>
          <table:table-cell office:value-type="float" office:value="22.594" calcext:value-type="float">
            <text:p>22.594</text:p>
          </table:table-cell>
          <table:table-cell office:value-type="float" office:value="20.745155" calcext:value-type="float">
            <text:p>20.745155</text:p>
          </table:table-cell>
          <table:table-cell office:value-type="float" office:value="24.014421" calcext:value-type="float">
            <text:p>24.014421</text:p>
          </table:table-cell>
          <table:table-cell office:value-type="float" office:value="22.914182" calcext:value-type="float">
            <text:p>22.91418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0.108699" calcext:value-type="float">
            <text:p>320.108699</text:p>
          </table:table-cell>
          <table:table-cell office:value-type="float" office:value="146.004683" calcext:value-type="float">
            <text:p>146.004683</text:p>
          </table:table-cell>
          <table:table-cell office:value-type="float" office:value="99.982895" calcext:value-type="float">
            <text:p>99.982895</text:p>
          </table:table-cell>
          <table:table-cell office:value-type="float" office:value="75.498917" calcext:value-type="float">
            <text:p>75.498917</text:p>
          </table:table-cell>
          <table:table-cell office:value-type="float" office:value="62.502742" calcext:value-type="float">
            <text:p>62.502742</text:p>
          </table:table-cell>
          <table:table-cell office:value-type="float" office:value="58.607642" calcext:value-type="float">
            <text:p>58.607642</text:p>
          </table:table-cell>
          <table:table-cell office:value-type="float" office:value="46.861167" calcext:value-type="float">
            <text:p>46.861167</text:p>
          </table:table-cell>
          <table:table-cell office:value-type="float" office:value="44.79514" calcext:value-type="float">
            <text:p>44.79514</text:p>
          </table:table-cell>
          <table:table-cell office:value-type="float" office:value="38.874448" calcext:value-type="float">
            <text:p>38.874448</text:p>
          </table:table-cell>
          <table:table-cell office:value-type="float" office:value="53.247911" calcext:value-type="float">
            <text:p>53.247911</text:p>
          </table:table-cell>
          <table:table-cell office:value-type="float" office:value="34.636074" calcext:value-type="float">
            <text:p>34.636074</text:p>
          </table:table-cell>
          <table:table-cell office:value-type="float" office:value="41.222732" calcext:value-type="float">
            <text:p>41.222732</text:p>
          </table:table-cell>
          <table:table-cell office:value-type="float" office:value="38.724353" calcext:value-type="float">
            <text:p>38.724353</text:p>
          </table:table-cell>
          <table:table-cell office:value-type="float" office:value="49.21353" calcext:value-type="float">
            <text:p>49.21353</text:p>
          </table:table-cell>
          <table:table-cell office:value-type="float" office:value="29.930913" calcext:value-type="float">
            <text:p>29.930913</text:p>
          </table:table-cell>
          <table:table-cell office:value-type="float" office:value="31.124247" calcext:value-type="float">
            <text:p>31.124247</text:p>
          </table:table-cell>
          <table:table-cell office:value-type="float" office:value="30.589206" calcext:value-type="float">
            <text:p>30.589206</text:p>
          </table:table-cell>
          <table:table-cell office:value-type="float" office:value="28.549161" calcext:value-type="float">
            <text:p>28.549161</text:p>
          </table:table-cell>
          <table:table-cell office:value-type="float" office:value="26.173203" calcext:value-type="float">
            <text:p>26.173203</text:p>
          </table:table-cell>
          <table:table-cell office:value-type="float" office:value="24.927396" calcext:value-type="float">
            <text:p>24.927396</text:p>
          </table:table-cell>
          <table:table-cell office:value-type="float" office:value="25.316534" calcext:value-type="float">
            <text:p>25.316534</text:p>
          </table:table-cell>
          <table:table-cell office:value-type="float" office:value="22.686055" calcext:value-type="float">
            <text:p>22.686055</text:p>
          </table:table-cell>
          <table:table-cell office:value-type="float" office:value="22.777659" calcext:value-type="float">
            <text:p>22.777659</text:p>
          </table:table-cell>
          <table:table-cell office:value-type="float" office:value="28.010951" calcext:value-type="float">
            <text:p>28.010951</text:p>
          </table:table-cell>
          <table:table-cell office:value-type="float" office:value="23.768861" calcext:value-type="float">
            <text:p>23.768861</text:p>
          </table:table-cell>
          <table:table-cell office:value-type="float" office:value="27.907243" calcext:value-type="float">
            <text:p>27.907243</text:p>
          </table:table-cell>
          <table:table-cell office:value-type="float" office:value="30.68918" calcext:value-type="float">
            <text:p>30.68918</text:p>
          </table:table-cell>
          <table:table-cell office:value-type="float" office:value="42.512955" calcext:value-type="float">
            <text:p>42.512955</text:p>
          </table:table-cell>
          <table:table-cell office:value-type="float" office:value="24.242276" calcext:value-type="float">
            <text:p>24.242276</text:p>
          </table:table-cell>
          <table:table-cell office:value-type="float" office:value="29.812254" calcext:value-type="float">
            <text:p>29.812254</text:p>
          </table:table-cell>
          <table:table-cell office:value-type="float" office:value="27.512975" calcext:value-type="float">
            <text:p>27.512975</text:p>
          </table:table-cell>
          <table:table-cell office:value-type="float" office:value="32.001624" calcext:value-type="float">
            <text:p>32.0016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07.276794" calcext:value-type="float">
            <text:p>407.276794</text:p>
          </table:table-cell>
          <table:table-cell office:value-type="float" office:value="197.427928" calcext:value-type="float">
            <text:p>197.427928</text:p>
          </table:table-cell>
          <table:table-cell office:value-type="float" office:value="137.203466" calcext:value-type="float">
            <text:p>137.203466</text:p>
          </table:table-cell>
          <table:table-cell office:value-type="float" office:value="102.357731" calcext:value-type="float">
            <text:p>102.357731</text:p>
          </table:table-cell>
          <table:table-cell office:value-type="float" office:value="83.455957" calcext:value-type="float">
            <text:p>83.455957</text:p>
          </table:table-cell>
          <table:table-cell office:value-type="float" office:value="70.650827" calcext:value-type="float">
            <text:p>70.650827</text:p>
          </table:table-cell>
          <table:table-cell office:value-type="float" office:value="64.033586" calcext:value-type="float">
            <text:p>64.033586</text:p>
          </table:table-cell>
          <table:table-cell office:value-type="float" office:value="58.013575" calcext:value-type="float">
            <text:p>58.013575</text:p>
          </table:table-cell>
          <table:table-cell office:value-type="float" office:value="52.051365" calcext:value-type="float">
            <text:p>52.051365</text:p>
          </table:table-cell>
          <table:table-cell office:value-type="float" office:value="49.956582" calcext:value-type="float">
            <text:p>49.956582</text:p>
          </table:table-cell>
          <table:table-cell office:value-type="float" office:value="42.784635" calcext:value-type="float">
            <text:p>42.784635</text:p>
          </table:table-cell>
          <table:table-cell office:value-type="float" office:value="45.512398" calcext:value-type="float">
            <text:p>45.512398</text:p>
          </table:table-cell>
          <table:table-cell office:value-type="float" office:value="68.889012" calcext:value-type="float">
            <text:p>68.889012</text:p>
          </table:table-cell>
          <table:table-cell office:value-type="float" office:value="37.516725" calcext:value-type="float">
            <text:p>37.516725</text:p>
          </table:table-cell>
          <table:table-cell office:value-type="float" office:value="40.63295" calcext:value-type="float">
            <text:p>40.63295</text:p>
          </table:table-cell>
          <table:table-cell office:value-type="float" office:value="33.516442" calcext:value-type="float">
            <text:p>33.516442</text:p>
          </table:table-cell>
          <table:table-cell office:value-type="float" office:value="35.688021" calcext:value-type="float">
            <text:p>35.688021</text:p>
          </table:table-cell>
          <table:table-cell office:value-type="float" office:value="33.610375" calcext:value-type="float">
            <text:p>33.610375</text:p>
          </table:table-cell>
          <table:table-cell office:value-type="float" office:value="39.233088" calcext:value-type="float">
            <text:p>39.233088</text:p>
          </table:table-cell>
          <table:table-cell office:value-type="float" office:value="33.593007" calcext:value-type="float">
            <text:p>33.593007</text:p>
          </table:table-cell>
          <table:table-cell office:value-type="float" office:value="37.682875" calcext:value-type="float">
            <text:p>37.682875</text:p>
          </table:table-cell>
          <table:table-cell office:value-type="float" office:value="39.462321" calcext:value-type="float">
            <text:p>39.462321</text:p>
          </table:table-cell>
          <table:table-cell office:value-type="float" office:value="45.220939" calcext:value-type="float">
            <text:p>45.220939</text:p>
          </table:table-cell>
          <table:table-cell office:value-type="float" office:value="29.980975" calcext:value-type="float">
            <text:p>29.980975</text:p>
          </table:table-cell>
          <table:table-cell office:value-type="float" office:value="31.317649" calcext:value-type="float">
            <text:p>31.317649</text:p>
          </table:table-cell>
          <table:table-cell office:value-type="float" office:value="32.109386" calcext:value-type="float">
            <text:p>32.109386</text:p>
          </table:table-cell>
          <table:table-cell office:value-type="float" office:value="30.895438" calcext:value-type="float">
            <text:p>30.895438</text:p>
          </table:table-cell>
          <table:table-cell office:value-type="float" office:value="33.576704" calcext:value-type="float">
            <text:p>33.576704</text:p>
          </table:table-cell>
          <table:table-cell office:value-type="float" office:value="32.276582" calcext:value-type="float">
            <text:p>32.276582</text:p>
          </table:table-cell>
          <table:table-cell office:value-type="float" office:value="36.259437" calcext:value-type="float">
            <text:p>36.259437</text:p>
          </table:table-cell>
          <table:table-cell office:value-type="float" office:value="61.635803" calcext:value-type="float">
            <text:p>61.635803</text:p>
          </table:table-cell>
          <table:table-cell office:value-type="float" office:value="39.639141" calcext:value-type="float">
            <text:p>39.63914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88.262046" calcext:value-type="float">
            <text:p>488.262046</text:p>
          </table:table-cell>
          <table:table-cell office:value-type="float" office:value="253.306919" calcext:value-type="float">
            <text:p>253.306919</text:p>
          </table:table-cell>
          <table:table-cell office:value-type="float" office:value="173.803275" calcext:value-type="float">
            <text:p>173.803275</text:p>
          </table:table-cell>
          <table:table-cell office:value-type="float" office:value="131.352186" calcext:value-type="float">
            <text:p>131.352186</text:p>
          </table:table-cell>
          <table:table-cell office:value-type="float" office:value="106.095072" calcext:value-type="float">
            <text:p>106.095072</text:p>
          </table:table-cell>
          <table:table-cell office:value-type="float" office:value="93.603421" calcext:value-type="float">
            <text:p>93.603421</text:p>
          </table:table-cell>
          <table:table-cell office:value-type="float" office:value="80.000998" calcext:value-type="float">
            <text:p>80.000998</text:p>
          </table:table-cell>
          <table:table-cell office:value-type="float" office:value="86.484912" calcext:value-type="float">
            <text:p>86.484912</text:p>
          </table:table-cell>
          <table:table-cell office:value-type="float" office:value="82.955" calcext:value-type="float">
            <text:p>82.955</text:p>
          </table:table-cell>
          <table:table-cell office:value-type="float" office:value="56.796455" calcext:value-type="float">
            <text:p>56.796455</text:p>
          </table:table-cell>
          <table:table-cell office:value-type="float" office:value="64.882459" calcext:value-type="float">
            <text:p>64.882459</text:p>
          </table:table-cell>
          <table:table-cell office:value-type="float" office:value="53.716609" calcext:value-type="float">
            <text:p>53.716609</text:p>
          </table:table-cell>
          <table:table-cell office:value-type="float" office:value="50.913175" calcext:value-type="float">
            <text:p>50.913175</text:p>
          </table:table-cell>
          <table:table-cell office:value-type="float" office:value="47.837183" calcext:value-type="float">
            <text:p>47.837183</text:p>
          </table:table-cell>
          <table:table-cell office:value-type="float" office:value="43.948465" calcext:value-type="float">
            <text:p>43.948465</text:p>
          </table:table-cell>
          <table:table-cell office:value-type="float" office:value="44.919486" calcext:value-type="float">
            <text:p>44.919486</text:p>
          </table:table-cell>
          <table:table-cell office:value-type="float" office:value="50.045152" calcext:value-type="float">
            <text:p>50.045152</text:p>
          </table:table-cell>
          <table:table-cell office:value-type="float" office:value="44.204605" calcext:value-type="float">
            <text:p>44.204605</text:p>
          </table:table-cell>
          <table:table-cell office:value-type="float" office:value="43.563137" calcext:value-type="float">
            <text:p>43.563137</text:p>
          </table:table-cell>
          <table:table-cell office:value-type="float" office:value="38.535906" calcext:value-type="float">
            <text:p>38.535906</text:p>
          </table:table-cell>
          <table:table-cell office:value-type="float" office:value="44.538081" calcext:value-type="float">
            <text:p>44.538081</text:p>
          </table:table-cell>
          <table:table-cell office:value-type="float" office:value="38.850642" calcext:value-type="float">
            <text:p>38.850642</text:p>
          </table:table-cell>
          <table:table-cell office:value-type="float" office:value="50.682778" calcext:value-type="float">
            <text:p>50.682778</text:p>
          </table:table-cell>
          <table:table-cell office:value-type="float" office:value="39.695731" calcext:value-type="float">
            <text:p>39.695731</text:p>
          </table:table-cell>
          <table:table-cell office:value-type="float" office:value="37.027735" calcext:value-type="float">
            <text:p>37.027735</text:p>
          </table:table-cell>
          <table:table-cell office:value-type="float" office:value="38.156089" calcext:value-type="float">
            <text:p>38.156089</text:p>
          </table:table-cell>
          <table:table-cell office:value-type="float" office:value="43.295362" calcext:value-type="float">
            <text:p>43.295362</text:p>
          </table:table-cell>
          <table:table-cell office:value-type="float" office:value="46.769944" calcext:value-type="float">
            <text:p>46.769944</text:p>
          </table:table-cell>
          <table:table-cell office:value-type="float" office:value="42.44602" calcext:value-type="float">
            <text:p>42.44602</text:p>
          </table:table-cell>
          <table:table-cell office:value-type="float" office:value="47.269623" calcext:value-type="float">
            <text:p>47.269623</text:p>
          </table:table-cell>
          <table:table-cell office:value-type="float" office:value="36.885293" calcext:value-type="float">
            <text:p>36.885293</text:p>
          </table:table-cell>
          <table:table-cell office:value-type="float" office:value="48.418915" calcext:value-type="float">
            <text:p>48.41891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93.255768" calcext:value-type="float">
            <text:p>593.255768</text:p>
          </table:table-cell>
          <table:table-cell office:value-type="float" office:value="304.64956" calcext:value-type="float">
            <text:p>304.64956</text:p>
          </table:table-cell>
          <table:table-cell office:value-type="float" office:value="208.398164" calcext:value-type="float">
            <text:p>208.398164</text:p>
          </table:table-cell>
          <table:table-cell office:value-type="float" office:value="154.267612" calcext:value-type="float">
            <text:p>154.267612</text:p>
          </table:table-cell>
          <table:table-cell office:value-type="float" office:value="127.186877" calcext:value-type="float">
            <text:p>127.186877</text:p>
          </table:table-cell>
          <table:table-cell office:value-type="float" office:value="111.003459" calcext:value-type="float">
            <text:p>111.003459</text:p>
          </table:table-cell>
          <table:table-cell office:value-type="float" office:value="94.855704" calcext:value-type="float">
            <text:p>94.855704</text:p>
          </table:table-cell>
          <table:table-cell office:value-type="float" office:value="84.001102" calcext:value-type="float">
            <text:p>84.001102</text:p>
          </table:table-cell>
          <table:table-cell office:value-type="float" office:value="80.244531" calcext:value-type="float">
            <text:p>80.244531</text:p>
          </table:table-cell>
          <table:table-cell office:value-type="float" office:value="85.751409" calcext:value-type="float">
            <text:p>85.751409</text:p>
          </table:table-cell>
          <table:table-cell office:value-type="float" office:value="77.794322" calcext:value-type="float">
            <text:p>77.794322</text:p>
          </table:table-cell>
          <table:table-cell office:value-type="float" office:value="77.057464" calcext:value-type="float">
            <text:p>77.057464</text:p>
          </table:table-cell>
          <table:table-cell office:value-type="float" office:value="57.002504" calcext:value-type="float">
            <text:p>57.002504</text:p>
          </table:table-cell>
          <table:table-cell office:value-type="float" office:value="65.960383" calcext:value-type="float">
            <text:p>65.960383</text:p>
          </table:table-cell>
          <table:table-cell office:value-type="float" office:value="54.316474" calcext:value-type="float">
            <text:p>54.316474</text:p>
          </table:table-cell>
          <table:table-cell office:value-type="float" office:value="64.90886" calcext:value-type="float">
            <text:p>64.90886</text:p>
          </table:table-cell>
          <table:table-cell office:value-type="float" office:value="54.392471" calcext:value-type="float">
            <text:p>54.392471</text:p>
          </table:table-cell>
          <table:table-cell office:value-type="float" office:value="47.063855" calcext:value-type="float">
            <text:p>47.063855</text:p>
          </table:table-cell>
          <table:table-cell office:value-type="float" office:value="50.630538" calcext:value-type="float">
            <text:p>50.630538</text:p>
          </table:table-cell>
          <table:table-cell office:value-type="float" office:value="55.675729" calcext:value-type="float">
            <text:p>55.675729</text:p>
          </table:table-cell>
          <table:table-cell office:value-type="float" office:value="45.383203" calcext:value-type="float">
            <text:p>45.383203</text:p>
          </table:table-cell>
          <table:table-cell office:value-type="float" office:value="45.694022" calcext:value-type="float">
            <text:p>45.694022</text:p>
          </table:table-cell>
          <table:table-cell office:value-type="float" office:value="45.985856" calcext:value-type="float">
            <text:p>45.985856</text:p>
          </table:table-cell>
          <table:table-cell office:value-type="float" office:value="45.928949" calcext:value-type="float">
            <text:p>45.928949</text:p>
          </table:table-cell>
          <table:table-cell office:value-type="float" office:value="44.885518" calcext:value-type="float">
            <text:p>44.885518</text:p>
          </table:table-cell>
          <table:table-cell office:value-type="float" office:value="44.340377" calcext:value-type="float">
            <text:p>44.340377</text:p>
          </table:table-cell>
          <table:table-cell office:value-type="float" office:value="57.169104" calcext:value-type="float">
            <text:p>57.169104</text:p>
          </table:table-cell>
          <table:table-cell office:value-type="float" office:value="60.169522" calcext:value-type="float">
            <text:p>60.169522</text:p>
          </table:table-cell>
          <table:table-cell office:value-type="float" office:value="49.560433" calcext:value-type="float">
            <text:p>49.560433</text:p>
          </table:table-cell>
          <table:table-cell office:value-type="float" office:value="43.971707" calcext:value-type="float">
            <text:p>43.971707</text:p>
          </table:table-cell>
          <table:table-cell office:value-type="float" office:value="50.663619" calcext:value-type="float">
            <text:p>50.663619</text:p>
          </table:table-cell>
          <table:table-cell office:value-type="float" office:value="41.415167" calcext:value-type="float">
            <text:p>41.41516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6.992892" calcext:value-type="float">
            <text:p>696.992892</text:p>
          </table:table-cell>
          <table:table-cell office:value-type="float" office:value="392.452052" calcext:value-type="float">
            <text:p>392.452052</text:p>
          </table:table-cell>
          <table:table-cell office:value-type="float" office:value="240.723475" calcext:value-type="float">
            <text:p>240.723475</text:p>
          </table:table-cell>
          <table:table-cell office:value-type="float" office:value="191.928813" calcext:value-type="float">
            <text:p>191.928813</text:p>
          </table:table-cell>
          <table:table-cell office:value-type="float" office:value="149.863693" calcext:value-type="float">
            <text:p>149.863693</text:p>
          </table:table-cell>
          <table:table-cell office:value-type="float" office:value="127.226613" calcext:value-type="float">
            <text:p>127.226613</text:p>
          </table:table-cell>
          <table:table-cell office:value-type="float" office:value="109.476365" calcext:value-type="float">
            <text:p>109.476365</text:p>
          </table:table-cell>
          <table:table-cell office:value-type="float" office:value="96.182694" calcext:value-type="float">
            <text:p>96.182694</text:p>
          </table:table-cell>
          <table:table-cell office:value-type="float" office:value="87.067848" calcext:value-type="float">
            <text:p>87.067848</text:p>
          </table:table-cell>
          <table:table-cell office:value-type="float" office:value="83.27019" calcext:value-type="float">
            <text:p>83.27019</text:p>
          </table:table-cell>
          <table:table-cell office:value-type="float" office:value="78.573934" calcext:value-type="float">
            <text:p>78.573934</text:p>
          </table:table-cell>
          <table:table-cell office:value-type="float" office:value="90.749097" calcext:value-type="float">
            <text:p>90.749097</text:p>
          </table:table-cell>
          <table:table-cell office:value-type="float" office:value="83.629766" calcext:value-type="float">
            <text:p>83.629766</text:p>
          </table:table-cell>
          <table:table-cell office:value-type="float" office:value="80.242607" calcext:value-type="float">
            <text:p>80.242607</text:p>
          </table:table-cell>
          <table:table-cell office:value-type="float" office:value="68.844552" calcext:value-type="float">
            <text:p>68.844552</text:p>
          </table:table-cell>
          <table:table-cell office:value-type="float" office:value="60.020526" calcext:value-type="float">
            <text:p>60.020526</text:p>
          </table:table-cell>
          <table:table-cell office:value-type="float" office:value="63.499876" calcext:value-type="float">
            <text:p>63.499876</text:p>
          </table:table-cell>
          <table:table-cell office:value-type="float" office:value="60.815768" calcext:value-type="float">
            <text:p>60.815768</text:p>
          </table:table-cell>
          <table:table-cell office:value-type="float" office:value="57.268311" calcext:value-type="float">
            <text:p>57.268311</text:p>
          </table:table-cell>
          <table:table-cell office:value-type="float" office:value="60.520344" calcext:value-type="float">
            <text:p>60.520344</text:p>
          </table:table-cell>
          <table:table-cell office:value-type="float" office:value="55.128159" calcext:value-type="float">
            <text:p>55.128159</text:p>
          </table:table-cell>
          <table:table-cell office:value-type="float" office:value="54.719914" calcext:value-type="float">
            <text:p>54.719914</text:p>
          </table:table-cell>
          <table:table-cell office:value-type="float" office:value="54.21522" calcext:value-type="float">
            <text:p>54.21522</text:p>
          </table:table-cell>
          <table:table-cell office:value-type="float" office:value="52.882521" calcext:value-type="float">
            <text:p>52.882521</text:p>
          </table:table-cell>
          <table:table-cell office:value-type="float" office:value="51.013471" calcext:value-type="float">
            <text:p>51.013471</text:p>
          </table:table-cell>
          <table:table-cell office:value-type="float" office:value="55.058232" calcext:value-type="float">
            <text:p>55.058232</text:p>
          </table:table-cell>
          <table:table-cell office:value-type="float" office:value="51.995355" calcext:value-type="float">
            <text:p>51.995355</text:p>
          </table:table-cell>
          <table:table-cell office:value-type="float" office:value="60.334798" calcext:value-type="float">
            <text:p>60.334798</text:p>
          </table:table-cell>
          <table:table-cell office:value-type="float" office:value="50.044111" calcext:value-type="float">
            <text:p>50.044111</text:p>
          </table:table-cell>
          <table:table-cell office:value-type="float" office:value="51.739492" calcext:value-type="float">
            <text:p>51.739492</text:p>
          </table:table-cell>
          <table:table-cell office:value-type="float" office:value="50.463593" calcext:value-type="float">
            <text:p>50.463593</text:p>
          </table:table-cell>
          <table:table-cell office:value-type="float" office:value="54.157215" calcext:value-type="float">
            <text:p>54.15721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03.748324" calcext:value-type="float">
            <text:p>803.748324</text:p>
          </table:table-cell>
          <table:table-cell office:value-type="float" office:value="425.790772" calcext:value-type="float">
            <text:p>425.790772</text:p>
          </table:table-cell>
          <table:table-cell office:value-type="float" office:value="275.888915" calcext:value-type="float">
            <text:p>275.888915</text:p>
          </table:table-cell>
          <table:table-cell office:value-type="float" office:value="207.705196" calcext:value-type="float">
            <text:p>207.705196</text:p>
          </table:table-cell>
          <table:table-cell office:value-type="float" office:value="170.040221" calcext:value-type="float">
            <text:p>170.040221</text:p>
          </table:table-cell>
          <table:table-cell office:value-type="float" office:value="143.270912" calcext:value-type="float">
            <text:p>143.270912</text:p>
          </table:table-cell>
          <table:table-cell office:value-type="float" office:value="130.467359" calcext:value-type="float">
            <text:p>130.467359</text:p>
          </table:table-cell>
          <table:table-cell office:value-type="float" office:value="109.971022" calcext:value-type="float">
            <text:p>109.971022</text:p>
          </table:table-cell>
          <table:table-cell office:value-type="float" office:value="118.627532" calcext:value-type="float">
            <text:p>118.627532</text:p>
          </table:table-cell>
          <table:table-cell office:value-type="float" office:value="98.605337" calcext:value-type="float">
            <text:p>98.605337</text:p>
          </table:table-cell>
          <table:table-cell office:value-type="float" office:value="84.868487" calcext:value-type="float">
            <text:p>84.868487</text:p>
          </table:table-cell>
          <table:table-cell office:value-type="float" office:value="78.357046" calcext:value-type="float">
            <text:p>78.357046</text:p>
          </table:table-cell>
          <table:table-cell office:value-type="float" office:value="87.599011" calcext:value-type="float">
            <text:p>87.599011</text:p>
          </table:table-cell>
          <table:table-cell office:value-type="float" office:value="70.595373" calcext:value-type="float">
            <text:p>70.595373</text:p>
          </table:table-cell>
          <table:table-cell office:value-type="float" office:value="74.025023" calcext:value-type="float">
            <text:p>74.025023</text:p>
          </table:table-cell>
          <table:table-cell office:value-type="float" office:value="62.694986" calcext:value-type="float">
            <text:p>62.694986</text:p>
          </table:table-cell>
          <table:table-cell office:value-type="float" office:value="75.163714" calcext:value-type="float">
            <text:p>75.163714</text:p>
          </table:table-cell>
          <table:table-cell office:value-type="float" office:value="72.290432" calcext:value-type="float">
            <text:p>72.290432</text:p>
          </table:table-cell>
          <table:table-cell office:value-type="float" office:value="70.742062" calcext:value-type="float">
            <text:p>70.742062</text:p>
          </table:table-cell>
          <table:table-cell office:value-type="float" office:value="71.287379" calcext:value-type="float">
            <text:p>71.287379</text:p>
          </table:table-cell>
          <table:table-cell office:value-type="float" office:value="71.884993" calcext:value-type="float">
            <text:p>71.884993</text:p>
          </table:table-cell>
          <table:table-cell office:value-type="float" office:value="63.972713" calcext:value-type="float">
            <text:p>63.972713</text:p>
          </table:table-cell>
          <table:table-cell office:value-type="float" office:value="61.037058" calcext:value-type="float">
            <text:p>61.037058</text:p>
          </table:table-cell>
          <table:table-cell office:value-type="float" office:value="58.671667" calcext:value-type="float">
            <text:p>58.671667</text:p>
          </table:table-cell>
          <table:table-cell office:value-type="float" office:value="61.873223" calcext:value-type="float">
            <text:p>61.873223</text:p>
          </table:table-cell>
          <table:table-cell office:value-type="float" office:value="59.970386" calcext:value-type="float">
            <text:p>59.970386</text:p>
          </table:table-cell>
          <table:table-cell office:value-type="float" office:value="62.440812" calcext:value-type="float">
            <text:p>62.440812</text:p>
          </table:table-cell>
          <table:table-cell office:value-type="float" office:value="57.599047" calcext:value-type="float">
            <text:p>57.599047</text:p>
          </table:table-cell>
          <table:table-cell office:value-type="float" office:value="55.640585" calcext:value-type="float">
            <text:p>55.640585</text:p>
          </table:table-cell>
          <table:table-cell office:value-type="float" office:value="58.003958" calcext:value-type="float">
            <text:p>58.003958</text:p>
          </table:table-cell>
          <table:table-cell office:value-type="float" office:value="60.549306" calcext:value-type="float">
            <text:p>60.549306</text:p>
          </table:table-cell>
          <table:table-cell office:value-type="float" office:value="62.524628" calcext:value-type="float">
            <text:p>62.52462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06.270263" calcext:value-type="float">
            <text:p>906.270263</text:p>
          </table:table-cell>
          <table:table-cell office:value-type="float" office:value="469.064887" calcext:value-type="float">
            <text:p>469.064887</text:p>
          </table:table-cell>
          <table:table-cell office:value-type="float" office:value="314.142284" calcext:value-type="float">
            <text:p>314.142284</text:p>
          </table:table-cell>
          <table:table-cell office:value-type="float" office:value="237.536858" calcext:value-type="float">
            <text:p>237.536858</text:p>
          </table:table-cell>
          <table:table-cell office:value-type="float" office:value="197.611664" calcext:value-type="float">
            <text:p>197.611664</text:p>
          </table:table-cell>
          <table:table-cell office:value-type="float" office:value="160.567708" calcext:value-type="float">
            <text:p>160.567708</text:p>
          </table:table-cell>
          <table:table-cell office:value-type="float" office:value="140.621664" calcext:value-type="float">
            <text:p>140.621664</text:p>
          </table:table-cell>
          <table:table-cell office:value-type="float" office:value="127.599818" calcext:value-type="float">
            <text:p>127.599818</text:p>
          </table:table-cell>
          <table:table-cell office:value-type="float" office:value="112.827006" calcext:value-type="float">
            <text:p>112.827006</text:p>
          </table:table-cell>
          <table:table-cell office:value-type="float" office:value="119.65317" calcext:value-type="float">
            <text:p>119.65317</text:p>
          </table:table-cell>
          <table:table-cell office:value-type="float" office:value="102.507765" calcext:value-type="float">
            <text:p>102.507765</text:p>
          </table:table-cell>
          <table:table-cell office:value-type="float" office:value="98.812729" calcext:value-type="float">
            <text:p>98.812729</text:p>
          </table:table-cell>
          <table:table-cell office:value-type="float" office:value="82.960342" calcext:value-type="float">
            <text:p>82.960342</text:p>
          </table:table-cell>
          <table:table-cell office:value-type="float" office:value="101.776581" calcext:value-type="float">
            <text:p>101.776581</text:p>
          </table:table-cell>
          <table:table-cell office:value-type="float" office:value="75.667999" calcext:value-type="float">
            <text:p>75.667999</text:p>
          </table:table-cell>
          <table:table-cell office:value-type="float" office:value="82.416975" calcext:value-type="float">
            <text:p>82.416975</text:p>
          </table:table-cell>
          <table:table-cell office:value-type="float" office:value="73.333385" calcext:value-type="float">
            <text:p>73.333385</text:p>
          </table:table-cell>
          <table:table-cell office:value-type="float" office:value="78.920866" calcext:value-type="float">
            <text:p>78.920866</text:p>
          </table:table-cell>
          <table:table-cell office:value-type="float" office:value="73.228599" calcext:value-type="float">
            <text:p>73.228599</text:p>
          </table:table-cell>
          <table:table-cell office:value-type="float" office:value="79.502826" calcext:value-type="float">
            <text:p>79.502826</text:p>
          </table:table-cell>
          <table:table-cell office:value-type="float" office:value="70.031585" calcext:value-type="float">
            <text:p>70.031585</text:p>
          </table:table-cell>
          <table:table-cell office:value-type="float" office:value="63.623715" calcext:value-type="float">
            <text:p>63.623715</text:p>
          </table:table-cell>
          <table:table-cell office:value-type="float" office:value="69.094881" calcext:value-type="float">
            <text:p>69.094881</text:p>
          </table:table-cell>
          <table:table-cell office:value-type="float" office:value="74.142624" calcext:value-type="float">
            <text:p>74.142624</text:p>
          </table:table-cell>
          <table:table-cell office:value-type="float" office:value="63.326032" calcext:value-type="float">
            <text:p>63.326032</text:p>
          </table:table-cell>
          <table:table-cell office:value-type="float" office:value="71.34426" calcext:value-type="float">
            <text:p>71.34426</text:p>
          </table:table-cell>
          <table:table-cell office:value-type="float" office:value="69.747778" calcext:value-type="float">
            <text:p>69.747778</text:p>
          </table:table-cell>
          <table:table-cell office:value-type="float" office:value="72.545095" calcext:value-type="float">
            <text:p>72.545095</text:p>
          </table:table-cell>
          <table:table-cell office:value-type="float" office:value="63.774626" calcext:value-type="float">
            <text:p>63.774626</text:p>
          </table:table-cell>
          <table:table-cell office:value-type="float" office:value="67.446943" calcext:value-type="float">
            <text:p>67.446943</text:p>
          </table:table-cell>
          <table:table-cell office:value-type="float" office:value="63.221503" calcext:value-type="float">
            <text:p>63.221503</text:p>
          </table:table-cell>
          <table:table-cell office:value-type="float" office:value="71.403668" calcext:value-type="float">
            <text:p>71.40366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10.941897" calcext:value-type="float">
            <text:p>1010.941897</text:p>
          </table:table-cell>
          <table:table-cell office:value-type="float" office:value="529.069814" calcext:value-type="float">
            <text:p>529.069814</text:p>
          </table:table-cell>
          <table:table-cell office:value-type="float" office:value="349.750401" calcext:value-type="float">
            <text:p>349.750401</text:p>
          </table:table-cell>
          <table:table-cell office:value-type="float" office:value="260.483736" calcext:value-type="float">
            <text:p>260.483736</text:p>
          </table:table-cell>
          <table:table-cell office:value-type="float" office:value="215.806909" calcext:value-type="float">
            <text:p>215.806909</text:p>
          </table:table-cell>
          <table:table-cell office:value-type="float" office:value="179.45201" calcext:value-type="float">
            <text:p>179.45201</text:p>
          </table:table-cell>
          <table:table-cell office:value-type="float" office:value="154.393763" calcext:value-type="float">
            <text:p>154.393763</text:p>
          </table:table-cell>
          <table:table-cell office:value-type="float" office:value="140.707549" calcext:value-type="float">
            <text:p>140.707549</text:p>
          </table:table-cell>
          <table:table-cell office:value-type="float" office:value="136.809049" calcext:value-type="float">
            <text:p>136.809049</text:p>
          </table:table-cell>
          <table:table-cell office:value-type="float" office:value="116.38413" calcext:value-type="float">
            <text:p>116.38413</text:p>
          </table:table-cell>
          <table:table-cell office:value-type="float" office:value="108.016346" calcext:value-type="float">
            <text:p>108.016346</text:p>
          </table:table-cell>
          <table:table-cell office:value-type="float" office:value="113.546098" calcext:value-type="float">
            <text:p>113.546098</text:p>
          </table:table-cell>
          <table:table-cell office:value-type="float" office:value="122.975727" calcext:value-type="float">
            <text:p>122.975727</text:p>
          </table:table-cell>
          <table:table-cell office:value-type="float" office:value="191.280262" calcext:value-type="float">
            <text:p>191.280262</text:p>
          </table:table-cell>
          <table:table-cell office:value-type="float" office:value="95.000644" calcext:value-type="float">
            <text:p>95.000644</text:p>
          </table:table-cell>
          <table:table-cell office:value-type="float" office:value="84.894038" calcext:value-type="float">
            <text:p>84.894038</text:p>
          </table:table-cell>
          <table:table-cell office:value-type="float" office:value="100.171021" calcext:value-type="float">
            <text:p>100.171021</text:p>
          </table:table-cell>
          <table:table-cell office:value-type="float" office:value="84.133067" calcext:value-type="float">
            <text:p>84.133067</text:p>
          </table:table-cell>
          <table:table-cell office:value-type="float" office:value="87.077452" calcext:value-type="float">
            <text:p>87.077452</text:p>
          </table:table-cell>
          <table:table-cell office:value-type="float" office:value="78.942034" calcext:value-type="float">
            <text:p>78.942034</text:p>
          </table:table-cell>
          <table:table-cell office:value-type="float" office:value="78.231227" calcext:value-type="float">
            <text:p>78.231227</text:p>
          </table:table-cell>
          <table:table-cell office:value-type="float" office:value="79.926876" calcext:value-type="float">
            <text:p>79.926876</text:p>
          </table:table-cell>
          <table:table-cell office:value-type="float" office:value="80.623463" calcext:value-type="float">
            <text:p>80.623463</text:p>
          </table:table-cell>
          <table:table-cell office:value-type="float" office:value="73.336132" calcext:value-type="float">
            <text:p>73.336132</text:p>
          </table:table-cell>
          <table:table-cell office:value-type="float" office:value="76.370125" calcext:value-type="float">
            <text:p>76.370125</text:p>
          </table:table-cell>
          <table:table-cell office:value-type="float" office:value="72.088721" calcext:value-type="float">
            <text:p>72.088721</text:p>
          </table:table-cell>
          <table:table-cell office:value-type="float" office:value="69.203307" calcext:value-type="float">
            <text:p>69.203307</text:p>
          </table:table-cell>
          <table:table-cell office:value-type="float" office:value="73.938894" calcext:value-type="float">
            <text:p>73.938894</text:p>
          </table:table-cell>
          <table:table-cell office:value-type="float" office:value="69.269185" calcext:value-type="float">
            <text:p>69.269185</text:p>
          </table:table-cell>
          <table:table-cell office:value-type="float" office:value="73.239076" calcext:value-type="float">
            <text:p>73.239076</text:p>
          </table:table-cell>
          <table:table-cell office:value-type="float" office:value="70.565461" calcext:value-type="float">
            <text:p>70.565461</text:p>
          </table:table-cell>
          <table:table-cell office:value-type="float" office:value="68.311408" calcext:value-type="float">
            <text:p>68.31140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16.513592" calcext:value-type="float">
            <text:p>1116.513592</text:p>
          </table:table-cell>
          <table:table-cell office:value-type="float" office:value="575.934135" calcext:value-type="float">
            <text:p>575.934135</text:p>
          </table:table-cell>
          <table:table-cell office:value-type="float" office:value="379.495661" calcext:value-type="float">
            <text:p>379.495661</text:p>
          </table:table-cell>
          <table:table-cell office:value-type="float" office:value="287.860435" calcext:value-type="float">
            <text:p>287.860435</text:p>
          </table:table-cell>
          <table:table-cell office:value-type="float" office:value="234.993155" calcext:value-type="float">
            <text:p>234.993155</text:p>
          </table:table-cell>
          <table:table-cell office:value-type="float" office:value="197.223707" calcext:value-type="float">
            <text:p>197.223707</text:p>
          </table:table-cell>
          <table:table-cell office:value-type="float" office:value="173.484535" calcext:value-type="float">
            <text:p>173.484535</text:p>
          </table:table-cell>
          <table:table-cell office:value-type="float" office:value="166.324653" calcext:value-type="float">
            <text:p>166.324653</text:p>
          </table:table-cell>
          <table:table-cell office:value-type="float" office:value="152.359657" calcext:value-type="float">
            <text:p>152.359657</text:p>
          </table:table-cell>
          <table:table-cell office:value-type="float" office:value="125.801362" calcext:value-type="float">
            <text:p>125.801362</text:p>
          </table:table-cell>
          <table:table-cell office:value-type="float" office:value="160.028853" calcext:value-type="float">
            <text:p>160.028853</text:p>
          </table:table-cell>
          <table:table-cell office:value-type="float" office:value="112.329481" calcext:value-type="float">
            <text:p>112.329481</text:p>
          </table:table-cell>
          <table:table-cell office:value-type="float" office:value="101.282347" calcext:value-type="float">
            <text:p>101.282347</text:p>
          </table:table-cell>
          <table:table-cell office:value-type="float" office:value="117.461998" calcext:value-type="float">
            <text:p>117.461998</text:p>
          </table:table-cell>
          <table:table-cell office:value-type="float" office:value="101.483035" calcext:value-type="float">
            <text:p>101.483035</text:p>
          </table:table-cell>
          <table:table-cell office:value-type="float" office:value="93.083448" calcext:value-type="float">
            <text:p>93.083448</text:p>
          </table:table-cell>
          <table:table-cell office:value-type="float" office:value="89.6692" calcext:value-type="float">
            <text:p>89.6692</text:p>
          </table:table-cell>
          <table:table-cell office:value-type="float" office:value="103.295626" calcext:value-type="float">
            <text:p>103.295626</text:p>
          </table:table-cell>
          <table:table-cell office:value-type="float" office:value="82.294195" calcext:value-type="float">
            <text:p>82.294195</text:p>
          </table:table-cell>
          <table:table-cell office:value-type="float" office:value="88.395096" calcext:value-type="float">
            <text:p>88.395096</text:p>
          </table:table-cell>
          <table:table-cell office:value-type="float" office:value="84.740856" calcext:value-type="float">
            <text:p>84.740856</text:p>
          </table:table-cell>
          <table:table-cell office:value-type="float" office:value="82.739962" calcext:value-type="float">
            <text:p>82.739962</text:p>
          </table:table-cell>
          <table:table-cell office:value-type="float" office:value="86.19573" calcext:value-type="float">
            <text:p>86.19573</text:p>
          </table:table-cell>
          <table:table-cell office:value-type="float" office:value="77.546261" calcext:value-type="float">
            <text:p>77.546261</text:p>
          </table:table-cell>
          <table:table-cell office:value-type="float" office:value="87.176856" calcext:value-type="float">
            <text:p>87.176856</text:p>
          </table:table-cell>
          <table:table-cell office:value-type="float" office:value="103.484121" calcext:value-type="float">
            <text:p>103.484121</text:p>
          </table:table-cell>
          <table:table-cell office:value-type="float" office:value="80.322098" calcext:value-type="float">
            <text:p>80.322098</text:p>
          </table:table-cell>
          <table:table-cell office:value-type="float" office:value="78.924246" calcext:value-type="float">
            <text:p>78.924246</text:p>
          </table:table-cell>
          <table:table-cell office:value-type="float" office:value="75.938566" calcext:value-type="float">
            <text:p>75.938566</text:p>
          </table:table-cell>
          <table:table-cell office:value-type="float" office:value="76.726839" calcext:value-type="float">
            <text:p>76.726839</text:p>
          </table:table-cell>
          <table:table-cell office:value-type="float" office:value="80.505398" calcext:value-type="float">
            <text:p>80.505398</text:p>
          </table:table-cell>
          <table:table-cell office:value-type="float" office:value="75.256967" calcext:value-type="float">
            <text:p>75.256967</text:p>
          </table:table-cell>
        </table:table-row>
        <table:table-row table:style-name="ro2" table:number-rows-repeated="23">
          <table:table-cell table:number-columns-repeated="33"/>
        </table:table-row>
        <table:table-row table:style-name="ro3">
          <table:table-cell table:number-columns-repeated="33"/>
        </table:table-row>
        <table:table-row table:style-name="ro2" table:number-rows-repeated="2">
          <table:table-cell table:number-columns-repeated="33"/>
        </table:table-row>
        <table:table-row table:style-name="ro3" table:number-rows-repeated="2">
          <table:table-cell table:number-columns-repeated="33"/>
        </table:table-row>
        <table:table-row table:style-name="ro2" table:number-rows-repeated="2">
          <table:table-cell table:number-columns-repeated="33"/>
        </table:table-row>
        <table:table-row table:style-name="ro3">
          <table:table-cell table:number-columns-repeated="33"/>
        </table:table-row>
        <table:table-row table:style-name="ro2">
          <table:table-cell table:number-columns-repeated="33"/>
        </table:table-row>
        <table:table-row table:style-name="ro3" table:number-rows-repeated="2">
          <table:table-cell table:number-columns-repeated="33"/>
        </table:table-row>
        <table:table-row table:style-name="ro2" table:number-rows-repeated="2">
          <table:table-cell table:number-columns-repeated="33"/>
        </table:table-row>
        <table:table-row table:style-name="ro3">
          <table:table-cell table:number-columns-repeated="33"/>
        </table:table-row>
        <table:table-row table:style-name="ro2" table:number-rows-repeated="7">
          <table:table-cell table:number-columns-repeated="33"/>
        </table:table-row>
        <table:table-row table:style-name="ro3">
          <table:table-cell table:number-columns-repeated="33"/>
        </table:table-row>
        <table:table-row table:style-name="ro2" table:number-rows-repeated="20">
          <table:table-cell table:number-columns-repeated="33"/>
        </table:table-row>
        <table:table-row table:style-name="ro1">
          <table:table-cell office:value-type="string" calcext:value-type="string">
            <text:p>uts_omp_compac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2]/[.B14]" office:value-type="float" office:value="0.768558075489421" calcext:value-type="float">
            <text:p>0.7685580755</text:p>
          </table:table-cell>
          <table:table-cell table:formula="of:=[.C2]/[.C14]" office:value-type="float" office:value="0.702470734037163" calcext:value-type="float">
            <text:p>0.702470734</text:p>
          </table:table-cell>
          <table:table-cell table:formula="of:=[.D2]/[.D14]" office:value-type="float" office:value="0.904819278103221" calcext:value-type="float">
            <text:p>0.9048192781</text:p>
          </table:table-cell>
          <table:table-cell table:formula="of:=[.E2]/[.E14]" office:value-type="float" office:value="1.40812187818048" calcext:value-type="float">
            <text:p>1.4081218782</text:p>
          </table:table-cell>
          <table:table-cell table:formula="of:=[.F2]/[.F14]" office:value-type="float" office:value="1.90070002969025" calcext:value-type="float">
            <text:p>1.9007000297</text:p>
          </table:table-cell>
          <table:table-cell table:formula="of:=[.G2]/[.G14]" office:value-type="float" office:value="1.8536221264165" calcext:value-type="float">
            <text:p>1.8536221264</text:p>
          </table:table-cell>
          <table:table-cell table:formula="of:=[.H2]/[.H14]" office:value-type="float" office:value="2.32870691646094" calcext:value-type="float">
            <text:p>2.3287069165</text:p>
          </table:table-cell>
          <table:table-cell table:formula="of:=[.I2]/[.I14]" office:value-type="float" office:value="2.48964412218138" calcext:value-type="float">
            <text:p>2.4896441222</text:p>
          </table:table-cell>
          <table:table-cell table:formula="of:=[.J2]/[.J14]" office:value-type="float" office:value="2.34913164974144" calcext:value-type="float">
            <text:p>2.3491316497</text:p>
          </table:table-cell>
          <table:table-cell table:formula="of:=[.K2]/[.K14]" office:value-type="float" office:value="2.7539920275114" calcext:value-type="float">
            <text:p>2.7539920275</text:p>
          </table:table-cell>
          <table:table-cell table:formula="of:=[.L2]/[.L14]" office:value-type="float" office:value="3.19625623744067" calcext:value-type="float">
            <text:p>3.1962562374</text:p>
          </table:table-cell>
          <table:table-cell table:formula="of:=[.M2]/[.M14]" office:value-type="float" office:value="1.08032919132601" calcext:value-type="float">
            <text:p>1.0803291913</text:p>
          </table:table-cell>
          <table:table-cell table:formula="of:=[.N2]/[.N14]" office:value-type="float" office:value="3.04536252124923" calcext:value-type="float">
            <text:p>3.0453625212</text:p>
          </table:table-cell>
          <table:table-cell table:formula="of:=[.O2]/[.O14]" office:value-type="float" office:value="2.51192253518467" calcext:value-type="float">
            <text:p>2.5119225352</text:p>
          </table:table-cell>
          <table:table-cell table:formula="of:=[.P2]/[.P14]" office:value-type="float" office:value="4.2503909281897" calcext:value-type="float">
            <text:p>4.2503909282</text:p>
          </table:table-cell>
          <table:table-cell table:formula="of:=[.Q2]/[.Q14]" office:value-type="float" office:value="3.93237392373272" calcext:value-type="float">
            <text:p>3.9323739237</text:p>
          </table:table-cell>
          <table:table-cell table:formula="of:=[.R2]/[.R14]" office:value-type="float" office:value="2.34139138109133" calcext:value-type="float">
            <text:p>2.3413913811</text:p>
          </table:table-cell>
          <table:table-cell table:formula="of:=[.S2]/[.S14]" office:value-type="float" office:value="2.28038530455373" calcext:value-type="float">
            <text:p>2.2803853046</text:p>
          </table:table-cell>
          <table:table-cell table:formula="of:=[.T2]/[.T14]" office:value-type="float" office:value="4.16799977004906" calcext:value-type="float">
            <text:p>4.16799977</text:p>
          </table:table-cell>
          <table:table-cell table:formula="of:=[.U2]/[.U14]" office:value-type="float" office:value="3.10488023571686" calcext:value-type="float">
            <text:p>3.1048802357</text:p>
          </table:table-cell>
          <table:table-cell table:formula="of:=[.V2]/[.V14]" office:value-type="float" office:value="1.18835032235139" calcext:value-type="float">
            <text:p>1.1883503224</text:p>
          </table:table-cell>
          <table:table-cell table:formula="of:=[.W2]/[.W14]" office:value-type="float" office:value="4.38038397148104" calcext:value-type="float">
            <text:p>4.3803839715</text:p>
          </table:table-cell>
          <table:table-cell table:formula="of:=[.X2]/[.X14]" office:value-type="float" office:value="3.9745361394702" calcext:value-type="float">
            <text:p>3.9745361395</text:p>
          </table:table-cell>
          <table:table-cell table:formula="of:=[.Y2]/[.Y14]" office:value-type="float" office:value="3.93718051967224" calcext:value-type="float">
            <text:p>3.9371805197</text:p>
          </table:table-cell>
          <table:table-cell table:formula="of:=[.Z2]/[.Z14]" office:value-type="float" office:value="4.02266944941423" calcext:value-type="float">
            <text:p>4.0226694494</text:p>
          </table:table-cell>
          <table:table-cell table:formula="of:=[.AA2]/[.AA14]" office:value-type="float" office:value="2.87437038036527" calcext:value-type="float">
            <text:p>2.8743703804</text:p>
          </table:table-cell>
          <table:table-cell table:formula="of:=[.AB2]/[.AB14]" office:value-type="float" office:value="1.008709340236" calcext:value-type="float">
            <text:p>1.0087093402</text:p>
          </table:table-cell>
          <table:table-cell table:formula="of:=[.AC2]/[.AC14]" office:value-type="float" office:value="1.59128838822524" calcext:value-type="float">
            <text:p>1.5912883882</text:p>
          </table:table-cell>
          <table:table-cell table:formula="of:=[.AD2]/[.AD14]" office:value-type="float" office:value="3.85877245309882" calcext:value-type="float">
            <text:p>3.8587724531</text:p>
          </table:table-cell>
          <table:table-cell table:formula="of:=[.AE2]/[.AE14]" office:value-type="float" office:value="3.54896184314972" calcext:value-type="float">
            <text:p>3.5489618431</text:p>
          </table:table-cell>
          <table:table-cell table:formula="of:=[.AF2]/[.AF14]" office:value-type="float" office:value="3.99812917477166" calcext:value-type="float">
            <text:p>3.9981291748</text:p>
          </table:table-cell>
          <table:table-cell table:formula="of:=[.AG2]/[.AG14]" office:value-type="float" office:value="1.16078579548393" calcext:value-type="float">
            <text:p>1.160785795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/[.B15]" office:value-type="float" office:value="1.04687962209787" calcext:value-type="float">
            <text:p>1.0468796221</text:p>
          </table:table-cell>
          <table:table-cell table:formula="of:=[.C3]/[.C15]" office:value-type="float" office:value="1.08159124092108" calcext:value-type="float">
            <text:p>1.0815912409</text:p>
          </table:table-cell>
          <table:table-cell table:formula="of:=[.D3]/[.D15]" office:value-type="float" office:value="2.02696288624097" calcext:value-type="float">
            <text:p>2.0269628862</text:p>
          </table:table-cell>
          <table:table-cell table:formula="of:=[.E3]/[.E15]" office:value-type="float" office:value="2.16230475570559" calcext:value-type="float">
            <text:p>2.1623047557</text:p>
          </table:table-cell>
          <table:table-cell table:formula="of:=[.F3]/[.F15]" office:value-type="float" office:value="2.94608949595779" calcext:value-type="float">
            <text:p>2.946089496</text:p>
          </table:table-cell>
          <table:table-cell table:formula="of:=[.G3]/[.G15]" office:value-type="float" office:value="3.34276859390782" calcext:value-type="float">
            <text:p>3.3427685939</text:p>
          </table:table-cell>
          <table:table-cell table:formula="of:=[.H3]/[.H15]" office:value-type="float" office:value="3.34020097430938" calcext:value-type="float">
            <text:p>3.3402009743</text:p>
          </table:table-cell>
          <table:table-cell table:formula="of:=[.I3]/[.I15]" office:value-type="float" office:value="3.450660563765" calcext:value-type="float">
            <text:p>3.4506605638</text:p>
          </table:table-cell>
          <table:table-cell table:formula="of:=[.J3]/[.J15]" office:value-type="float" office:value="5.03205566663485" calcext:value-type="float">
            <text:p>5.0320556666</text:p>
          </table:table-cell>
          <table:table-cell table:formula="of:=[.K3]/[.K15]" office:value-type="float" office:value="4.59564093298574" calcext:value-type="float">
            <text:p>4.595640933</text:p>
          </table:table-cell>
          <table:table-cell table:formula="of:=[.L3]/[.L15]" office:value-type="float" office:value="5.01846924470005" calcext:value-type="float">
            <text:p>5.0184692447</text:p>
          </table:table-cell>
          <table:table-cell table:formula="of:=[.M3]/[.M15]" office:value-type="float" office:value="3.42904261018128" calcext:value-type="float">
            <text:p>3.4290426102</text:p>
          </table:table-cell>
          <table:table-cell table:formula="of:=[.N3]/[.N15]" office:value-type="float" office:value="6.6119552438526" calcext:value-type="float">
            <text:p>6.6119552439</text:p>
          </table:table-cell>
          <table:table-cell table:formula="of:=[.O3]/[.O15]" office:value-type="float" office:value="6.70578201169811" calcext:value-type="float">
            <text:p>6.7057820117</text:p>
          </table:table-cell>
          <table:table-cell table:formula="of:=[.P3]/[.P15]" office:value-type="float" office:value="5.94212549664664" calcext:value-type="float">
            <text:p>5.9421254966</text:p>
          </table:table-cell>
          <table:table-cell table:formula="of:=[.Q3]/[.Q15]" office:value-type="float" office:value="5.01580249834704" calcext:value-type="float">
            <text:p>5.0158024983</text:p>
          </table:table-cell>
          <table:table-cell table:formula="of:=[.R3]/[.R15]" office:value-type="float" office:value="2.57539342661933" calcext:value-type="float">
            <text:p>2.5753934266</text:p>
          </table:table-cell>
          <table:table-cell table:formula="of:=[.S3]/[.S15]" office:value-type="float" office:value="5.3929553217355" calcext:value-type="float">
            <text:p>5.3929553217</text:p>
          </table:table-cell>
          <table:table-cell table:formula="of:=[.T3]/[.T15]" office:value-type="float" office:value="8.10709634614625" calcext:value-type="float">
            <text:p>8.1070963461</text:p>
          </table:table-cell>
          <table:table-cell table:formula="of:=[.U3]/[.U15]" office:value-type="float" office:value="6.14444569441832" calcext:value-type="float">
            <text:p>6.1444456944</text:p>
          </table:table-cell>
          <table:table-cell table:formula="of:=[.V3]/[.V15]" office:value-type="float" office:value="7.72049718426142" calcext:value-type="float">
            <text:p>7.7204971843</text:p>
          </table:table-cell>
          <table:table-cell table:formula="of:=[.W3]/[.W15]" office:value-type="float" office:value="8.4769985670387" calcext:value-type="float">
            <text:p>8.476998567</text:p>
          </table:table-cell>
          <table:table-cell table:formula="of:=[.X3]/[.X15]" office:value-type="float" office:value="7.80422644513539" calcext:value-type="float">
            <text:p>7.8042264451</text:p>
          </table:table-cell>
          <table:table-cell table:formula="of:=[.Y3]/[.Y15]" office:value-type="float" office:value="8.117705790415" calcext:value-type="float">
            <text:p>8.1177057904</text:p>
          </table:table-cell>
          <table:table-cell table:formula="of:=[.Z3]/[.Z15]" office:value-type="float" office:value="10.2166928605544" calcext:value-type="float">
            <text:p>10.2166928606</text:p>
          </table:table-cell>
          <table:table-cell table:formula="of:=[.AA3]/[.AA15]" office:value-type="float" office:value="8.13939087931506" calcext:value-type="float">
            <text:p>8.1393908793</text:p>
          </table:table-cell>
          <table:table-cell table:formula="of:=[.AB3]/[.AB15]" office:value-type="float" office:value="2.81553607575362" calcext:value-type="float">
            <text:p>2.8155360758</text:p>
          </table:table-cell>
          <table:table-cell table:formula="of:=[.AC3]/[.AC15]" office:value-type="float" office:value="9.91606350739029" calcext:value-type="float">
            <text:p>9.9160635074</text:p>
          </table:table-cell>
          <table:table-cell table:formula="of:=[.AD3]/[.AD15]" office:value-type="float" office:value="8.1546949545162" calcext:value-type="float">
            <text:p>8.1546949545</text:p>
          </table:table-cell>
          <table:table-cell table:formula="of:=[.AE3]/[.AE15]" office:value-type="float" office:value="6.87063181754416" calcext:value-type="float">
            <text:p>6.8706318175</text:p>
          </table:table-cell>
          <table:table-cell table:formula="of:=[.AF3]/[.AF15]" office:value-type="float" office:value="1.96465127997704" calcext:value-type="float">
            <text:p>1.96465128</text:p>
          </table:table-cell>
          <table:table-cell table:formula="of:=[.AG3]/[.AG15]" office:value-type="float" office:value="7.82339487372032" calcext:value-type="float">
            <text:p>7.823394873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/[.B16]" office:value-type="float" office:value="0.889356760973013" calcext:value-type="float">
            <text:p>0.889356761</text:p>
          </table:table-cell>
          <table:table-cell table:formula="of:=[.C4]/[.C16]" office:value-type="float" office:value="0.915808571639137" calcext:value-type="float">
            <text:p>0.9158085716</text:p>
          </table:table-cell>
          <table:table-cell table:formula="of:=[.D4]/[.D16]" office:value-type="float" office:value="1.8337790569238" calcext:value-type="float">
            <text:p>1.8337790569</text:p>
          </table:table-cell>
          <table:table-cell table:formula="of:=[.E4]/[.E16]" office:value-type="float" office:value="1.96047650621454" calcext:value-type="float">
            <text:p>1.9604765062</text:p>
          </table:table-cell>
          <table:table-cell table:formula="of:=[.F4]/[.F16]" office:value-type="float" office:value="2.60309861043191" calcext:value-type="float">
            <text:p>2.6030986104</text:p>
          </table:table-cell>
          <table:table-cell table:formula="of:=[.G4]/[.G16]" office:value-type="float" office:value="2.7460379239188" calcext:value-type="float">
            <text:p>2.7460379239</text:p>
          </table:table-cell>
          <table:table-cell table:formula="of:=[.H4]/[.H16]" office:value-type="float" office:value="3.58969089724384" calcext:value-type="float">
            <text:p>3.5896908972</text:p>
          </table:table-cell>
          <table:table-cell table:formula="of:=[.I4]/[.I16]" office:value-type="float" office:value="3.55865918808524" calcext:value-type="float">
            <text:p>3.5586591881</text:p>
          </table:table-cell>
          <table:table-cell table:formula="of:=[.J4]/[.J16]" office:value-type="float" office:value="4.32505811612809" calcext:value-type="float">
            <text:p>4.3250581161</text:p>
          </table:table-cell>
          <table:table-cell table:formula="of:=[.K4]/[.K16]" office:value-type="float" office:value="4.41243411095002" calcext:value-type="float">
            <text:p>4.412434111</text:p>
          </table:table-cell>
          <table:table-cell table:formula="of:=[.L4]/[.L16]" office:value-type="float" office:value="4.38528141902786" calcext:value-type="float">
            <text:p>4.385281419</text:p>
          </table:table-cell>
          <table:table-cell table:formula="of:=[.M4]/[.M16]" office:value-type="float" office:value="4.98261940035773" calcext:value-type="float">
            <text:p>4.9826194004</text:p>
          </table:table-cell>
          <table:table-cell table:formula="of:=[.N4]/[.N16]" office:value-type="float" office:value="5.76244098691487" calcext:value-type="float">
            <text:p>5.7624409869</text:p>
          </table:table-cell>
          <table:table-cell table:formula="of:=[.O4]/[.O16]" office:value-type="float" office:value="5.48511474645699" calcext:value-type="float">
            <text:p>5.4851147465</text:p>
          </table:table-cell>
          <table:table-cell table:formula="of:=[.P4]/[.P16]" office:value-type="float" office:value="5.8307032475792" calcext:value-type="float">
            <text:p>5.8307032476</text:p>
          </table:table-cell>
          <table:table-cell table:formula="of:=[.Q4]/[.Q16]" office:value-type="float" office:value="3.96153009773498" calcext:value-type="float">
            <text:p>3.9615300977</text:p>
          </table:table-cell>
          <table:table-cell table:formula="of:=[.R4]/[.R16]" office:value-type="float" office:value="6.39969472589878" calcext:value-type="float">
            <text:p>6.3996947259</text:p>
          </table:table-cell>
          <table:table-cell table:formula="of:=[.S4]/[.S16]" office:value-type="float" office:value="6.13499438252121" calcext:value-type="float">
            <text:p>6.1349943825</text:p>
          </table:table-cell>
          <table:table-cell table:formula="of:=[.T4]/[.T16]" office:value-type="float" office:value="7.18311251853446" calcext:value-type="float">
            <text:p>7.1831125185</text:p>
          </table:table-cell>
          <table:table-cell table:formula="of:=[.U4]/[.U16]" office:value-type="float" office:value="5.74263111371741" calcext:value-type="float">
            <text:p>5.7426311137</text:p>
          </table:table-cell>
          <table:table-cell table:formula="of:=[.V4]/[.V16]" office:value-type="float" office:value="7.62761435576435" calcext:value-type="float">
            <text:p>7.6276143558</text:p>
          </table:table-cell>
          <table:table-cell table:formula="of:=[.W4]/[.W16]" office:value-type="float" office:value="2.26005195109215" calcext:value-type="float">
            <text:p>2.2600519511</text:p>
          </table:table-cell>
          <table:table-cell table:formula="of:=[.X4]/[.X16]" office:value-type="float" office:value="8.8892226966725" calcext:value-type="float">
            <text:p>8.8892226967</text:p>
          </table:table-cell>
          <table:table-cell table:formula="of:=[.Y4]/[.Y16]" office:value-type="float" office:value="8.03697148321724" calcext:value-type="float">
            <text:p>8.0369714832</text:p>
          </table:table-cell>
          <table:table-cell table:formula="of:=[.Z4]/[.Z16]" office:value-type="float" office:value="5.41732356887313" calcext:value-type="float">
            <text:p>5.4173235689</text:p>
          </table:table-cell>
          <table:table-cell table:formula="of:=[.AA4]/[.AA16]" office:value-type="float" office:value="2.70619475401957" calcext:value-type="float">
            <text:p>2.706194754</text:p>
          </table:table-cell>
          <table:table-cell table:formula="of:=[.AB4]/[.AB16]" office:value-type="float" office:value="8.03920589595943" calcext:value-type="float">
            <text:p>8.039205896</text:p>
          </table:table-cell>
          <table:table-cell table:formula="of:=[.AC4]/[.AC16]" office:value-type="float" office:value="8.27127349658871" calcext:value-type="float">
            <text:p>8.2712734966</text:p>
          </table:table-cell>
          <table:table-cell table:formula="of:=[.AD4]/[.AD16]" office:value-type="float" office:value="8.71792078114671" calcext:value-type="float">
            <text:p>8.7179207811</text:p>
          </table:table-cell>
          <table:table-cell table:formula="of:=[.AE4]/[.AE16]" office:value-type="float" office:value="7.80093727251719" calcext:value-type="float">
            <text:p>7.8009372725</text:p>
          </table:table-cell>
          <table:table-cell table:formula="of:=[.AF4]/[.AF16]" office:value-type="float" office:value="10.2867609271553" calcext:value-type="float">
            <text:p>10.2867609272</text:p>
          </table:table-cell>
          <table:table-cell table:formula="of:=[.AG4]/[.AG16]" office:value-type="float" office:value="7.76418662298365" calcext:value-type="float">
            <text:p>7.76418662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/[.B17]" office:value-type="float" office:value="0.873290989623604" calcext:value-type="float">
            <text:p>0.8732909896</text:p>
          </table:table-cell>
          <table:table-cell table:formula="of:=[.C5]/[.C17]" office:value-type="float" office:value="0.727472840182095" calcext:value-type="float">
            <text:p>0.7274728402</text:p>
          </table:table-cell>
          <table:table-cell table:formula="of:=[.D5]/[.D17]" office:value-type="float" office:value="1.66338190570135" calcext:value-type="float">
            <text:p>1.6633819057</text:p>
          </table:table-cell>
          <table:table-cell table:formula="of:=[.E5]/[.E17]" office:value-type="float" office:value="1.88570235382596" calcext:value-type="float">
            <text:p>1.8857023538</text:p>
          </table:table-cell>
          <table:table-cell table:formula="of:=[.F5]/[.F17]" office:value-type="float" office:value="2.66431577031021" calcext:value-type="float">
            <text:p>2.6643157703</text:p>
          </table:table-cell>
          <table:table-cell table:formula="of:=[.G5]/[.G17]" office:value-type="float" office:value="2.53784995113757" calcext:value-type="float">
            <text:p>2.5378499511</text:p>
          </table:table-cell>
          <table:table-cell table:formula="of:=[.H5]/[.H17]" office:value-type="float" office:value="3.47032405946296" calcext:value-type="float">
            <text:p>3.4703240595</text:p>
          </table:table-cell>
          <table:table-cell table:formula="of:=[.I5]/[.I17]" office:value-type="float" office:value="3.51982472525775" calcext:value-type="float">
            <text:p>3.5198247253</text:p>
          </table:table-cell>
          <table:table-cell table:formula="of:=[.J5]/[.J17]" office:value-type="float" office:value="3.98966066907939" calcext:value-type="float">
            <text:p>3.9896606691</text:p>
          </table:table-cell>
          <table:table-cell table:formula="of:=[.K5]/[.K17]" office:value-type="float" office:value="4.40980025720533" calcext:value-type="float">
            <text:p>4.4098002572</text:p>
          </table:table-cell>
          <table:table-cell table:formula="of:=[.L5]/[.L17]" office:value-type="float" office:value="4.71290357304212" calcext:value-type="float">
            <text:p>4.712903573</text:p>
          </table:table-cell>
          <table:table-cell table:formula="of:=[.M5]/[.M17]" office:value-type="float" office:value="4.8195330680264" calcext:value-type="float">
            <text:p>4.819533068</text:p>
          </table:table-cell>
          <table:table-cell table:formula="of:=[.N5]/[.N17]" office:value-type="float" office:value="5.68489172582551" calcext:value-type="float">
            <text:p>5.6848917258</text:p>
          </table:table-cell>
          <table:table-cell table:formula="of:=[.O5]/[.O17]" office:value-type="float" office:value="5.49669190021109" calcext:value-type="float">
            <text:p>5.4966919002</text:p>
          </table:table-cell>
          <table:table-cell table:formula="of:=[.P5]/[.P17]" office:value-type="float" office:value="5.40542673706857" calcext:value-type="float">
            <text:p>5.4054267371</text:p>
          </table:table-cell>
          <table:table-cell table:formula="of:=[.Q5]/[.Q17]" office:value-type="float" office:value="6.00861886814926" calcext:value-type="float">
            <text:p>6.0086188681</text:p>
          </table:table-cell>
          <table:table-cell table:formula="of:=[.R5]/[.R17]" office:value-type="float" office:value="3.94203637681178" calcext:value-type="float">
            <text:p>3.9420363768</text:p>
          </table:table-cell>
          <table:table-cell table:formula="of:=[.S5]/[.S17]" office:value-type="float" office:value="2.77004278416518" calcext:value-type="float">
            <text:p>2.7700427842</text:p>
          </table:table-cell>
          <table:table-cell table:formula="of:=[.T5]/[.T17]" office:value-type="float" office:value="2.94167685124978" calcext:value-type="float">
            <text:p>2.9416768512</text:p>
          </table:table-cell>
          <table:table-cell table:formula="of:=[.U5]/[.U17]" office:value-type="float" office:value="4.42021338237888" calcext:value-type="float">
            <text:p>4.4202133824</text:p>
          </table:table-cell>
          <table:table-cell table:formula="of:=[.V5]/[.V17]" office:value-type="float" office:value="7.4301800619593" calcext:value-type="float">
            <text:p>7.430180062</text:p>
          </table:table-cell>
          <table:table-cell table:formula="of:=[.W5]/[.W17]" office:value-type="float" office:value="8.18872322915936" calcext:value-type="float">
            <text:p>8.1887232292</text:p>
          </table:table-cell>
          <table:table-cell table:formula="of:=[.X5]/[.X17]" office:value-type="float" office:value="7.98291120927227" calcext:value-type="float">
            <text:p>7.9829112093</text:p>
          </table:table-cell>
          <table:table-cell table:formula="of:=[.Y5]/[.Y17]" office:value-type="float" office:value="5.35472603391035" calcext:value-type="float">
            <text:p>5.3547260339</text:p>
          </table:table-cell>
          <table:table-cell table:formula="of:=[.Z5]/[.Z17]" office:value-type="float" office:value="8.40991421399843" calcext:value-type="float">
            <text:p>8.409914214</text:p>
          </table:table-cell>
          <table:table-cell table:formula="of:=[.AA5]/[.AA17]" office:value-type="float" office:value="8.51458590791953" calcext:value-type="float">
            <text:p>8.5145859079</text:p>
          </table:table-cell>
          <table:table-cell table:formula="of:=[.AB5]/[.AB17]" office:value-type="float" office:value="3.0204765746749" calcext:value-type="float">
            <text:p>3.0204765747</text:p>
          </table:table-cell>
          <table:table-cell table:formula="of:=[.AC5]/[.AC17]" office:value-type="float" office:value="8.01616637178215" calcext:value-type="float">
            <text:p>8.0161663718</text:p>
          </table:table-cell>
          <table:table-cell table:formula="of:=[.AD5]/[.AD17]" office:value-type="float" office:value="7.32333307260664" calcext:value-type="float">
            <text:p>7.3233330726</text:p>
          </table:table-cell>
          <table:table-cell table:formula="of:=[.AE5]/[.AE17]" office:value-type="float" office:value="3.89676254410969" calcext:value-type="float">
            <text:p>3.8967625441</text:p>
          </table:table-cell>
          <table:table-cell table:formula="of:=[.AF5]/[.AF17]" office:value-type="float" office:value="8.57883424416373" calcext:value-type="float">
            <text:p>8.5788342442</text:p>
          </table:table-cell>
          <table:table-cell table:formula="of:=[.AG5]/[.AG17]" office:value-type="float" office:value="9.89775735946758" calcext:value-type="float">
            <text:p>9.897757359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/[.B18]" office:value-type="float" office:value="0.88515056422227" calcext:value-type="float">
            <text:p>0.8851505642</text:p>
          </table:table-cell>
          <table:table-cell table:formula="of:=[.C6]/[.C18]" office:value-type="float" office:value="0.932824662649186" calcext:value-type="float">
            <text:p>0.9328246626</text:p>
          </table:table-cell>
          <table:table-cell table:formula="of:=[.D6]/[.D18]" office:value-type="float" office:value="1.77910953941138" calcext:value-type="float">
            <text:p>1.7791095394</text:p>
          </table:table-cell>
          <table:table-cell table:formula="of:=[.E6]/[.E18]" office:value-type="float" office:value="1.95202221322871" calcext:value-type="float">
            <text:p>1.9520222132</text:p>
          </table:table-cell>
          <table:table-cell table:formula="of:=[.F6]/[.F18]" office:value-type="float" office:value="2.70536071180297" calcext:value-type="float">
            <text:p>2.7053607118</text:p>
          </table:table-cell>
          <table:table-cell table:formula="of:=[.G6]/[.G18]" office:value-type="float" office:value="2.87658468838549" calcext:value-type="float">
            <text:p>2.8765846884</text:p>
          </table:table-cell>
          <table:table-cell table:formula="of:=[.H6]/[.H18]" office:value-type="float" office:value="3.69097634554441" calcext:value-type="float">
            <text:p>3.6909763455</text:p>
          </table:table-cell>
          <table:table-cell table:formula="of:=[.I6]/[.I18]" office:value-type="float" office:value="3.62512474398052" calcext:value-type="float">
            <text:p>3.625124744</text:p>
          </table:table-cell>
          <table:table-cell table:formula="of:=[.J6]/[.J18]" office:value-type="float" office:value="4.28808076410874" calcext:value-type="float">
            <text:p>4.2880807641</text:p>
          </table:table-cell>
          <table:table-cell table:formula="of:=[.K6]/[.K18]" office:value-type="float" office:value="4.42853201726773" calcext:value-type="float">
            <text:p>4.4285320173</text:p>
          </table:table-cell>
          <table:table-cell table:formula="of:=[.L6]/[.L18]" office:value-type="float" office:value="5.02673470779422" calcext:value-type="float">
            <text:p>5.0267347078</text:p>
          </table:table-cell>
          <table:table-cell table:formula="of:=[.M6]/[.M18]" office:value-type="float" office:value="5.09917054226513" calcext:value-type="float">
            <text:p>5.0991705423</text:p>
          </table:table-cell>
          <table:table-cell table:formula="of:=[.N6]/[.N18]" office:value-type="float" office:value="5.72818487140092" calcext:value-type="float">
            <text:p>5.7281848714</text:p>
          </table:table-cell>
          <table:table-cell table:formula="of:=[.O6]/[.O18]" office:value-type="float" office:value="5.62543010936683" calcext:value-type="float">
            <text:p>5.6254301094</text:p>
          </table:table-cell>
          <table:table-cell table:formula="of:=[.P6]/[.P18]" office:value-type="float" office:value="6.6746959207697" calcext:value-type="float">
            <text:p>6.6746959208</text:p>
          </table:table-cell>
          <table:table-cell table:formula="of:=[.Q6]/[.Q18]" office:value-type="float" office:value="6.6961558054236" calcext:value-type="float">
            <text:p>6.6961558054</text:p>
          </table:table-cell>
          <table:table-cell table:formula="of:=[.R6]/[.R18]" office:value-type="float" office:value="4.74177001572958" calcext:value-type="float">
            <text:p>4.7417700157</text:p>
          </table:table-cell>
          <table:table-cell table:formula="of:=[.S6]/[.S18]" office:value-type="float" office:value="6.25872099237687" calcext:value-type="float">
            <text:p>6.2587209924</text:p>
          </table:table-cell>
          <table:table-cell table:formula="of:=[.T6]/[.T18]" office:value-type="float" office:value="8.11668302468057" calcext:value-type="float">
            <text:p>8.1166830247</text:p>
          </table:table-cell>
          <table:table-cell table:formula="of:=[.U6]/[.U18]" office:value-type="float" office:value="4.00790330973377" calcext:value-type="float">
            <text:p>4.0079033097</text:p>
          </table:table-cell>
          <table:table-cell table:formula="of:=[.V6]/[.V18]" office:value-type="float" office:value="7.97273432591874" calcext:value-type="float">
            <text:p>7.9727343259</text:p>
          </table:table-cell>
          <table:table-cell table:formula="of:=[.W6]/[.W18]" office:value-type="float" office:value="8.63938133989993" calcext:value-type="float">
            <text:p>8.6393813399</text:p>
          </table:table-cell>
          <table:table-cell table:formula="of:=[.X6]/[.X18]" office:value-type="float" office:value="8.77831265415342" calcext:value-type="float">
            <text:p>8.7783126542</text:p>
          </table:table-cell>
          <table:table-cell table:formula="of:=[.Y6]/[.Y18]" office:value-type="float" office:value="2.75416843736547" calcext:value-type="float">
            <text:p>2.7541684374</text:p>
          </table:table-cell>
          <table:table-cell table:formula="of:=[.Z6]/[.Z18]" office:value-type="float" office:value="4.82206823597816" calcext:value-type="float">
            <text:p>4.822068236</text:p>
          </table:table-cell>
          <table:table-cell table:formula="of:=[.AA6]/[.AA18]" office:value-type="float" office:value="2.75279913682694" calcext:value-type="float">
            <text:p>2.7527991368</text:p>
          </table:table-cell>
          <table:table-cell table:formula="of:=[.AB6]/[.AB18]" office:value-type="float" office:value="9.12543098565813" calcext:value-type="float">
            <text:p>9.1254309857</text:p>
          </table:table-cell>
          <table:table-cell table:formula="of:=[.AC6]/[.AC18]" office:value-type="float" office:value="9.42593647757326" calcext:value-type="float">
            <text:p>9.4259364776</text:p>
          </table:table-cell>
          <table:table-cell table:formula="of:=[.AD6]/[.AD18]" office:value-type="float" office:value="7.25104048000626" calcext:value-type="float">
            <text:p>7.25104048</text:p>
          </table:table-cell>
          <table:table-cell table:formula="of:=[.AE6]/[.AE18]" office:value-type="float" office:value="10.2249992749149" calcext:value-type="float">
            <text:p>10.2249992749</text:p>
          </table:table-cell>
          <table:table-cell table:formula="of:=[.AF6]/[.AF18]" office:value-type="float" office:value="9.73210599543595" calcext:value-type="float">
            <text:p>9.7321059954</text:p>
          </table:table-cell>
          <table:table-cell table:formula="of:=[.AG6]/[.AG18]" office:value-type="float" office:value="5.28458940618815" calcext:value-type="float">
            <text:p>5.284589406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/[.B19]" office:value-type="float" office:value="0.915099677778177" calcext:value-type="float">
            <text:p>0.9150996778</text:p>
          </table:table-cell>
          <table:table-cell table:formula="of:=[.C7]/[.C19]" office:value-type="float" office:value="0.954089613976589" calcext:value-type="float">
            <text:p>0.954089614</text:p>
          </table:table-cell>
          <table:table-cell table:formula="of:=[.D7]/[.D19]" office:value-type="float" office:value="1.78545848581171" calcext:value-type="float">
            <text:p>1.7854584858</text:p>
          </table:table-cell>
          <table:table-cell table:formula="of:=[.E7]/[.E19]" office:value-type="float" office:value="1.92322815562117" calcext:value-type="float">
            <text:p>1.9232281556</text:p>
          </table:table-cell>
          <table:table-cell table:formula="of:=[.F7]/[.F19]" office:value-type="float" office:value="2.71816701991623" calcext:value-type="float">
            <text:p>2.7181670199</text:p>
          </table:table-cell>
          <table:table-cell table:formula="of:=[.G7]/[.G19]" office:value-type="float" office:value="2.94103344958775" calcext:value-type="float">
            <text:p>2.9410334496</text:p>
          </table:table-cell>
          <table:table-cell table:formula="of:=[.H7]/[.H19]" office:value-type="float" office:value="3.60113726115657" calcext:value-type="float">
            <text:p>3.6011372612</text:p>
          </table:table-cell>
          <table:table-cell table:formula="of:=[.I7]/[.I19]" office:value-type="float" office:value="3.83884058532785" calcext:value-type="float">
            <text:p>3.8388405853</text:p>
          </table:table-cell>
          <table:table-cell table:formula="of:=[.J7]/[.J19]" office:value-type="float" office:value="4.56941762988017" calcext:value-type="float">
            <text:p>4.5694176299</text:p>
          </table:table-cell>
          <table:table-cell table:formula="of:=[.K7]/[.K19]" office:value-type="float" office:value="4.41754410198909" calcext:value-type="float">
            <text:p>4.417544102</text:p>
          </table:table-cell>
          <table:table-cell table:formula="of:=[.L7]/[.L19]" office:value-type="float" office:value="5.32465696304787" calcext:value-type="float">
            <text:p>5.324656963</text:p>
          </table:table-cell>
          <table:table-cell table:formula="of:=[.M7]/[.M19]" office:value-type="float" office:value="5.01567875249693" calcext:value-type="float">
            <text:p>5.0156787525</text:p>
          </table:table-cell>
          <table:table-cell table:formula="of:=[.N7]/[.N19]" office:value-type="float" office:value="5.694049763366" calcext:value-type="float">
            <text:p>5.6940497634</text:p>
          </table:table-cell>
          <table:table-cell table:formula="of:=[.O7]/[.O19]" office:value-type="float" office:value="3.2801167044358" calcext:value-type="float">
            <text:p>3.2801167044</text:p>
          </table:table-cell>
          <table:table-cell table:formula="of:=[.P7]/[.P19]" office:value-type="float" office:value="3.00082236539348" calcext:value-type="float">
            <text:p>3.0008223654</text:p>
          </table:table-cell>
          <table:table-cell table:formula="of:=[.Q7]/[.Q19]" office:value-type="float" office:value="5.76400486679085" calcext:value-type="float">
            <text:p>5.7640048668</text:p>
          </table:table-cell>
          <table:table-cell table:formula="of:=[.R7]/[.R19]" office:value-type="float" office:value="3.42830776903038" calcext:value-type="float">
            <text:p>3.428307769</text:p>
          </table:table-cell>
          <table:table-cell table:formula="of:=[.S7]/[.S19]" office:value-type="float" office:value="5.20148396104525" calcext:value-type="float">
            <text:p>5.201483961</text:p>
          </table:table-cell>
          <table:table-cell table:formula="of:=[.T7]/[.T19]" office:value-type="float" office:value="7.44718047415257" calcext:value-type="float">
            <text:p>7.4471804742</text:p>
          </table:table-cell>
          <table:table-cell table:formula="of:=[.U7]/[.U19]" office:value-type="float" office:value="4.82714526720728" calcext:value-type="float">
            <text:p>4.8271452672</text:p>
          </table:table-cell>
          <table:table-cell table:formula="of:=[.V7]/[.V19]" office:value-type="float" office:value="8.72648508419719" calcext:value-type="float">
            <text:p>8.7264850842</text:p>
          </table:table-cell>
          <table:table-cell table:formula="of:=[.W7]/[.W19]" office:value-type="float" office:value="4.43199073631976" calcext:value-type="float">
            <text:p>4.4319907363</text:p>
          </table:table-cell>
          <table:table-cell table:formula="of:=[.X7]/[.X19]" office:value-type="float" office:value="4.03702922457606" calcext:value-type="float">
            <text:p>4.0370292246</text:p>
          </table:table-cell>
          <table:table-cell table:formula="of:=[.Y7]/[.Y19]" office:value-type="float" office:value="8.6457299299543" calcext:value-type="float">
            <text:p>8.64572993</text:p>
          </table:table-cell>
          <table:table-cell table:formula="of:=[.Z7]/[.Z19]" office:value-type="float" office:value="9.76933855540606" calcext:value-type="float">
            <text:p>9.7693385554</text:p>
          </table:table-cell>
          <table:table-cell table:formula="of:=[.AA7]/[.AA19]" office:value-type="float" office:value="4.40308646517329" calcext:value-type="float">
            <text:p>4.4030864652</text:p>
          </table:table-cell>
          <table:table-cell table:formula="of:=[.AB7]/[.AB19]" office:value-type="float" office:value="9.43493540273512" calcext:value-type="float">
            <text:p>9.4349354027</text:p>
          </table:table-cell>
          <table:table-cell table:formula="of:=[.AC7]/[.AC19]" office:value-type="float" office:value="4.09532471493569" calcext:value-type="float">
            <text:p>4.0953247149</text:p>
          </table:table-cell>
          <table:table-cell table:formula="of:=[.AD7]/[.AD19]" office:value-type="float" office:value="10.5556028079845" calcext:value-type="float">
            <text:p>10.555602808</text:p>
          </table:table-cell>
          <table:table-cell table:formula="of:=[.AE7]/[.AE19]" office:value-type="float" office:value="10.3192421142245" calcext:value-type="float">
            <text:p>10.3192421142</text:p>
          </table:table-cell>
          <table:table-cell table:formula="of:=[.AF7]/[.AF19]" office:value-type="float" office:value="10.9730485982158" calcext:value-type="float">
            <text:p>10.9730485982</text:p>
          </table:table-cell>
          <table:table-cell table:formula="of:=[.AG7]/[.AG19]" office:value-type="float" office:value="8.5167778394215" calcext:value-type="float">
            <text:p>8.516777839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/[.B20]" office:value-type="float" office:value="0.917898085159471" calcext:value-type="float">
            <text:p>0.9178980852</text:p>
          </table:table-cell>
          <table:table-cell table:formula="of:=[.C8]/[.C20]" office:value-type="float" office:value="0.98586788304042" calcext:value-type="float">
            <text:p>0.985867883</text:p>
          </table:table-cell>
          <table:table-cell table:formula="of:=[.D8]/[.D20]" office:value-type="float" office:value="1.82890670131024" calcext:value-type="float">
            <text:p>1.8289067013</text:p>
          </table:table-cell>
          <table:table-cell table:formula="of:=[.E8]/[.E20]" office:value-type="float" office:value="1.90341550965787" calcext:value-type="float">
            <text:p>1.9034155097</text:p>
          </table:table-cell>
          <table:table-cell table:formula="of:=[.F8]/[.F20]" office:value-type="float" office:value="2.77734675115964" calcext:value-type="float">
            <text:p>2.7773467512</text:p>
          </table:table-cell>
          <table:table-cell table:formula="of:=[.G8]/[.G20]" office:value-type="float" office:value="2.9529372609882" calcext:value-type="float">
            <text:p>2.952937261</text:p>
          </table:table-cell>
          <table:table-cell table:formula="of:=[.H8]/[.H20]" office:value-type="float" office:value="3.74694967163978" calcext:value-type="float">
            <text:p>3.7469496716</text:p>
          </table:table-cell>
          <table:table-cell table:formula="of:=[.I8]/[.I20]" office:value-type="float" office:value="3.87682201416285" calcext:value-type="float">
            <text:p>3.8768220142</text:p>
          </table:table-cell>
          <table:table-cell table:formula="of:=[.J8]/[.J20]" office:value-type="float" office:value="4.58313325940345" calcext:value-type="float">
            <text:p>4.5831332594</text:p>
          </table:table-cell>
          <table:table-cell table:formula="of:=[.K8]/[.K20]" office:value-type="float" office:value="4.75274604061791" calcext:value-type="float">
            <text:p>4.7527460406</text:p>
          </table:table-cell>
          <table:table-cell table:formula="of:=[.L8]/[.L20]" office:value-type="float" office:value="5.38663745126404" calcext:value-type="float">
            <text:p>5.3866374513</text:p>
          </table:table-cell>
          <table:table-cell table:formula="of:=[.M8]/[.M20]" office:value-type="float" office:value="4.52363606458323" calcext:value-type="float">
            <text:p>4.5236360646</text:p>
          </table:table-cell>
          <table:table-cell table:formula="of:=[.N8]/[.N20]" office:value-type="float" office:value="5.98343205043281" calcext:value-type="float">
            <text:p>5.9834320504</text:p>
          </table:table-cell>
          <table:table-cell table:formula="of:=[.O8]/[.O20]" office:value-type="float" office:value="6.302494370732" calcext:value-type="float">
            <text:p>6.3024943707</text:p>
          </table:table-cell>
          <table:table-cell table:formula="of:=[.P8]/[.P20]" office:value-type="float" office:value="6.5587776907175" calcext:value-type="float">
            <text:p>6.5587776907</text:p>
          </table:table-cell>
          <table:table-cell table:formula="of:=[.Q8]/[.Q20]" office:value-type="float" office:value="4.96691395089829" calcext:value-type="float">
            <text:p>4.9669139509</text:p>
          </table:table-cell>
          <table:table-cell table:formula="of:=[.R8]/[.R20]" office:value-type="float" office:value="7.44804929159189" calcext:value-type="float">
            <text:p>7.4480492916</text:p>
          </table:table-cell>
          <table:table-cell table:formula="of:=[.S8]/[.S20]" office:value-type="float" office:value="5.72842784582902" calcext:value-type="float">
            <text:p>5.7284278458</text:p>
          </table:table-cell>
          <table:table-cell table:formula="of:=[.T8]/[.T20]" office:value-type="float" office:value="8.32912914994817" calcext:value-type="float">
            <text:p>8.3291291499</text:p>
          </table:table-cell>
          <table:table-cell table:formula="of:=[.U8]/[.U20]" office:value-type="float" office:value="7.67001482084094" calcext:value-type="float">
            <text:p>7.6700148208</text:p>
          </table:table-cell>
          <table:table-cell table:formula="of:=[.V8]/[.V20]" office:value-type="float" office:value="4.36794202128688" calcext:value-type="float">
            <text:p>4.3679420213</text:p>
          </table:table-cell>
          <table:table-cell table:formula="of:=[.W8]/[.W20]" office:value-type="float" office:value="9.261528517983" calcext:value-type="float">
            <text:p>9.261528518</text:p>
          </table:table-cell>
          <table:table-cell table:formula="of:=[.X8]/[.X20]" office:value-type="float" office:value="7.85905168107686" calcext:value-type="float">
            <text:p>7.8590516811</text:p>
          </table:table-cell>
          <table:table-cell table:formula="of:=[.Y8]/[.Y20]" office:value-type="float" office:value="5.3758588593821" calcext:value-type="float">
            <text:p>5.3758588594</text:p>
          </table:table-cell>
          <table:table-cell table:formula="of:=[.Z8]/[.Z20]" office:value-type="float" office:value="10.245634169222" calcext:value-type="float">
            <text:p>10.2456341692</text:p>
          </table:table-cell>
          <table:table-cell table:formula="of:=[.AA8]/[.AA20]" office:value-type="float" office:value="10.155876591041" calcext:value-type="float">
            <text:p>10.155876591</text:p>
          </table:table-cell>
          <table:table-cell table:formula="of:=[.AB8]/[.AB20]" office:value-type="float" office:value="8.89670291903798" calcext:value-type="float">
            <text:p>8.896702919</text:p>
          </table:table-cell>
          <table:table-cell table:formula="of:=[.AC8]/[.AC20]" office:value-type="float" office:value="10.8404198894557" calcext:value-type="float">
            <text:p>10.8404198895</text:p>
          </table:table-cell>
          <table:table-cell table:formula="of:=[.AD8]/[.AD20]" office:value-type="float" office:value="4.85563076562063" calcext:value-type="float">
            <text:p>4.8556307656</text:p>
          </table:table-cell>
          <table:table-cell table:formula="of:=[.AE8]/[.AE20]" office:value-type="float" office:value="4.38526445164468" calcext:value-type="float">
            <text:p>4.3852644516</text:p>
          </table:table-cell>
          <table:table-cell table:formula="of:=[.AF8]/[.AF20]" office:value-type="float" office:value="10.5383900915715" calcext:value-type="float">
            <text:p>10.5383900916</text:p>
          </table:table-cell>
          <table:table-cell table:formula="of:=[.AG8]/[.AG20]" office:value-type="float" office:value="8.91684806355938" calcext:value-type="float">
            <text:p>8.916848063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/[.B21]" office:value-type="float" office:value="0.870278675122965" calcext:value-type="float">
            <text:p>0.8702786751</text:p>
          </table:table-cell>
          <table:table-cell table:formula="of:=[.C9]/[.C21]" office:value-type="float" office:value="0.994854766908352" calcext:value-type="float">
            <text:p>0.9948547669</text:p>
          </table:table-cell>
          <table:table-cell table:formula="of:=[.D9]/[.D21]" office:value-type="float" office:value="1.85439623606895" calcext:value-type="float">
            <text:p>1.8543962361</text:p>
          </table:table-cell>
          <table:table-cell table:formula="of:=[.E9]/[.E21]" office:value-type="float" office:value="2.00242370244153" calcext:value-type="float">
            <text:p>2.0024237024</text:p>
          </table:table-cell>
          <table:table-cell table:formula="of:=[.F9]/[.F21]" office:value-type="float" office:value="2.79231445080021" calcext:value-type="float">
            <text:p>2.7923144508</text:p>
          </table:table-cell>
          <table:table-cell table:formula="of:=[.G9]/[.G21]" office:value-type="float" office:value="2.93135120512595" calcext:value-type="float">
            <text:p>2.9313512051</text:p>
          </table:table-cell>
          <table:table-cell table:formula="of:=[.H9]/[.H21]" office:value-type="float" office:value="3.77600508714131" calcext:value-type="float">
            <text:p>3.7760050871</text:p>
          </table:table-cell>
          <table:table-cell table:formula="of:=[.I9]/[.I21]" office:value-type="float" office:value="3.91175578707038" calcext:value-type="float">
            <text:p>3.9117557871</text:p>
          </table:table-cell>
          <table:table-cell table:formula="of:=[.J9]/[.J21]" office:value-type="float" office:value="4.6990894974512" calcext:value-type="float">
            <text:p>4.6990894975</text:p>
          </table:table-cell>
          <table:table-cell table:formula="of:=[.K9]/[.K21]" office:value-type="float" office:value="4.48668015531904" calcext:value-type="float">
            <text:p>4.4866801553</text:p>
          </table:table-cell>
          <table:table-cell table:formula="of:=[.L9]/[.L21]" office:value-type="float" office:value="5.61886598647758" calcext:value-type="float">
            <text:p>5.6188659865</text:p>
          </table:table-cell>
          <table:table-cell table:formula="of:=[.M9]/[.M21]" office:value-type="float" office:value="5.74682632861136" calcext:value-type="float">
            <text:p>5.7468263286</text:p>
          </table:table-cell>
          <table:table-cell table:formula="of:=[.N9]/[.N21]" office:value-type="float" office:value="5.4348734364492" calcext:value-type="float">
            <text:p>5.4348734364</text:p>
          </table:table-cell>
          <table:table-cell table:formula="of:=[.O9]/[.O21]" office:value-type="float" office:value="6.19200521231045" calcext:value-type="float">
            <text:p>6.1920052123</text:p>
          </table:table-cell>
          <table:table-cell table:formula="of:=[.P9]/[.P21]" office:value-type="float" office:value="6.8625181743087" calcext:value-type="float">
            <text:p>6.8625181743</text:p>
          </table:table-cell>
          <table:table-cell table:formula="of:=[.Q9]/[.Q21]" office:value-type="float" office:value="7.1059053138498" calcext:value-type="float">
            <text:p>7.1059053138</text:p>
          </table:table-cell>
          <table:table-cell table:formula="of:=[.R9]/[.R21]" office:value-type="float" office:value="7.66721294448377" calcext:value-type="float">
            <text:p>7.6672129445</text:p>
          </table:table-cell>
          <table:table-cell table:formula="of:=[.S9]/[.S21]" office:value-type="float" office:value="4.2299809124646" calcext:value-type="float">
            <text:p>4.2299809125</text:p>
          </table:table-cell>
          <table:table-cell table:formula="of:=[.T9]/[.T21]" office:value-type="float" office:value="8.48773556474082" calcext:value-type="float">
            <text:p>8.4877355647</text:p>
          </table:table-cell>
          <table:table-cell table:formula="of:=[.U9]/[.U21]" office:value-type="float" office:value="8.55427541866163" calcext:value-type="float">
            <text:p>8.5542754187</text:p>
          </table:table-cell>
          <table:table-cell table:formula="of:=[.V9]/[.V21]" office:value-type="float" office:value="8.7392358996354" calcext:value-type="float">
            <text:p>8.7392358996</text:p>
          </table:table-cell>
          <table:table-cell table:formula="of:=[.W9]/[.W21]" office:value-type="float" office:value="9.29962454038027" calcext:value-type="float">
            <text:p>9.2996245404</text:p>
          </table:table-cell>
          <table:table-cell table:formula="of:=[.X9]/[.X21]" office:value-type="float" office:value="9.96070709670478" calcext:value-type="float">
            <text:p>9.9607070967</text:p>
          </table:table-cell>
          <table:table-cell table:formula="of:=[.Y9]/[.Y21]" office:value-type="float" office:value="10.2327306056178" calcext:value-type="float">
            <text:p>10.2327306056</text:p>
          </table:table-cell>
          <table:table-cell table:formula="of:=[.Z9]/[.Z21]" office:value-type="float" office:value="4.45894203040235" calcext:value-type="float">
            <text:p>4.4589420304</text:p>
          </table:table-cell>
          <table:table-cell table:formula="of:=[.AA9]/[.AA21]" office:value-type="float" office:value="10.4041984605444" calcext:value-type="float">
            <text:p>10.4041984605</text:p>
          </table:table-cell>
          <table:table-cell table:formula="of:=[.AB9]/[.AB21]" office:value-type="float" office:value="9.01081785968452" calcext:value-type="float">
            <text:p>9.0108178597</text:p>
          </table:table-cell>
          <table:table-cell table:formula="of:=[.AC9]/[.AC21]" office:value-type="float" office:value="10.4946500370964" calcext:value-type="float">
            <text:p>10.4946500371</text:p>
          </table:table-cell>
          <table:table-cell table:formula="of:=[.AD9]/[.AD21]" office:value-type="float" office:value="10.5455070739066" calcext:value-type="float">
            <text:p>10.5455070739</text:p>
          </table:table-cell>
          <table:table-cell table:formula="of:=[.AE9]/[.AE21]" office:value-type="float" office:value="10.9622319205526" calcext:value-type="float">
            <text:p>10.9622319206</text:p>
          </table:table-cell>
          <table:table-cell table:formula="of:=[.AF9]/[.AF21]" office:value-type="float" office:value="11.5594672949367" calcext:value-type="float">
            <text:p>11.5594672949</text:p>
          </table:table-cell>
          <table:table-cell table:formula="of:=[.AG9]/[.AG21]" office:value-type="float" office:value="8.29543820657214" calcext:value-type="float">
            <text:p>8.295438206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/[.B22]" office:value-type="float" office:value="0.944164718643575" calcext:value-type="float">
            <text:p>0.9441647186</text:p>
          </table:table-cell>
          <table:table-cell table:formula="of:=[.C10]/[.C22]" office:value-type="float" office:value="1.00915469963883" calcext:value-type="float">
            <text:p>1.0091546996</text:p>
          </table:table-cell>
          <table:table-cell table:formula="of:=[.D10]/[.D22]" office:value-type="float" office:value="1.88425629060963" calcext:value-type="float">
            <text:p>1.8842562906</text:p>
          </table:table-cell>
          <table:table-cell table:formula="of:=[.E10]/[.E22]" office:value-type="float" office:value="2.02071484992554" calcext:value-type="float">
            <text:p>2.0207148499</text:p>
          </table:table-cell>
          <table:table-cell table:formula="of:=[.F10]/[.F22]" office:value-type="float" office:value="2.82732149300781" calcext:value-type="float">
            <text:p>2.827321493</text:p>
          </table:table-cell>
          <table:table-cell table:formula="of:=[.G10]/[.G22]" office:value-type="float" office:value="2.93579944621924" calcext:value-type="float">
            <text:p>2.9357994462</text:p>
          </table:table-cell>
          <table:table-cell table:formula="of:=[.H10]/[.H22]" office:value-type="float" office:value="3.85352701456482" calcext:value-type="float">
            <text:p>3.8535270146</text:p>
          </table:table-cell>
          <table:table-cell table:formula="of:=[.I10]/[.I22]" office:value-type="float" office:value="3.90144291772509" calcext:value-type="float">
            <text:p>3.9014429177</text:p>
          </table:table-cell>
          <table:table-cell table:formula="of:=[.J10]/[.J22]" office:value-type="float" office:value="4.76656413992181" calcext:value-type="float">
            <text:p>4.7665641399</text:p>
          </table:table-cell>
          <table:table-cell table:formula="of:=[.K10]/[.K22]" office:value-type="float" office:value="4.82409978678267" calcext:value-type="float">
            <text:p>4.8240997868</text:p>
          </table:table-cell>
          <table:table-cell table:formula="of:=[.L10]/[.L22]" office:value-type="float" office:value="5.44617976526852" calcext:value-type="float">
            <text:p>5.4461797653</text:p>
          </table:table-cell>
          <table:table-cell table:formula="of:=[.M10]/[.M22]" office:value-type="float" office:value="5.69512367940232" calcext:value-type="float">
            <text:p>5.6951236794</text:p>
          </table:table-cell>
          <table:table-cell table:formula="of:=[.N10]/[.N22]" office:value-type="float" office:value="5.95862613358687" calcext:value-type="float">
            <text:p>5.9586261336</text:p>
          </table:table-cell>
          <table:table-cell table:formula="of:=[.O10]/[.O22]" office:value-type="float" office:value="5.65009438338049" calcext:value-type="float">
            <text:p>5.6500943834</text:p>
          </table:table-cell>
          <table:table-cell table:formula="of:=[.P10]/[.P22]" office:value-type="float" office:value="6.78260564323729" calcext:value-type="float">
            <text:p>6.7826056432</text:p>
          </table:table-cell>
          <table:table-cell table:formula="of:=[.Q10]/[.Q22]" office:value-type="float" office:value="6.23586686658418" calcext:value-type="float">
            <text:p>6.2358668666</text:p>
          </table:table-cell>
          <table:table-cell table:formula="of:=[.R10]/[.R22]" office:value-type="float" office:value="7.20797542207651" calcext:value-type="float">
            <text:p>7.2079754221</text:p>
          </table:table-cell>
          <table:table-cell table:formula="of:=[.S10]/[.S22]" office:value-type="float" office:value="4.61263889099581" calcext:value-type="float">
            <text:p>4.612638891</text:p>
          </table:table-cell>
          <table:table-cell table:formula="of:=[.T10]/[.T22]" office:value-type="float" office:value="8.79280610084165" calcext:value-type="float">
            <text:p>8.7928061008</text:p>
          </table:table-cell>
          <table:table-cell table:formula="of:=[.U10]/[.U22]" office:value-type="float" office:value="6.26807019810672" calcext:value-type="float">
            <text:p>6.2680701981</text:p>
          </table:table-cell>
          <table:table-cell table:formula="of:=[.V10]/[.V22]" office:value-type="float" office:value="4.83171617563265" calcext:value-type="float">
            <text:p>4.8317161756</text:p>
          </table:table-cell>
          <table:table-cell table:formula="of:=[.W10]/[.W22]" office:value-type="float" office:value="9.6191823143566" calcext:value-type="float">
            <text:p>9.6191823144</text:p>
          </table:table-cell>
          <table:table-cell table:formula="of:=[.X10]/[.X22]" office:value-type="float" office:value="9.5315612347651" calcext:value-type="float">
            <text:p>9.5315612348</text:p>
          </table:table-cell>
          <table:table-cell table:formula="of:=[.Y10]/[.Y22]" office:value-type="float" office:value="6.88800057442771" calcext:value-type="float">
            <text:p>6.8880005744</text:p>
          </table:table-cell>
          <table:table-cell table:formula="of:=[.Z10]/[.Z22]" office:value-type="float" office:value="10.6383122065897" calcext:value-type="float">
            <text:p>10.6383122066</text:p>
          </table:table-cell>
          <table:table-cell table:formula="of:=[.AA10]/[.AA22]" office:value-type="float" office:value="11.2090585714193" calcext:value-type="float">
            <text:p>11.2090585714</text:p>
          </table:table-cell>
          <table:table-cell table:formula="of:=[.AB10]/[.AB22]" office:value-type="float" office:value="8.28633203914564" calcext:value-type="float">
            <text:p>8.2863320391</text:p>
          </table:table-cell>
          <table:table-cell table:formula="of:=[.AC10]/[.AC22]" office:value-type="float" office:value="10.4165962613212" calcext:value-type="float">
            <text:p>10.4165962613</text:p>
          </table:table-cell>
          <table:table-cell table:formula="of:=[.AD10]/[.AD22]" office:value-type="float" office:value="9.30081161196321" calcext:value-type="float">
            <text:p>9.300811612</text:p>
          </table:table-cell>
          <table:table-cell table:formula="of:=[.AE10]/[.AE22]" office:value-type="float" office:value="11.6619767118176" calcext:value-type="float">
            <text:p>11.6619767118</text:p>
          </table:table-cell>
          <table:table-cell table:formula="of:=[.AF10]/[.AF22]" office:value-type="float" office:value="12.3090769046758" calcext:value-type="float">
            <text:p>12.3090769047</text:p>
          </table:table-cell>
          <table:table-cell table:formula="of:=[.AG10]/[.AG22]" office:value-type="float" office:value="12.799278572538" calcext:value-type="float">
            <text:p>12.799278572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/[.B23]" office:value-type="float" office:value="0.963802560058188" calcext:value-type="float">
            <text:p>0.9638025601</text:p>
          </table:table-cell>
          <table:table-cell table:formula="of:=[.C11]/[.C23]" office:value-type="float" office:value="1.03584350262502" calcext:value-type="float">
            <text:p>1.0358435026</text:p>
          </table:table-cell>
          <table:table-cell table:formula="of:=[.D11]/[.D23]" office:value-type="float" office:value="1.93008562462519" calcext:value-type="float">
            <text:p>1.9300856246</text:p>
          </table:table-cell>
          <table:table-cell table:formula="of:=[.E11]/[.E23]" office:value-type="float" office:value="2.07477322012948" calcext:value-type="float">
            <text:p>2.0747732201</text:p>
          </table:table-cell>
          <table:table-cell table:formula="of:=[.F11]/[.F23]" office:value-type="float" office:value="2.90269412353797" calcext:value-type="float">
            <text:p>2.9026941235</text:p>
          </table:table-cell>
          <table:table-cell table:formula="of:=[.G11]/[.G23]" office:value-type="float" office:value="3.08389227073301" calcext:value-type="float">
            <text:p>3.0838922707</text:p>
          </table:table-cell>
          <table:table-cell table:formula="of:=[.H11]/[.H23]" office:value-type="float" office:value="3.90576562155216" calcext:value-type="float">
            <text:p>3.9057656216</text:p>
          </table:table-cell>
          <table:table-cell table:formula="of:=[.I11]/[.I23]" office:value-type="float" office:value="4.0373133140865" calcext:value-type="float">
            <text:p>4.0373133141</text:p>
          </table:table-cell>
          <table:table-cell table:formula="of:=[.J11]/[.J23]" office:value-type="float" office:value="4.0668494396934" calcext:value-type="float">
            <text:p>4.0668494397</text:p>
          </table:table-cell>
          <table:table-cell table:formula="of:=[.K11]/[.K23]" office:value-type="float" office:value="4.82523340211323" calcext:value-type="float">
            <text:p>4.8252334021</text:p>
          </table:table-cell>
          <table:table-cell table:formula="of:=[.L11]/[.L23]" office:value-type="float" office:value="5.71943654418505" calcext:value-type="float">
            <text:p>5.7194365442</text:p>
          </table:table-cell>
          <table:table-cell table:formula="of:=[.M11]/[.M23]" office:value-type="float" office:value="4.44991663006907" calcext:value-type="float">
            <text:p>4.4499166301</text:p>
          </table:table-cell>
          <table:table-cell table:formula="of:=[.N11]/[.N23]" office:value-type="float" office:value="6.31473777709206" calcext:value-type="float">
            <text:p>6.3147377771</text:p>
          </table:table-cell>
          <table:table-cell table:formula="of:=[.O11]/[.O23]" office:value-type="float" office:value="6.66328187602274" calcext:value-type="float">
            <text:p>6.663281876</text:p>
          </table:table-cell>
          <table:table-cell table:formula="of:=[.P11]/[.P23]" office:value-type="float" office:value="7.2786522897542" calcext:value-type="float">
            <text:p>7.2786522898</text:p>
          </table:table-cell>
          <table:table-cell table:formula="of:=[.Q11]/[.Q23]" office:value-type="float" office:value="6.2575481662724" calcext:value-type="float">
            <text:p>6.2575481663</text:p>
          </table:table-cell>
          <table:table-cell table:formula="of:=[.R11]/[.R23]" office:value-type="float" office:value="8.3247607755132" calcext:value-type="float">
            <text:p>8.3247607755</text:p>
          </table:table-cell>
          <table:table-cell table:formula="of:=[.S11]/[.S23]" office:value-type="float" office:value="6.04542821310922" calcext:value-type="float">
            <text:p>6.0454282131</text:p>
          </table:table-cell>
          <table:table-cell table:formula="of:=[.T11]/[.T23]" office:value-type="float" office:value="9.04643197240627" calcext:value-type="float">
            <text:p>9.0464319724</text:p>
          </table:table-cell>
          <table:table-cell table:formula="of:=[.U11]/[.U23]" office:value-type="float" office:value="5.19101566530184" calcext:value-type="float">
            <text:p>5.1910156653</text:p>
          </table:table-cell>
          <table:table-cell table:formula="of:=[.V11]/[.V23]" office:value-type="float" office:value="9.72762709216534" calcext:value-type="float">
            <text:p>9.7276270922</text:p>
          </table:table-cell>
          <table:table-cell table:formula="of:=[.W11]/[.W23]" office:value-type="float" office:value="9.55304669594051" calcext:value-type="float">
            <text:p>9.5530466959</text:p>
          </table:table-cell>
          <table:table-cell table:formula="of:=[.X11]/[.X23]" office:value-type="float" office:value="10.4859569771" calcext:value-type="float">
            <text:p>10.4859569771</text:p>
          </table:table-cell>
          <table:table-cell table:formula="of:=[.Y11]/[.Y23]" office:value-type="float" office:value="9.67071905382699" calcext:value-type="float">
            <text:p>9.6707190538</text:p>
          </table:table-cell>
          <table:table-cell table:formula="of:=[.Z11]/[.Z23]" office:value-type="float" office:value="11.1985672959771" calcext:value-type="float">
            <text:p>11.198567296</text:p>
          </table:table-cell>
          <table:table-cell table:formula="of:=[.AA11]/[.AA23]" office:value-type="float" office:value="8.38333647566115" calcext:value-type="float">
            <text:p>8.3833364757</text:p>
          </table:table-cell>
          <table:table-cell table:formula="of:=[.AB11]/[.AB23]" office:value-type="float" office:value="11.163946998593" calcext:value-type="float">
            <text:p>11.1639469986</text:p>
          </table:table-cell>
          <table:table-cell table:formula="of:=[.AC11]/[.AC23]" office:value-type="float" office:value="11.3743827720826" calcext:value-type="float">
            <text:p>11.3743827721</text:p>
          </table:table-cell>
          <table:table-cell table:formula="of:=[.AD11]/[.AD23]" office:value-type="float" office:value="12.5537884261005" calcext:value-type="float">
            <text:p>12.5537884261</text:p>
          </table:table-cell>
          <table:table-cell table:formula="of:=[.AE11]/[.AE23]" office:value-type="float" office:value="12.4029767425047" calcext:value-type="float">
            <text:p>12.4029767425</text:p>
          </table:table-cell>
          <table:table-cell table:formula="of:=[.AF11]/[.AF23]" office:value-type="float" office:value="12.8858793124046" calcext:value-type="float">
            <text:p>12.8858793124</text:p>
          </table:table-cell>
          <table:table-cell table:formula="of:=[.AG11]/[.AG23]" office:value-type="float" office:value="11.5370421004469" calcext:value-type="float">
            <text:p>11.5370421004</text:p>
          </table:table-cell>
        </table:table-row>
        <table:table-row table:style-name="ro2">
          <table:table-cell table:number-columns-repeated="33"/>
        </table:table-row>
        <table:table-row table:style-name="ro1">
          <table:table-cell office:value-type="string" calcext:value-type="string">
            <text:p>uts_omp_scat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2]/[.B26]" office:value-type="float" office:value="0.755273376911797" calcext:value-type="float">
            <text:p>0.7552733769</text:p>
          </table:table-cell>
          <table:table-cell table:formula="of:=[.C2]/[.C26]" office:value-type="float" office:value="1.10568781786018" calcext:value-type="float">
            <text:p>1.1056878179</text:p>
          </table:table-cell>
          <table:table-cell table:formula="of:=[.D2]/[.D26]" office:value-type="float" office:value="1.73828234383587" calcext:value-type="float">
            <text:p>1.7382823438</text:p>
          </table:table-cell>
          <table:table-cell table:formula="of:=[.E2]/[.E26]" office:value-type="float" office:value="2.13285372392795" calcext:value-type="float">
            <text:p>2.1328537239</text:p>
          </table:table-cell>
          <table:table-cell table:formula="of:=[.F2]/[.F26]" office:value-type="float" office:value="2.55316717477818" calcext:value-type="float">
            <text:p>2.5531671748</text:p>
          </table:table-cell>
          <table:table-cell table:formula="of:=[.G2]/[.G26]" office:value-type="float" office:value="2.95933990570138" calcext:value-type="float">
            <text:p>2.9593399057</text:p>
          </table:table-cell>
          <table:table-cell table:formula="of:=[.H2]/[.H26]" office:value-type="float" office:value="3.28357178120426" calcext:value-type="float">
            <text:p>3.2835717812</text:p>
          </table:table-cell>
          <table:table-cell table:formula="of:=[.I2]/[.I26]" office:value-type="float" office:value="3.29923449157306" calcext:value-type="float">
            <text:p>3.2992344916</text:p>
          </table:table-cell>
          <table:table-cell table:formula="of:=[.J2]/[.J26]" office:value-type="float" office:value="3.98590930097281" calcext:value-type="float">
            <text:p>3.985909301</text:p>
          </table:table-cell>
          <table:table-cell table:formula="of:=[.K2]/[.K26]" office:value-type="float" office:value="3.77751169593799" calcext:value-type="float">
            <text:p>3.7775116959</text:p>
          </table:table-cell>
          <table:table-cell table:formula="of:=[.L2]/[.L26]" office:value-type="float" office:value="3.83816205334623" calcext:value-type="float">
            <text:p>3.8381620533</text:p>
          </table:table-cell>
          <table:table-cell table:formula="of:=[.M2]/[.M26]" office:value-type="float" office:value="4.43315096532797" calcext:value-type="float">
            <text:p>4.4331509653</text:p>
          </table:table-cell>
          <table:table-cell table:formula="of:=[.N2]/[.N26]" office:value-type="float" office:value="4.7640852259984" calcext:value-type="float">
            <text:p>4.764085226</text:p>
          </table:table-cell>
          <table:table-cell table:formula="of:=[.O2]/[.O26]" office:value-type="float" office:value="4.30920574435462" calcext:value-type="float">
            <text:p>4.3092057444</text:p>
          </table:table-cell>
          <table:table-cell table:formula="of:=[.P2]/[.P26]" office:value-type="float" office:value="5.02569193621926" calcext:value-type="float">
            <text:p>5.0256919362</text:p>
          </table:table-cell>
          <table:table-cell table:formula="of:=[.Q2]/[.Q26]" office:value-type="float" office:value="5.26235882950211" calcext:value-type="float">
            <text:p>5.2623588295</text:p>
          </table:table-cell>
          <table:table-cell table:formula="of:=[.R2]/[.R26]" office:value-type="float" office:value="5.46129054869986" calcext:value-type="float">
            <text:p>5.4612905487</text:p>
          </table:table-cell>
          <table:table-cell table:formula="of:=[.S2]/[.S26]" office:value-type="float" office:value="4.90893464248091" calcext:value-type="float">
            <text:p>4.9089346425</text:p>
          </table:table-cell>
          <table:table-cell table:formula="of:=[.T2]/[.T26]" office:value-type="float" office:value="4.66308875157068" calcext:value-type="float">
            <text:p>4.6630887516</text:p>
          </table:table-cell>
          <table:table-cell table:formula="of:=[.U2]/[.U26]" office:value-type="float" office:value="4.9149985063226" calcext:value-type="float">
            <text:p>4.9149985063</text:p>
          </table:table-cell>
          <table:table-cell table:formula="of:=[.V2]/[.V26]" office:value-type="float" office:value="4.2279845614293" calcext:value-type="float">
            <text:p>4.2279845614</text:p>
          </table:table-cell>
          <table:table-cell table:formula="of:=[.W2]/[.W26]" office:value-type="float" office:value="4.68321933991262" calcext:value-type="float">
            <text:p>4.6832193399</text:p>
          </table:table-cell>
          <table:table-cell table:formula="of:=[.X2]/[.X26]" office:value-type="float" office:value="4.31551614066726" calcext:value-type="float">
            <text:p>4.3155161407</text:p>
          </table:table-cell>
          <table:table-cell table:formula="of:=[.Y2]/[.Y26]" office:value-type="float" office:value="3.09008202947806" calcext:value-type="float">
            <text:p>3.0900820295</text:p>
          </table:table-cell>
          <table:table-cell table:formula="of:=[.Z2]/[.Z26]" office:value-type="float" office:value="3.98627047080969" calcext:value-type="float">
            <text:p>3.9862704708</text:p>
          </table:table-cell>
          <table:table-cell table:formula="of:=[.AA2]/[.AA26]" office:value-type="float" office:value="3.90208315961241" calcext:value-type="float">
            <text:p>3.9020831596</text:p>
          </table:table-cell>
          <table:table-cell table:formula="of:=[.AB2]/[.AB26]" office:value-type="float" office:value="3.45283246918981" calcext:value-type="float">
            <text:p>3.4528324692</text:p>
          </table:table-cell>
          <table:table-cell table:formula="of:=[.AC2]/[.AC26]" office:value-type="float" office:value="0.656665333945873" calcext:value-type="float">
            <text:p>0.6566653339</text:p>
          </table:table-cell>
          <table:table-cell table:formula="of:=[.AD2]/[.AD26]" office:value-type="float" office:value="4.03924218499614" calcext:value-type="float">
            <text:p>4.039242185</text:p>
          </table:table-cell>
          <table:table-cell table:formula="of:=[.AE2]/[.AE26]" office:value-type="float" office:value="3.20958113373684" calcext:value-type="float">
            <text:p>3.2095811337</text:p>
          </table:table-cell>
          <table:table-cell table:formula="of:=[.AF2]/[.AF26]" office:value-type="float" office:value="4.1042718922405" calcext:value-type="float">
            <text:p>4.1042718922</text:p>
          </table:table-cell>
          <table:table-cell table:formula="of:=[.AG2]/[.AG26]" office:value-type="float" office:value="1.45448252457633" calcext:value-type="float">
            <text:p>1.454482524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/[.B27]" office:value-type="float" office:value="1.14696836101325" calcext:value-type="float">
            <text:p>1.146968361</text:p>
          </table:table-cell>
          <table:table-cell table:formula="of:=[.C3]/[.C27]" office:value-type="float" office:value="1.89758291174949" calcext:value-type="float">
            <text:p>1.8975829117</text:p>
          </table:table-cell>
          <table:table-cell table:formula="of:=[.D3]/[.D27]" office:value-type="float" office:value="2.7333862215819" calcext:value-type="float">
            <text:p>2.7333862216</text:p>
          </table:table-cell>
          <table:table-cell table:formula="of:=[.E3]/[.E27]" office:value-type="float" office:value="3.62083623519809" calcext:value-type="float">
            <text:p>3.6208362352</text:p>
          </table:table-cell>
          <table:table-cell table:formula="of:=[.F3]/[.F27]" office:value-type="float" office:value="4.39260565325784" calcext:value-type="float">
            <text:p>4.3926056533</text:p>
          </table:table-cell>
          <table:table-cell table:formula="of:=[.G3]/[.G27]" office:value-type="float" office:value="4.94155531230638" calcext:value-type="float">
            <text:p>4.9415553123</text:p>
          </table:table-cell>
          <table:table-cell table:formula="of:=[.H3]/[.H27]" office:value-type="float" office:value="5.49217160485601" calcext:value-type="float">
            <text:p>5.4921716049</text:p>
          </table:table-cell>
          <table:table-cell table:formula="of:=[.I3]/[.I27]" office:value-type="float" office:value="6.67884187228974" calcext:value-type="float">
            <text:p>6.6788418723</text:p>
          </table:table-cell>
          <table:table-cell table:formula="of:=[.J3]/[.J27]" office:value-type="float" office:value="6.9908250395272" calcext:value-type="float">
            <text:p>6.9908250395</text:p>
          </table:table-cell>
          <table:table-cell table:formula="of:=[.K3]/[.K27]" office:value-type="float" office:value="7.86970916353372" calcext:value-type="float">
            <text:p>7.8697091635</text:p>
          </table:table-cell>
          <table:table-cell table:formula="of:=[.L3]/[.L27]" office:value-type="float" office:value="8.51239139867977" calcext:value-type="float">
            <text:p>8.5123913987</text:p>
          </table:table-cell>
          <table:table-cell table:formula="of:=[.M3]/[.M27]" office:value-type="float" office:value="8.95976944599363" calcext:value-type="float">
            <text:p>8.959769446</text:p>
          </table:table-cell>
          <table:table-cell table:formula="of:=[.N3]/[.N27]" office:value-type="float" office:value="8.16126863371867" calcext:value-type="float">
            <text:p>8.1612686337</text:p>
          </table:table-cell>
          <table:table-cell table:formula="of:=[.O3]/[.O27]" office:value-type="float" office:value="9.06602267887343" calcext:value-type="float">
            <text:p>9.0660226789</text:p>
          </table:table-cell>
          <table:table-cell table:formula="of:=[.P3]/[.P27]" office:value-type="float" office:value="10.1235281491065" calcext:value-type="float">
            <text:p>10.1235281491</text:p>
          </table:table-cell>
          <table:table-cell table:formula="of:=[.Q3]/[.Q27]" office:value-type="float" office:value="9.87491669324719" calcext:value-type="float">
            <text:p>9.8749166932</text:p>
          </table:table-cell>
          <table:table-cell table:formula="of:=[.R3]/[.R27]" office:value-type="float" office:value="7.65513262497931" calcext:value-type="float">
            <text:p>7.655132625</text:p>
          </table:table-cell>
          <table:table-cell table:formula="of:=[.S3]/[.S27]" office:value-type="float" office:value="9.72353491977216" calcext:value-type="float">
            <text:p>9.7235349198</text:p>
          </table:table-cell>
          <table:table-cell table:formula="of:=[.T3]/[.T27]" office:value-type="float" office:value="8.58904777292035" calcext:value-type="float">
            <text:p>8.5890477729</text:p>
          </table:table-cell>
          <table:table-cell table:formula="of:=[.U3]/[.U27]" office:value-type="float" office:value="9.1050925468779" calcext:value-type="float">
            <text:p>9.1050925469</text:p>
          </table:table-cell>
          <table:table-cell table:formula="of:=[.V3]/[.V27]" office:value-type="float" office:value="8.35300731435803" calcext:value-type="float">
            <text:p>8.3530073144</text:p>
          </table:table-cell>
          <table:table-cell table:formula="of:=[.W3]/[.W27]" office:value-type="float" office:value="9.0942433762803" calcext:value-type="float">
            <text:p>9.0942433763</text:p>
          </table:table-cell>
          <table:table-cell table:formula="of:=[.X3]/[.X27]" office:value-type="float" office:value="9.33666365431314" calcext:value-type="float">
            <text:p>9.3366636543</text:p>
          </table:table-cell>
          <table:table-cell table:formula="of:=[.Y3]/[.Y27]" office:value-type="float" office:value="8.80270238366774" calcext:value-type="float">
            <text:p>8.8027023837</text:p>
          </table:table-cell>
          <table:table-cell table:formula="of:=[.Z3]/[.Z27]" office:value-type="float" office:value="8.93533954189802" calcext:value-type="float">
            <text:p>8.9353395419</text:p>
          </table:table-cell>
          <table:table-cell table:formula="of:=[.AA3]/[.AA27]" office:value-type="float" office:value="2.68705875893418" calcext:value-type="float">
            <text:p>2.6870587589</text:p>
          </table:table-cell>
          <table:table-cell table:formula="of:=[.AB3]/[.AB27]" office:value-type="float" office:value="2.25535179261492" calcext:value-type="float">
            <text:p>2.2553517926</text:p>
          </table:table-cell>
          <table:table-cell table:formula="of:=[.AC3]/[.AC27]" office:value-type="float" office:value="9.3103573981485" calcext:value-type="float">
            <text:p>9.3103573981</text:p>
          </table:table-cell>
          <table:table-cell table:formula="of:=[.AD3]/[.AD27]" office:value-type="float" office:value="8.33076704127444" calcext:value-type="float">
            <text:p>8.3307670413</text:p>
          </table:table-cell>
          <table:table-cell table:formula="of:=[.AE3]/[.AE27]" office:value-type="float" office:value="7.17574326862315" calcext:value-type="float">
            <text:p>7.1757432686</text:p>
          </table:table-cell>
          <table:table-cell table:formula="of:=[.AF3]/[.AF27]" office:value-type="float" office:value="2.24026532985589" calcext:value-type="float">
            <text:p>2.2402653299</text:p>
          </table:table-cell>
          <table:table-cell table:formula="of:=[.AG3]/[.AG27]" office:value-type="float" office:value="9.53449363694731" calcext:value-type="float">
            <text:p>9.534493636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/[.B28]" office:value-type="float" office:value="0.95901128553434" calcext:value-type="float">
            <text:p>0.9590112855</text:p>
          </table:table-cell>
          <table:table-cell table:formula="of:=[.C4]/[.C28]" office:value-type="float" office:value="1.63868723513494" calcext:value-type="float">
            <text:p>1.6386872351</text:p>
          </table:table-cell>
          <table:table-cell table:formula="of:=[.D4]/[.D28]" office:value-type="float" office:value="2.44829829306613" calcext:value-type="float">
            <text:p>2.4482982931</text:p>
          </table:table-cell>
          <table:table-cell table:formula="of:=[.E4]/[.E28]" office:value-type="float" office:value="3.21914877194971" calcext:value-type="float">
            <text:p>3.2191487719</text:p>
          </table:table-cell>
          <table:table-cell table:formula="of:=[.F4]/[.F28]" office:value-type="float" office:value="3.87685670640853" calcext:value-type="float">
            <text:p>3.8768567064</text:p>
          </table:table-cell>
          <table:table-cell table:formula="of:=[.G4]/[.G28]" office:value-type="float" office:value="4.23124134663895" calcext:value-type="float">
            <text:p>4.2312413466</text:p>
          </table:table-cell>
          <table:table-cell table:formula="of:=[.H4]/[.H28]" office:value-type="float" office:value="5.07363499692609" calcext:value-type="float">
            <text:p>5.0736349969</text:p>
          </table:table-cell>
          <table:table-cell table:formula="of:=[.I4]/[.I28]" office:value-type="float" office:value="5.56134978321052" calcext:value-type="float">
            <text:p>5.5613497832</text:p>
          </table:table-cell>
          <table:table-cell table:formula="of:=[.J4]/[.J28]" office:value-type="float" office:value="6.01488691575727" calcext:value-type="float">
            <text:p>6.0148869158</text:p>
          </table:table-cell>
          <table:table-cell table:formula="of:=[.K4]/[.K28]" office:value-type="float" office:value="6.7354425357504" calcext:value-type="float">
            <text:p>6.7354425358</text:p>
          </table:table-cell>
          <table:table-cell table:formula="of:=[.L4]/[.L28]" office:value-type="float" office:value="6.72256701328671" calcext:value-type="float">
            <text:p>6.7225670133</text:p>
          </table:table-cell>
          <table:table-cell table:formula="of:=[.M4]/[.M28]" office:value-type="float" office:value="7.38653158515847" calcext:value-type="float">
            <text:p>7.3865315852</text:p>
          </table:table-cell>
          <table:table-cell table:formula="of:=[.N4]/[.N28]" office:value-type="float" office:value="8.09994012886484" calcext:value-type="float">
            <text:p>8.0999401289</text:p>
          </table:table-cell>
          <table:table-cell table:formula="of:=[.O4]/[.O28]" office:value-type="float" office:value="8.46221519086177" calcext:value-type="float">
            <text:p>8.4622151909</text:p>
          </table:table-cell>
          <table:table-cell table:formula="of:=[.P4]/[.P28]" office:value-type="float" office:value="8.97697069636606" calcext:value-type="float">
            <text:p>8.9769706964</text:p>
          </table:table-cell>
          <table:table-cell table:formula="of:=[.Q4]/[.Q28]" office:value-type="float" office:value="8.74181364082992" calcext:value-type="float">
            <text:p>8.7418136408</text:p>
          </table:table-cell>
          <table:table-cell table:formula="of:=[.R4]/[.R28]" office:value-type="float" office:value="9.22893413291059" calcext:value-type="float">
            <text:p>9.2289341329</text:p>
          </table:table-cell>
          <table:table-cell table:formula="of:=[.S4]/[.S28]" office:value-type="float" office:value="9.05935487108287" calcext:value-type="float">
            <text:p>9.0593548711</text:p>
          </table:table-cell>
          <table:table-cell table:formula="of:=[.T4]/[.T28]" office:value-type="float" office:value="8.93701588204175" calcext:value-type="float">
            <text:p>8.937015882</text:p>
          </table:table-cell>
          <table:table-cell table:formula="of:=[.U4]/[.U28]" office:value-type="float" office:value="7.91345572652621" calcext:value-type="float">
            <text:p>7.9134557265</text:p>
          </table:table-cell>
          <table:table-cell table:formula="of:=[.V4]/[.V28]" office:value-type="float" office:value="9.259741093647" calcext:value-type="float">
            <text:p>9.2597410936</text:p>
          </table:table-cell>
          <table:table-cell table:formula="of:=[.W4]/[.W28]" office:value-type="float" office:value="8.65178841566121" calcext:value-type="float">
            <text:p>8.6517884157</text:p>
          </table:table-cell>
          <table:table-cell table:formula="of:=[.X4]/[.X28]" office:value-type="float" office:value="8.47533192523873" calcext:value-type="float">
            <text:p>8.4753319252</text:p>
          </table:table-cell>
          <table:table-cell table:formula="of:=[.Y4]/[.Y28]" office:value-type="float" office:value="9.21151487535054" calcext:value-type="float">
            <text:p>9.2115148754</text:p>
          </table:table-cell>
          <table:table-cell table:formula="of:=[.Z4]/[.Z28]" office:value-type="float" office:value="8.32002070595959" calcext:value-type="float">
            <text:p>8.320020706</text:p>
          </table:table-cell>
          <table:table-cell table:formula="of:=[.AA4]/[.AA28]" office:value-type="float" office:value="9.09901407821092" calcext:value-type="float">
            <text:p>9.0990140782</text:p>
          </table:table-cell>
          <table:table-cell table:formula="of:=[.AB4]/[.AB28]" office:value-type="float" office:value="8.11017532847992" calcext:value-type="float">
            <text:p>8.1101753285</text:p>
          </table:table-cell>
          <table:table-cell table:formula="of:=[.AC4]/[.AC28]" office:value-type="float" office:value="8.76267753487832" calcext:value-type="float">
            <text:p>8.7626775349</text:p>
          </table:table-cell>
          <table:table-cell table:formula="of:=[.AD4]/[.AD28]" office:value-type="float" office:value="8.8215744487863" calcext:value-type="float">
            <text:p>8.8215744488</text:p>
          </table:table-cell>
          <table:table-cell table:formula="of:=[.AE4]/[.AE28]" office:value-type="float" office:value="8.9599089570862" calcext:value-type="float">
            <text:p>8.9599089571</text:p>
          </table:table-cell>
          <table:table-cell table:formula="of:=[.AF4]/[.AF28]" office:value-type="float" office:value="2.43653930821549" calcext:value-type="float">
            <text:p>2.4365393082</text:p>
          </table:table-cell>
          <table:table-cell table:formula="of:=[.AG4]/[.AG28]" office:value-type="float" office:value="2.86539039856894" calcext:value-type="float">
            <text:p>2.865390398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/[.B29]" office:value-type="float" office:value="0.91117756446747" calcext:value-type="float">
            <text:p>0.9111775645</text:p>
          </table:table-cell>
          <table:table-cell table:formula="of:=[.C5]/[.C29]" office:value-type="float" office:value="1.56765341263095" calcext:value-type="float">
            <text:p>1.5676534126</text:p>
          </table:table-cell>
          <table:table-cell table:formula="of:=[.D5]/[.D29]" office:value-type="float" office:value="2.36734551780808" calcext:value-type="float">
            <text:p>2.3673455178</text:p>
          </table:table-cell>
          <table:table-cell table:formula="of:=[.E5]/[.E29]" office:value-type="float" office:value="3.14345198189726" calcext:value-type="float">
            <text:p>3.1434519819</text:p>
          </table:table-cell>
          <table:table-cell table:formula="of:=[.F5]/[.F29]" office:value-type="float" office:value="3.7923337906253" calcext:value-type="float">
            <text:p>3.7923337906</text:p>
          </table:table-cell>
          <table:table-cell table:formula="of:=[.G5]/[.G29]" office:value-type="float" office:value="4.48398178483447" calcext:value-type="float">
            <text:p>4.4839817848</text:p>
          </table:table-cell>
          <table:table-cell table:formula="of:=[.H5]/[.H29]" office:value-type="float" office:value="5.01773321214643" calcext:value-type="float">
            <text:p>5.0177332121</text:p>
          </table:table-cell>
          <table:table-cell table:formula="of:=[.I5]/[.I29]" office:value-type="float" office:value="5.66812180154074" calcext:value-type="float">
            <text:p>5.6681218015</text:p>
          </table:table-cell>
          <table:table-cell table:formula="of:=[.J5]/[.J29]" office:value-type="float" office:value="6.11634419354717" calcext:value-type="float">
            <text:p>6.1163441935</text:p>
          </table:table-cell>
          <table:table-cell table:formula="of:=[.K5]/[.K29]" office:value-type="float" office:value="6.61188664451951" calcext:value-type="float">
            <text:p>6.6118866445</text:p>
          </table:table-cell>
          <table:table-cell table:formula="of:=[.L5]/[.L29]" office:value-type="float" office:value="7.01164585681815" calcext:value-type="float">
            <text:p>7.0116458568</text:p>
          </table:table-cell>
          <table:table-cell table:formula="of:=[.M5]/[.M29]" office:value-type="float" office:value="7.91554319741124" calcext:value-type="float">
            <text:p>7.9155431974</text:p>
          </table:table-cell>
          <table:table-cell table:formula="of:=[.N5]/[.N29]" office:value-type="float" office:value="8.39279488753458" calcext:value-type="float">
            <text:p>8.3927948875</text:p>
          </table:table-cell>
          <table:table-cell table:formula="of:=[.O5]/[.O29]" office:value-type="float" office:value="8.31065038501132" calcext:value-type="float">
            <text:p>8.310650385</text:p>
          </table:table-cell>
          <table:table-cell table:formula="of:=[.P5]/[.P29]" office:value-type="float" office:value="8.90016967322672" calcext:value-type="float">
            <text:p>8.9001696732</text:p>
          </table:table-cell>
          <table:table-cell table:formula="of:=[.Q5]/[.Q29]" office:value-type="float" office:value="9.15941369436173" calcext:value-type="float">
            <text:p>9.1594136944</text:p>
          </table:table-cell>
          <table:table-cell table:formula="of:=[.R5]/[.R29]" office:value-type="float" office:value="7.07930990759774" calcext:value-type="float">
            <text:p>7.0793099076</text:p>
          </table:table-cell>
          <table:table-cell table:formula="of:=[.S5]/[.S29]" office:value-type="float" office:value="5.47064260304449" calcext:value-type="float">
            <text:p>5.470642603</text:p>
          </table:table-cell>
          <table:table-cell table:formula="of:=[.T5]/[.T29]" office:value-type="float" office:value="2.80143875920821" calcext:value-type="float">
            <text:p>2.8014387592</text:p>
          </table:table-cell>
          <table:table-cell table:formula="of:=[.U5]/[.U29]" office:value-type="float" office:value="10.1197545785234" calcext:value-type="float">
            <text:p>10.1197545785</text:p>
          </table:table-cell>
          <table:table-cell table:formula="of:=[.V5]/[.V29]" office:value-type="float" office:value="9.28167065159901" calcext:value-type="float">
            <text:p>9.2816706516</text:p>
          </table:table-cell>
          <table:table-cell table:formula="of:=[.W5]/[.W29]" office:value-type="float" office:value="10.0265745541459" calcext:value-type="float">
            <text:p>10.0265745541</text:p>
          </table:table-cell>
          <table:table-cell table:formula="of:=[.X5]/[.X29]" office:value-type="float" office:value="8.90143121857331" calcext:value-type="float">
            <text:p>8.9014312186</text:p>
          </table:table-cell>
          <table:table-cell table:formula="of:=[.Y5]/[.Y29]" office:value-type="float" office:value="3.68259560184061" calcext:value-type="float">
            <text:p>3.6825956018</text:p>
          </table:table-cell>
          <table:table-cell table:formula="of:=[.Z5]/[.Z29]" office:value-type="float" office:value="10.0126691162378" calcext:value-type="float">
            <text:p>10.0126691162</text:p>
          </table:table-cell>
          <table:table-cell table:formula="of:=[.AA5]/[.AA29]" office:value-type="float" office:value="8.69538925865321" calcext:value-type="float">
            <text:p>8.6953892587</text:p>
          </table:table-cell>
          <table:table-cell table:formula="of:=[.AB5]/[.AB29]" office:value-type="float" office:value="2.20080521728739" calcext:value-type="float">
            <text:p>2.2008052173</text:p>
          </table:table-cell>
          <table:table-cell table:formula="of:=[.AC5]/[.AC29]" office:value-type="float" office:value="8.45300337308005" calcext:value-type="float">
            <text:p>8.4530033731</text:p>
          </table:table-cell>
          <table:table-cell table:formula="of:=[.AD5]/[.AD29]" office:value-type="float" office:value="8.5751589816659" calcext:value-type="float">
            <text:p>8.5751589817</text:p>
          </table:table-cell>
          <table:table-cell table:formula="of:=[.AE5]/[.AE29]" office:value-type="float" office:value="9.28350042260444" calcext:value-type="float">
            <text:p>9.2835004226</text:p>
          </table:table-cell>
          <table:table-cell table:formula="of:=[.AF5]/[.AF29]" office:value-type="float" office:value="8.70383825750636" calcext:value-type="float">
            <text:p>8.7038382575</text:p>
          </table:table-cell>
          <table:table-cell table:formula="of:=[.AG5]/[.AG29]" office:value-type="float" office:value="2.50750170155938" calcext:value-type="float">
            <text:p>2.507501701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/[.B30]" office:value-type="float" office:value="0.925398200044009" calcext:value-type="float">
            <text:p>0.9253982</text:p>
          </table:table-cell>
          <table:table-cell table:formula="of:=[.C6]/[.C30]" office:value-type="float" office:value="1.51268138113536" calcext:value-type="float">
            <text:p>1.5126813811</text:p>
          </table:table-cell>
          <table:table-cell table:formula="of:=[.D6]/[.D30]" office:value-type="float" office:value="2.49960997000136" calcext:value-type="float">
            <text:p>2.49960997</text:p>
          </table:table-cell>
          <table:table-cell table:formula="of:=[.E6]/[.E30]" office:value-type="float" office:value="3.2959980128718" calcext:value-type="float">
            <text:p>3.2959980129</text:p>
          </table:table-cell>
          <table:table-cell table:formula="of:=[.F6]/[.F30]" office:value-type="float" office:value="3.96809241560064" calcext:value-type="float">
            <text:p>3.9680924156</text:p>
          </table:table-cell>
          <table:table-cell table:formula="of:=[.G6]/[.G30]" office:value-type="float" office:value="4.59173649214581" calcext:value-type="float">
            <text:p>4.5917364921</text:p>
          </table:table-cell>
          <table:table-cell table:formula="of:=[.H6]/[.H30]" office:value-type="float" office:value="5.31722653155772" calcext:value-type="float">
            <text:p>5.3172265316</text:p>
          </table:table-cell>
          <table:table-cell table:formula="of:=[.I6]/[.I30]" office:value-type="float" office:value="5.94499393621655" calcext:value-type="float">
            <text:p>5.9449939362</text:p>
          </table:table-cell>
          <table:table-cell table:formula="of:=[.J6]/[.J30]" office:value-type="float" office:value="6.51083905254531" calcext:value-type="float">
            <text:p>6.5108390525</text:p>
          </table:table-cell>
          <table:table-cell table:formula="of:=[.K6]/[.K30]" office:value-type="float" office:value="7.24193757588376" calcext:value-type="float">
            <text:p>7.2419375759</text:p>
          </table:table-cell>
          <table:table-cell table:formula="of:=[.L6]/[.L30]" office:value-type="float" office:value="7.99727644912482" calcext:value-type="float">
            <text:p>7.9972764491</text:p>
          </table:table-cell>
          <table:table-cell table:formula="of:=[.M6]/[.M30]" office:value-type="float" office:value="8.23199745042776" calcext:value-type="float">
            <text:p>8.2319974504</text:p>
          </table:table-cell>
          <table:table-cell table:formula="of:=[.N6]/[.N30]" office:value-type="float" office:value="8.56379663839951" calcext:value-type="float">
            <text:p>8.5637966384</text:p>
          </table:table-cell>
          <table:table-cell table:formula="of:=[.O6]/[.O30]" office:value-type="float" office:value="8.89237823761962" calcext:value-type="float">
            <text:p>8.8923782376</text:p>
          </table:table-cell>
          <table:table-cell table:formula="of:=[.P6]/[.P30]" office:value-type="float" office:value="9.69827885522069" calcext:value-type="float">
            <text:p>9.6982788552</text:p>
          </table:table-cell>
          <table:table-cell table:formula="of:=[.Q6]/[.Q30]" office:value-type="float" office:value="10.2010644574615" calcext:value-type="float">
            <text:p>10.2010644575</text:p>
          </table:table-cell>
          <table:table-cell table:formula="of:=[.R6]/[.R30]" office:value-type="float" office:value="10.66643109296" calcext:value-type="float">
            <text:p>10.666431093</text:p>
          </table:table-cell>
          <table:table-cell table:formula="of:=[.S6]/[.S30]" office:value-type="float" office:value="7.69064595606524" calcext:value-type="float">
            <text:p>7.6906459561</text:p>
          </table:table-cell>
          <table:table-cell table:formula="of:=[.T6]/[.T30]" office:value-type="float" office:value="9.8200647960436" calcext:value-type="float">
            <text:p>9.820064796</text:p>
          </table:table-cell>
          <table:table-cell table:formula="of:=[.U6]/[.U30]" office:value-type="float" office:value="10.1544713025486" calcext:value-type="float">
            <text:p>10.1544713025</text:p>
          </table:table-cell>
          <table:table-cell table:formula="of:=[.V6]/[.V30]" office:value-type="float" office:value="9.91098610614133" calcext:value-type="float">
            <text:p>9.9109861061</text:p>
          </table:table-cell>
          <table:table-cell table:formula="of:=[.W6]/[.W30]" office:value-type="float" office:value="9.05968993482101" calcext:value-type="float">
            <text:p>9.0596899348</text:p>
          </table:table-cell>
          <table:table-cell table:formula="of:=[.X6]/[.X30]" office:value-type="float" office:value="10.6930584444148" calcext:value-type="float">
            <text:p>10.6930584444</text:p>
          </table:table-cell>
          <table:table-cell table:formula="of:=[.Y6]/[.Y30]" office:value-type="float" office:value="8.67180148182203" calcext:value-type="float">
            <text:p>8.6718014818</text:p>
          </table:table-cell>
          <table:table-cell table:formula="of:=[.Z6]/[.Z30]" office:value-type="float" office:value="6.53645687897459" calcext:value-type="float">
            <text:p>6.536456879</text:p>
          </table:table-cell>
          <table:table-cell table:formula="of:=[.AA6]/[.AA30]" office:value-type="float" office:value="2.95265361063055" calcext:value-type="float">
            <text:p>2.9526536106</text:p>
          </table:table-cell>
          <table:table-cell table:formula="of:=[.AB6]/[.AB30]" office:value-type="float" office:value="8.72978957548626" calcext:value-type="float">
            <text:p>8.7297895755</text:p>
          </table:table-cell>
          <table:table-cell table:formula="of:=[.AC6]/[.AC30]" office:value-type="float" office:value="9.82828639755397" calcext:value-type="float">
            <text:p>9.8282863976</text:p>
          </table:table-cell>
          <table:table-cell table:formula="of:=[.AD6]/[.AD30]" office:value-type="float" office:value="7.55069217564124" calcext:value-type="float">
            <text:p>7.5506921756</text:p>
          </table:table-cell>
          <table:table-cell table:formula="of:=[.AE6]/[.AE30]" office:value-type="float" office:value="10.2562720257352" calcext:value-type="float">
            <text:p>10.2562720257</text:p>
          </table:table-cell>
          <table:table-cell table:formula="of:=[.AF6]/[.AF30]" office:value-type="float" office:value="2.47332925778419" calcext:value-type="float">
            <text:p>2.4733292578</text:p>
          </table:table-cell>
          <table:table-cell table:formula="of:=[.AG6]/[.AG30]" office:value-type="float" office:value="2.56240960740094" calcext:value-type="float">
            <text:p>2.562409607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/[.B31]" office:value-type="float" office:value="0.941247430584936" calcext:value-type="float">
            <text:p>0.9412474306</text:p>
          </table:table-cell>
          <table:table-cell table:formula="of:=[.C7]/[.C31]" office:value-type="float" office:value="1.61378914665749" calcext:value-type="float">
            <text:p>1.6137891467</text:p>
          </table:table-cell>
          <table:table-cell table:formula="of:=[.D7]/[.D31]" office:value-type="float" office:value="2.4844899238955" calcext:value-type="float">
            <text:p>2.4844899239</text:p>
          </table:table-cell>
          <table:table-cell table:formula="of:=[.E7]/[.E31]" office:value-type="float" office:value="3.32049993537963" calcext:value-type="float">
            <text:p>3.3204999354</text:p>
          </table:table-cell>
          <table:table-cell table:formula="of:=[.F7]/[.F31]" office:value-type="float" office:value="4.01876940703973" calcext:value-type="float">
            <text:p>4.018769407</text:p>
          </table:table-cell>
          <table:table-cell table:formula="of:=[.G7]/[.G31]" office:value-type="float" office:value="4.84113075750672" calcext:value-type="float">
            <text:p>4.8411307575</text:p>
          </table:table-cell>
          <table:table-cell table:formula="of:=[.H7]/[.H31]" office:value-type="float" office:value="5.57883102941742" calcext:value-type="float">
            <text:p>5.5788310294</text:p>
          </table:table-cell>
          <table:table-cell table:formula="of:=[.I7]/[.I31]" office:value-type="float" office:value="6.17559410727454" calcext:value-type="float">
            <text:p>6.1755941073</text:p>
          </table:table-cell>
          <table:table-cell table:formula="of:=[.J7]/[.J31]" office:value-type="float" office:value="6.95851442326484" calcext:value-type="float">
            <text:p>6.9585144233</text:p>
          </table:table-cell>
          <table:table-cell table:formula="of:=[.K7]/[.K31]" office:value-type="float" office:value="7.30102465663065" calcext:value-type="float">
            <text:p>7.3010246566</text:p>
          </table:table-cell>
          <table:table-cell table:formula="of:=[.L7]/[.L31]" office:value-type="float" office:value="8.03977716487812" calcext:value-type="float">
            <text:p>8.0397771649</text:p>
          </table:table-cell>
          <table:table-cell table:formula="of:=[.M7]/[.M31]" office:value-type="float" office:value="8.74585979432755" calcext:value-type="float">
            <text:p>8.7458597943</text:p>
          </table:table-cell>
          <table:table-cell table:formula="of:=[.N7]/[.N31]" office:value-type="float" office:value="8.69443525308125" calcext:value-type="float">
            <text:p>8.6944352531</text:p>
          </table:table-cell>
          <table:table-cell table:formula="of:=[.O7]/[.O31]" office:value-type="float" office:value="9.48415473055075" calcext:value-type="float">
            <text:p>9.4841547306</text:p>
          </table:table-cell>
          <table:table-cell table:formula="of:=[.P7]/[.P31]" office:value-type="float" office:value="10.4022210594063" calcext:value-type="float">
            <text:p>10.4022210594</text:p>
          </table:table-cell>
          <table:table-cell table:formula="of:=[.Q7]/[.Q31]" office:value-type="float" office:value="10.4354600054709" calcext:value-type="float">
            <text:p>10.4354600055</text:p>
          </table:table-cell>
          <table:table-cell table:formula="of:=[.R7]/[.R31]" office:value-type="float" office:value="11.40687604257" calcext:value-type="float">
            <text:p>11.4068760426</text:p>
          </table:table-cell>
          <table:table-cell table:formula="of:=[.S7]/[.S31]" office:value-type="float" office:value="8.07138721999386" calcext:value-type="float">
            <text:p>8.07138722</text:p>
          </table:table-cell>
          <table:table-cell table:formula="of:=[.T7]/[.T31]" office:value-type="float" office:value="3.84749111704621" calcext:value-type="float">
            <text:p>3.847491117</text:p>
          </table:table-cell>
          <table:table-cell table:formula="of:=[.U7]/[.U31]" office:value-type="float" office:value="10.7763085052022" calcext:value-type="float">
            <text:p>10.7763085052</text:p>
          </table:table-cell>
          <table:table-cell table:formula="of:=[.V7]/[.V31]" office:value-type="float" office:value="10.9511671579806" calcext:value-type="float">
            <text:p>10.951167158</text:p>
          </table:table-cell>
          <table:table-cell table:formula="of:=[.W7]/[.W31]" office:value-type="float" office:value="10.7138652613425" calcext:value-type="float">
            <text:p>10.7138652613</text:p>
          </table:table-cell>
          <table:table-cell table:formula="of:=[.X7]/[.X31]" office:value-type="float" office:value="11.3606108396621" calcext:value-type="float">
            <text:p>11.3606108397</text:p>
          </table:table-cell>
          <table:table-cell table:formula="of:=[.Y7]/[.Y31]" office:value-type="float" office:value="5.70199005754782" calcext:value-type="float">
            <text:p>5.7019900575</text:p>
          </table:table-cell>
          <table:table-cell table:formula="of:=[.Z7]/[.Z31]" office:value-type="float" office:value="5.09536202754254" calcext:value-type="float">
            <text:p>5.0953620275</text:p>
          </table:table-cell>
          <table:table-cell table:formula="of:=[.AA7]/[.AA31]" office:value-type="float" office:value="4.31007090741524" calcext:value-type="float">
            <text:p>4.3100709074</text:p>
          </table:table-cell>
          <table:table-cell table:formula="of:=[.AB7]/[.AB31]" office:value-type="float" office:value="9.54710886664277" calcext:value-type="float">
            <text:p>9.5471088666</text:p>
          </table:table-cell>
          <table:table-cell table:formula="of:=[.AC7]/[.AC31]" office:value-type="float" office:value="9.40265466227455" calcext:value-type="float">
            <text:p>9.4026546623</text:p>
          </table:table-cell>
          <table:table-cell table:formula="of:=[.AD7]/[.AD31]" office:value-type="float" office:value="10.3877921641069" calcext:value-type="float">
            <text:p>10.3877921641</text:p>
          </table:table-cell>
          <table:table-cell table:formula="of:=[.AE7]/[.AE31]" office:value-type="float" office:value="9.43137789233231" calcext:value-type="float">
            <text:p>9.4313778923</text:p>
          </table:table-cell>
          <table:table-cell table:formula="of:=[.AF7]/[.AF31]" office:value-type="float" office:value="3.32999302804345" calcext:value-type="float">
            <text:p>3.329993028</text:p>
          </table:table-cell>
          <table:table-cell table:formula="of:=[.AG7]/[.AG31]" office:value-type="float" office:value="10.679527029736" calcext:value-type="float">
            <text:p>10.679527029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/[.B32]" office:value-type="float" office:value="0.945318844192893" calcext:value-type="float">
            <text:p>0.9453188442</text:p>
          </table:table-cell>
          <table:table-cell table:formula="of:=[.C8]/[.C32]" office:value-type="float" office:value="1.6274789540608" calcext:value-type="float">
            <text:p>1.6274789541</text:p>
          </table:table-cell>
          <table:table-cell table:formula="of:=[.D8]/[.D32]" office:value-type="float" office:value="2.57870984180504" calcext:value-type="float">
            <text:p>2.5787098418</text:p>
          </table:table-cell>
          <table:table-cell table:formula="of:=[.E8]/[.E32]" office:value-type="float" office:value="3.47058505197578" calcext:value-type="float">
            <text:p>3.470585052</text:p>
          </table:table-cell>
          <table:table-cell table:formula="of:=[.F8]/[.F32]" office:value-type="float" office:value="4.19182204351725" calcext:value-type="float">
            <text:p>4.1918220435</text:p>
          </table:table-cell>
          <table:table-cell table:formula="of:=[.G8]/[.G32]" office:value-type="float" office:value="5.00052258913091" calcext:value-type="float">
            <text:p>5.0005225891</text:p>
          </table:table-cell>
          <table:table-cell table:formula="of:=[.H8]/[.H32]" office:value-type="float" office:value="5.82867390108674" calcext:value-type="float">
            <text:p>5.8286739011</text:p>
          </table:table-cell>
          <table:table-cell table:formula="of:=[.I8]/[.I32]" office:value-type="float" office:value="6.24267249474902" calcext:value-type="float">
            <text:p>6.2426724947</text:p>
          </table:table-cell>
          <table:table-cell table:formula="of:=[.J8]/[.J32]" office:value-type="float" office:value="6.74008876036519" calcext:value-type="float">
            <text:p>6.7400887604</text:p>
          </table:table-cell>
          <table:table-cell table:formula="of:=[.K8]/[.K32]" office:value-type="float" office:value="7.65451912182641" calcext:value-type="float">
            <text:p>7.6545191218</text:p>
          </table:table-cell>
          <table:table-cell table:formula="of:=[.L8]/[.L32]" office:value-type="float" office:value="8.08450577323263" calcext:value-type="float">
            <text:p>8.0845057732</text:p>
          </table:table-cell>
          <table:table-cell table:formula="of:=[.M8]/[.M32]" office:value-type="float" office:value="8.83090113258199" calcext:value-type="float">
            <text:p>8.8309011326</text:p>
          </table:table-cell>
          <table:table-cell table:formula="of:=[.N8]/[.N32]" office:value-type="float" office:value="9.15829557440489" calcext:value-type="float">
            <text:p>9.1582955744</text:p>
          </table:table-cell>
          <table:table-cell table:formula="of:=[.O8]/[.O32]" office:value-type="float" office:value="9.53756452300877" calcext:value-type="float">
            <text:p>9.537564523</text:p>
          </table:table-cell>
          <table:table-cell table:formula="of:=[.P8]/[.P32]" office:value-type="float" office:value="9.452240586128" calcext:value-type="float">
            <text:p>9.4522405861</text:p>
          </table:table-cell>
          <table:table-cell table:formula="of:=[.Q8]/[.Q32]" office:value-type="float" office:value="11.1655560942456" calcext:value-type="float">
            <text:p>11.1655560942</text:p>
          </table:table-cell>
          <table:table-cell table:formula="of:=[.R8]/[.R32]" office:value-type="float" office:value="10.6178493042147" calcext:value-type="float">
            <text:p>10.6178493042</text:p>
          </table:table-cell>
          <table:table-cell table:formula="of:=[.S8]/[.S32]" office:value-type="float" office:value="11.4047767461128" calcext:value-type="float">
            <text:p>11.4047767461</text:p>
          </table:table-cell>
          <table:table-cell table:formula="of:=[.T8]/[.T32]" office:value-type="float" office:value="10.5027063517064" calcext:value-type="float">
            <text:p>10.5027063517</text:p>
          </table:table-cell>
          <table:table-cell table:formula="of:=[.U8]/[.U32]" office:value-type="float" office:value="8.36240787875834" calcext:value-type="float">
            <text:p>8.3624078788</text:p>
          </table:table-cell>
          <table:table-cell table:formula="of:=[.V8]/[.V32]" office:value-type="float" office:value="8.98924903989649" calcext:value-type="float">
            <text:p>8.9892490399</text:p>
          </table:table-cell>
          <table:table-cell table:formula="of:=[.W8]/[.W32]" office:value-type="float" office:value="10.1189274270987" calcext:value-type="float">
            <text:p>10.1189274271</text:p>
          </table:table-cell>
          <table:table-cell table:formula="of:=[.X8]/[.X32]" office:value-type="float" office:value="5.01630705152383" calcext:value-type="float">
            <text:p>5.0163070515</text:p>
          </table:table-cell>
          <table:table-cell table:formula="of:=[.Y8]/[.Y32]" office:value-type="float" office:value="7.30899551580187" calcext:value-type="float">
            <text:p>7.3089955158</text:p>
          </table:table-cell>
          <table:table-cell table:formula="of:=[.Z8]/[.Z32]" office:value-type="float" office:value="10.9442091625592" calcext:value-type="float">
            <text:p>10.9442091626</text:p>
          </table:table-cell>
          <table:table-cell table:formula="of:=[.AA8]/[.AA32]" office:value-type="float" office:value="10.3065819397103" calcext:value-type="float">
            <text:p>10.3065819397</text:p>
          </table:table-cell>
          <table:table-cell table:formula="of:=[.AB8]/[.AB32]" office:value-type="float" office:value="7.76108134184541" calcext:value-type="float">
            <text:p>7.7610813418</text:p>
          </table:table-cell>
          <table:table-cell table:formula="of:=[.AC8]/[.AC32]" office:value-type="float" office:value="11.213819766937" calcext:value-type="float">
            <text:p>11.2138197669</text:p>
          </table:table-cell>
          <table:table-cell table:formula="of:=[.AD8]/[.AD32]" office:value-type="float" office:value="8.39013134263935" calcext:value-type="float">
            <text:p>8.3901313426</text:p>
          </table:table-cell>
          <table:table-cell table:formula="of:=[.AE8]/[.AE32]" office:value-type="float" office:value="4.74738737382461" calcext:value-type="float">
            <text:p>4.7473873738</text:p>
          </table:table-cell>
          <table:table-cell table:formula="of:=[.AF8]/[.AF32]" office:value-type="float" office:value="11.5364323280975" calcext:value-type="float">
            <text:p>11.5364323281</text:p>
          </table:table-cell>
          <table:table-cell table:formula="of:=[.AG8]/[.AG32]" office:value-type="float" office:value="10.545601515328" calcext:value-type="float">
            <text:p>10.545601515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/[.B33]" office:value-type="float" office:value="0.953045891555867" calcext:value-type="float">
            <text:p>0.9530458916</text:p>
          </table:table-cell>
          <table:table-cell table:formula="of:=[.C9]/[.C33]" office:value-type="float" office:value="1.62696232873664" calcext:value-type="float">
            <text:p>1.6269623287</text:p>
          </table:table-cell>
          <table:table-cell table:formula="of:=[.D9]/[.D33]" office:value-type="float" office:value="2.54393411783052" calcext:value-type="float">
            <text:p>2.5439341178</text:p>
          </table:table-cell>
          <table:table-cell table:formula="of:=[.E9]/[.E33]" office:value-type="float" office:value="3.41681186875137" calcext:value-type="float">
            <text:p>3.4168118688</text:p>
          </table:table-cell>
          <table:table-cell table:formula="of:=[.F9]/[.F33]" office:value-type="float" office:value="4.30954753499637" calcext:value-type="float">
            <text:p>4.309547535</text:p>
          </table:table-cell>
          <table:table-cell table:formula="of:=[.G9]/[.G33]" office:value-type="float" office:value="5.10875882377366" calcext:value-type="float">
            <text:p>5.1087588238</text:p>
          </table:table-cell>
          <table:table-cell table:formula="of:=[.H9]/[.H33]" office:value-type="float" office:value="5.56731542188469" calcext:value-type="float">
            <text:p>5.5673154219</text:p>
          </table:table-cell>
          <table:table-cell table:formula="of:=[.I9]/[.I33]" office:value-type="float" office:value="6.42498729249043" calcext:value-type="float">
            <text:p>6.4249872925</text:p>
          </table:table-cell>
          <table:table-cell table:formula="of:=[.J9]/[.J33]" office:value-type="float" office:value="7.2156830295716" calcext:value-type="float">
            <text:p>7.2156830296</text:p>
          </table:table-cell>
          <table:table-cell table:formula="of:=[.K9]/[.K33]" office:value-type="float" office:value="7.95228269138023" calcext:value-type="float">
            <text:p>7.9522826914</text:p>
          </table:table-cell>
          <table:table-cell table:formula="of:=[.L9]/[.L33]" office:value-type="float" office:value="8.44937839973966" calcext:value-type="float">
            <text:p>8.4493783997</text:p>
          </table:table-cell>
          <table:table-cell table:formula="of:=[.M9]/[.M33]" office:value-type="float" office:value="9.06384758533903" calcext:value-type="float">
            <text:p>9.0638475853</text:p>
          </table:table-cell>
          <table:table-cell table:formula="of:=[.N9]/[.N33]" office:value-type="float" office:value="9.73767274045517" calcext:value-type="float">
            <text:p>9.7376727405</text:p>
          </table:table-cell>
          <table:table-cell table:formula="of:=[.O9]/[.O33]" office:value-type="float" office:value="9.95843857601383" calcext:value-type="float">
            <text:p>9.958438576</text:p>
          </table:table-cell>
          <table:table-cell table:formula="of:=[.P9]/[.P33]" office:value-type="float" office:value="10.6201102238662" calcext:value-type="float">
            <text:p>10.6201102239</text:p>
          </table:table-cell>
          <table:table-cell table:formula="of:=[.Q9]/[.Q33]" office:value-type="float" office:value="10.6616302127602" calcext:value-type="float">
            <text:p>10.6616302128</text:p>
          </table:table-cell>
          <table:table-cell table:formula="of:=[.R9]/[.R33]" office:value-type="float" office:value="9.46284882810441" calcext:value-type="float">
            <text:p>9.4628488281</text:p>
          </table:table-cell>
          <table:table-cell table:formula="of:=[.S9]/[.S33]" office:value-type="float" office:value="10.7907751301594" calcext:value-type="float">
            <text:p>10.7907751302</text:p>
          </table:table-cell>
          <table:table-cell table:formula="of:=[.T9]/[.T33]" office:value-type="float" office:value="11.4891850966461" calcext:value-type="float">
            <text:p>11.4891850966</text:p>
          </table:table-cell>
          <table:table-cell table:formula="of:=[.U9]/[.U33]" office:value-type="float" office:value="11.1138713096192" calcext:value-type="float">
            <text:p>11.1138713096</text:p>
          </table:table-cell>
          <table:table-cell table:formula="of:=[.V9]/[.V33]" office:value-type="float" office:value="10.5929419397017" calcext:value-type="float">
            <text:p>10.5929419397</text:p>
          </table:table-cell>
          <table:table-cell table:formula="of:=[.W9]/[.W33]" office:value-type="float" office:value="11.5407339287572" calcext:value-type="float">
            <text:p>11.5407339288</text:p>
          </table:table-cell>
          <table:table-cell table:formula="of:=[.X9]/[.X33]" office:value-type="float" office:value="11.013209024175" calcext:value-type="float">
            <text:p>11.0132090242</text:p>
          </table:table-cell>
          <table:table-cell table:formula="of:=[.Y9]/[.Y33]" office:value-type="float" office:value="5.94083772864625" calcext:value-type="float">
            <text:p>5.9408377286</text:p>
          </table:table-cell>
          <table:table-cell table:formula="of:=[.Z9]/[.Z33]" office:value-type="float" office:value="4.38200377425811" calcext:value-type="float">
            <text:p>4.3820037743</text:p>
          </table:table-cell>
          <table:table-cell table:formula="of:=[.AA9]/[.AA33]" office:value-type="float" office:value="11.2709325594254" calcext:value-type="float">
            <text:p>11.2709325594</text:p>
          </table:table-cell>
          <table:table-cell table:formula="of:=[.AB9]/[.AB33]" office:value-type="float" office:value="4.34227207611952" calcext:value-type="float">
            <text:p>4.3422720761</text:p>
          </table:table-cell>
          <table:table-cell table:formula="of:=[.AC9]/[.AC33]" office:value-type="float" office:value="12.597681197315" calcext:value-type="float">
            <text:p>12.5976811973</text:p>
          </table:table-cell>
          <table:table-cell table:formula="of:=[.AD9]/[.AD33]" office:value-type="float" office:value="11.828470633377" calcext:value-type="float">
            <text:p>11.8284706334</text:p>
          </table:table-cell>
          <table:table-cell table:formula="of:=[.AE9]/[.AE33]" office:value-type="float" office:value="10.5050989678848" calcext:value-type="float">
            <text:p>10.5050989679</text:p>
          </table:table-cell>
          <table:table-cell table:formula="of:=[.AF9]/[.AF33]" office:value-type="float" office:value="11.1021851153457" calcext:value-type="float">
            <text:p>11.1021851153</text:p>
          </table:table-cell>
          <table:table-cell table:formula="of:=[.AG9]/[.AG33]" office:value-type="float" office:value="4.31441004147368" calcext:value-type="float">
            <text:p>4.314410041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/[.B34]" office:value-type="float" office:value="0.960059109131897" calcext:value-type="float">
            <text:p>0.9600591091</text:p>
          </table:table-cell>
          <table:table-cell table:formula="of:=[.C10]/[.C34]" office:value-type="float" office:value="1.68790936916103" calcext:value-type="float">
            <text:p>1.6879093692</text:p>
          </table:table-cell>
          <table:table-cell table:formula="of:=[.D10]/[.D34]" office:value-type="float" office:value="2.60053040671885" calcext:value-type="float">
            <text:p>2.6005304067</text:p>
          </table:table-cell>
          <table:table-cell table:formula="of:=[.E10]/[.E34]" office:value-type="float" office:value="3.52035361296134" calcext:value-type="float">
            <text:p>3.520353613</text:p>
          </table:table-cell>
          <table:table-cell table:formula="of:=[.F10]/[.F34]" office:value-type="float" office:value="4.29109158256083" calcext:value-type="float">
            <text:p>4.2910915826</text:p>
          </table:table-cell>
          <table:table-cell table:formula="of:=[.G10]/[.G34]" office:value-type="float" office:value="5.1341055709377" calcext:value-type="float">
            <text:p>5.1341055709</text:p>
          </table:table-cell>
          <table:table-cell table:formula="of:=[.H10]/[.H34]" office:value-type="float" office:value="5.67883911690341" calcext:value-type="float">
            <text:p>5.6788391169</text:p>
          </table:table-cell>
          <table:table-cell table:formula="of:=[.I10]/[.I34]" office:value-type="float" office:value="6.17233149553245" calcext:value-type="float">
            <text:p>6.1723314955</text:p>
          </table:table-cell>
          <table:table-cell table:formula="of:=[.J10]/[.J34]" office:value-type="float" office:value="7.38443824529508" calcext:value-type="float">
            <text:p>7.3844382453</text:p>
          </table:table-cell>
          <table:table-cell table:formula="of:=[.K10]/[.K34]" office:value-type="float" office:value="7.83974598754717" calcext:value-type="float">
            <text:p>7.8397459875</text:p>
          </table:table-cell>
          <table:table-cell table:formula="of:=[.L10]/[.L34]" office:value-type="float" office:value="8.81586618017126" calcext:value-type="float">
            <text:p>8.8158661802</text:p>
          </table:table-cell>
          <table:table-cell table:formula="of:=[.M10]/[.M34]" office:value-type="float" office:value="9.57964479336287" calcext:value-type="float">
            <text:p>9.5796447934</text:p>
          </table:table-cell>
          <table:table-cell table:formula="of:=[.N10]/[.N34]" office:value-type="float" office:value="10.1349543950821" calcext:value-type="float">
            <text:p>10.1349543951</text:p>
          </table:table-cell>
          <table:table-cell table:formula="of:=[.O10]/[.O34]" office:value-type="float" office:value="10.3958718752573" calcext:value-type="float">
            <text:p>10.3958718753</text:p>
          </table:table-cell>
          <table:table-cell table:formula="of:=[.P10]/[.P34]" office:value-type="float" office:value="11.3201877989147" calcext:value-type="float">
            <text:p>11.3201877989</text:p>
          </table:table-cell>
          <table:table-cell table:formula="of:=[.Q10]/[.Q34]" office:value-type="float" office:value="11.8292482302623" calcext:value-type="float">
            <text:p>11.8292482303</text:p>
          </table:table-cell>
          <table:table-cell table:formula="of:=[.R10]/[.R34]" office:value-type="float" office:value="12.092692001856" calcext:value-type="float">
            <text:p>12.0926920019</text:p>
          </table:table-cell>
          <table:table-cell table:formula="of:=[.S10]/[.S34]" office:value-type="float" office:value="7.37998024436951" calcext:value-type="float">
            <text:p>7.3799802444</text:p>
          </table:table-cell>
          <table:table-cell table:formula="of:=[.T10]/[.T34]" office:value-type="float" office:value="11.7774329985356" calcext:value-type="float">
            <text:p>11.7774329985</text:p>
          </table:table-cell>
          <table:table-cell table:formula="of:=[.U10]/[.U34]" office:value-type="float" office:value="11.217092539541" calcext:value-type="float">
            <text:p>11.2170925395</text:p>
          </table:table-cell>
          <table:table-cell table:formula="of:=[.V10]/[.V34]" office:value-type="float" office:value="10.9378816611356" calcext:value-type="float">
            <text:p>10.9378816611</text:p>
          </table:table-cell>
          <table:table-cell table:formula="of:=[.W10]/[.W34]" office:value-type="float" office:value="11.2557732683336" calcext:value-type="float">
            <text:p>11.2557732683</text:p>
          </table:table-cell>
          <table:table-cell table:formula="of:=[.X10]/[.X34]" office:value-type="float" office:value="11.8736008237813" calcext:value-type="float">
            <text:p>11.8736008238</text:p>
          </table:table-cell>
          <table:table-cell table:formula="of:=[.Y10]/[.Y34]" office:value-type="float" office:value="11.9479594160594" calcext:value-type="float">
            <text:p>11.9479594161</text:p>
          </table:table-cell>
          <table:table-cell table:formula="of:=[.Z10]/[.Z34]" office:value-type="float" office:value="12.4790547868362" calcext:value-type="float">
            <text:p>12.4790547868</text:p>
          </table:table-cell>
          <table:table-cell table:formula="of:=[.AA10]/[.AA34]" office:value-type="float" office:value="11.5769349953641" calcext:value-type="float">
            <text:p>11.5769349954</text:p>
          </table:table-cell>
          <table:table-cell table:formula="of:=[.AB10]/[.AB34]" office:value-type="float" office:value="11.4985829827853" calcext:value-type="float">
            <text:p>11.4985829828</text:p>
          </table:table-cell>
          <table:table-cell table:formula="of:=[.AC10]/[.AC34]" office:value-type="float" office:value="5.23599913571879" calcext:value-type="float">
            <text:p>5.2359991357</text:p>
          </table:table-cell>
          <table:table-cell table:formula="of:=[.AD10]/[.AD34]" office:value-type="float" office:value="11.6903478076833" calcext:value-type="float">
            <text:p>11.6903478077</text:p>
          </table:table-cell>
          <table:table-cell table:formula="of:=[.AE10]/[.AE34]" office:value-type="float" office:value="11.5504674176111" calcext:value-type="float">
            <text:p>11.5504674176</text:p>
          </table:table-cell>
          <table:table-cell table:formula="of:=[.AF10]/[.AF34]" office:value-type="float" office:value="12.5724848718226" calcext:value-type="float">
            <text:p>12.5724848718</text:p>
          </table:table-cell>
          <table:table-cell table:formula="of:=[.AG10]/[.AG34]" office:value-type="float" office:value="5.05104251316349" calcext:value-type="float">
            <text:p>5.051042513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/[.B35]" office:value-type="float" office:value="0.979185258951114" calcext:value-type="float">
            <text:p>0.979185259</text:p>
          </table:table-cell>
          <table:table-cell table:formula="of:=[.C11]/[.C35]" office:value-type="float" office:value="1.73182241206779" calcext:value-type="float">
            <text:p>1.7318224121</text:p>
          </table:table-cell>
          <table:table-cell table:formula="of:=[.D11]/[.D35]" office:value-type="float" office:value="2.58592430265017" calcext:value-type="float">
            <text:p>2.5859243027</text:p>
          </table:table-cell>
          <table:table-cell table:formula="of:=[.E11]/[.E35]" office:value-type="float" office:value="3.60094991751887" calcext:value-type="float">
            <text:p>3.6009499175</text:p>
          </table:table-cell>
          <table:table-cell table:formula="of:=[.F11]/[.F35]" office:value-type="float" office:value="4.44076443293517" calcext:value-type="float">
            <text:p>4.4407644329</text:p>
          </table:table-cell>
          <table:table-cell table:formula="of:=[.G11]/[.G35]" office:value-type="float" office:value="5.2199343942796" calcext:value-type="float">
            <text:p>5.2199343943</text:p>
          </table:table-cell>
          <table:table-cell table:formula="of:=[.H11]/[.H35]" office:value-type="float" office:value="6.01416999515027" calcext:value-type="float">
            <text:p>6.0141699952</text:p>
          </table:table-cell>
          <table:table-cell table:formula="of:=[.I11]/[.I35]" office:value-type="float" office:value="6.95061145162534" calcext:value-type="float">
            <text:p>6.9506114516</text:p>
          </table:table-cell>
          <table:table-cell table:formula="of:=[.J11]/[.J35]" office:value-type="float" office:value="7.50323838307222" calcext:value-type="float">
            <text:p>7.5032383831</text:p>
          </table:table-cell>
          <table:table-cell table:formula="of:=[.K11]/[.K35]" office:value-type="float" office:value="8.30762997887106" calcext:value-type="float">
            <text:p>8.3076299789</text:p>
          </table:table-cell>
          <table:table-cell table:formula="of:=[.L11]/[.L35]" office:value-type="float" office:value="8.85198209170861" calcext:value-type="float">
            <text:p>8.8519820917</text:p>
          </table:table-cell>
          <table:table-cell table:formula="of:=[.M11]/[.M35]" office:value-type="float" office:value="9.57576630703739" calcext:value-type="float">
            <text:p>9.575766307</text:p>
          </table:table-cell>
          <table:table-cell table:formula="of:=[.N11]/[.N35]" office:value-type="float" office:value="10.4141168060398" calcext:value-type="float">
            <text:p>10.414116806</text:p>
          </table:table-cell>
          <table:table-cell table:formula="of:=[.O11]/[.O35]" office:value-type="float" office:value="10.5384054538833" calcext:value-type="float">
            <text:p>10.5384054539</text:p>
          </table:table-cell>
          <table:table-cell table:formula="of:=[.P11]/[.P35]" office:value-type="float" office:value="11.249492640998" calcext:value-type="float">
            <text:p>11.249492641</text:p>
          </table:table-cell>
          <table:table-cell table:formula="of:=[.Q11]/[.Q35]" office:value-type="float" office:value="11.9302271202473" calcext:value-type="float">
            <text:p>11.9302271202</text:p>
          </table:table-cell>
          <table:table-cell table:formula="of:=[.R11]/[.R35]" office:value-type="float" office:value="12.1729903744349" calcext:value-type="float">
            <text:p>12.1729903744</text:p>
          </table:table-cell>
          <table:table-cell table:formula="of:=[.S11]/[.S35]" office:value-type="float" office:value="12.2278640016185" calcext:value-type="float">
            <text:p>12.2278640016</text:p>
          </table:table-cell>
          <table:table-cell table:formula="of:=[.T11]/[.T35]" office:value-type="float" office:value="12.431671750386" calcext:value-type="float">
            <text:p>12.4316717504</text:p>
          </table:table-cell>
          <table:table-cell table:formula="of:=[.U11]/[.U35]" office:value-type="float" office:value="12.5165324917175" calcext:value-type="float">
            <text:p>12.5165324917</text:p>
          </table:table-cell>
          <table:table-cell table:formula="of:=[.V11]/[.V35]" office:value-type="float" office:value="12.5307760486666" calcext:value-type="float">
            <text:p>12.5307760487</text:p>
          </table:table-cell>
          <table:table-cell table:formula="of:=[.W11]/[.W35]" office:value-type="float" office:value="12.187073821334" calcext:value-type="float">
            <text:p>12.1870738213</text:p>
          </table:table-cell>
          <table:table-cell table:formula="of:=[.X11]/[.X35]" office:value-type="float" office:value="8.76948013459677" calcext:value-type="float">
            <text:p>8.7694801346</text:p>
          </table:table-cell>
          <table:table-cell table:formula="of:=[.Y11]/[.Y35]" office:value-type="float" office:value="12.9237016392127" calcext:value-type="float">
            <text:p>12.9237016392</text:p>
          </table:table-cell>
          <table:table-cell table:formula="of:=[.Z11]/[.Z35]" office:value-type="float" office:value="12.2215383799515" calcext:value-type="float">
            <text:p>12.22153838</text:p>
          </table:table-cell>
          <table:table-cell table:formula="of:=[.AA11]/[.AA35]" office:value-type="float" office:value="5.45590721148348" calcext:value-type="float">
            <text:p>5.4559072115</text:p>
          </table:table-cell>
          <table:table-cell table:formula="of:=[.AB11]/[.AB35]" office:value-type="float" office:value="10.5798148716118" calcext:value-type="float">
            <text:p>10.5798148716</text:p>
          </table:table-cell>
          <table:table-cell table:formula="of:=[.AC11]/[.AC35]" office:value-type="float" office:value="11.8699046278284" calcext:value-type="float">
            <text:p>11.8699046278</text:p>
          </table:table-cell>
          <table:table-cell table:formula="of:=[.AD11]/[.AD35]" office:value-type="float" office:value="4.91904977278983" calcext:value-type="float">
            <text:p>4.9190497728</text:p>
          </table:table-cell>
          <table:table-cell table:formula="of:=[.AE11]/[.AE35]" office:value-type="float" office:value="11.4522851775131" calcext:value-type="float">
            <text:p>11.4522851775</text:p>
          </table:table-cell>
          <table:table-cell table:formula="of:=[.AF11]/[.AF35]" office:value-type="float" office:value="5.22755200797149" calcext:value-type="float">
            <text:p>5.227552008</text:p>
          </table:table-cell>
          <table:table-cell table:formula="of:=[.AG11]/[.AG35]" office:value-type="float" office:value="7.1602518828" calcext:value-type="float">
            <text:p>7.1602518828</text:p>
          </table:table-cell>
        </table:table-row>
        <table:table-row table:style-name="ro2">
          <table:table-cell table:number-columns-repeated="33"/>
        </table:table-row>
        <table:table-row table:style-name="ro1">
          <table:table-cell office:value-type="string" calcext:value-type="string">
            <text:p>uts_omp_balanc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2]/[.B38]" office:value-type="float" office:value="0.757254322819959" calcext:value-type="float">
            <text:p>0.7572543228</text:p>
          </table:table-cell>
          <table:table-cell table:formula="of:=[.C2]/[.C38]" office:value-type="float" office:value="1.11219917872373" calcext:value-type="float">
            <text:p>1.1121991787</text:p>
          </table:table-cell>
          <table:table-cell table:formula="of:=[.D2]/[.D38]" office:value-type="float" office:value="1.69924972662806" calcext:value-type="float">
            <text:p>1.6992497266</text:p>
          </table:table-cell>
          <table:table-cell table:formula="of:=[.E2]/[.E38]" office:value-type="float" office:value="1.76985642480349" calcext:value-type="float">
            <text:p>1.7698564248</text:p>
          </table:table-cell>
          <table:table-cell table:formula="of:=[.F2]/[.F38]" office:value-type="float" office:value="2.53449880246128" calcext:value-type="float">
            <text:p>2.5344988025</text:p>
          </table:table-cell>
          <table:table-cell table:formula="of:=[.G2]/[.G38]" office:value-type="float" office:value="3.03121810230534" calcext:value-type="float">
            <text:p>3.0312181023</text:p>
          </table:table-cell>
          <table:table-cell table:formula="of:=[.H2]/[.H38]" office:value-type="float" office:value="3.13686861273519" calcext:value-type="float">
            <text:p>3.1368686127</text:p>
          </table:table-cell>
          <table:table-cell table:formula="of:=[.I2]/[.I38]" office:value-type="float" office:value="3.3534143625744" calcext:value-type="float">
            <text:p>3.3534143626</text:p>
          </table:table-cell>
          <table:table-cell table:formula="of:=[.J2]/[.J38]" office:value-type="float" office:value="3.28949828298048" calcext:value-type="float">
            <text:p>3.289498283</text:p>
          </table:table-cell>
          <table:table-cell table:formula="of:=[.K2]/[.K38]" office:value-type="float" office:value="3.78060125589598" calcext:value-type="float">
            <text:p>3.7806012559</text:p>
          </table:table-cell>
          <table:table-cell table:formula="of:=[.L2]/[.L38]" office:value-type="float" office:value="3.51039637667962" calcext:value-type="float">
            <text:p>3.5103963767</text:p>
          </table:table-cell>
          <table:table-cell table:formula="of:=[.M2]/[.M38]" office:value-type="float" office:value="2.39219322164614" calcext:value-type="float">
            <text:p>2.3921932216</text:p>
          </table:table-cell>
          <table:table-cell table:formula="of:=[.N2]/[.N38]" office:value-type="float" office:value="3.77954818928672" calcext:value-type="float">
            <text:p>3.7795481893</text:p>
          </table:table-cell>
          <table:table-cell table:formula="of:=[.O2]/[.O38]" office:value-type="float" office:value="0.640646616056041" calcext:value-type="float">
            <text:p>0.6406466161</text:p>
          </table:table-cell>
          <table:table-cell table:formula="of:=[.P2]/[.P38]" office:value-type="float" office:value="4.02477646136074" calcext:value-type="float">
            <text:p>4.0247764614</text:p>
          </table:table-cell>
          <table:table-cell table:formula="of:=[.Q2]/[.Q38]" office:value-type="float" office:value="5.03936206494405" calcext:value-type="float">
            <text:p>5.0393620649</text:p>
          </table:table-cell>
          <table:table-cell table:formula="of:=[.R2]/[.R38]" office:value-type="float" office:value="0.739766300516043" calcext:value-type="float">
            <text:p>0.7397663005</text:p>
          </table:table-cell>
          <table:table-cell table:formula="of:=[.S2]/[.S38]" office:value-type="float" office:value="3.67006814009678" calcext:value-type="float">
            <text:p>3.6700681401</text:p>
          </table:table-cell>
          <table:table-cell table:formula="of:=[.T2]/[.T38]" office:value-type="float" office:value="3.36842885379228" calcext:value-type="float">
            <text:p>3.3684288538</text:p>
          </table:table-cell>
          <table:table-cell table:formula="of:=[.U2]/[.U38]" office:value-type="float" office:value="3.30342412995147" calcext:value-type="float">
            <text:p>3.30342413</text:p>
          </table:table-cell>
          <table:table-cell table:formula="of:=[.V2]/[.V38]" office:value-type="float" office:value="3.46420774417011" calcext:value-type="float">
            <text:p>3.4642077442</text:p>
          </table:table-cell>
          <table:table-cell table:formula="of:=[.W2]/[.W38]" office:value-type="float" office:value="5.12533465567594" calcext:value-type="float">
            <text:p>5.1253346557</text:p>
          </table:table-cell>
          <table:table-cell table:formula="of:=[.X2]/[.X38]" office:value-type="float" office:value="4.19189467793235" calcext:value-type="float">
            <text:p>4.1918946779</text:p>
          </table:table-cell>
          <table:table-cell table:formula="of:=[.Y2]/[.Y38]" office:value-type="float" office:value="3.98956918654862" calcext:value-type="float">
            <text:p>3.9895691865</text:p>
          </table:table-cell>
          <table:table-cell table:formula="of:=[.Z2]/[.Z38]" office:value-type="float" office:value="3.06168280223606" calcext:value-type="float">
            <text:p>3.0616828022</text:p>
          </table:table-cell>
          <table:table-cell table:formula="of:=[.AA2]/[.AA38]" office:value-type="float" office:value="3.74207981999654" calcext:value-type="float">
            <text:p>3.74207982</text:p>
          </table:table-cell>
          <table:table-cell table:formula="of:=[.AB2]/[.AB38]" office:value-type="float" office:value="2.85175078308015" calcext:value-type="float">
            <text:p>2.8517507831</text:p>
          </table:table-cell>
          <table:table-cell table:formula="of:=[.AC2]/[.AC38]" office:value-type="float" office:value="1.05803030337084" calcext:value-type="float">
            <text:p>1.0580303034</text:p>
          </table:table-cell>
          <table:table-cell table:formula="of:=[.AD2]/[.AD38]" office:value-type="float" office:value="3.22917995910534" calcext:value-type="float">
            <text:p>3.2291799591</text:p>
          </table:table-cell>
          <table:table-cell table:formula="of:=[.AE2]/[.AE38]" office:value-type="float" office:value="0.616300150709382" calcext:value-type="float">
            <text:p>0.6163001507</text:p>
          </table:table-cell>
          <table:table-cell table:formula="of:=[.AF2]/[.AF38]" office:value-type="float" office:value="1.41427656183386" calcext:value-type="float">
            <text:p>1.4142765618</text:p>
          </table:table-cell>
          <table:table-cell table:formula="of:=[.AG2]/[.AG38]" office:value-type="float" office:value="1.39066103584743" calcext:value-type="float">
            <text:p>1.390661035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/[.B39]" office:value-type="float" office:value="1.15648776275077" calcext:value-type="float">
            <text:p>1.1564877628</text:p>
          </table:table-cell>
          <table:table-cell table:formula="of:=[.C3]/[.C39]" office:value-type="float" office:value="1.91460871422536" calcext:value-type="float">
            <text:p>1.9146087142</text:p>
          </table:table-cell>
          <table:table-cell table:formula="of:=[.D3]/[.D39]" office:value-type="float" office:value="2.85952650976945" calcext:value-type="float">
            <text:p>2.8595265098</text:p>
          </table:table-cell>
          <table:table-cell table:formula="of:=[.E3]/[.E39]" office:value-type="float" office:value="3.40173327691871" calcext:value-type="float">
            <text:p>3.4017332769</text:p>
          </table:table-cell>
          <table:table-cell table:formula="of:=[.F3]/[.F39]" office:value-type="float" office:value="4.39270333012755" calcext:value-type="float">
            <text:p>4.3927033301</text:p>
          </table:table-cell>
          <table:table-cell table:formula="of:=[.G3]/[.G39]" office:value-type="float" office:value="4.39436271798618" calcext:value-type="float">
            <text:p>4.394362718</text:p>
          </table:table-cell>
          <table:table-cell table:formula="of:=[.H3]/[.H39]" office:value-type="float" office:value="4.55278222156178" calcext:value-type="float">
            <text:p>4.5527822216</text:p>
          </table:table-cell>
          <table:table-cell table:formula="of:=[.I3]/[.I39]" office:value-type="float" office:value="5.05280270952179" calcext:value-type="float">
            <text:p>5.0528027095</text:p>
          </table:table-cell>
          <table:table-cell table:formula="of:=[.J3]/[.J39]" office:value-type="float" office:value="5.96086248560862" calcext:value-type="float">
            <text:p>5.9608624856</text:p>
          </table:table-cell>
          <table:table-cell table:formula="of:=[.K3]/[.K39]" office:value-type="float" office:value="7.27673000097132" calcext:value-type="float">
            <text:p>7.276730001</text:p>
          </table:table-cell>
          <table:table-cell table:formula="of:=[.L3]/[.L39]" office:value-type="float" office:value="6.1949772269253" calcext:value-type="float">
            <text:p>6.1949772269</text:p>
          </table:table-cell>
          <table:table-cell table:formula="of:=[.M3]/[.M39]" office:value-type="float" office:value="7.83674629635743" calcext:value-type="float">
            <text:p>7.8367462964</text:p>
          </table:table-cell>
          <table:table-cell table:formula="of:=[.N3]/[.N39]" office:value-type="float" office:value="8.20129988951672" calcext:value-type="float">
            <text:p>8.2012998895</text:p>
          </table:table-cell>
          <table:table-cell table:formula="of:=[.O3]/[.O39]" office:value-type="float" office:value="8.64313772288777" calcext:value-type="float">
            <text:p>8.6431377229</text:p>
          </table:table-cell>
          <table:table-cell table:formula="of:=[.P3]/[.P39]" office:value-type="float" office:value="6.90836766391543" calcext:value-type="float">
            <text:p>6.9083676639</text:p>
          </table:table-cell>
          <table:table-cell table:formula="of:=[.Q3]/[.Q39]" office:value-type="float" office:value="8.18625984970269" calcext:value-type="float">
            <text:p>8.1862598497</text:p>
          </table:table-cell>
          <table:table-cell table:formula="of:=[.R3]/[.R39]" office:value-type="float" office:value="3.85135212475222" calcext:value-type="float">
            <text:p>3.8513521248</text:p>
          </table:table-cell>
          <table:table-cell table:formula="of:=[.S3]/[.S39]" office:value-type="float" office:value="6.60856265118027" calcext:value-type="float">
            <text:p>6.6085626512</text:p>
          </table:table-cell>
          <table:table-cell table:formula="of:=[.T3]/[.T39]" office:value-type="float" office:value="1.58281613628473" calcext:value-type="float">
            <text:p>1.5828161363</text:p>
          </table:table-cell>
          <table:table-cell table:formula="of:=[.U3]/[.U39]" office:value-type="float" office:value="10.1266147611536" calcext:value-type="float">
            <text:p>10.1266147612</text:p>
          </table:table-cell>
          <table:table-cell table:formula="of:=[.V3]/[.V39]" office:value-type="float" office:value="3.05391453457356" calcext:value-type="float">
            <text:p>3.0539145346</text:p>
          </table:table-cell>
          <table:table-cell table:formula="of:=[.W3]/[.W39]" office:value-type="float" office:value="9.96220945365205" calcext:value-type="float">
            <text:p>9.9622094537</text:p>
          </table:table-cell>
          <table:table-cell table:formula="of:=[.X3]/[.X39]" office:value-type="float" office:value="9.91959871165436" calcext:value-type="float">
            <text:p>9.9195987117</text:p>
          </table:table-cell>
          <table:table-cell table:formula="of:=[.Y3]/[.Y39]" office:value-type="float" office:value="8.80118348859105" calcext:value-type="float">
            <text:p>8.8011834886</text:p>
          </table:table-cell>
          <table:table-cell table:formula="of:=[.Z3]/[.Z39]" office:value-type="float" office:value="6.7429486818401" calcext:value-type="float">
            <text:p>6.7429486818</text:p>
          </table:table-cell>
          <table:table-cell table:formula="of:=[.AA3]/[.AA39]" office:value-type="float" office:value="5.54419651688652" calcext:value-type="float">
            <text:p>5.5441965169</text:p>
          </table:table-cell>
          <table:table-cell table:formula="of:=[.AB3]/[.AB39]" office:value-type="float" office:value="2.65375844722998" calcext:value-type="float">
            <text:p>2.6537584472</text:p>
          </table:table-cell>
          <table:table-cell table:formula="of:=[.AC3]/[.AC39]" office:value-type="float" office:value="9.35765199543195" calcext:value-type="float">
            <text:p>9.3576519954</text:p>
          </table:table-cell>
          <table:table-cell table:formula="of:=[.AD3]/[.AD39]" office:value-type="float" office:value="2.56143294076159" calcext:value-type="float">
            <text:p>2.5614329408</text:p>
          </table:table-cell>
          <table:table-cell table:formula="of:=[.AE3]/[.AE39]" office:value-type="float" office:value="6.25675224728127" calcext:value-type="float">
            <text:p>6.2567522473</text:p>
          </table:table-cell>
          <table:table-cell table:formula="of:=[.AF3]/[.AF39]" office:value-type="float" office:value="1.5242826782368" calcext:value-type="float">
            <text:p>1.5242826782</text:p>
          </table:table-cell>
          <table:table-cell table:formula="of:=[.AG3]/[.AG39]" office:value-type="float" office:value="6.1769147222278" calcext:value-type="float">
            <text:p>6.176914722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/[.B40]" office:value-type="float" office:value="0.914857233359534" calcext:value-type="float">
            <text:p>0.9148572334</text:p>
          </table:table-cell>
          <table:table-cell table:formula="of:=[.C4]/[.C40]" office:value-type="float" office:value="1.60068748612251" calcext:value-type="float">
            <text:p>1.6006874861</text:p>
          </table:table-cell>
          <table:table-cell table:formula="of:=[.D4]/[.D40]" office:value-type="float" office:value="2.37856187244882" calcext:value-type="float">
            <text:p>2.3785618724</text:p>
          </table:table-cell>
          <table:table-cell table:formula="of:=[.E4]/[.E40]" office:value-type="float" office:value="3.17388529223408" calcext:value-type="float">
            <text:p>3.1738852922</text:p>
          </table:table-cell>
          <table:table-cell table:formula="of:=[.F4]/[.F40]" office:value-type="float" office:value="3.89453887463198" calcext:value-type="float">
            <text:p>3.8945388746</text:p>
          </table:table-cell>
          <table:table-cell table:formula="of:=[.G4]/[.G40]" office:value-type="float" office:value="4.46355073845446" calcext:value-type="float">
            <text:p>4.4635507385</text:p>
          </table:table-cell>
          <table:table-cell table:formula="of:=[.H4]/[.H40]" office:value-type="float" office:value="5.08431472203817" calcext:value-type="float">
            <text:p>5.084314722</text:p>
          </table:table-cell>
          <table:table-cell table:formula="of:=[.I4]/[.I40]" office:value-type="float" office:value="5.34382566740231" calcext:value-type="float">
            <text:p>5.3438256674</text:p>
          </table:table-cell>
          <table:table-cell table:formula="of:=[.J4]/[.J40]" office:value-type="float" office:value="6.30121179908267" calcext:value-type="float">
            <text:p>6.3012117991</text:p>
          </table:table-cell>
          <table:table-cell table:formula="of:=[.K4]/[.K40]" office:value-type="float" office:value="6.57451474365503" calcext:value-type="float">
            <text:p>6.5745147437</text:p>
          </table:table-cell>
          <table:table-cell table:formula="of:=[.L4]/[.L40]" office:value-type="float" office:value="6.7578556660313" calcext:value-type="float">
            <text:p>6.757855666</text:p>
          </table:table-cell>
          <table:table-cell table:formula="of:=[.M4]/[.M40]" office:value-type="float" office:value="7.14714196040423" calcext:value-type="float">
            <text:p>7.1471419604</text:p>
          </table:table-cell>
          <table:table-cell table:formula="of:=[.N4]/[.N40]" office:value-type="float" office:value="6.92440828977495" calcext:value-type="float">
            <text:p>6.9244082898</text:p>
          </table:table-cell>
          <table:table-cell table:formula="of:=[.O4]/[.O40]" office:value-type="float" office:value="8.62658126796915" calcext:value-type="float">
            <text:p>8.626581268</text:p>
          </table:table-cell>
          <table:table-cell table:formula="of:=[.P4]/[.P40]" office:value-type="float" office:value="6.57020965669202" calcext:value-type="float">
            <text:p>6.5702096567</text:p>
          </table:table-cell>
          <table:table-cell table:formula="of:=[.Q4]/[.Q40]" office:value-type="float" office:value="4.48930423206129" calcext:value-type="float">
            <text:p>4.4893042321</text:p>
          </table:table-cell>
          <table:table-cell table:formula="of:=[.R4]/[.R40]" office:value-type="float" office:value="7.90658205940006" calcext:value-type="float">
            <text:p>7.9065820594</text:p>
          </table:table-cell>
          <table:table-cell table:formula="of:=[.S4]/[.S40]" office:value-type="float" office:value="5.84472627721302" calcext:value-type="float">
            <text:p>5.8447262772</text:p>
          </table:table-cell>
          <table:table-cell table:formula="of:=[.T4]/[.T40]" office:value-type="float" office:value="6.05050871056374" calcext:value-type="float">
            <text:p>6.0505087106</text:p>
          </table:table-cell>
          <table:table-cell table:formula="of:=[.U4]/[.U40]" office:value-type="float" office:value="8.86024682491665" calcext:value-type="float">
            <text:p>8.8602468249</text:p>
          </table:table-cell>
          <table:table-cell table:formula="of:=[.V4]/[.V40]" office:value-type="float" office:value="8.10837766512595" calcext:value-type="float">
            <text:p>8.1083776651</text:p>
          </table:table-cell>
          <table:table-cell table:formula="of:=[.W4]/[.W40]" office:value-type="float" office:value="9.12410109411768" calcext:value-type="float">
            <text:p>9.1241010941</text:p>
          </table:table-cell>
          <table:table-cell table:formula="of:=[.X4]/[.X40]" office:value-type="float" office:value="7.29609982326654" calcext:value-type="float">
            <text:p>7.2960998233</text:p>
          </table:table-cell>
          <table:table-cell table:formula="of:=[.Y4]/[.Y40]" office:value-type="float" office:value="7.49027569612717" calcext:value-type="float">
            <text:p>7.4902756961</text:p>
          </table:table-cell>
          <table:table-cell table:formula="of:=[.Z4]/[.Z40]" office:value-type="float" office:value="8.57046635350491" calcext:value-type="float">
            <text:p>8.5704663535</text:p>
          </table:table-cell>
          <table:table-cell table:formula="of:=[.AA4]/[.AA40]" office:value-type="float" office:value="4.15507828901454" calcext:value-type="float">
            <text:p>4.155078289</text:p>
          </table:table-cell>
          <table:table-cell table:formula="of:=[.AB4]/[.AB40]" office:value-type="float" office:value="7.02811005121847" calcext:value-type="float">
            <text:p>7.0281100512</text:p>
          </table:table-cell>
          <table:table-cell table:formula="of:=[.AC4]/[.AC40]" office:value-type="float" office:value="7.45265767892458" calcext:value-type="float">
            <text:p>7.4526576789</text:p>
          </table:table-cell>
          <table:table-cell table:formula="of:=[.AD4]/[.AD40]" office:value-type="float" office:value="9.23717470272806" calcext:value-type="float">
            <text:p>9.2371747027</text:p>
          </table:table-cell>
          <table:table-cell table:formula="of:=[.AE4]/[.AE40]" office:value-type="float" office:value="2.63243209762559" calcext:value-type="float">
            <text:p>2.6324320976</text:p>
          </table:table-cell>
          <table:table-cell table:formula="of:=[.AF4]/[.AF40]" office:value-type="float" office:value="1.82464164145112" calcext:value-type="float">
            <text:p>1.8246416415</text:p>
          </table:table-cell>
          <table:table-cell table:formula="of:=[.AG4]/[.AG40]" office:value-type="float" office:value="2.38795665366162" calcext:value-type="float">
            <text:p>2.387956653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/[.B41]" office:value-type="float" office:value="0.871851092607077" calcext:value-type="float">
            <text:p>0.8718510926</text:p>
          </table:table-cell>
          <table:table-cell table:formula="of:=[.C5]/[.C41]" office:value-type="float" office:value="1.54742979084088" calcext:value-type="float">
            <text:p>1.5474297908</text:p>
          </table:table-cell>
          <table:table-cell table:formula="of:=[.D5]/[.D41]" office:value-type="float" office:value="2.32346583913327" calcext:value-type="float">
            <text:p>2.3234658391</text:p>
          </table:table-cell>
          <table:table-cell table:formula="of:=[.E5]/[.E41]" office:value-type="float" office:value="3.17873200623593" calcext:value-type="float">
            <text:p>3.1787320062</text:p>
          </table:table-cell>
          <table:table-cell table:formula="of:=[.F5]/[.F41]" office:value-type="float" office:value="3.94141785096158" calcext:value-type="float">
            <text:p>3.941417851</text:p>
          </table:table-cell>
          <table:table-cell table:formula="of:=[.G5]/[.G41]" office:value-type="float" office:value="4.43208645208433" calcext:value-type="float">
            <text:p>4.4320864521</text:p>
          </table:table-cell>
          <table:table-cell table:formula="of:=[.H5]/[.H41]" office:value-type="float" office:value="4.11259275708312" calcext:value-type="float">
            <text:p>4.1125927571</text:p>
          </table:table-cell>
          <table:table-cell table:formula="of:=[.I5]/[.I41]" office:value-type="float" office:value="4.47649175242732" calcext:value-type="float">
            <text:p>4.4764917524</text:p>
          </table:table-cell>
          <table:table-cell table:formula="of:=[.J5]/[.J41]" office:value-type="float" office:value="5.72122095438531" calcext:value-type="float">
            <text:p>5.7212209544</text:p>
          </table:table-cell>
          <table:table-cell table:formula="of:=[.K5]/[.K41]" office:value-type="float" office:value="4.76479753899078" calcext:value-type="float">
            <text:p>4.764797539</text:p>
          </table:table-cell>
          <table:table-cell table:formula="of:=[.L5]/[.L41]" office:value-type="float" office:value="7.06059639908309" calcext:value-type="float">
            <text:p>7.0605963991</text:p>
          </table:table-cell>
          <table:table-cell table:formula="of:=[.M5]/[.M41]" office:value-type="float" office:value="6.82573391895984" calcext:value-type="float">
            <text:p>6.825733919</text:p>
          </table:table-cell>
          <table:table-cell table:formula="of:=[.N5]/[.N41]" office:value-type="float" office:value="7.74381722860069" calcext:value-type="float">
            <text:p>7.7438172286</text:p>
          </table:table-cell>
          <table:table-cell table:formula="of:=[.O5]/[.O41]" office:value-type="float" office:value="8.53030591860676" calcext:value-type="float">
            <text:p>8.5303059186</text:p>
          </table:table-cell>
          <table:table-cell table:formula="of:=[.P5]/[.P41]" office:value-type="float" office:value="7.89580996243925" calcext:value-type="float">
            <text:p>7.8958099624</text:p>
          </table:table-cell>
          <table:table-cell table:formula="of:=[.Q5]/[.Q41]" office:value-type="float" office:value="8.20354833803788" calcext:value-type="float">
            <text:p>8.203548338</text:p>
          </table:table-cell>
          <table:table-cell table:formula="of:=[.R5]/[.R41]" office:value-type="float" office:value="6.64990105771417" calcext:value-type="float">
            <text:p>6.6499010577</text:p>
          </table:table-cell>
          <table:table-cell table:formula="of:=[.S5]/[.S41]" office:value-type="float" office:value="2.60791377122972" calcext:value-type="float">
            <text:p>2.6079137712</text:p>
          </table:table-cell>
          <table:table-cell table:formula="of:=[.T5]/[.T41]" office:value-type="float" office:value="4.87518301738735" calcext:value-type="float">
            <text:p>4.8751830174</text:p>
          </table:table-cell>
          <table:table-cell table:formula="of:=[.U5]/[.U41]" office:value-type="float" office:value="2.41960968192724" calcext:value-type="float">
            <text:p>2.4196096819</text:p>
          </table:table-cell>
          <table:table-cell table:formula="of:=[.V5]/[.V41]" office:value-type="float" office:value="9.70555702569371" calcext:value-type="float">
            <text:p>9.7055570257</text:p>
          </table:table-cell>
          <table:table-cell table:formula="of:=[.W5]/[.W41]" office:value-type="float" office:value="2.23435632113964" calcext:value-type="float">
            <text:p>2.2343563211</text:p>
          </table:table-cell>
          <table:table-cell table:formula="of:=[.X5]/[.X41]" office:value-type="float" office:value="5.46024282782457" calcext:value-type="float">
            <text:p>5.4602428278</text:p>
          </table:table-cell>
          <table:table-cell table:formula="of:=[.Y5]/[.Y41]" office:value-type="float" office:value="3.6838071957135" calcext:value-type="float">
            <text:p>3.6838071957</text:p>
          </table:table-cell>
          <table:table-cell table:formula="of:=[.Z5]/[.Z41]" office:value-type="float" office:value="7.70671615473346" calcext:value-type="float">
            <text:p>7.7067161547</text:p>
          </table:table-cell>
          <table:table-cell table:formula="of:=[.AA5]/[.AA41]" office:value-type="float" office:value="9.51523419447394" calcext:value-type="float">
            <text:p>9.5152341945</text:p>
          </table:table-cell>
          <table:table-cell table:formula="of:=[.AB5]/[.AB41]" office:value-type="float" office:value="3.09526889271848" calcext:value-type="float">
            <text:p>3.0952688927</text:p>
          </table:table-cell>
          <table:table-cell table:formula="of:=[.AC5]/[.AC41]" office:value-type="float" office:value="8.67600095304204" calcext:value-type="float">
            <text:p>8.676000953</text:p>
          </table:table-cell>
          <table:table-cell table:formula="of:=[.AD5]/[.AD41]" office:value-type="float" office:value="4.49144007018616" calcext:value-type="float">
            <text:p>4.4914400702</text:p>
          </table:table-cell>
          <table:table-cell table:formula="of:=[.AE5]/[.AE41]" office:value-type="float" office:value="9.78071043453109" calcext:value-type="float">
            <text:p>9.7807104345</text:p>
          </table:table-cell>
          <table:table-cell table:formula="of:=[.AF5]/[.AF41]" office:value-type="float" office:value="3.2224579086854" calcext:value-type="float">
            <text:p>3.2224579087</text:p>
          </table:table-cell>
          <table:table-cell table:formula="of:=[.AG5]/[.AG41]" office:value-type="float" office:value="4.56166145535073" calcext:value-type="float">
            <text:p>4.561661455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/[.B42]" office:value-type="float" office:value="0.91291082605333" calcext:value-type="float">
            <text:p>0.9129108261</text:p>
          </table:table-cell>
          <table:table-cell table:formula="of:=[.C6]/[.C42]" office:value-type="float" office:value="1.60704213928299" calcext:value-type="float">
            <text:p>1.6070421393</text:p>
          </table:table-cell>
          <table:table-cell table:formula="of:=[.D6]/[.D42]" office:value-type="float" office:value="2.48574115319266" calcext:value-type="float">
            <text:p>2.4857411532</text:p>
          </table:table-cell>
          <table:table-cell table:formula="of:=[.E6]/[.E42]" office:value-type="float" office:value="3.23343140722335" calcext:value-type="float">
            <text:p>3.2334314072</text:p>
          </table:table-cell>
          <table:table-cell table:formula="of:=[.F6]/[.F42]" office:value-type="float" office:value="3.9535861625649" calcext:value-type="float">
            <text:p>3.9535861626</text:p>
          </table:table-cell>
          <table:table-cell table:formula="of:=[.G6]/[.G42]" office:value-type="float" office:value="4.5785665155101" calcext:value-type="float">
            <text:p>4.5785665155</text:p>
          </table:table-cell>
          <table:table-cell table:formula="of:=[.H6]/[.H42]" office:value-type="float" office:value="5.16042231598555" calcext:value-type="float">
            <text:p>5.160422316</text:p>
          </table:table-cell>
          <table:table-cell table:formula="of:=[.I6]/[.I42]" office:value-type="float" office:value="5.67800612852148" calcext:value-type="float">
            <text:p>5.6780061285</text:p>
          </table:table-cell>
          <table:table-cell table:formula="of:=[.J6]/[.J42]" office:value-type="float" office:value="5.98396617058091" calcext:value-type="float">
            <text:p>5.9839661706</text:p>
          </table:table-cell>
          <table:table-cell table:formula="of:=[.K6]/[.K42]" office:value-type="float" office:value="5.2930032917311" calcext:value-type="float">
            <text:p>5.2930032917</text:p>
          </table:table-cell>
          <table:table-cell table:formula="of:=[.L6]/[.L42]" office:value-type="float" office:value="5.73740016709802" calcext:value-type="float">
            <text:p>5.7374001671</text:p>
          </table:table-cell>
          <table:table-cell table:formula="of:=[.M6]/[.M42]" office:value-type="float" office:value="7.84337519409063" calcext:value-type="float">
            <text:p>7.8433751941</text:p>
          </table:table-cell>
          <table:table-cell table:formula="of:=[.N6]/[.N42]" office:value-type="float" office:value="4.90438856842711" calcext:value-type="float">
            <text:p>4.9043885684</text:p>
          </table:table-cell>
          <table:table-cell table:formula="of:=[.O6]/[.O42]" office:value-type="float" office:value="7.87586490522266" calcext:value-type="float">
            <text:p>7.8758649052</text:p>
          </table:table-cell>
          <table:table-cell table:formula="of:=[.P6]/[.P42]" office:value-type="float" office:value="3.05172640728478" calcext:value-type="float">
            <text:p>3.0517264073</text:p>
          </table:table-cell>
          <table:table-cell table:formula="of:=[.Q6]/[.Q42]" office:value-type="float" office:value="3.22556864944797" calcext:value-type="float">
            <text:p>3.2255686494</text:p>
          </table:table-cell>
          <table:table-cell table:formula="of:=[.R6]/[.R42]" office:value-type="float" office:value="9.40898419697913" calcext:value-type="float">
            <text:p>9.408984197</text:p>
          </table:table-cell>
          <table:table-cell table:formula="of:=[.S6]/[.S42]" office:value-type="float" office:value="8.24235419992261" calcext:value-type="float">
            <text:p>8.2423541999</text:p>
          </table:table-cell>
          <table:table-cell table:formula="of:=[.T6]/[.T42]" office:value-type="float" office:value="8.84124692108368" calcext:value-type="float">
            <text:p>8.8412469211</text:p>
          </table:table-cell>
          <table:table-cell table:formula="of:=[.U6]/[.U42]" office:value-type="float" office:value="8.36326776137375" calcext:value-type="float">
            <text:p>8.3632677614</text:p>
          </table:table-cell>
          <table:table-cell table:formula="of:=[.V6]/[.V42]" office:value-type="float" office:value="10.2994136863615" calcext:value-type="float">
            <text:p>10.2994136864</text:p>
          </table:table-cell>
          <table:table-cell table:formula="of:=[.W6]/[.W42]" office:value-type="float" office:value="3.88616691583923" calcext:value-type="float">
            <text:p>3.8861669158</text:p>
          </table:table-cell>
          <table:table-cell table:formula="of:=[.X6]/[.X42]" office:value-type="float" office:value="10.1915567019648" calcext:value-type="float">
            <text:p>10.191556702</text:p>
          </table:table-cell>
          <table:table-cell table:formula="of:=[.Y6]/[.Y42]" office:value-type="float" office:value="10.6879007357906" calcext:value-type="float">
            <text:p>10.6879007358</text:p>
          </table:table-cell>
          <table:table-cell table:formula="of:=[.Z6]/[.Z42]" office:value-type="float" office:value="2.74544691528526" calcext:value-type="float">
            <text:p>2.7454469153</text:p>
          </table:table-cell>
          <table:table-cell table:formula="of:=[.AA6]/[.AA42]" office:value-type="float" office:value="2.66050002270408" calcext:value-type="float">
            <text:p>2.6605000227</text:p>
          </table:table-cell>
          <table:table-cell table:formula="of:=[.AB6]/[.AB42]" office:value-type="float" office:value="8.09383122480681" calcext:value-type="float">
            <text:p>8.0938312248</text:p>
          </table:table-cell>
          <table:table-cell table:formula="of:=[.AC6]/[.AC42]" office:value-type="float" office:value="9.45594031799548" calcext:value-type="float">
            <text:p>9.455940318</text:p>
          </table:table-cell>
          <table:table-cell table:formula="of:=[.AD6]/[.AD42]" office:value-type="float" office:value="7.49834742841722" calcext:value-type="float">
            <text:p>7.4983474284</text:p>
          </table:table-cell>
          <table:table-cell table:formula="of:=[.AE6]/[.AE42]" office:value-type="float" office:value="5.76364442918934" calcext:value-type="float">
            <text:p>5.7636444292</text:p>
          </table:table-cell>
          <table:table-cell table:formula="of:=[.AF6]/[.AF42]" office:value-type="float" office:value="9.08889679805193" calcext:value-type="float">
            <text:p>9.0888967981</text:p>
          </table:table-cell>
          <table:table-cell table:formula="of:=[.AG6]/[.AG42]" office:value-type="float" office:value="7.96803579858207" calcext:value-type="float">
            <text:p>7.968035798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/[.B43]" office:value-type="float" office:value="0.912094871228719" calcext:value-type="float">
            <text:p>0.9120948712</text:p>
          </table:table-cell>
          <table:table-cell table:formula="of:=[.C7]/[.C43]" office:value-type="float" office:value="1.65943317627858" calcext:value-type="float">
            <text:p>1.6594331763</text:p>
          </table:table-cell>
          <table:table-cell table:formula="of:=[.D7]/[.D43]" office:value-type="float" office:value="2.44396008546402" calcext:value-type="float">
            <text:p>2.4439600855</text:p>
          </table:table-cell>
          <table:table-cell table:formula="of:=[.E7]/[.E43]" office:value-type="float" office:value="3.37713387478454" calcext:value-type="float">
            <text:p>3.3771338748</text:p>
          </table:table-cell>
          <table:table-cell table:formula="of:=[.F7]/[.F43]" office:value-type="float" office:value="4.06391414970894" calcext:value-type="float">
            <text:p>4.0639141497</text:p>
          </table:table-cell>
          <table:table-cell table:formula="of:=[.G7]/[.G43]" office:value-type="float" office:value="4.70524289661567" calcext:value-type="float">
            <text:p>4.7052428966</text:p>
          </table:table-cell>
          <table:table-cell table:formula="of:=[.H7]/[.H43]" office:value-type="float" office:value="5.43106494976282" calcext:value-type="float">
            <text:p>5.4310649498</text:p>
          </table:table-cell>
          <table:table-cell table:formula="of:=[.I7]/[.I43]" office:value-type="float" office:value="6.33101159853673" calcext:value-type="float">
            <text:p>6.3310115985</text:p>
          </table:table-cell>
          <table:table-cell table:formula="of:=[.J7]/[.J43]" office:value-type="float" office:value="5.85791415854838" calcext:value-type="float">
            <text:p>5.8579141585</text:p>
          </table:table-cell>
          <table:table-cell table:formula="of:=[.K7]/[.K43]" office:value-type="float" office:value="7.0482310556568" calcext:value-type="float">
            <text:p>7.0482310557</text:p>
          </table:table-cell>
          <table:table-cell table:formula="of:=[.L7]/[.L43]" office:value-type="float" office:value="6.16550839430055" calcext:value-type="float">
            <text:p>6.1655083943</text:p>
          </table:table-cell>
          <table:table-cell table:formula="of:=[.M7]/[.M43]" office:value-type="float" office:value="7.06500176485915" calcext:value-type="float">
            <text:p>7.0650017649</text:p>
          </table:table-cell>
          <table:table-cell table:formula="of:=[.N7]/[.N43]" office:value-type="float" office:value="7.47640630629444" calcext:value-type="float">
            <text:p>7.4764063063</text:p>
          </table:table-cell>
          <table:table-cell table:formula="of:=[.O7]/[.O43]" office:value-type="float" office:value="7.05090078563779" calcext:value-type="float">
            <text:p>7.0509007856</text:p>
          </table:table-cell>
          <table:table-cell table:formula="of:=[.P7]/[.P43]" office:value-type="float" office:value="8.79082585087072" calcext:value-type="float">
            <text:p>8.7908258509</text:p>
          </table:table-cell>
          <table:table-cell table:formula="of:=[.Q7]/[.Q43]" office:value-type="float" office:value="4.43989280904885" calcext:value-type="float">
            <text:p>4.439892809</text:p>
          </table:table-cell>
          <table:table-cell table:formula="of:=[.R7]/[.R43]" office:value-type="float" office:value="9.03516633026112" calcext:value-type="float">
            <text:p>9.0351663303</text:p>
          </table:table-cell>
          <table:table-cell table:formula="of:=[.S7]/[.S43]" office:value-type="float" office:value="5.37675856464966" calcext:value-type="float">
            <text:p>5.3767585646</text:p>
          </table:table-cell>
          <table:table-cell table:formula="of:=[.T7]/[.T43]" office:value-type="float" office:value="3.60440695870793" calcext:value-type="float">
            <text:p>3.6044069587</text:p>
          </table:table-cell>
          <table:table-cell table:formula="of:=[.U7]/[.U43]" office:value-type="float" office:value="10.1839001835455" calcext:value-type="float">
            <text:p>10.1839001835</text:p>
          </table:table-cell>
          <table:table-cell table:formula="of:=[.V7]/[.V43]" office:value-type="float" office:value="6.64194310001778" calcext:value-type="float">
            <text:p>6.6419431</text:p>
          </table:table-cell>
          <table:table-cell table:formula="of:=[.W7]/[.W43]" office:value-type="float" office:value="10.4390145855615" calcext:value-type="float">
            <text:p>10.4390145856</text:p>
          </table:table-cell>
          <table:table-cell table:formula="of:=[.X7]/[.X43]" office:value-type="float" office:value="6.19505224720627" calcext:value-type="float">
            <text:p>6.1950522472</text:p>
          </table:table-cell>
          <table:table-cell table:formula="of:=[.Y7]/[.Y43]" office:value-type="float" office:value="7.799919123459" calcext:value-type="float">
            <text:p>7.7999191235</text:p>
          </table:table-cell>
          <table:table-cell table:formula="of:=[.Z7]/[.Z43]" office:value-type="float" office:value="2.70824895672747" calcext:value-type="float">
            <text:p>2.7082489567</text:p>
          </table:table-cell>
          <table:table-cell table:formula="of:=[.AA7]/[.AA43]" office:value-type="float" office:value="4.51097786092919" calcext:value-type="float">
            <text:p>4.5109778609</text:p>
          </table:table-cell>
          <table:table-cell table:formula="of:=[.AB7]/[.AB43]" office:value-type="float" office:value="8.81993141838306" calcext:value-type="float">
            <text:p>8.8199314184</text:p>
          </table:table-cell>
          <table:table-cell table:formula="of:=[.AC7]/[.AC43]" office:value-type="float" office:value="3.28603271318362" calcext:value-type="float">
            <text:p>3.2860327132</text:p>
          </table:table-cell>
          <table:table-cell table:formula="of:=[.AD7]/[.AD43]" office:value-type="float" office:value="3.15604031411545" calcext:value-type="float">
            <text:p>3.1560403141</text:p>
          </table:table-cell>
          <table:table-cell table:formula="of:=[.AE7]/[.AE43]" office:value-type="float" office:value="5.37719477012361" calcext:value-type="float">
            <text:p>5.3771947701</text:p>
          </table:table-cell>
          <table:table-cell table:formula="of:=[.AF7]/[.AF43]" office:value-type="float" office:value="6.72973982806462" calcext:value-type="float">
            <text:p>6.7297398281</text:p>
          </table:table-cell>
          <table:table-cell table:formula="of:=[.AG7]/[.AG43]" office:value-type="float" office:value="6.87839847728015" calcext:value-type="float">
            <text:p>6.878398477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/[.B44]" office:value-type="float" office:value="0.928124632855787" calcext:value-type="float">
            <text:p>0.9281246329</text:p>
          </table:table-cell>
          <table:table-cell table:formula="of:=[.C8]/[.C44]" office:value-type="float" office:value="1.67922896764301" calcext:value-type="float">
            <text:p>1.6792289676</text:p>
          </table:table-cell>
          <table:table-cell table:formula="of:=[.D8]/[.D44]" office:value-type="float" office:value="2.5393427747016" calcext:value-type="float">
            <text:p>2.5393427747</text:p>
          </table:table-cell>
          <table:table-cell table:formula="of:=[.E8]/[.E44]" office:value-type="float" office:value="3.38009444155373" calcext:value-type="float">
            <text:p>3.3800944416</text:p>
          </table:table-cell>
          <table:table-cell table:formula="of:=[.F8]/[.F44]" office:value-type="float" office:value="4.1537197662645" calcext:value-type="float">
            <text:p>4.1537197663</text:p>
          </table:table-cell>
          <table:table-cell table:formula="of:=[.G8]/[.G44]" office:value-type="float" office:value="4.95445710527802" calcext:value-type="float">
            <text:p>4.9544571053</text:p>
          </table:table-cell>
          <table:table-cell table:formula="of:=[.H8]/[.H44]" office:value-type="float" office:value="5.80606567520613" calcext:value-type="float">
            <text:p>5.8060656752</text:p>
          </table:table-cell>
          <table:table-cell table:formula="of:=[.I8]/[.I44]" office:value-type="float" office:value="5.55846533730292" calcext:value-type="float">
            <text:p>5.5584653373</text:p>
          </table:table-cell>
          <table:table-cell table:formula="of:=[.J8]/[.J44]" office:value-type="float" office:value="6.8906095542174" calcext:value-type="float">
            <text:p>6.8906095542</text:p>
          </table:table-cell>
          <table:table-cell table:formula="of:=[.K8]/[.K44]" office:value-type="float" office:value="7.50760854133784" calcext:value-type="float">
            <text:p>7.5076085413</text:p>
          </table:table-cell>
          <table:table-cell table:formula="of:=[.L8]/[.L44]" office:value-type="float" office:value="8.35386598390371" calcext:value-type="float">
            <text:p>8.3538659839</text:p>
          </table:table-cell>
          <table:table-cell table:formula="of:=[.M8]/[.M44]" office:value-type="float" office:value="8.5312884603296" calcext:value-type="float">
            <text:p>8.5312884603</text:p>
          </table:table-cell>
          <table:table-cell table:formula="of:=[.N8]/[.N44]" office:value-type="float" office:value="9.06428905395507" calcext:value-type="float">
            <text:p>9.064289054</text:p>
          </table:table-cell>
          <table:table-cell table:formula="of:=[.O8]/[.O44]" office:value-type="float" office:value="7.43678516310719" calcext:value-type="float">
            <text:p>7.4367851631</text:p>
          </table:table-cell>
          <table:table-cell table:formula="of:=[.P8]/[.P44]" office:value-type="float" office:value="8.61230561074506" calcext:value-type="float">
            <text:p>8.6123056107</text:p>
          </table:table-cell>
          <table:table-cell table:formula="of:=[.Q8]/[.Q44]" office:value-type="float" office:value="9.89314941871217" calcext:value-type="float">
            <text:p>9.8931494187</text:p>
          </table:table-cell>
          <table:table-cell table:formula="of:=[.R8]/[.R44]" office:value-type="float" office:value="8.5438401833804" calcext:value-type="float">
            <text:p>8.5438401834</text:p>
          </table:table-cell>
          <table:table-cell table:formula="of:=[.S8]/[.S44]" office:value-type="float" office:value="9.22200066803089" calcext:value-type="float">
            <text:p>9.222000668</text:p>
          </table:table-cell>
          <table:table-cell table:formula="of:=[.T8]/[.T44]" office:value-type="float" office:value="8.37439084606153" calcext:value-type="float">
            <text:p>8.3743908461</text:p>
          </table:table-cell>
          <table:table-cell table:formula="of:=[.U8]/[.U44]" office:value-type="float" office:value="6.26452409623374" calcext:value-type="float">
            <text:p>6.2645240962</text:p>
          </table:table-cell>
          <table:table-cell table:formula="of:=[.V8]/[.V44]" office:value-type="float" office:value="3.45056930544574" calcext:value-type="float">
            <text:p>3.4505693054</text:p>
          </table:table-cell>
          <table:table-cell table:formula="of:=[.W8]/[.W44]" office:value-type="float" office:value="9.60668153364966" calcext:value-type="float">
            <text:p>9.6066815336</text:p>
          </table:table-cell>
          <table:table-cell table:formula="of:=[.X8]/[.X44]" office:value-type="float" office:value="10.405517341529" calcext:value-type="float">
            <text:p>10.4055173415</text:p>
          </table:table-cell>
          <table:table-cell table:formula="of:=[.Y8]/[.Y44]" office:value-type="float" office:value="3.80116713685781" calcext:value-type="float">
            <text:p>3.8011671369</text:p>
          </table:table-cell>
          <table:table-cell table:formula="of:=[.Z8]/[.Z44]" office:value-type="float" office:value="11.1865261374809" calcext:value-type="float">
            <text:p>11.1865261375</text:p>
          </table:table-cell>
          <table:table-cell table:formula="of:=[.AA8]/[.AA44]" office:value-type="float" office:value="11.003699008361" calcext:value-type="float">
            <text:p>11.0036990084</text:p>
          </table:table-cell>
          <table:table-cell table:formula="of:=[.AB8]/[.AB44]" office:value-type="float" office:value="5.46400532461062" calcext:value-type="float">
            <text:p>5.4640053246</text:p>
          </table:table-cell>
          <table:table-cell table:formula="of:=[.AC8]/[.AC44]" office:value-type="float" office:value="6.09869536514197" calcext:value-type="float">
            <text:p>6.0986953651</text:p>
          </table:table-cell>
          <table:table-cell table:formula="of:=[.AD8]/[.AD44]" office:value-type="float" office:value="11.6245536757423" calcext:value-type="float">
            <text:p>11.6245536757</text:p>
          </table:table-cell>
          <table:table-cell table:formula="of:=[.AE8]/[.AE44]" office:value-type="float" office:value="3.79419674830596" calcext:value-type="float">
            <text:p>3.7941967483</text:p>
          </table:table-cell>
          <table:table-cell table:formula="of:=[.AF8]/[.AF44]" office:value-type="float" office:value="5.78327252649249" calcext:value-type="float">
            <text:p>5.7832725265</text:p>
          </table:table-cell>
          <table:table-cell table:formula="of:=[.AG8]/[.AG44]" office:value-type="float" office:value="3.79971648135245" calcext:value-type="float">
            <text:p>3.799716481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/[.B45]" office:value-type="float" office:value="0.945355280747969" calcext:value-type="float">
            <text:p>0.9453552807</text:p>
          </table:table-cell>
          <table:table-cell table:formula="of:=[.C9]/[.C45]" office:value-type="float" office:value="1.70020961421993" calcext:value-type="float">
            <text:p>1.7002096142</text:p>
          </table:table-cell>
          <table:table-cell table:formula="of:=[.D9]/[.D45]" office:value-type="float" office:value="2.51715031698838" calcext:value-type="float">
            <text:p>2.517150317</text:p>
          </table:table-cell>
          <table:table-cell table:formula="of:=[.E9]/[.E45]" office:value-type="float" office:value="3.34778979737079" calcext:value-type="float">
            <text:p>3.3477897974</text:p>
          </table:table-cell>
          <table:table-cell table:formula="of:=[.F9]/[.F45]" office:value-type="float" office:value="4.25755106697673" calcext:value-type="float">
            <text:p>4.257551067</text:p>
          </table:table-cell>
          <table:table-cell table:formula="of:=[.G9]/[.G45]" office:value-type="float" office:value="4.95445552451805" calcext:value-type="float">
            <text:p>4.9544555245</text:p>
          </table:table-cell>
          <table:table-cell table:formula="of:=[.H9]/[.H45]" office:value-type="float" office:value="5.80523699881912" calcext:value-type="float">
            <text:p>5.8052369988</text:p>
          </table:table-cell>
          <table:table-cell table:formula="of:=[.I9]/[.I45]" office:value-type="float" office:value="6.4000036162848" calcext:value-type="float">
            <text:p>6.4000036163</text:p>
          </table:table-cell>
          <table:table-cell table:formula="of:=[.J9]/[.J45]" office:value-type="float" office:value="6.13535024899218" calcext:value-type="float">
            <text:p>6.135350249</text:p>
          </table:table-cell>
          <table:table-cell table:formula="of:=[.K9]/[.K45]" office:value-type="float" office:value="7.22316834703844" calcext:value-type="float">
            <text:p>7.223168347</text:p>
          </table:table-cell>
          <table:table-cell table:formula="of:=[.L9]/[.L45]" office:value-type="float" office:value="8.48811913605" calcext:value-type="float">
            <text:p>8.4881191361</text:p>
          </table:table-cell>
          <table:table-cell table:formula="of:=[.M9]/[.M45]" office:value-type="float" office:value="9.2058280900697" calcext:value-type="float">
            <text:p>9.2058280901</text:p>
          </table:table-cell>
          <table:table-cell table:formula="of:=[.N9]/[.N45]" office:value-type="float" office:value="6.73465329925925" calcext:value-type="float">
            <text:p>6.7346532993</text:p>
          </table:table-cell>
          <table:table-cell table:formula="of:=[.O9]/[.O45]" office:value-type="float" office:value="9.6954965119605" calcext:value-type="float">
            <text:p>9.695496512</text:p>
          </table:table-cell>
          <table:table-cell table:formula="of:=[.P9]/[.P45]" office:value-type="float" office:value="10.2484714220974" calcext:value-type="float">
            <text:p>10.2484714221</text:p>
          </table:table-cell>
          <table:table-cell table:formula="of:=[.Q9]/[.Q45]" office:value-type="float" office:value="5.62978868813346" calcext:value-type="float">
            <text:p>5.6297886881</text:p>
          </table:table-cell>
          <table:table-cell table:formula="of:=[.R9]/[.R45]" office:value-type="float" office:value="9.00486528507636" calcext:value-type="float">
            <text:p>9.0048652851</text:p>
          </table:table-cell>
          <table:table-cell table:formula="of:=[.S9]/[.S45]" office:value-type="float" office:value="10.3078493043489" calcext:value-type="float">
            <text:p>10.3078493043</text:p>
          </table:table-cell>
          <table:table-cell table:formula="of:=[.T9]/[.T45]" office:value-type="float" office:value="9.96580623429672" calcext:value-type="float">
            <text:p>9.9658062343</text:p>
          </table:table-cell>
          <table:table-cell table:formula="of:=[.U9]/[.U45]" office:value-type="float" office:value="4.02664331444934" calcext:value-type="float">
            <text:p>4.0266433144</text:p>
          </table:table-cell>
          <table:table-cell table:formula="of:=[.V9]/[.V45]" office:value-type="float" office:value="8.67762744180676" calcext:value-type="float">
            <text:p>8.6776274418</text:p>
          </table:table-cell>
          <table:table-cell table:formula="of:=[.W9]/[.W45]" office:value-type="float" office:value="10.353745191758" calcext:value-type="float">
            <text:p>10.3537451918</text:p>
          </table:table-cell>
          <table:table-cell table:formula="of:=[.X9]/[.X45]" office:value-type="float" office:value="11.1975538592579" calcext:value-type="float">
            <text:p>11.1975538593</text:p>
          </table:table-cell>
          <table:table-cell table:formula="of:=[.Y9]/[.Y45]" office:value-type="float" office:value="3.53598194037688" calcext:value-type="float">
            <text:p>3.5359819404</text:p>
          </table:table-cell>
          <table:table-cell table:formula="of:=[.Z9]/[.Z45]" office:value-type="float" office:value="4.35096811533318" calcext:value-type="float">
            <text:p>4.3509681153</text:p>
          </table:table-cell>
          <table:table-cell table:formula="of:=[.AA9]/[.AA45]" office:value-type="float" office:value="5.88633132831844" calcext:value-type="float">
            <text:p>5.8863313283</text:p>
          </table:table-cell>
          <table:table-cell table:formula="of:=[.AB9]/[.AB45]" office:value-type="float" office:value="4.40407107752241" calcext:value-type="float">
            <text:p>4.4040710775</text:p>
          </table:table-cell>
          <table:table-cell table:formula="of:=[.AC9]/[.AC45]" office:value-type="float" office:value="11.3012277627204" calcext:value-type="float">
            <text:p>11.3012277627</text:p>
          </table:table-cell>
          <table:table-cell table:formula="of:=[.AD9]/[.AD45]" office:value-type="float" office:value="8.87616716544952" calcext:value-type="float">
            <text:p>8.8761671654</text:p>
          </table:table-cell>
          <table:table-cell table:formula="of:=[.AE9]/[.AE45]" office:value-type="float" office:value="9.41934961114817" calcext:value-type="float">
            <text:p>9.4193496111</text:p>
          </table:table-cell>
          <table:table-cell table:formula="of:=[.AF9]/[.AF45]" office:value-type="float" office:value="3.7111409485001" calcext:value-type="float">
            <text:p>3.7111409485</text:p>
          </table:table-cell>
          <table:table-cell table:formula="of:=[.AG9]/[.AG45]" office:value-type="float" office:value="4.16255251193763" calcext:value-type="float">
            <text:p>4.162552511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/[.B46]" office:value-type="float" office:value="0.940866138248945" calcext:value-type="float">
            <text:p>0.9408661382</text:p>
          </table:table-cell>
          <table:table-cell table:formula="of:=[.C10]/[.C46]" office:value-type="float" office:value="1.70546294373183" calcext:value-type="float">
            <text:p>1.7054629437</text:p>
          </table:table-cell>
          <table:table-cell table:formula="of:=[.D10]/[.D46]" office:value-type="float" office:value="2.59891423989679" calcext:value-type="float">
            <text:p>2.5989142399</text:p>
          </table:table-cell>
          <table:table-cell table:formula="of:=[.E10]/[.E46]" office:value-type="float" office:value="3.37560453156499" calcext:value-type="float">
            <text:p>3.3756045316</text:p>
          </table:table-cell>
          <table:table-cell table:formula="of:=[.F10]/[.F46]" office:value-type="float" office:value="4.21030875345841" calcext:value-type="float">
            <text:p>4.2103087535</text:p>
          </table:table-cell>
          <table:table-cell table:formula="of:=[.G10]/[.G46]" office:value-type="float" office:value="5.14030197012839" calcext:value-type="float">
            <text:p>5.1403019701</text:p>
          </table:table-cell>
          <table:table-cell table:formula="of:=[.H10]/[.H46]" office:value-type="float" office:value="5.52348014022946" calcext:value-type="float">
            <text:p>5.5234801402</text:p>
          </table:table-cell>
          <table:table-cell table:formula="of:=[.I10]/[.I46]" office:value-type="float" office:value="6.6822543138067" calcext:value-type="float">
            <text:p>6.6822543138</text:p>
          </table:table-cell>
          <table:table-cell table:formula="of:=[.J10]/[.J46]" office:value-type="float" office:value="7.20000375831635" calcext:value-type="float">
            <text:p>7.2000037583</text:p>
          </table:table-cell>
          <table:table-cell table:formula="of:=[.K10]/[.K46]" office:value-type="float" office:value="7.70413242520566" calcext:value-type="float">
            <text:p>7.7041324252</text:p>
          </table:table-cell>
          <table:table-cell table:formula="of:=[.L10]/[.L46]" office:value-type="float" office:value="6.26428199973891" calcext:value-type="float">
            <text:p>6.2642819997</text:p>
          </table:table-cell>
          <table:table-cell table:formula="of:=[.M10]/[.M46]" office:value-type="float" office:value="6.17746146495943" calcext:value-type="float">
            <text:p>6.177461465</text:p>
          </table:table-cell>
          <table:table-cell table:formula="of:=[.N10]/[.N46]" office:value-type="float" office:value="7.90171934898537" calcext:value-type="float">
            <text:p>7.901719349</text:p>
          </table:table-cell>
          <table:table-cell table:formula="of:=[.O10]/[.O46]" office:value-type="float" office:value="4.83055066630719" calcext:value-type="float">
            <text:p>4.8305506663</text:p>
          </table:table-cell>
          <table:table-cell table:formula="of:=[.P10]/[.P46]" office:value-type="float" office:value="10.1960352356096" calcext:value-type="float">
            <text:p>10.1960352356</text:p>
          </table:table-cell>
          <table:table-cell table:formula="of:=[.Q10]/[.Q46]" office:value-type="float" office:value="9.42848819499173" calcext:value-type="float">
            <text:p>9.428488195</text:p>
          </table:table-cell>
          <table:table-cell table:formula="of:=[.R10]/[.R46]" office:value-type="float" office:value="11.4505289264795" calcext:value-type="float">
            <text:p>11.4505289265</text:p>
          </table:table-cell>
          <table:table-cell table:formula="of:=[.S10]/[.S46]" office:value-type="float" office:value="10.0613009429993" calcext:value-type="float">
            <text:p>10.061300943</text:p>
          </table:table-cell>
          <table:table-cell table:formula="of:=[.T10]/[.T46]" office:value-type="float" office:value="10.6696238859176" calcext:value-type="float">
            <text:p>10.6696238859</text:p>
          </table:table-cell>
          <table:table-cell table:formula="of:=[.U10]/[.U46]" office:value-type="float" office:value="8.55781739993383" calcext:value-type="float">
            <text:p>8.5578173999</text:p>
          </table:table-cell>
          <table:table-cell table:formula="of:=[.V10]/[.V46]" office:value-type="float" office:value="11.4777181186413" calcext:value-type="float">
            <text:p>11.4777181186</text:p>
          </table:table-cell>
          <table:table-cell table:formula="of:=[.W10]/[.W46]" office:value-type="float" office:value="11.7719397578749" calcext:value-type="float">
            <text:p>11.7719397579</text:p>
          </table:table-cell>
          <table:table-cell table:formula="of:=[.X10]/[.X46]" office:value-type="float" office:value="11.2943849673981" calcext:value-type="float">
            <text:p>11.2943849674</text:p>
          </table:table-cell>
          <table:table-cell table:formula="of:=[.Y10]/[.Y46]" office:value-type="float" office:value="10.5593784981173" calcext:value-type="float">
            <text:p>10.5593784981</text:p>
          </table:table-cell>
          <table:table-cell table:formula="of:=[.Z10]/[.Z46]" office:value-type="float" office:value="5.57346543315208" calcext:value-type="float">
            <text:p>5.5734654332</text:p>
          </table:table-cell>
          <table:table-cell table:formula="of:=[.AA10]/[.AA46]" office:value-type="float" office:value="4.83822311063104" calcext:value-type="float">
            <text:p>4.8382231106</text:p>
          </table:table-cell>
          <table:table-cell table:formula="of:=[.AB10]/[.AB46]" office:value-type="float" office:value="9.44098835043875" calcext:value-type="float">
            <text:p>9.4409883504</text:p>
          </table:table-cell>
          <table:table-cell table:formula="of:=[.AC10]/[.AC46]" office:value-type="float" office:value="4.33680941242308" calcext:value-type="float">
            <text:p>4.3368094124</text:p>
          </table:table-cell>
          <table:table-cell table:formula="of:=[.AD10]/[.AD46]" office:value-type="float" office:value="9.02856776692419" calcext:value-type="float">
            <text:p>9.0285677669</text:p>
          </table:table-cell>
          <table:table-cell table:formula="of:=[.AE10]/[.AE46]" office:value-type="float" office:value="11.1078199021053" calcext:value-type="float">
            <text:p>11.1078199021</text:p>
          </table:table-cell>
          <table:table-cell table:formula="of:=[.AF10]/[.AF46]" office:value-type="float" office:value="7.85848305599369" calcext:value-type="float">
            <text:p>7.858483056</text:p>
          </table:table-cell>
          <table:table-cell table:formula="of:=[.AG10]/[.AG46]" office:value-type="float" office:value="12.7115480341485" calcext:value-type="float">
            <text:p>12.711548034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/[.B47]" office:value-type="float" office:value="0.975098836958389" calcext:value-type="float">
            <text:p>0.975098837</text:p>
          </table:table-cell>
          <table:table-cell table:formula="of:=[.C11]/[.C47]" office:value-type="float" office:value="1.76762118240759" calcext:value-type="float">
            <text:p>1.7676211824</text:p>
          </table:table-cell>
          <table:table-cell table:formula="of:=[.D11]/[.D47]" office:value-type="float" office:value="2.66784120226659" calcext:value-type="float">
            <text:p>2.6678412023</text:p>
          </table:table-cell>
          <table:table-cell table:formula="of:=[.E11]/[.E47]" office:value-type="float" office:value="3.54588832757472" calcext:value-type="float">
            <text:p>3.5458883276</text:p>
          </table:table-cell>
          <table:table-cell table:formula="of:=[.F11]/[.F47]" office:value-type="float" office:value="3.71933195146443" calcext:value-type="float">
            <text:p>3.7193319515</text:p>
          </table:table-cell>
          <table:table-cell table:formula="of:=[.G11]/[.G47]" office:value-type="float" office:value="5.20906576809674" calcext:value-type="float">
            <text:p>5.2090657681</text:p>
          </table:table-cell>
          <table:table-cell table:formula="of:=[.H11]/[.H47]" office:value-type="float" office:value="6.00968900275356" calcext:value-type="float">
            <text:p>6.0096890028</text:p>
          </table:table-cell>
          <table:table-cell table:formula="of:=[.I11]/[.I47]" office:value-type="float" office:value="6.73444862541365" calcext:value-type="float">
            <text:p>6.7344486254</text:p>
          </table:table-cell>
          <table:table-cell table:formula="of:=[.J11]/[.J47]" office:value-type="float" office:value="6.24773528900978" calcext:value-type="float">
            <text:p>6.247735289</text:p>
          </table:table-cell>
          <table:table-cell table:formula="of:=[.K11]/[.K47]" office:value-type="float" office:value="5.95802786932604" calcext:value-type="float">
            <text:p>5.9580278693</text:p>
          </table:table-cell>
          <table:table-cell table:formula="of:=[.L11]/[.L47]" office:value-type="float" office:value="7.9949878848464" calcext:value-type="float">
            <text:p>7.9949878848</text:p>
          </table:table-cell>
          <table:table-cell table:formula="of:=[.M11]/[.M47]" office:value-type="float" office:value="7.36378159277701" calcext:value-type="float">
            <text:p>7.3637815928</text:p>
          </table:table-cell>
          <table:table-cell table:formula="of:=[.N11]/[.N47]" office:value-type="float" office:value="5.30902898635161" calcext:value-type="float">
            <text:p>5.3090289864</text:p>
          </table:table-cell>
          <table:table-cell table:formula="of:=[.O11]/[.O47]" office:value-type="float" office:value="7.13843736776753" calcext:value-type="float">
            <text:p>7.1384373678</text:p>
          </table:table-cell>
          <table:table-cell table:formula="of:=[.P11]/[.P47]" office:value-type="float" office:value="10.5133238970317" calcext:value-type="float">
            <text:p>10.513323897</text:p>
          </table:table-cell>
          <table:table-cell table:formula="of:=[.Q11]/[.Q47]" office:value-type="float" office:value="6.25256579449112" calcext:value-type="float">
            <text:p>6.2525657945</text:p>
          </table:table-cell>
          <table:table-cell table:formula="of:=[.R11]/[.R47]" office:value-type="float" office:value="8.94572768514313" calcext:value-type="float">
            <text:p>8.9457276851</text:p>
          </table:table-cell>
          <table:table-cell table:formula="of:=[.S11]/[.S47]" office:value-type="float" office:value="5.23332949010803" calcext:value-type="float">
            <text:p>5.2333294901</text:p>
          </table:table-cell>
          <table:table-cell table:formula="of:=[.T11]/[.T47]" office:value-type="float" office:value="11.5312157647854" calcext:value-type="float">
            <text:p>11.5312157648</text:p>
          </table:table-cell>
          <table:table-cell table:formula="of:=[.U11]/[.U47]" office:value-type="float" office:value="5.34053938099768" calcext:value-type="float">
            <text:p>5.340539381</text:p>
          </table:table-cell>
          <table:table-cell table:formula="of:=[.V11]/[.V47]" office:value-type="float" office:value="8.33062805127328" calcext:value-type="float">
            <text:p>8.3306280513</text:p>
          </table:table-cell>
          <table:table-cell table:formula="of:=[.W11]/[.W47]" office:value-type="float" office:value="11.1108340903207" calcext:value-type="float">
            <text:p>11.1108340903</text:p>
          </table:table-cell>
          <table:table-cell table:formula="of:=[.X11]/[.X47]" office:value-type="float" office:value="11.718324169068" calcext:value-type="float">
            <text:p>11.7183241691</text:p>
          </table:table-cell>
          <table:table-cell table:formula="of:=[.Y11]/[.Y47]" office:value-type="float" office:value="6.34772398544865" calcext:value-type="float">
            <text:p>6.3477239854</text:p>
          </table:table-cell>
          <table:table-cell table:formula="of:=[.Z11]/[.Z47]" office:value-type="float" office:value="5.61751319744031" calcext:value-type="float">
            <text:p>5.6175131974</text:p>
          </table:table-cell>
          <table:table-cell table:formula="of:=[.AA11]/[.AA47]" office:value-type="float" office:value="7.27577142091438" calcext:value-type="float">
            <text:p>7.2757714209</text:p>
          </table:table-cell>
          <table:table-cell table:formula="of:=[.AB11]/[.AB47]" office:value-type="float" office:value="8.1463345297816" calcext:value-type="float">
            <text:p>8.1463345298</text:p>
          </table:table-cell>
          <table:table-cell table:formula="of:=[.AC11]/[.AC47]" office:value-type="float" office:value="4.84882616997841" calcext:value-type="float">
            <text:p>4.84882617</text:p>
          </table:table-cell>
          <table:table-cell table:formula="of:=[.AD11]/[.AD47]" office:value-type="float" office:value="5.43974716194319" calcext:value-type="float">
            <text:p>5.4397471619</text:p>
          </table:table-cell>
          <table:table-cell table:formula="of:=[.AE11]/[.AE47]" office:value-type="float" office:value="7.32251317080671" calcext:value-type="float">
            <text:p>7.3225131708</text:p>
          </table:table-cell>
          <table:table-cell table:formula="of:=[.AF11]/[.AF47]" office:value-type="float" office:value="11.6124276883794" calcext:value-type="float">
            <text:p>11.6124276884</text:p>
          </table:table-cell>
          <table:table-cell table:formula="of:=[.AG11]/[.AG47]" office:value-type="float" office:value="6.0918955732293" calcext:value-type="float">
            <text:p>6.0918955732</text:p>
          </table:table-cell>
        </table:table-row>
        <table:table-row table:style-name="ro2">
          <table:table-cell table:number-columns-repeated="33"/>
        </table:table-row>
        <table:table-row table:style-name="ro1">
          <table:table-cell office:value-type="string" calcext:value-type="string">
            <text:p>uts_omp_no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2]/[.B50]" office:value-type="float" office:value="0.763147397157058" calcext:value-type="float">
            <text:p>0.7631473972</text:p>
          </table:table-cell>
          <table:table-cell table:formula="of:=[.C2]/[.C50]" office:value-type="float" office:value="1.11591004133479" calcext:value-type="float">
            <text:p>1.1159100413</text:p>
          </table:table-cell>
          <table:table-cell table:formula="of:=[.D2]/[.D50]" office:value-type="float" office:value="1.70560693879365" calcext:value-type="float">
            <text:p>1.7056069388</text:p>
          </table:table-cell>
          <table:table-cell table:formula="of:=[.E2]/[.E50]" office:value-type="float" office:value="1.7953054374899" calcext:value-type="float">
            <text:p>1.7953054375</text:p>
          </table:table-cell>
          <table:table-cell table:formula="of:=[.F2]/[.F50]" office:value-type="float" office:value="2.28090012930015" calcext:value-type="float">
            <text:p>2.2809001293</text:p>
          </table:table-cell>
          <table:table-cell table:formula="of:=[.G2]/[.G50]" office:value-type="float" office:value="2.50183916193708" calcext:value-type="float">
            <text:p>2.5018391619</text:p>
          </table:table-cell>
          <table:table-cell table:formula="of:=[.H2]/[.H50]" office:value-type="float" office:value="3.44623561897396" calcext:value-type="float">
            <text:p>3.446235619</text:p>
          </table:table-cell>
          <table:table-cell table:formula="of:=[.I2]/[.I50]" office:value-type="float" office:value="3.91399936945988" calcext:value-type="float">
            <text:p>3.9139993695</text:p>
          </table:table-cell>
          <table:table-cell table:formula="of:=[.J2]/[.J50]" office:value-type="float" office:value="3.63844567212076" calcext:value-type="float">
            <text:p>3.6384456721</text:p>
          </table:table-cell>
          <table:table-cell table:formula="of:=[.K2]/[.K50]" office:value-type="float" office:value="3.58955573177416" calcext:value-type="float">
            <text:p>3.5895557318</text:p>
          </table:table-cell>
          <table:table-cell table:formula="of:=[.L2]/[.L50]" office:value-type="float" office:value="3.81390403380292" calcext:value-type="float">
            <text:p>3.8139040338</text:p>
          </table:table-cell>
          <table:table-cell table:formula="of:=[.M2]/[.M50]" office:value-type="float" office:value="1.69627226874695" calcext:value-type="float">
            <text:p>1.6962722687</text:p>
          </table:table-cell>
          <table:table-cell table:formula="of:=[.N2]/[.N50]" office:value-type="float" office:value="3.90083704871615" calcext:value-type="float">
            <text:p>3.9008370487</text:p>
          </table:table-cell>
          <table:table-cell table:formula="of:=[.O2]/[.O50]" office:value-type="float" office:value="3.14566118633848" calcext:value-type="float">
            <text:p>3.1456611863</text:p>
          </table:table-cell>
          <table:table-cell table:formula="of:=[.P2]/[.P50]" office:value-type="float" office:value="4.43083049302672" calcext:value-type="float">
            <text:p>4.430830493</text:p>
          </table:table-cell>
          <table:table-cell table:formula="of:=[.Q2]/[.Q50]" office:value-type="float" office:value="1.12510578284252" calcext:value-type="float">
            <text:p>1.1251057828</text:p>
          </table:table-cell>
          <table:table-cell table:formula="of:=[.R2]/[.R50]" office:value-type="float" office:value="4.50801710069342" calcext:value-type="float">
            <text:p>4.5080171007</text:p>
          </table:table-cell>
          <table:table-cell table:formula="of:=[.S2]/[.S50]" office:value-type="float" office:value="3.78872440206023" calcext:value-type="float">
            <text:p>3.7887244021</text:p>
          </table:table-cell>
          <table:table-cell table:formula="of:=[.T2]/[.T50]" office:value-type="float" office:value="1.7539712006979" calcext:value-type="float">
            <text:p>1.7539712007</text:p>
          </table:table-cell>
          <table:table-cell table:formula="of:=[.U2]/[.U50]" office:value-type="float" office:value="0.890247514118799" calcext:value-type="float">
            <text:p>0.8902475141</text:p>
          </table:table-cell>
          <table:table-cell table:formula="of:=[.V2]/[.V50]" office:value-type="float" office:value="5.01633592308817" calcext:value-type="float">
            <text:p>5.0163359231</text:p>
          </table:table-cell>
          <table:table-cell table:formula="of:=[.W2]/[.W50]" office:value-type="float" office:value="4.22998388774417" calcext:value-type="float">
            <text:p>4.2299838877</text:p>
          </table:table-cell>
          <table:table-cell table:formula="of:=[.X2]/[.X50]" office:value-type="float" office:value="4.10377905270662" calcext:value-type="float">
            <text:p>4.1037790527</text:p>
          </table:table-cell>
          <table:table-cell table:formula="of:=[.Y2]/[.Y50]" office:value-type="float" office:value="1.0065930588503" calcext:value-type="float">
            <text:p>1.0065930589</text:p>
          </table:table-cell>
          <table:table-cell table:formula="of:=[.Z2]/[.Z50]" office:value-type="float" office:value="0.661363075056404" calcext:value-type="float">
            <text:p>0.6613630751</text:p>
          </table:table-cell>
          <table:table-cell table:formula="of:=[.AA2]/[.AA50]" office:value-type="float" office:value="3.77668331028011" calcext:value-type="float">
            <text:p>3.7766833103</text:p>
          </table:table-cell>
          <table:table-cell table:formula="of:=[.AB2]/[.AB50]" office:value-type="float" office:value="1.40648109372757" calcext:value-type="float">
            <text:p>1.4064810937</text:p>
          </table:table-cell>
          <table:table-cell table:formula="of:=[.AC2]/[.AC50]" office:value-type="float" office:value="3.24690832696756" calcext:value-type="float">
            <text:p>3.246908327</text:p>
          </table:table-cell>
          <table:table-cell table:formula="of:=[.AD2]/[.AD50]" office:value-type="float" office:value="1.11973849228155" calcext:value-type="float">
            <text:p>1.1197384923</text:p>
          </table:table-cell>
          <table:table-cell table:formula="of:=[.AE2]/[.AE50]" office:value-type="float" office:value="2.78336025761369" calcext:value-type="float">
            <text:p>2.7833602576</text:p>
          </table:table-cell>
          <table:table-cell table:formula="of:=[.AF2]/[.AF50]" office:value-type="float" office:value="1.66304987457012" calcext:value-type="float">
            <text:p>1.6630498746</text:p>
          </table:table-cell>
          <table:table-cell table:formula="of:=[.AG2]/[.AG50]" office:value-type="float" office:value="1.80930500130229" calcext:value-type="float">
            <text:p>1.809305001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/[.B51]" office:value-type="float" office:value="1.17107642385432" calcext:value-type="float">
            <text:p>1.1710764239</text:p>
          </table:table-cell>
          <table:table-cell table:formula="of:=[.C3]/[.C51]" office:value-type="float" office:value="1.86336945995441" calcext:value-type="float">
            <text:p>1.86336946</text:p>
          </table:table-cell>
          <table:table-cell table:formula="of:=[.D3]/[.D51]" office:value-type="float" office:value="2.8246217196849" calcext:value-type="float">
            <text:p>2.8246217197</text:p>
          </table:table-cell>
          <table:table-cell table:formula="of:=[.E3]/[.E51]" office:value-type="float" office:value="3.4815066453742" calcext:value-type="float">
            <text:p>3.4815066454</text:p>
          </table:table-cell>
          <table:table-cell table:formula="of:=[.F3]/[.F51]" office:value-type="float" office:value="4.30535197405663" calcext:value-type="float">
            <text:p>4.3053519741</text:p>
          </table:table-cell>
          <table:table-cell table:formula="of:=[.G3]/[.G51]" office:value-type="float" office:value="5.08246436368799" calcext:value-type="float">
            <text:p>5.0824643637</text:p>
          </table:table-cell>
          <table:table-cell table:formula="of:=[.H3]/[.H51]" office:value-type="float" office:value="5.26397136550413" calcext:value-type="float">
            <text:p>5.2639713655</text:p>
          </table:table-cell>
          <table:table-cell table:formula="of:=[.I3]/[.I51]" office:value-type="float" office:value="5.24281623796549" calcext:value-type="float">
            <text:p>5.242816238</text:p>
          </table:table-cell>
          <table:table-cell table:formula="of:=[.J3]/[.J51]" office:value-type="float" office:value="4.79724754011262" calcext:value-type="float">
            <text:p>4.7972475401</text:p>
          </table:table-cell>
          <table:table-cell table:formula="of:=[.K3]/[.K51]" office:value-type="float" office:value="2.97339063457993" calcext:value-type="float">
            <text:p>2.9733906346</text:p>
          </table:table-cell>
          <table:table-cell table:formula="of:=[.L3]/[.L51]" office:value-type="float" office:value="6.39408980102615" calcext:value-type="float">
            <text:p>6.394089801</text:p>
          </table:table-cell>
          <table:table-cell table:formula="of:=[.M3]/[.M51]" office:value-type="float" office:value="4.69463294284203" calcext:value-type="float">
            <text:p>4.6946329428</text:p>
          </table:table-cell>
          <table:table-cell table:formula="of:=[.N3]/[.N51]" office:value-type="float" office:value="7.2958569366835" calcext:value-type="float">
            <text:p>7.2958569367</text:p>
          </table:table-cell>
          <table:table-cell table:formula="of:=[.O3]/[.O51]" office:value-type="float" office:value="8.56691875003545" calcext:value-type="float">
            <text:p>8.56691875</text:p>
          </table:table-cell>
          <table:table-cell table:formula="of:=[.P3]/[.P51]" office:value-type="float" office:value="8.54356234901305" calcext:value-type="float">
            <text:p>8.543562349</text:p>
          </table:table-cell>
          <table:table-cell table:formula="of:=[.Q3]/[.Q51]" office:value-type="float" office:value="8.76062930409207" calcext:value-type="float">
            <text:p>8.7606293041</text:p>
          </table:table-cell>
          <table:table-cell table:formula="of:=[.R3]/[.R51]" office:value-type="float" office:value="5.35381049877029" calcext:value-type="float">
            <text:p>5.3538104988</text:p>
          </table:table-cell>
          <table:table-cell table:formula="of:=[.S3]/[.S51]" office:value-type="float" office:value="5.38182490206867" calcext:value-type="float">
            <text:p>5.3818249021</text:p>
          </table:table-cell>
          <table:table-cell table:formula="of:=[.T3]/[.T51]" office:value-type="float" office:value="2.18006185079868" calcext:value-type="float">
            <text:p>2.1800618508</text:p>
          </table:table-cell>
          <table:table-cell table:formula="of:=[.U3]/[.U51]" office:value-type="float" office:value="7.63734263620057" calcext:value-type="float">
            <text:p>7.6373426362</text:p>
          </table:table-cell>
          <table:table-cell table:formula="of:=[.V3]/[.V51]" office:value-type="float" office:value="8.39581154095549" calcext:value-type="float">
            <text:p>8.395811541</text:p>
          </table:table-cell>
          <table:table-cell table:formula="of:=[.W3]/[.W51]" office:value-type="float" office:value="8.78943342820902" calcext:value-type="float">
            <text:p>8.7894334282</text:p>
          </table:table-cell>
          <table:table-cell table:formula="of:=[.X3]/[.X51]" office:value-type="float" office:value="10.3066709895535" calcext:value-type="float">
            <text:p>10.3066709896</text:p>
          </table:table-cell>
          <table:table-cell table:formula="of:=[.Y3]/[.Y51]" office:value-type="float" office:value="8.51864558872037" calcext:value-type="float">
            <text:p>8.5186455887</text:p>
          </table:table-cell>
          <table:table-cell table:formula="of:=[.Z3]/[.Z51]" office:value-type="float" office:value="8.32033699338649" calcext:value-type="float">
            <text:p>8.3203369934</text:p>
          </table:table-cell>
          <table:table-cell table:formula="of:=[.AA3]/[.AA51]" office:value-type="float" office:value="1.4206720947924" calcext:value-type="float">
            <text:p>1.4206720948</text:p>
          </table:table-cell>
          <table:table-cell table:formula="of:=[.AB3]/[.AB51]" office:value-type="float" office:value="5.55427678298993" calcext:value-type="float">
            <text:p>5.554276783</text:p>
          </table:table-cell>
          <table:table-cell table:formula="of:=[.AC3]/[.AC51]" office:value-type="float" office:value="7.88577317521927" calcext:value-type="float">
            <text:p>7.8857731752</text:p>
          </table:table-cell>
          <table:table-cell table:formula="of:=[.AD3]/[.AD51]" office:value-type="float" office:value="5.56857801608239" calcext:value-type="float">
            <text:p>5.5685780161</text:p>
          </table:table-cell>
          <table:table-cell table:formula="of:=[.AE3]/[.AE51]" office:value-type="float" office:value="6.26485244867788" calcext:value-type="float">
            <text:p>6.2648524487</text:p>
          </table:table-cell>
          <table:table-cell table:formula="of:=[.AF3]/[.AF51]" office:value-type="float" office:value="7.52564340115532" calcext:value-type="float">
            <text:p>7.5256434012</text:p>
          </table:table-cell>
          <table:table-cell table:formula="of:=[.AG3]/[.AG51]" office:value-type="float" office:value="3.02545518368094" calcext:value-type="float">
            <text:p>3.025455183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/[.B52]" office:value-type="float" office:value="0.958694325012571" calcext:value-type="float">
            <text:p>0.958694325</text:p>
          </table:table-cell>
          <table:table-cell table:formula="of:=[.C4]/[.C52]" office:value-type="float" office:value="1.62882320543597" calcext:value-type="float">
            <text:p>1.6288232054</text:p>
          </table:table-cell>
          <table:table-cell table:formula="of:=[.D4]/[.D52]" office:value-type="float" office:value="2.40602032015245" calcext:value-type="float">
            <text:p>2.4060203202</text:p>
          </table:table-cell>
          <table:table-cell table:formula="of:=[.E4]/[.E52]" office:value-type="float" office:value="3.14958981563435" calcext:value-type="float">
            <text:p>3.1495898156</text:p>
          </table:table-cell>
          <table:table-cell table:formula="of:=[.F4]/[.F52]" office:value-type="float" office:value="3.8693293251529" calcext:value-type="float">
            <text:p>3.8693293252</text:p>
          </table:table-cell>
          <table:table-cell table:formula="of:=[.G4]/[.G52]" office:value-type="float" office:value="4.34652099512383" calcext:value-type="float">
            <text:p>4.3465209951</text:p>
          </table:table-cell>
          <table:table-cell table:formula="of:=[.H4]/[.H52]" office:value-type="float" office:value="5.07996621003744" calcext:value-type="float">
            <text:p>5.07996621</text:p>
          </table:table-cell>
          <table:table-cell table:formula="of:=[.I4]/[.I52]" office:value-type="float" office:value="5.8102360057626" calcext:value-type="float">
            <text:p>5.8102360058</text:p>
          </table:table-cell>
          <table:table-cell table:formula="of:=[.J4]/[.J52]" office:value-type="float" office:value="5.63053246394454" calcext:value-type="float">
            <text:p>5.6305324639</text:p>
          </table:table-cell>
          <table:table-cell table:formula="of:=[.K4]/[.K52]" office:value-type="float" office:value="6.69623250576057" calcext:value-type="float">
            <text:p>6.6962325058</text:p>
          </table:table-cell>
          <table:table-cell table:formula="of:=[.L4]/[.L52]" office:value-type="float" office:value="6.61882646243801" calcext:value-type="float">
            <text:p>6.6188264624</text:p>
          </table:table-cell>
          <table:table-cell table:formula="of:=[.M4]/[.M52]" office:value-type="float" office:value="7.29682706802271" calcext:value-type="float">
            <text:p>7.296827068</text:p>
          </table:table-cell>
          <table:table-cell table:formula="of:=[.N4]/[.N52]" office:value-type="float" office:value="7.11649478999285" calcext:value-type="float">
            <text:p>7.11649479</text:p>
          </table:table-cell>
          <table:table-cell table:formula="of:=[.O4]/[.O52]" office:value-type="float" office:value="8.29929211321196" calcext:value-type="float">
            <text:p>8.2992921132</text:p>
          </table:table-cell>
          <table:table-cell table:formula="of:=[.P4]/[.P52]" office:value-type="float" office:value="7.79841257661727" calcext:value-type="float">
            <text:p>7.7984125766</text:p>
          </table:table-cell>
          <table:table-cell table:formula="of:=[.Q4]/[.Q52]" office:value-type="float" office:value="8.9999614178694" calcext:value-type="float">
            <text:p>8.9999614179</text:p>
          </table:table-cell>
          <table:table-cell table:formula="of:=[.R4]/[.R52]" office:value-type="float" office:value="8.80134460489972" calcext:value-type="float">
            <text:p>8.8013446049</text:p>
          </table:table-cell>
          <table:table-cell table:formula="of:=[.S4]/[.S52]" office:value-type="float" office:value="8.02504240321199" calcext:value-type="float">
            <text:p>8.0250424032</text:p>
          </table:table-cell>
          <table:table-cell table:formula="of:=[.T4]/[.T52]" office:value-type="float" office:value="5.36339931073448" calcext:value-type="float">
            <text:p>5.3633993107</text:p>
          </table:table-cell>
          <table:table-cell table:formula="of:=[.U4]/[.U52]" office:value-type="float" office:value="9.13455470187681" calcext:value-type="float">
            <text:p>9.1345547019</text:p>
          </table:table-cell>
          <table:table-cell table:formula="of:=[.V4]/[.V52]" office:value-type="float" office:value="7.96543509324721" calcext:value-type="float">
            <text:p>7.9654350932</text:p>
          </table:table-cell>
          <table:table-cell table:formula="of:=[.W4]/[.W52]" office:value-type="float" office:value="6.30429328532748" calcext:value-type="float">
            <text:p>6.3042932853</text:p>
          </table:table-cell>
          <table:table-cell table:formula="of:=[.X4]/[.X52]" office:value-type="float" office:value="6.88401946996521" calcext:value-type="float">
            <text:p>6.88401947</text:p>
          </table:table-cell>
          <table:table-cell table:formula="of:=[.Y4]/[.Y52]" office:value-type="float" office:value="7.95266107948677" calcext:value-type="float">
            <text:p>7.9526610795</text:p>
          </table:table-cell>
          <table:table-cell table:formula="of:=[.Z4]/[.Z52]" office:value-type="float" office:value="2.37004575012515" calcext:value-type="float">
            <text:p>2.3700457501</text:p>
          </table:table-cell>
          <table:table-cell table:formula="of:=[.AA4]/[.AA52]" office:value-type="float" office:value="5.38934448674346" calcext:value-type="float">
            <text:p>5.3893444867</text:p>
          </table:table-cell>
          <table:table-cell table:formula="of:=[.AB4]/[.AB52]" office:value-type="float" office:value="6.17453885344054" calcext:value-type="float">
            <text:p>6.1745388534</text:p>
          </table:table-cell>
          <table:table-cell table:formula="of:=[.AC4]/[.AC52]" office:value-type="float" office:value="6.42300960198349" calcext:value-type="float">
            <text:p>6.423009602</text:p>
          </table:table-cell>
          <table:table-cell table:formula="of:=[.AD4]/[.AD52]" office:value-type="float" office:value="1.96809472026517" calcext:value-type="float">
            <text:p>1.9680947203</text:p>
          </table:table-cell>
          <table:table-cell table:formula="of:=[.AE4]/[.AE52]" office:value-type="float" office:value="6.79632845504433" calcext:value-type="float">
            <text:p>6.796328455</text:p>
          </table:table-cell>
          <table:table-cell table:formula="of:=[.AF4]/[.AF52]" office:value-type="float" office:value="2.57255617161709" calcext:value-type="float">
            <text:p>2.5725561716</text:p>
          </table:table-cell>
          <table:table-cell table:formula="of:=[.AG4]/[.AG52]" office:value-type="float" office:value="1.76669639060424" calcext:value-type="float">
            <text:p>1.766696390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/[.B53]" office:value-type="float" office:value="0.911609251154711" calcext:value-type="float">
            <text:p>0.9116092512</text:p>
          </table:table-cell>
          <table:table-cell table:formula="of:=[.C5]/[.C53]" office:value-type="float" office:value="1.58148492972009" calcext:value-type="float">
            <text:p>1.5814849297</text:p>
          </table:table-cell>
          <table:table-cell table:formula="of:=[.D5]/[.D53]" office:value-type="float" office:value="2.41150365255625" calcext:value-type="float">
            <text:p>2.4115036526</text:p>
          </table:table-cell>
          <table:table-cell table:formula="of:=[.E5]/[.E53]" office:value-type="float" office:value="3.0722546691729" calcext:value-type="float">
            <text:p>3.0722546692</text:p>
          </table:table-cell>
          <table:table-cell table:formula="of:=[.F5]/[.F53]" office:value-type="float" office:value="3.70742370471141" calcext:value-type="float">
            <text:p>3.7074237047</text:p>
          </table:table-cell>
          <table:table-cell table:formula="of:=[.G5]/[.G53]" office:value-type="float" office:value="4.45082437522961" calcext:value-type="float">
            <text:p>4.4508243752</text:p>
          </table:table-cell>
          <table:table-cell table:formula="of:=[.H5]/[.H53]" office:value-type="float" office:value="4.57096739084924" calcext:value-type="float">
            <text:p>4.5709673908</text:p>
          </table:table-cell>
          <table:table-cell table:formula="of:=[.I5]/[.I53]" office:value-type="float" office:value="4.83468891434485" calcext:value-type="float">
            <text:p>4.8346889143</text:p>
          </table:table-cell>
          <table:table-cell table:formula="of:=[.J5]/[.J53]" office:value-type="float" office:value="5.01772107988913" calcext:value-type="float">
            <text:p>5.0177210799</text:p>
          </table:table-cell>
          <table:table-cell table:formula="of:=[.K5]/[.K53]" office:value-type="float" office:value="6.8164310946743" calcext:value-type="float">
            <text:p>6.8164310947</text:p>
          </table:table-cell>
          <table:table-cell table:formula="of:=[.L5]/[.L53]" office:value-type="float" office:value="5.17391686971" calcext:value-type="float">
            <text:p>5.1739168697</text:p>
          </table:table-cell>
          <table:table-cell table:formula="of:=[.M5]/[.M53]" office:value-type="float" office:value="7.00594779830866" calcext:value-type="float">
            <text:p>7.0059477983</text:p>
          </table:table-cell>
          <table:table-cell table:formula="of:=[.N5]/[.N53]" office:value-type="float" office:value="7.30633028195158" calcext:value-type="float">
            <text:p>7.306330282</text:p>
          </table:table-cell>
          <table:table-cell table:formula="of:=[.O5]/[.O53]" office:value-type="float" office:value="8.96965661608646" calcext:value-type="float">
            <text:p>8.9696566161</text:p>
          </table:table-cell>
          <table:table-cell table:formula="of:=[.P5]/[.P53]" office:value-type="float" office:value="3.32765377950132" calcext:value-type="float">
            <text:p>3.3276537795</text:p>
          </table:table-cell>
          <table:table-cell table:formula="of:=[.Q5]/[.Q53]" office:value-type="float" office:value="8.31251683517212" calcext:value-type="float">
            <text:p>8.3125168352</text:p>
          </table:table-cell>
          <table:table-cell table:formula="of:=[.R5]/[.R53]" office:value-type="float" office:value="7.10649877898507" calcext:value-type="float">
            <text:p>7.106498779</text:p>
          </table:table-cell>
          <table:table-cell table:formula="of:=[.S5]/[.S53]" office:value-type="float" office:value="7.48312692925672" calcext:value-type="float">
            <text:p>7.4831269293</text:p>
          </table:table-cell>
          <table:table-cell table:formula="of:=[.T5]/[.T53]" office:value-type="float" office:value="6.5445482195647" calcext:value-type="float">
            <text:p>6.5445482196</text:p>
          </table:table-cell>
          <table:table-cell table:formula="of:=[.U5]/[.U53]" office:value-type="float" office:value="8.07508407941982" calcext:value-type="float">
            <text:p>8.0750840794</text:p>
          </table:table-cell>
          <table:table-cell table:formula="of:=[.V5]/[.V53]" office:value-type="float" office:value="2.0418075355178" calcext:value-type="float">
            <text:p>2.0418075355</text:p>
          </table:table-cell>
          <table:table-cell table:formula="of:=[.W5]/[.W53]" office:value-type="float" office:value="3.21545790096607" calcext:value-type="float">
            <text:p>3.215457901</text:p>
          </table:table-cell>
          <table:table-cell table:formula="of:=[.X5]/[.X53]" office:value-type="float" office:value="9.10173791153426" calcext:value-type="float">
            <text:p>9.1017379115</text:p>
          </table:table-cell>
          <table:table-cell table:formula="of:=[.Y5]/[.Y53]" office:value-type="float" office:value="5.41158027944278" calcext:value-type="float">
            <text:p>5.4115802794</text:p>
          </table:table-cell>
          <table:table-cell table:formula="of:=[.Z5]/[.Z53]" office:value-type="float" office:value="5.34766125403182" calcext:value-type="float">
            <text:p>5.347661254</text:p>
          </table:table-cell>
          <table:table-cell table:formula="of:=[.AA5]/[.AA53]" office:value-type="float" office:value="7.05604462000006" calcext:value-type="float">
            <text:p>7.05604462</text:p>
          </table:table-cell>
          <table:table-cell table:formula="of:=[.AB5]/[.AB53]" office:value-type="float" office:value="2.15870815827408" calcext:value-type="float">
            <text:p>2.1587081583</text:p>
          </table:table-cell>
          <table:table-cell table:formula="of:=[.AC5]/[.AC53]" office:value-type="float" office:value="3.24041689228622" calcext:value-type="float">
            <text:p>3.2404168923</text:p>
          </table:table-cell>
          <table:table-cell table:formula="of:=[.AD5]/[.AD53]" office:value-type="float" office:value="6.48290249102449" calcext:value-type="float">
            <text:p>6.482902491</text:p>
          </table:table-cell>
          <table:table-cell table:formula="of:=[.AE5]/[.AE53]" office:value-type="float" office:value="7.2188901671222" calcext:value-type="float">
            <text:p>7.2188901671</text:p>
          </table:table-cell>
          <table:table-cell table:formula="of:=[.AF5]/[.AF53]" office:value-type="float" office:value="7.02199456986133" calcext:value-type="float">
            <text:p>7.0219945699</text:p>
          </table:table-cell>
          <table:table-cell table:formula="of:=[.AG5]/[.AG53]" office:value-type="float" office:value="4.0632850236426" calcext:value-type="float">
            <text:p>4.063285023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/[.B54]" office:value-type="float" office:value="0.933186976393334" calcext:value-type="float">
            <text:p>0.9331869764</text:p>
          </table:table-cell>
          <table:table-cell table:formula="of:=[.C6]/[.C54]" office:value-type="float" office:value="1.60018235725086" calcext:value-type="float">
            <text:p>1.6001823573</text:p>
          </table:table-cell>
          <table:table-cell table:formula="of:=[.D6]/[.D54]" office:value-type="float" office:value="2.4450410720033" calcext:value-type="float">
            <text:p>2.445041072</text:p>
          </table:table-cell>
          <table:table-cell table:formula="of:=[.E6]/[.E54]" office:value-type="float" office:value="3.2737188417611" calcext:value-type="float">
            <text:p>3.2737188418</text:p>
          </table:table-cell>
          <table:table-cell table:formula="of:=[.F6]/[.F54]" office:value-type="float" office:value="3.81211235238062" calcext:value-type="float">
            <text:p>3.8121123524</text:p>
          </table:table-cell>
          <table:table-cell table:formula="of:=[.G6]/[.G54]" office:value-type="float" office:value="4.79805265209774" calcext:value-type="float">
            <text:p>4.7980526521</text:p>
          </table:table-cell>
          <table:table-cell table:formula="of:=[.H6]/[.H54]" office:value-type="float" office:value="4.89115643848294" calcext:value-type="float">
            <text:p>4.8911564385</text:p>
          </table:table-cell>
          <table:table-cell table:formula="of:=[.I6]/[.I54]" office:value-type="float" office:value="5.88677604782741" calcext:value-type="float">
            <text:p>5.8867760478</text:p>
          </table:table-cell>
          <table:table-cell table:formula="of:=[.J6]/[.J54]" office:value-type="float" office:value="6.31690911113767" calcext:value-type="float">
            <text:p>6.3169091111</text:p>
          </table:table-cell>
          <table:table-cell table:formula="of:=[.K6]/[.K54]" office:value-type="float" office:value="5.93451283822416" calcext:value-type="float">
            <text:p>5.9345128382</text:p>
          </table:table-cell>
          <table:table-cell table:formula="of:=[.L6]/[.L54]" office:value-type="float" office:value="5.00249801176285" calcext:value-type="float">
            <text:p>5.0024980118</text:p>
          </table:table-cell>
          <table:table-cell table:formula="of:=[.M6]/[.M54]" office:value-type="float" office:value="6.6445726929339" calcext:value-type="float">
            <text:p>6.6445726929</text:p>
          </table:table-cell>
          <table:table-cell table:formula="of:=[.N6]/[.N54]" office:value-type="float" office:value="8.69438014723953" calcext:value-type="float">
            <text:p>8.6943801472</text:p>
          </table:table-cell>
          <table:table-cell table:formula="of:=[.O6]/[.O54]" office:value-type="float" office:value="5.58977874772366" calcext:value-type="float">
            <text:p>5.5897787477</text:p>
          </table:table-cell>
          <table:table-cell table:formula="of:=[.P6]/[.P54]" office:value-type="float" office:value="3.38246923334316" calcext:value-type="float">
            <text:p>3.3824692333</text:p>
          </table:table-cell>
          <table:table-cell table:formula="of:=[.Q6]/[.Q54]" office:value-type="float" office:value="9.52524655787678" calcext:value-type="float">
            <text:p>9.5252465579</text:p>
          </table:table-cell>
          <table:table-cell table:formula="of:=[.R6]/[.R54]" office:value-type="float" office:value="7.35254421377556" calcext:value-type="float">
            <text:p>7.3525442138</text:p>
          </table:table-cell>
          <table:table-cell table:formula="of:=[.S6]/[.S54]" office:value-type="float" office:value="9.09479118620702" calcext:value-type="float">
            <text:p>9.0947911862</text:p>
          </table:table-cell>
          <table:table-cell table:formula="of:=[.T6]/[.T54]" office:value-type="float" office:value="8.20953563530001" calcext:value-type="float">
            <text:p>8.2095356353</text:p>
          </table:table-cell>
          <table:table-cell table:formula="of:=[.U6]/[.U54]" office:value-type="float" office:value="8.3381148370291" calcext:value-type="float">
            <text:p>8.338114837</text:p>
          </table:table-cell>
          <table:table-cell table:formula="of:=[.V6]/[.V54]" office:value-type="float" office:value="9.63133847454092" calcext:value-type="float">
            <text:p>9.6313384745</text:p>
          </table:table-cell>
          <table:table-cell table:formula="of:=[.W6]/[.W54]" office:value-type="float" office:value="10.978484859359" calcext:value-type="float">
            <text:p>10.9784848594</text:p>
          </table:table-cell>
          <table:table-cell table:formula="of:=[.X6]/[.X54]" office:value-type="float" office:value="7.10017108366303" calcext:value-type="float">
            <text:p>7.1001710837</text:p>
          </table:table-cell>
          <table:table-cell table:formula="of:=[.Y6]/[.Y54]" office:value-type="float" office:value="10.8310546577631" calcext:value-type="float">
            <text:p>10.8310546578</text:p>
          </table:table-cell>
          <table:table-cell table:formula="of:=[.Z6]/[.Z54]" office:value-type="float" office:value="3.07440262582062" calcext:value-type="float">
            <text:p>3.0744026258</text:p>
          </table:table-cell>
          <table:table-cell table:formula="of:=[.AA6]/[.AA54]" office:value-type="float" office:value="2.76424104641378" calcext:value-type="float">
            <text:p>2.7642410464</text:p>
          </table:table-cell>
          <table:table-cell table:formula="of:=[.AB6]/[.AB54]" office:value-type="float" office:value="5.42050658852609" calcext:value-type="float">
            <text:p>5.4205065885</text:p>
          </table:table-cell>
          <table:table-cell table:formula="of:=[.AC6]/[.AC54]" office:value-type="float" office:value="7.93607805893178" calcext:value-type="float">
            <text:p>7.9360780589</text:p>
          </table:table-cell>
          <table:table-cell table:formula="of:=[.AD6]/[.AD54]" office:value-type="float" office:value="7.58322736070283" calcext:value-type="float">
            <text:p>7.5832273607</text:p>
          </table:table-cell>
          <table:table-cell table:formula="of:=[.AE6]/[.AE54]" office:value-type="float" office:value="3.55837858305727" calcext:value-type="float">
            <text:p>3.5583785831</text:p>
          </table:table-cell>
          <table:table-cell table:formula="of:=[.AF6]/[.AF54]" office:value-type="float" office:value="9.12741513644166" calcext:value-type="float">
            <text:p>9.1274151364</text:p>
          </table:table-cell>
          <table:table-cell table:formula="of:=[.AG6]/[.AG54]" office:value-type="float" office:value="4.01274692863167" calcext:value-type="float">
            <text:p>4.012746928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/[.B55]" office:value-type="float" office:value="0.949235682610953" calcext:value-type="float">
            <text:p>0.9492356826</text:p>
          </table:table-cell>
          <table:table-cell table:formula="of:=[.C7]/[.C55]" office:value-type="float" office:value="1.65099800642273" calcext:value-type="float">
            <text:p>1.6509980064</text:p>
          </table:table-cell>
          <table:table-cell table:formula="of:=[.D7]/[.D55]" office:value-type="float" office:value="2.00055352672389" calcext:value-type="float">
            <text:p>2.0005535267</text:p>
          </table:table-cell>
          <table:table-cell table:formula="of:=[.E7]/[.E55]" office:value-type="float" office:value="3.39611222399724" calcext:value-type="float">
            <text:p>3.396112224</text:p>
          </table:table-cell>
          <table:table-cell table:formula="of:=[.F7]/[.F55]" office:value-type="float" office:value="4.0720938498956" calcext:value-type="float">
            <text:p>4.0720938499</text:p>
          </table:table-cell>
          <table:table-cell table:formula="of:=[.G7]/[.G55]" office:value-type="float" office:value="4.71687330700674" calcext:value-type="float">
            <text:p>4.716873307</text:p>
          </table:table-cell>
          <table:table-cell table:formula="of:=[.H7]/[.H55]" office:value-type="float" office:value="5.46069953733012" calcext:value-type="float">
            <text:p>5.4606995373</text:p>
          </table:table-cell>
          <table:table-cell table:formula="of:=[.I7]/[.I55]" office:value-type="float" office:value="6.27741283022489" calcext:value-type="float">
            <text:p>6.2774128302</text:p>
          </table:table-cell>
          <table:table-cell table:formula="of:=[.J7]/[.J55]" office:value-type="float" office:value="6.96950480311124" calcext:value-type="float">
            <text:p>6.9695048031</text:p>
          </table:table-cell>
          <table:table-cell table:formula="of:=[.K7]/[.K55]" office:value-type="float" office:value="5.87806843844066" calcext:value-type="float">
            <text:p>5.8780684384</text:p>
          </table:table-cell>
          <table:table-cell table:formula="of:=[.L7]/[.L55]" office:value-type="float" office:value="8.09334641461162" calcext:value-type="float">
            <text:p>8.0933464146</text:p>
          </table:table-cell>
          <table:table-cell table:formula="of:=[.M7]/[.M55]" office:value-type="float" office:value="6.87408056149183" calcext:value-type="float">
            <text:p>6.8740805615</text:p>
          </table:table-cell>
          <table:table-cell table:formula="of:=[.N7]/[.N55]" office:value-type="float" office:value="7.63225537197759" calcext:value-type="float">
            <text:p>7.632255372</text:p>
          </table:table-cell>
          <table:table-cell table:formula="of:=[.O7]/[.O55]" office:value-type="float" office:value="8.45931632995173" calcext:value-type="float">
            <text:p>8.45931633</text:p>
          </table:table-cell>
          <table:table-cell table:formula="of:=[.P7]/[.P55]" office:value-type="float" office:value="6.54780009607033" calcext:value-type="float">
            <text:p>6.5478000961</text:p>
          </table:table-cell>
          <table:table-cell table:formula="of:=[.Q7]/[.Q55]" office:value-type="float" office:value="9.85375431573286" calcext:value-type="float">
            <text:p>9.8537543157</text:p>
          </table:table-cell>
          <table:table-cell table:formula="of:=[.R7]/[.R55]" office:value-type="float" office:value="5.17180870019184" calcext:value-type="float">
            <text:p>5.1718087002</text:p>
          </table:table-cell>
          <table:table-cell table:formula="of:=[.S7]/[.S55]" office:value-type="float" office:value="9.53029409034265" calcext:value-type="float">
            <text:p>9.5302940903</text:p>
          </table:table-cell>
          <table:table-cell table:formula="of:=[.T7]/[.T55]" office:value-type="float" office:value="9.3928540138341" calcext:value-type="float">
            <text:p>9.3928540138</text:p>
          </table:table-cell>
          <table:table-cell table:formula="of:=[.U7]/[.U55]" office:value-type="float" office:value="11.1872844862132" calcext:value-type="float">
            <text:p>11.1872844862</text:p>
          </table:table-cell>
          <table:table-cell table:formula="of:=[.V7]/[.V55]" office:value-type="float" office:value="3.27079444405101" calcext:value-type="float">
            <text:p>3.2707944441</text:p>
          </table:table-cell>
          <table:table-cell table:formula="of:=[.W7]/[.W55]" office:value-type="float" office:value="6.88108736554067" calcext:value-type="float">
            <text:p>6.8810873655</text:p>
          </table:table-cell>
          <table:table-cell table:formula="of:=[.X7]/[.X55]" office:value-type="float" office:value="11.0660373932096" calcext:value-type="float">
            <text:p>11.0660373932</text:p>
          </table:table-cell>
          <table:table-cell table:formula="of:=[.Y7]/[.Y55]" office:value-type="float" office:value="6.98021179557952" calcext:value-type="float">
            <text:p>6.9802117956</text:p>
          </table:table-cell>
          <table:table-cell table:formula="of:=[.Z7]/[.Z55]" office:value-type="float" office:value="3.14317648207113" calcext:value-type="float">
            <text:p>3.1431764821</text:p>
          </table:table-cell>
          <table:table-cell table:formula="of:=[.AA7]/[.AA55]" office:value-type="float" office:value="2.77276234381496" calcext:value-type="float">
            <text:p>2.7727623438</text:p>
          </table:table-cell>
          <table:table-cell table:formula="of:=[.AB7]/[.AB55]" office:value-type="float" office:value="9.84306365561935" calcext:value-type="float">
            <text:p>9.8430636556</text:p>
          </table:table-cell>
          <table:table-cell table:formula="of:=[.AC7]/[.AC55]" office:value-type="float" office:value="3.28465263897013" calcext:value-type="float">
            <text:p>3.284652639</text:p>
          </table:table-cell>
          <table:table-cell table:formula="of:=[.AD7]/[.AD55]" office:value-type="float" office:value="3.8555799745098" calcext:value-type="float">
            <text:p>3.8555799745</text:p>
          </table:table-cell>
          <table:table-cell table:formula="of:=[.AE7]/[.AE55]" office:value-type="float" office:value="3.12704035688068" calcext:value-type="float">
            <text:p>3.1270403569</text:p>
          </table:table-cell>
          <table:table-cell table:formula="of:=[.AF7]/[.AF55]" office:value-type="float" office:value="9.44093938893613" calcext:value-type="float">
            <text:p>9.4409393889</text:p>
          </table:table-cell>
          <table:table-cell table:formula="of:=[.AG7]/[.AG55]" office:value-type="float" office:value="10.4738612077646" calcext:value-type="float">
            <text:p>10.473861207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/[.B56]" office:value-type="float" office:value="0.954770269060614" calcext:value-type="float">
            <text:p>0.9547702691</text:p>
          </table:table-cell>
          <table:table-cell table:formula="of:=[.C8]/[.C56]" office:value-type="float" office:value="1.66926352113843" calcext:value-type="float">
            <text:p>1.6692635211</text:p>
          </table:table-cell>
          <table:table-cell table:formula="of:=[.D8]/[.D56]" office:value-type="float" office:value="2.51570181663986" calcext:value-type="float">
            <text:p>2.5157018166</text:p>
          </table:table-cell>
          <table:table-cell table:formula="of:=[.E8]/[.E56]" office:value-type="float" office:value="3.48290741866617" calcext:value-type="float">
            <text:p>3.4829074187</text:p>
          </table:table-cell>
          <table:table-cell table:formula="of:=[.F8]/[.F56]" office:value-type="float" office:value="4.18263846976166" calcext:value-type="float">
            <text:p>4.1826384698</text:p>
          </table:table-cell>
          <table:table-cell table:formula="of:=[.G8]/[.G56]" office:value-type="float" office:value="4.2801850840371" calcext:value-type="float">
            <text:p>4.280185084</text:p>
          </table:table-cell>
          <table:table-cell table:formula="of:=[.H8]/[.H56]" office:value-type="float" office:value="4.56415333336806" calcext:value-type="float">
            <text:p>4.5641533334</text:p>
          </table:table-cell>
          <table:table-cell table:formula="of:=[.I8]/[.I56]" office:value-type="float" office:value="6.40140859566715" calcext:value-type="float">
            <text:p>6.4014085957</text:p>
          </table:table-cell>
          <table:table-cell table:formula="of:=[.J8]/[.J56]" office:value-type="float" office:value="5.58295306891399" calcext:value-type="float">
            <text:p>5.5829530689</text:p>
          </table:table-cell>
          <table:table-cell table:formula="of:=[.K8]/[.K56]" office:value-type="float" office:value="7.53529212746674" calcext:value-type="float">
            <text:p>7.5352921275</text:p>
          </table:table-cell>
          <table:table-cell table:formula="of:=[.L8]/[.L56]" office:value-type="float" office:value="8.37688293470917" calcext:value-type="float">
            <text:p>8.3768829347</text:p>
          </table:table-cell>
          <table:table-cell table:formula="of:=[.M8]/[.M56]" office:value-type="float" office:value="8.73546321954647" calcext:value-type="float">
            <text:p>8.7354632195</text:p>
          </table:table-cell>
          <table:table-cell table:formula="of:=[.N8]/[.N56]" office:value-type="float" office:value="8.58796231263251" calcext:value-type="float">
            <text:p>8.5879623126</text:p>
          </table:table-cell>
          <table:table-cell table:formula="of:=[.O8]/[.O56]" office:value-type="float" office:value="8.52397002257561" calcext:value-type="float">
            <text:p>8.5239700226</text:p>
          </table:table-cell>
          <table:table-cell table:formula="of:=[.P8]/[.P56]" office:value-type="float" office:value="7.79593646492169" calcext:value-type="float">
            <text:p>7.7959364649</text:p>
          </table:table-cell>
          <table:table-cell table:formula="of:=[.Q8]/[.Q56]" office:value-type="float" office:value="11.2534052771589" calcext:value-type="float">
            <text:p>11.2534052772</text:p>
          </table:table-cell>
          <table:table-cell table:formula="of:=[.R8]/[.R56]" office:value-type="float" office:value="6.7251929843748" calcext:value-type="float">
            <text:p>6.7251929844</text:p>
          </table:table-cell>
          <table:table-cell table:formula="of:=[.S8]/[.S56]" office:value-type="float" office:value="5.9670812253778" calcext:value-type="float">
            <text:p>5.9670812254</text:p>
          </table:table-cell>
          <table:table-cell table:formula="of:=[.T8]/[.T56]" office:value-type="float" office:value="7.60598673701918" calcext:value-type="float">
            <text:p>7.605986737</text:p>
          </table:table-cell>
          <table:table-cell table:formula="of:=[.U8]/[.U56]" office:value-type="float" office:value="4.1100393403338" calcext:value-type="float">
            <text:p>4.1100393403</text:p>
          </table:table-cell>
          <table:table-cell table:formula="of:=[.V8]/[.V56]" office:value-type="float" office:value="4.19758253637449" calcext:value-type="float">
            <text:p>4.1975825364</text:p>
          </table:table-cell>
          <table:table-cell table:formula="of:=[.W8]/[.W56]" office:value-type="float" office:value="3.85313000718981" calcext:value-type="float">
            <text:p>3.8531300072</text:p>
          </table:table-cell>
          <table:table-cell table:formula="of:=[.X8]/[.X56]" office:value-type="float" office:value="5.15099980156898" calcext:value-type="float">
            <text:p>5.1509998016</text:p>
          </table:table-cell>
          <table:table-cell table:formula="of:=[.Y8]/[.Y56]" office:value-type="float" office:value="5.40286565564958" calcext:value-type="float">
            <text:p>5.4028656556</text:p>
          </table:table-cell>
          <table:table-cell table:formula="of:=[.Z8]/[.Z56]" office:value-type="float" office:value="9.31222213323174" calcext:value-type="float">
            <text:p>9.3122221332</text:p>
          </table:table-cell>
          <table:table-cell table:formula="of:=[.AA8]/[.AA56]" office:value-type="float" office:value="10.7229384156852" calcext:value-type="float">
            <text:p>10.7229384157</text:p>
          </table:table-cell>
          <table:table-cell table:formula="of:=[.AB8]/[.AB56]" office:value-type="float" office:value="8.79101212510743" calcext:value-type="float">
            <text:p>8.7910121251</text:p>
          </table:table-cell>
          <table:table-cell table:formula="of:=[.AC8]/[.AC56]" office:value-type="float" office:value="9.39271406401874" calcext:value-type="float">
            <text:p>9.392714064</text:p>
          </table:table-cell>
          <table:table-cell table:formula="of:=[.AD8]/[.AD56]" office:value-type="float" office:value="3.41875349854583" calcext:value-type="float">
            <text:p>3.4187534985</text:p>
          </table:table-cell>
          <table:table-cell table:formula="of:=[.AE8]/[.AE56]" office:value-type="float" office:value="5.04302750981261" calcext:value-type="float">
            <text:p>5.0430275098</text:p>
          </table:table-cell>
          <table:table-cell table:formula="of:=[.AF8]/[.AF56]" office:value-type="float" office:value="9.69983300453676" calcext:value-type="float">
            <text:p>9.6998330045</text:p>
          </table:table-cell>
          <table:table-cell table:formula="of:=[.AG8]/[.AG56]" office:value-type="float" office:value="8.79354584788234" calcext:value-type="float">
            <text:p>8.793545847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/[.B57]" office:value-type="float" office:value="0.926730495165449" calcext:value-type="float">
            <text:p>0.9267304952</text:p>
          </table:table-cell>
          <table:table-cell table:formula="of:=[.C9]/[.C57]" office:value-type="float" office:value="1.69641283540335" calcext:value-type="float">
            <text:p>1.6964128354</text:p>
          </table:table-cell>
          <table:table-cell table:formula="of:=[.D9]/[.D57]" office:value-type="float" office:value="2.52531744042436" calcext:value-type="float">
            <text:p>2.5253174404</text:p>
          </table:table-cell>
          <table:table-cell table:formula="of:=[.E9]/[.E57]" office:value-type="float" office:value="3.5063487400554" calcext:value-type="float">
            <text:p>3.5063487401</text:p>
          </table:table-cell>
          <table:table-cell table:formula="of:=[.F9]/[.F57]" office:value-type="float" office:value="4.26551913892486" calcext:value-type="float">
            <text:p>4.2655191389</text:p>
          </table:table-cell>
          <table:table-cell table:formula="of:=[.G9]/[.G57]" office:value-type="float" office:value="4.4312789296325" calcext:value-type="float">
            <text:p>4.4312789296</text:p>
          </table:table-cell>
          <table:table-cell table:formula="of:=[.H9]/[.H57]" office:value-type="float" office:value="5.75113527657174" calcext:value-type="float">
            <text:p>5.7511352766</text:p>
          </table:table-cell>
          <table:table-cell table:formula="of:=[.I9]/[.I57]" office:value-type="float" office:value="5.40000861571213" calcext:value-type="float">
            <text:p>5.4000086157</text:p>
          </table:table-cell>
          <table:table-cell table:formula="of:=[.J9]/[.J57]" office:value-type="float" office:value="6.94310520164261" calcext:value-type="float">
            <text:p>6.9431052016</text:p>
          </table:table-cell>
          <table:table-cell table:formula="of:=[.K9]/[.K57]" office:value-type="float" office:value="7.69461866141458" calcext:value-type="float">
            <text:p>7.6946186614</text:p>
          </table:table-cell>
          <table:table-cell table:formula="of:=[.L9]/[.L57]" office:value-type="float" office:value="8.06160641146966" calcext:value-type="float">
            <text:p>8.0616064115</text:p>
          </table:table-cell>
          <table:table-cell table:formula="of:=[.M9]/[.M57]" office:value-type="float" office:value="6.62626938050836" calcext:value-type="float">
            <text:p>6.6262693805</text:p>
          </table:table-cell>
          <table:table-cell table:formula="of:=[.N9]/[.N57]" office:value-type="float" office:value="7.56350329896643" calcext:value-type="float">
            <text:p>7.563503299</text:p>
          </table:table-cell>
          <table:table-cell table:formula="of:=[.O9]/[.O57]" office:value-type="float" office:value="4.25990874882108" calcext:value-type="float">
            <text:p>4.2599087488</text:p>
          </table:table-cell>
          <table:table-cell table:formula="of:=[.P9]/[.P57]" office:value-type="float" office:value="10.2837106164114" calcext:value-type="float">
            <text:p>10.2837106164</text:p>
          </table:table-cell>
          <table:table-cell table:formula="of:=[.Q9]/[.Q57]" office:value-type="float" office:value="11.1293612435861" calcext:value-type="float">
            <text:p>11.1293612436</text:p>
          </table:table-cell>
          <table:table-cell table:formula="of:=[.R9]/[.R57]" office:value-type="float" office:value="10.6405248744915" calcext:value-type="float">
            <text:p>10.6405248745</text:p>
          </table:table-cell>
          <table:table-cell table:formula="of:=[.S9]/[.S57]" office:value-type="float" office:value="9.61769037195025" calcext:value-type="float">
            <text:p>9.617690372</text:p>
          </table:table-cell>
          <table:table-cell table:formula="of:=[.T9]/[.T57]" office:value-type="float" office:value="11.3289382279266" calcext:value-type="float">
            <text:p>11.3289382279</text:p>
          </table:table-cell>
          <table:table-cell table:formula="of:=[.U9]/[.U57]" office:value-type="float" office:value="10.25870104105" calcext:value-type="float">
            <text:p>10.2587010411</text:p>
          </table:table-cell>
          <table:table-cell table:formula="of:=[.V9]/[.V57]" office:value-type="float" office:value="8.77342294018574" calcext:value-type="float">
            <text:p>8.7734229402</text:p>
          </table:table-cell>
          <table:table-cell table:formula="of:=[.W9]/[.W57]" office:value-type="float" office:value="10.0859743071404" calcext:value-type="float">
            <text:p>10.0859743071</text:p>
          </table:table-cell>
          <table:table-cell table:formula="of:=[.X9]/[.X57]" office:value-type="float" office:value="10.4386552030657" calcext:value-type="float">
            <text:p>10.4386552031</text:p>
          </table:table-cell>
          <table:table-cell table:formula="of:=[.Y9]/[.Y57]" office:value-type="float" office:value="4.32044600527638" calcext:value-type="float">
            <text:p>4.3204460053</text:p>
          </table:table-cell>
          <table:table-cell table:formula="of:=[.Z9]/[.Z57]" office:value-type="float" office:value="6.95094797313609" calcext:value-type="float">
            <text:p>6.9509479731</text:p>
          </table:table-cell>
          <table:table-cell table:formula="of:=[.AA9]/[.AA57]" office:value-type="float" office:value="11.1546995488714" calcext:value-type="float">
            <text:p>11.1546995489</text:p>
          </table:table-cell>
          <table:table-cell table:formula="of:=[.AB9]/[.AB57]" office:value-type="float" office:value="12.082241178209" calcext:value-type="float">
            <text:p>12.0822411782</text:p>
          </table:table-cell>
          <table:table-cell table:formula="of:=[.AC9]/[.AC57]" office:value-type="float" office:value="10.3697630328444" calcext:value-type="float">
            <text:p>10.3697630328</text:p>
          </table:table-cell>
          <table:table-cell table:formula="of:=[.AD9]/[.AD57]" office:value-type="float" office:value="5.3441423575157" calcext:value-type="float">
            <text:p>5.3441423575</text:p>
          </table:table-cell>
          <table:table-cell table:formula="of:=[.AE9]/[.AE57]" office:value-type="float" office:value="8.42852533151495" calcext:value-type="float">
            <text:p>8.4285253315</text:p>
          </table:table-cell>
          <table:table-cell table:formula="of:=[.AF9]/[.AF57]" office:value-type="float" office:value="11.2519180283096" calcext:value-type="float">
            <text:p>11.2519180283</text:p>
          </table:table-cell>
          <table:table-cell table:formula="of:=[.AG9]/[.AG57]" office:value-type="float" office:value="4.32257176524513" calcext:value-type="float">
            <text:p>4.322571765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/[.B58]" office:value-type="float" office:value="0.960123941742581" calcext:value-type="float">
            <text:p>0.9601239417</text:p>
          </table:table-cell>
          <table:table-cell table:formula="of:=[.C10]/[.C58]" office:value-type="float" office:value="1.71487362169772" calcext:value-type="float">
            <text:p>1.7148736217</text:p>
          </table:table-cell>
          <table:table-cell table:formula="of:=[.D10]/[.D58]" office:value-type="float" office:value="2.53702590819196" calcext:value-type="float">
            <text:p>2.5370259082</text:p>
          </table:table-cell>
          <table:table-cell table:formula="of:=[.E10]/[.E58]" office:value-type="float" office:value="3.45983192072829" calcext:value-type="float">
            <text:p>3.4598319207</text:p>
          </table:table-cell>
          <table:table-cell table:formula="of:=[.F10]/[.F58]" office:value-type="float" office:value="4.26770010917376" calcext:value-type="float">
            <text:p>4.2677001092</text:p>
          </table:table-cell>
          <table:table-cell table:formula="of:=[.G10]/[.G58]" office:value-type="float" office:value="4.92874647535291" calcext:value-type="float">
            <text:p>4.9287464754</text:p>
          </table:table-cell>
          <table:table-cell table:formula="of:=[.H10]/[.H58]" office:value-type="float" office:value="5.77662821243357" calcext:value-type="float">
            <text:p>5.7766282124</text:p>
          </table:table-cell>
          <table:table-cell table:formula="of:=[.I10]/[.I58]" office:value-type="float" office:value="6.39953327615569" calcext:value-type="float">
            <text:p>6.3995332762</text:p>
          </table:table-cell>
          <table:table-cell table:formula="of:=[.J10]/[.J58]" office:value-type="float" office:value="7.32521490330756" calcext:value-type="float">
            <text:p>7.3252149033</text:p>
          </table:table-cell>
          <table:table-cell table:formula="of:=[.K10]/[.K58]" office:value-type="float" office:value="7.69177547383138" calcext:value-type="float">
            <text:p>7.6917754738</text:p>
          </table:table-cell>
          <table:table-cell table:formula="of:=[.L10]/[.L58]" office:value-type="float" office:value="8.41454443801362" calcext:value-type="float">
            <text:p>8.414544438</text:p>
          </table:table-cell>
          <table:table-cell table:formula="of:=[.M10]/[.M58]" office:value-type="float" office:value="9.36872115497494" calcext:value-type="float">
            <text:p>9.368721155</text:p>
          </table:table-cell>
          <table:table-cell table:formula="of:=[.N10]/[.N58]" office:value-type="float" office:value="8.4741974189934" calcext:value-type="float">
            <text:p>8.474197419</text:p>
          </table:table-cell>
          <table:table-cell table:formula="of:=[.O10]/[.O58]" office:value-type="float" office:value="6.64521412454125" calcext:value-type="float">
            <text:p>6.6452141245</text:p>
          </table:table-cell>
          <table:table-cell table:formula="of:=[.P10]/[.P58]" office:value-type="float" office:value="7.9037222589795" calcext:value-type="float">
            <text:p>7.903722259</text:p>
          </table:table-cell>
          <table:table-cell table:formula="of:=[.Q10]/[.Q58]" office:value-type="float" office:value="9.77648163489567" calcext:value-type="float">
            <text:p>9.7764816349</text:p>
          </table:table-cell>
          <table:table-cell table:formula="of:=[.R10]/[.R58]" office:value-type="float" office:value="6.67702686860048" calcext:value-type="float">
            <text:p>6.6770268686</text:p>
          </table:table-cell>
          <table:table-cell table:formula="of:=[.S10]/[.S58]" office:value-type="float" office:value="10.4055097535299" calcext:value-type="float">
            <text:p>10.4055097535</text:p>
          </table:table-cell>
          <table:table-cell table:formula="of:=[.T10]/[.T58]" office:value-type="float" office:value="11.0453558872639" calcext:value-type="float">
            <text:p>11.0453558873</text:p>
          </table:table-cell>
          <table:table-cell table:formula="of:=[.U10]/[.U58]" office:value-type="float" office:value="11.5956934618796" calcext:value-type="float">
            <text:p>11.5956934619</text:p>
          </table:table-cell>
          <table:table-cell table:formula="of:=[.V10]/[.V58]" office:value-type="float" office:value="5.63788321088623" calcext:value-type="float">
            <text:p>5.6378832109</text:p>
          </table:table-cell>
          <table:table-cell table:formula="of:=[.W10]/[.W58]" office:value-type="float" office:value="9.01144219471428" calcext:value-type="float">
            <text:p>9.0114421947</text:p>
          </table:table-cell>
          <table:table-cell table:formula="of:=[.X10]/[.X58]" office:value-type="float" office:value="4.83863735893951" calcext:value-type="float">
            <text:p>4.8386373589</text:p>
          </table:table-cell>
          <table:table-cell table:formula="of:=[.Y10]/[.Y58]" office:value-type="float" office:value="12.0259438438035" calcext:value-type="float">
            <text:p>12.0259438438</text:p>
          </table:table-cell>
          <table:table-cell table:formula="of:=[.Z10]/[.Z58]" office:value-type="float" office:value="10.3880369155246" calcext:value-type="float">
            <text:p>10.3880369155</text:p>
          </table:table-cell>
          <table:table-cell table:formula="of:=[.AA10]/[.AA58]" office:value-type="float" office:value="7.65354740150914" calcext:value-type="float">
            <text:p>7.6535474015</text:p>
          </table:table-cell>
          <table:table-cell table:formula="of:=[.AB10]/[.AB58]" office:value-type="float" office:value="5.62891273410366" calcext:value-type="float">
            <text:p>5.6289127341</text:p>
          </table:table-cell>
          <table:table-cell table:formula="of:=[.AC10]/[.AC58]" office:value-type="float" office:value="6.68360080278107" calcext:value-type="float">
            <text:p>6.6836008028</text:p>
          </table:table-cell>
          <table:table-cell table:formula="of:=[.AD10]/[.AD58]" office:value-type="float" office:value="5.11179404419361" calcext:value-type="float">
            <text:p>5.1117940442</text:p>
          </table:table-cell>
          <table:table-cell table:formula="of:=[.AE10]/[.AE58]" office:value-type="float" office:value="11.6050069121092" calcext:value-type="float">
            <text:p>11.6050069121</text:p>
          </table:table-cell>
          <table:table-cell table:formula="of:=[.AF10]/[.AF58]" office:value-type="float" office:value="5.72833560087261" calcext:value-type="float">
            <text:p>5.7283356009</text:p>
          </table:table-cell>
          <table:table-cell table:formula="of:=[.AG10]/[.AG58]" office:value-type="float" office:value="8.21064034332582" calcext:value-type="float">
            <text:p>8.210640343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/[.B59]" office:value-type="float" office:value="0.966744638478028" calcext:value-type="float">
            <text:p>0.9667446385</text:p>
          </table:table-cell>
          <table:table-cell table:formula="of:=[.C11]/[.C59]" office:value-type="float" office:value="1.77704801951008" calcext:value-type="float">
            <text:p>1.7770480195</text:p>
          </table:table-cell>
          <table:table-cell table:formula="of:=[.D11]/[.D59]" office:value-type="float" office:value="2.68048265661769" calcext:value-type="float">
            <text:p>2.6804826566</text:p>
          </table:table-cell>
          <table:table-cell table:formula="of:=[.E11]/[.E59]" office:value-type="float" office:value="3.53363968483949" calcext:value-type="float">
            <text:p>3.5336396848</text:p>
          </table:table-cell>
          <table:table-cell table:formula="of:=[.F11]/[.F59]" office:value-type="float" office:value="3.77396104155084" calcext:value-type="float">
            <text:p>3.7739610416</text:p>
          </table:table-cell>
          <table:table-cell table:formula="of:=[.G11]/[.G59]" office:value-type="float" office:value="4.62981384105035" calcext:value-type="float">
            <text:p>4.6298138411</text:p>
          </table:table-cell>
          <table:table-cell table:formula="of:=[.H11]/[.H59]" office:value-type="float" office:value="5.99618358703432" calcext:value-type="float">
            <text:p>5.996183587</text:p>
          </table:table-cell>
          <table:table-cell table:formula="of:=[.I11]/[.I59]" office:value-type="float" office:value="5.53169460157607" calcext:value-type="float">
            <text:p>5.5316946016</text:p>
          </table:table-cell>
          <table:table-cell table:formula="of:=[.J11]/[.J59]" office:value-type="float" office:value="6.36192169412609" calcext:value-type="float">
            <text:p>6.3619216941</text:p>
          </table:table-cell>
          <table:table-cell table:formula="of:=[.K11]/[.K59]" office:value-type="float" office:value="8.27469929669554" calcext:value-type="float">
            <text:p>8.2746992967</text:p>
          </table:table-cell>
          <table:table-cell table:formula="of:=[.L11]/[.L59]" office:value-type="float" office:value="7.43162751073284" calcext:value-type="float">
            <text:p>7.4316275107</text:p>
          </table:table-cell>
          <table:table-cell table:formula="of:=[.M11]/[.M59]" office:value-type="float" office:value="7.64347693594579" calcext:value-type="float">
            <text:p>7.6434769359</text:p>
          </table:table-cell>
          <table:table-cell table:formula="of:=[.N11]/[.N59]" office:value-type="float" office:value="9.80404195599604" calcext:value-type="float">
            <text:p>9.804041956</text:p>
          </table:table-cell>
          <table:table-cell table:formula="of:=[.O11]/[.O59]" office:value-type="float" office:value="9.02280729837473" calcext:value-type="float">
            <text:p>9.0228072984</text:p>
          </table:table-cell>
          <table:table-cell table:formula="of:=[.P11]/[.P59]" office:value-type="float" office:value="11.6224133397141" calcext:value-type="float">
            <text:p>11.6224133397</text:p>
          </table:table-cell>
          <table:table-cell table:formula="of:=[.Q11]/[.Q59]" office:value-type="float" office:value="10.0590616491867" calcext:value-type="float">
            <text:p>10.0590616492</text:p>
          </table:table-cell>
          <table:table-cell table:formula="of:=[.R11]/[.R59]" office:value-type="float" office:value="12.3239861877635" calcext:value-type="float">
            <text:p>12.3239861878</text:p>
          </table:table-cell>
          <table:table-cell table:formula="of:=[.S11]/[.S59]" office:value-type="float" office:value="4.59652810937601" calcext:value-type="float">
            <text:p>4.5965281094</text:p>
          </table:table-cell>
          <table:table-cell table:formula="of:=[.T11]/[.T59]" office:value-type="float" office:value="11.971696278209" calcext:value-type="float">
            <text:p>11.9716962782</text:p>
          </table:table-cell>
          <table:table-cell table:formula="of:=[.U11]/[.U59]" office:value-type="float" office:value="10.2503950961656" calcext:value-type="float">
            <text:p>10.2503950962</text:p>
          </table:table-cell>
          <table:table-cell table:formula="of:=[.V11]/[.V59]" office:value-type="float" office:value="10.2809371108572" calcext:value-type="float">
            <text:p>10.2809371109</text:p>
          </table:table-cell>
          <table:table-cell table:formula="of:=[.W11]/[.W59]" office:value-type="float" office:value="10.1584658850522" calcext:value-type="float">
            <text:p>10.1584658851</text:p>
          </table:table-cell>
          <table:table-cell table:formula="of:=[.X11]/[.X59]" office:value-type="float" office:value="5.92130247466944" calcext:value-type="float">
            <text:p>5.9213024747</text:p>
          </table:table-cell>
          <table:table-cell table:formula="of:=[.Y11]/[.Y59]" office:value-type="float" office:value="12.4788156484836" calcext:value-type="float">
            <text:p>12.4788156485</text:p>
          </table:table-cell>
          <table:table-cell table:formula="of:=[.Z11]/[.Z59]" office:value-type="float" office:value="6.43208668165608" calcext:value-type="float">
            <text:p>6.4320866817</text:p>
          </table:table-cell>
          <table:table-cell table:formula="of:=[.AA11]/[.AA59]" office:value-type="float" office:value="5.19892024559996" calcext:value-type="float">
            <text:p>5.1989202456</text:p>
          </table:table-cell>
          <table:table-cell table:formula="of:=[.AB11]/[.AB59]" office:value-type="float" office:value="5.36188011160736" calcext:value-type="float">
            <text:p>5.3618801116</text:p>
          </table:table-cell>
          <table:table-cell table:formula="of:=[.AC11]/[.AC59]" office:value-type="float" office:value="7.57727324239133" calcext:value-type="float">
            <text:p>7.5772732424</text:p>
          </table:table-cell>
          <table:table-cell table:formula="of:=[.AD11]/[.AD59]" office:value-type="float" office:value="5.40036983941637" calcext:value-type="float">
            <text:p>5.4003698394</text:p>
          </table:table-cell>
          <table:table-cell table:formula="of:=[.AE11]/[.AE59]" office:value-type="float" office:value="12.9299227416224" calcext:value-type="float">
            <text:p>12.9299227416</text:p>
          </table:table-cell>
          <table:table-cell table:formula="of:=[.AF11]/[.AF59]" office:value-type="float" office:value="5.40659599142414" calcext:value-type="float">
            <text:p>5.4065959914</text:p>
          </table:table-cell>
          <table:table-cell table:formula="of:=[.AG11]/[.AG59]" office:value-type="float" office:value="5.97911222564468" calcext:value-type="float">
            <text:p>5.9791122256</text:p>
          </table:table-cell>
        </table:table-row>
        <table:table-row table:style-name="ro2">
          <table:table-cell table:number-columns-repeated="33"/>
        </table:table-row>
        <table:table-row table:style-name="ro1">
          <table:table-cell office:value-type="string" calcext:value-type="string">
            <text:p>uts_omp_cil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2]/[.B62]" office:value-type="float" office:value="0.795174395041389" calcext:value-type="float">
            <text:p>0.795174395</text:p>
          </table:table-cell>
          <table:table-cell table:formula="of:=[.C2]/[.C62]" office:value-type="float" office:value="1.45413142173289" calcext:value-type="float">
            <text:p>1.4541314217</text:p>
          </table:table-cell>
          <table:table-cell table:formula="of:=[.D2]/[.D62]" office:value-type="float" office:value="2.00472939319649" calcext:value-type="float">
            <text:p>2.0047293932</text:p>
          </table:table-cell>
          <table:table-cell table:formula="of:=[.E2]/[.E62]" office:value-type="float" office:value="2.71682574540739" calcext:value-type="float">
            <text:p>2.7168257454</text:p>
          </table:table-cell>
          <table:table-cell table:formula="of:=[.F2]/[.F62]" office:value-type="float" office:value="3.14200252235474" calcext:value-type="float">
            <text:p>3.1420025224</text:p>
          </table:table-cell>
          <table:table-cell table:formula="of:=[.G2]/[.G62]" office:value-type="float" office:value="3.85635914605073" calcext:value-type="float">
            <text:p>3.8563591461</text:p>
          </table:table-cell>
          <table:table-cell table:formula="of:=[.H2]/[.H62]" office:value-type="float" office:value="3.78335902181201" calcext:value-type="float">
            <text:p>3.7833590218</text:p>
          </table:table-cell>
          <table:table-cell table:formula="of:=[.I2]/[.I62]" office:value-type="float" office:value="4.48286730984117" calcext:value-type="float">
            <text:p>4.4828673098</text:p>
          </table:table-cell>
          <table:table-cell table:formula="of:=[.J2]/[.J62]" office:value-type="float" office:value="4.60944717266612" calcext:value-type="float">
            <text:p>4.6094471727</text:p>
          </table:table-cell>
          <table:table-cell table:formula="of:=[.K2]/[.K62]" office:value-type="float" office:value="4.89421744551525" calcext:value-type="float">
            <text:p>4.8942174455</text:p>
          </table:table-cell>
          <table:table-cell table:formula="of:=[.L2]/[.L62]" office:value-type="float" office:value="5.13452108140493" calcext:value-type="float">
            <text:p>5.1345210814</text:p>
          </table:table-cell>
          <table:table-cell table:formula="of:=[.M2]/[.M62]" office:value-type="float" office:value="5.1866105801544" calcext:value-type="float">
            <text:p>5.1866105802</text:p>
          </table:table-cell>
          <table:table-cell table:formula="of:=[.N2]/[.N62]" office:value-type="float" office:value="5.54502134320336" calcext:value-type="float">
            <text:p>5.5450213432</text:p>
          </table:table-cell>
          <table:table-cell table:formula="of:=[.O2]/[.O62]" office:value-type="float" office:value="5.19159919378927" calcext:value-type="float">
            <text:p>5.1915991938</text:p>
          </table:table-cell>
          <table:table-cell table:formula="of:=[.P2]/[.P62]" office:value-type="float" office:value="5.77185966624316" calcext:value-type="float">
            <text:p>5.7718596662</text:p>
          </table:table-cell>
          <table:table-cell table:formula="of:=[.Q2]/[.Q62]" office:value-type="float" office:value="4.76600569135294" calcext:value-type="float">
            <text:p>4.7660056914</text:p>
          </table:table-cell>
          <table:table-cell table:formula="of:=[.R2]/[.R62]" office:value-type="float" office:value="6.89661051843254" calcext:value-type="float">
            <text:p>6.8966105184</text:p>
          </table:table-cell>
          <table:table-cell table:formula="of:=[.S2]/[.S62]" office:value-type="float" office:value="7.18744587688002" calcext:value-type="float">
            <text:p>7.1874458769</text:p>
          </table:table-cell>
          <table:table-cell table:formula="of:=[.T2]/[.T62]" office:value-type="float" office:value="6.05439769015831" calcext:value-type="float">
            <text:p>6.0543976902</text:p>
          </table:table-cell>
          <table:table-cell table:formula="of:=[.U2]/[.U62]" office:value-type="float" office:value="7.24935676236052" calcext:value-type="float">
            <text:p>7.2493567624</text:p>
          </table:table-cell>
          <table:table-cell table:formula="of:=[.V2]/[.V62]" office:value-type="float" office:value="7.9567970855847" calcext:value-type="float">
            <text:p>7.9567970856</text:p>
          </table:table-cell>
          <table:table-cell table:formula="of:=[.W2]/[.W62]" office:value-type="float" office:value="7.15904156967825" calcext:value-type="float">
            <text:p>7.1590415697</text:p>
          </table:table-cell>
          <table:table-cell table:formula="of:=[.X2]/[.X62]" office:value-type="float" office:value="5.58187007748516" calcext:value-type="float">
            <text:p>5.5818700775</text:p>
          </table:table-cell>
          <table:table-cell table:formula="of:=[.Y2]/[.Y62]" office:value-type="float" office:value="5.75425592642993" calcext:value-type="float">
            <text:p>5.7542559264</text:p>
          </table:table-cell>
          <table:table-cell table:formula="of:=[.Z2]/[.Z62]" office:value-type="float" office:value="5.94071300309805" calcext:value-type="float">
            <text:p>5.9407130031</text:p>
          </table:table-cell>
          <table:table-cell table:formula="of:=[.AA2]/[.AA62]" office:value-type="float" office:value="5.74945473600329" calcext:value-type="float">
            <text:p>5.749454736</text:p>
          </table:table-cell>
          <table:table-cell table:formula="of:=[.AB2]/[.AB62]" office:value-type="float" office:value="6.02041654273716" calcext:value-type="float">
            <text:p>6.0204165427</text:p>
          </table:table-cell>
          <table:table-cell table:formula="of:=[.AC2]/[.AC62]" office:value-type="float" office:value="4.82596327892499" calcext:value-type="float">
            <text:p>4.8259632789</text:p>
          </table:table-cell>
          <table:table-cell table:formula="of:=[.AD2]/[.AD62]" office:value-type="float" office:value="5.91725489067894" calcext:value-type="float">
            <text:p>5.9172548907</text:p>
          </table:table-cell>
          <table:table-cell table:formula="of:=[.AE2]/[.AE62]" office:value-type="float" office:value="6.44461113932386" calcext:value-type="float">
            <text:p>6.4446111393</text:p>
          </table:table-cell>
          <table:table-cell table:formula="of:=[.AF2]/[.AF62]" office:value-type="float" office:value="5.56725714936038" calcext:value-type="float">
            <text:p>5.5672571494</text:p>
          </table:table-cell>
          <table:table-cell table:formula="of:=[.AG2]/[.AG62]" office:value-type="float" office:value="5.83457253678093" calcext:value-type="float">
            <text:p>5.834572536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.B3]/[.B63]" office:value-type="float" office:value="1.01453420358314" calcext:value-type="float">
            <text:p>1.0145342036</text:p>
          </table:table-cell>
          <table:table-cell table:formula="of:=[.C3]/[.C63]" office:value-type="float" office:value="2.2243205993605" calcext:value-type="float">
            <text:p>2.2243205994</text:p>
          </table:table-cell>
          <table:table-cell table:formula="of:=[.D3]/[.D63]" office:value-type="float" office:value="3.24816783910888" calcext:value-type="float">
            <text:p>3.2481678391</text:p>
          </table:table-cell>
          <table:table-cell table:formula="of:=[.E3]/[.E63]" office:value-type="float" office:value="4.30153486837434" calcext:value-type="float">
            <text:p>4.3015348684</text:p>
          </table:table-cell>
          <table:table-cell table:formula="of:=[.F3]/[.F63]" office:value-type="float" office:value="5.19595162721021" calcext:value-type="float">
            <text:p>5.1959516272</text:p>
          </table:table-cell>
          <table:table-cell table:formula="of:=[.G3]/[.G63]" office:value-type="float" office:value="5.5412777739804" calcext:value-type="float">
            <text:p>5.541277774</text:p>
          </table:table-cell>
          <table:table-cell table:formula="of:=[.H3]/[.H63]" office:value-type="float" office:value="6.93028460003994" calcext:value-type="float">
            <text:p>6.9302846</text:p>
          </table:table-cell>
          <table:table-cell table:formula="of:=[.I3]/[.I63]" office:value-type="float" office:value="7.24992095124605" calcext:value-type="float">
            <text:p>7.2499209512</text:p>
          </table:table-cell>
          <table:table-cell table:formula="of:=[.J3]/[.J63]" office:value-type="float" office:value="8.35410509237327" calcext:value-type="float">
            <text:p>8.3541050924</text:p>
          </table:table-cell>
          <table:table-cell table:formula="of:=[.K3]/[.K63]" office:value-type="float" office:value="6.09904159432658" calcext:value-type="float">
            <text:p>6.0990415943</text:p>
          </table:table-cell>
          <table:table-cell table:formula="of:=[.L3]/[.L63]" office:value-type="float" office:value="9.3763867117272" calcext:value-type="float">
            <text:p>9.3763867117</text:p>
          </table:table-cell>
          <table:table-cell table:formula="of:=[.M3]/[.M63]" office:value-type="float" office:value="7.8782071988824" calcext:value-type="float">
            <text:p>7.8782071989</text:p>
          </table:table-cell>
          <table:table-cell table:formula="of:=[.N3]/[.N63]" office:value-type="float" office:value="8.38648547594843" calcext:value-type="float">
            <text:p>8.3864854759</text:p>
          </table:table-cell>
          <table:table-cell table:formula="of:=[.O3]/[.O63]" office:value-type="float" office:value="6.59902315481129" calcext:value-type="float">
            <text:p>6.5990231548</text:p>
          </table:table-cell>
          <table:table-cell table:formula="of:=[.P3]/[.P63]" office:value-type="float" office:value="10.850361430672" calcext:value-type="float">
            <text:p>10.8503614307</text:p>
          </table:table-cell>
          <table:table-cell table:formula="of:=[.Q3]/[.Q63]" office:value-type="float" office:value="10.434347985993" calcext:value-type="float">
            <text:p>10.434347986</text:p>
          </table:table-cell>
          <table:table-cell table:formula="of:=[.R3]/[.R63]" office:value-type="float" office:value="10.6168569396669" calcext:value-type="float">
            <text:p>10.6168569397</text:p>
          </table:table-cell>
          <table:table-cell table:formula="of:=[.S3]/[.S63]" office:value-type="float" office:value="11.3755085131924" calcext:value-type="float">
            <text:p>11.3755085132</text:p>
          </table:table-cell>
          <table:table-cell table:formula="of:=[.T3]/[.T63]" office:value-type="float" office:value="12.4081574578396" calcext:value-type="float">
            <text:p>12.4081574578</text:p>
          </table:table-cell>
          <table:table-cell table:formula="of:=[.U3]/[.U63]" office:value-type="float" office:value="13.028285184702" calcext:value-type="float">
            <text:p>13.0282851847</text:p>
          </table:table-cell>
          <table:table-cell table:formula="of:=[.V3]/[.V63]" office:value-type="float" office:value="12.8280286709073" calcext:value-type="float">
            <text:p>12.8280286709</text:p>
          </table:table-cell>
          <table:table-cell table:formula="of:=[.W3]/[.W63]" office:value-type="float" office:value="14.3154560808391" calcext:value-type="float">
            <text:p>14.3154560808</text:p>
          </table:table-cell>
          <table:table-cell table:formula="of:=[.X3]/[.X63]" office:value-type="float" office:value="14.2578841837961" calcext:value-type="float">
            <text:p>14.2578841838</text:p>
          </table:table-cell>
          <table:table-cell table:formula="of:=[.Y3]/[.Y63]" office:value-type="float" office:value="11.5940806151137" calcext:value-type="float">
            <text:p>11.5940806151</text:p>
          </table:table-cell>
          <table:table-cell table:formula="of:=[.Z3]/[.Z63]" office:value-type="float" office:value="13.6633061213998" calcext:value-type="float">
            <text:p>13.6633061214</text:p>
          </table:table-cell>
          <table:table-cell table:formula="of:=[.AA3]/[.AA63]" office:value-type="float" office:value="11.6371661650705" calcext:value-type="float">
            <text:p>11.6371661651</text:p>
          </table:table-cell>
          <table:table-cell table:formula="of:=[.AB3]/[.AB63]" office:value-type="float" office:value="10.5822711457263" calcext:value-type="float">
            <text:p>10.5822711457</text:p>
          </table:table-cell>
          <table:table-cell table:formula="of:=[.AC3]/[.AC63]" office:value-type="float" office:value="7.63911198362946" calcext:value-type="float">
            <text:p>7.6391119836</text:p>
          </table:table-cell>
          <table:table-cell table:formula="of:=[.AD3]/[.AD63]" office:value-type="float" office:value="13.3964824094899" calcext:value-type="float">
            <text:p>13.3964824095</text:p>
          </table:table-cell>
          <table:table-cell table:formula="of:=[.AE3]/[.AE63]" office:value-type="float" office:value="10.8935481362798" calcext:value-type="float">
            <text:p>10.8935481363</text:p>
          </table:table-cell>
          <table:table-cell table:formula="of:=[.AF3]/[.AF63]" office:value-type="float" office:value="11.8039297458744" calcext:value-type="float">
            <text:p>11.8039297459</text:p>
          </table:table-cell>
          <table:table-cell table:formula="of:=[.AG3]/[.AG63]" office:value-type="float" office:value="10.1482732251338" calcext:value-type="float">
            <text:p>10.148273225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/[.B64]" office:value-type="float" office:value="0.90608982745037" calcext:value-type="float">
            <text:p>0.9060898275</text:p>
          </table:table-cell>
          <table:table-cell table:formula="of:=[.C4]/[.C64]" office:value-type="float" office:value="1.86918519450804" calcext:value-type="float">
            <text:p>1.8691851945</text:p>
          </table:table-cell>
          <table:table-cell table:formula="of:=[.D4]/[.D64]" office:value-type="float" office:value="2.68965042034725" calcext:value-type="float">
            <text:p>2.6896504203</text:p>
          </table:table-cell>
          <table:table-cell table:formula="of:=[.E4]/[.E64]" office:value-type="float" office:value="3.60529054713024" calcext:value-type="float">
            <text:p>3.6052905471</text:p>
          </table:table-cell>
          <table:table-cell table:formula="of:=[.F4]/[.F64]" office:value-type="float" office:value="4.42184564488309" calcext:value-type="float">
            <text:p>4.4218456449</text:p>
          </table:table-cell>
          <table:table-cell table:formula="of:=[.G4]/[.G64]" office:value-type="float" office:value="5.22328436438543" calcext:value-type="float">
            <text:p>5.2232843644</text:p>
          </table:table-cell>
          <table:table-cell table:formula="of:=[.H4]/[.H64]" office:value-type="float" office:value="5.76305940448189" calcext:value-type="float">
            <text:p>5.7630594045</text:p>
          </table:table-cell>
          <table:table-cell table:formula="of:=[.I4]/[.I64]" office:value-type="float" office:value="6.36108634918638" calcext:value-type="float">
            <text:p>6.3610863492</text:p>
          </table:table-cell>
          <table:table-cell table:formula="of:=[.J4]/[.J64]" office:value-type="float" office:value="7.08971532254726" calcext:value-type="float">
            <text:p>7.0897153225</text:p>
          </table:table-cell>
          <table:table-cell table:formula="of:=[.K4]/[.K64]" office:value-type="float" office:value="7.38700177686296" calcext:value-type="float">
            <text:p>7.3870017769</text:p>
          </table:table-cell>
          <table:table-cell table:formula="of:=[.L4]/[.L64]" office:value-type="float" office:value="8.62527774281585" calcext:value-type="float">
            <text:p>8.6252777428</text:p>
          </table:table-cell>
          <table:table-cell table:formula="of:=[.M4]/[.M64]" office:value-type="float" office:value="8.10832599943426" calcext:value-type="float">
            <text:p>8.1083259994</text:p>
          </table:table-cell>
          <table:table-cell table:formula="of:=[.N4]/[.N64]" office:value-type="float" office:value="5.35686823320967" calcext:value-type="float">
            <text:p>5.3568682332</text:p>
          </table:table-cell>
          <table:table-cell table:formula="of:=[.O4]/[.O64]" office:value-type="float" office:value="9.83639590076159" calcext:value-type="float">
            <text:p>9.8363959008</text:p>
          </table:table-cell>
          <table:table-cell table:formula="of:=[.P4]/[.P64]" office:value-type="float" office:value="9.08202234885727" calcext:value-type="float">
            <text:p>9.0820223489</text:p>
          </table:table-cell>
          <table:table-cell table:formula="of:=[.Q4]/[.Q64]" office:value-type="float" office:value="11.01039782206" calcext:value-type="float">
            <text:p>11.0103978221</text:p>
          </table:table-cell>
          <table:table-cell table:formula="of:=[.R4]/[.R64]" office:value-type="float" office:value="10.3404265537728" calcext:value-type="float">
            <text:p>10.3404265538</text:p>
          </table:table-cell>
          <table:table-cell table:formula="of:=[.S4]/[.S64]" office:value-type="float" office:value="10.9796263802472" calcext:value-type="float">
            <text:p>10.9796263802</text:p>
          </table:table-cell>
          <table:table-cell table:formula="of:=[.T4]/[.T64]" office:value-type="float" office:value="9.40607479074805" calcext:value-type="float">
            <text:p>9.4060747907</text:p>
          </table:table-cell>
          <table:table-cell table:formula="of:=[.U4]/[.U64]" office:value-type="float" office:value="10.98530298285" calcext:value-type="float">
            <text:p>10.9853029829</text:p>
          </table:table-cell>
          <table:table-cell table:formula="of:=[.V4]/[.V64]" office:value-type="float" office:value="9.79302561176662" calcext:value-type="float">
            <text:p>9.7930256118</text:p>
          </table:table-cell>
          <table:table-cell table:formula="of:=[.W4]/[.W64]" office:value-type="float" office:value="9.35143576577769" calcext:value-type="float">
            <text:p>9.3514357658</text:p>
          </table:table-cell>
          <table:table-cell table:formula="of:=[.X4]/[.X64]" office:value-type="float" office:value="8.16058596218004" calcext:value-type="float">
            <text:p>8.1605859622</text:p>
          </table:table-cell>
          <table:table-cell table:formula="of:=[.Y4]/[.Y64]" office:value-type="float" office:value="12.3087844874958" calcext:value-type="float">
            <text:p>12.3087844875</text:p>
          </table:table-cell>
          <table:table-cell table:formula="of:=[.Z4]/[.Z64]" office:value-type="float" office:value="11.7834311253696" calcext:value-type="float">
            <text:p>11.7834311254</text:p>
          </table:table-cell>
          <table:table-cell table:formula="of:=[.AA4]/[.AA64]" office:value-type="float" office:value="11.4928812403949" calcext:value-type="float">
            <text:p>11.4928812404</text:p>
          </table:table-cell>
          <table:table-cell table:formula="of:=[.AB4]/[.AB64]" office:value-type="float" office:value="11.9444611854993" calcext:value-type="float">
            <text:p>11.9444611855</text:p>
          </table:table-cell>
          <table:table-cell table:formula="of:=[.AC4]/[.AC64]" office:value-type="float" office:value="10.9906368415435" calcext:value-type="float">
            <text:p>10.9906368415</text:p>
          </table:table-cell>
          <table:table-cell table:formula="of:=[.AD4]/[.AD64]" office:value-type="float" office:value="11.4333469386566" calcext:value-type="float">
            <text:p>11.4333469387</text:p>
          </table:table-cell>
          <table:table-cell table:formula="of:=[.AE4]/[.AE64]" office:value-type="float" office:value="10.1774707643696" calcext:value-type="float">
            <text:p>10.1774707644</text:p>
          </table:table-cell>
          <table:table-cell table:formula="of:=[.AF4]/[.AF64]" office:value-type="float" office:value="5.98725646520741" calcext:value-type="float">
            <text:p>5.9872564652</text:p>
          </table:table-cell>
          <table:table-cell table:formula="of:=[.AG4]/[.AG64]" office:value-type="float" office:value="9.30972141903882" calcext:value-type="float">
            <text:p>9.30972141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/[.B65]" office:value-type="float" office:value="0.926565228049694" calcext:value-type="float">
            <text:p>0.926565228</text:p>
          </table:table-cell>
          <table:table-cell table:formula="of:=[.C5]/[.C65]" office:value-type="float" office:value="1.78600188177252" calcext:value-type="float">
            <text:p>1.7860018818</text:p>
          </table:table-cell>
          <table:table-cell table:formula="of:=[.D5]/[.D65]" office:value-type="float" office:value="2.60298106580558" calcext:value-type="float">
            <text:p>2.6029810658</text:p>
          </table:table-cell>
          <table:table-cell table:formula="of:=[.E5]/[.E65]" office:value-type="float" office:value="3.444226150907" calcext:value-type="float">
            <text:p>3.4442261509</text:p>
          </table:table-cell>
          <table:table-cell table:formula="of:=[.F5]/[.F65]" office:value-type="float" office:value="4.26416256166922" calcext:value-type="float">
            <text:p>4.2641625617</text:p>
          </table:table-cell>
          <table:table-cell table:formula="of:=[.G5]/[.G65]" office:value-type="float" office:value="4.83322755906539" calcext:value-type="float">
            <text:p>4.8332275591</text:p>
          </table:table-cell>
          <table:table-cell table:formula="of:=[.H5]/[.H65]" office:value-type="float" office:value="5.65501237872058" calcext:value-type="float">
            <text:p>5.6550123787</text:p>
          </table:table-cell>
          <table:table-cell table:formula="of:=[.I5]/[.I65]" office:value-type="float" office:value="5.23104693683449" calcext:value-type="float">
            <text:p>5.2310469368</text:p>
          </table:table-cell>
          <table:table-cell table:formula="of:=[.J5]/[.J65]" office:value-type="float" office:value="5.4536391296486" calcext:value-type="float">
            <text:p>5.4536391296</text:p>
          </table:table-cell>
          <table:table-cell table:formula="of:=[.K5]/[.K65]" office:value-type="float" office:value="7.96540266465574" calcext:value-type="float">
            <text:p>7.9654026647</text:p>
          </table:table-cell>
          <table:table-cell table:formula="of:=[.L5]/[.L65]" office:value-type="float" office:value="6.97271097570454" calcext:value-type="float">
            <text:p>6.9727109757</text:p>
          </table:table-cell>
          <table:table-cell table:formula="of:=[.M5]/[.M65]" office:value-type="float" office:value="8.42209965264189" calcext:value-type="float">
            <text:p>8.4220996526</text:p>
          </table:table-cell>
          <table:table-cell table:formula="of:=[.N5]/[.N65]" office:value-type="float" office:value="8.8858460310126" calcext:value-type="float">
            <text:p>8.885846031</text:p>
          </table:table-cell>
          <table:table-cell table:formula="of:=[.O5]/[.O65]" office:value-type="float" office:value="9.45721728639414" calcext:value-type="float">
            <text:p>9.4572172864</text:p>
          </table:table-cell>
          <table:table-cell table:formula="of:=[.P5]/[.P65]" office:value-type="float" office:value="10.2940258323015" calcext:value-type="float">
            <text:p>10.2940258323</text:p>
          </table:table-cell>
          <table:table-cell table:formula="of:=[.Q5]/[.Q65]" office:value-type="float" office:value="10.0715006845804" calcext:value-type="float">
            <text:p>10.0715006846</text:p>
          </table:table-cell>
          <table:table-cell table:formula="of:=[.R5]/[.R65]" office:value-type="float" office:value="9.03996922618998" calcext:value-type="float">
            <text:p>9.0399692262</text:p>
          </table:table-cell>
          <table:table-cell table:formula="of:=[.S5]/[.S65]" office:value-type="float" office:value="10.2343779341541" calcext:value-type="float">
            <text:p>10.2343779342</text:p>
          </table:table-cell>
          <table:table-cell table:formula="of:=[.T5]/[.T65]" office:value-type="float" office:value="10.3850793389833" calcext:value-type="float">
            <text:p>10.385079339</text:p>
          </table:table-cell>
          <table:table-cell table:formula="of:=[.U5]/[.U65]" office:value-type="float" office:value="11.7398727825421" calcext:value-type="float">
            <text:p>11.7398727825</text:p>
          </table:table-cell>
          <table:table-cell table:formula="of:=[.V5]/[.V65]" office:value-type="float" office:value="10.1577486915074" calcext:value-type="float">
            <text:p>10.1577486915</text:p>
          </table:table-cell>
          <table:table-cell table:formula="of:=[.W5]/[.W65]" office:value-type="float" office:value="11.6447659732367" calcext:value-type="float">
            <text:p>11.6447659732</text:p>
          </table:table-cell>
          <table:table-cell table:formula="of:=[.X5]/[.X65]" office:value-type="float" office:value="8.9262398758016" calcext:value-type="float">
            <text:p>8.9262398758</text:p>
          </table:table-cell>
          <table:table-cell table:formula="of:=[.Y5]/[.Y65]" office:value-type="float" office:value="11.3968586193815" calcext:value-type="float">
            <text:p>11.3968586194</text:p>
          </table:table-cell>
          <table:table-cell table:formula="of:=[.Z5]/[.Z65]" office:value-type="float" office:value="12.2180477417806" calcext:value-type="float">
            <text:p>12.2180477418</text:p>
          </table:table-cell>
          <table:table-cell table:formula="of:=[.AA5]/[.AA65]" office:value-type="float" office:value="11.8567349499578" calcext:value-type="float">
            <text:p>11.85673495</text:p>
          </table:table-cell>
          <table:table-cell table:formula="of:=[.AB5]/[.AB65]" office:value-type="float" office:value="10.4493094202561" calcext:value-type="float">
            <text:p>10.4493094203</text:p>
          </table:table-cell>
          <table:table-cell table:formula="of:=[.AC5]/[.AC65]" office:value-type="float" office:value="9.67302064761933" calcext:value-type="float">
            <text:p>9.6730206476</text:p>
          </table:table-cell>
          <table:table-cell table:formula="of:=[.AD5]/[.AD65]" office:value-type="float" office:value="10.6583993976349" calcext:value-type="float">
            <text:p>10.6583993976</text:p>
          </table:table-cell>
          <table:table-cell table:formula="of:=[.AE5]/[.AE65]" office:value-type="float" office:value="9.57076882123642" calcext:value-type="float">
            <text:p>9.5707688212</text:p>
          </table:table-cell>
          <table:table-cell table:formula="of:=[.AF5]/[.AF65]" office:value-type="float" office:value="12.2652308604408" calcext:value-type="float">
            <text:p>12.2652308604</text:p>
          </table:table-cell>
          <table:table-cell table:formula="of:=[.AG5]/[.AG65]" office:value-type="float" office:value="9.34359297394417" calcext:value-type="float">
            <text:p>9.343592973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/[.B66]" office:value-type="float" office:value="0.940110264549505" calcext:value-type="float">
            <text:p>0.9401102645</text:p>
          </table:table-cell>
          <table:table-cell table:formula="of:=[.C6]/[.C66]" office:value-type="float" office:value="1.83071276058958" calcext:value-type="float">
            <text:p>1.8307127606</text:p>
          </table:table-cell>
          <table:table-cell table:formula="of:=[.D6]/[.D66]" office:value-type="float" office:value="2.6762512024818" calcext:value-type="float">
            <text:p>2.6762512025</text:p>
          </table:table-cell>
          <table:table-cell table:formula="of:=[.E6]/[.E66]" office:value-type="float" office:value="3.61531386769635" calcext:value-type="float">
            <text:p>3.6153138677</text:p>
          </table:table-cell>
          <table:table-cell table:formula="of:=[.F6]/[.F66]" office:value-type="float" office:value="4.38508948529336" calcext:value-type="float">
            <text:p>4.3850894853</text:p>
          </table:table-cell>
          <table:table-cell table:formula="of:=[.G6]/[.G66]" office:value-type="float" office:value="5.02440051890635" calcext:value-type="float">
            <text:p>5.0244005189</text:p>
          </table:table-cell>
          <table:table-cell table:formula="of:=[.H6]/[.H66]" office:value-type="float" office:value="5.87972903558862" calcext:value-type="float">
            <text:p>5.8797290356</text:p>
          </table:table-cell>
          <table:table-cell table:formula="of:=[.I6]/[.I66]" office:value-type="float" office:value="6.63950619362113" calcext:value-type="float">
            <text:p>6.6395061936</text:p>
          </table:table-cell>
          <table:table-cell table:formula="of:=[.J6]/[.J66]" office:value-type="float" office:value="6.95032832829442" calcext:value-type="float">
            <text:p>6.9503283283</text:p>
          </table:table-cell>
          <table:table-cell table:formula="of:=[.K6]/[.K66]" office:value-type="float" office:value="6.50398452344964" calcext:value-type="float">
            <text:p>6.5039845234</text:p>
          </table:table-cell>
          <table:table-cell table:formula="of:=[.L6]/[.L66]" office:value-type="float" office:value="7.1692357830434" calcext:value-type="float">
            <text:p>7.169235783</text:p>
          </table:table-cell>
          <table:table-cell table:formula="of:=[.M6]/[.M66]" office:value-type="float" office:value="7.23779122811516" calcext:value-type="float">
            <text:p>7.2377912281</text:p>
          </table:table-cell>
          <table:table-cell table:formula="of:=[.N6]/[.N66]" office:value-type="float" office:value="9.78423398733501" calcext:value-type="float">
            <text:p>9.7842339873</text:p>
          </table:table-cell>
          <table:table-cell table:formula="of:=[.O6]/[.O66]" office:value-type="float" office:value="8.45546692777694" calcext:value-type="float">
            <text:p>8.4554669278</text:p>
          </table:table-cell>
          <table:table-cell table:formula="of:=[.P6]/[.P66]" office:value-type="float" office:value="10.2680788336887" calcext:value-type="float">
            <text:p>10.2680788337</text:p>
          </table:table-cell>
          <table:table-cell table:formula="of:=[.Q6]/[.Q66]" office:value-type="float" office:value="8.592445422705" calcext:value-type="float">
            <text:p>8.5924454227</text:p>
          </table:table-cell>
          <table:table-cell table:formula="of:=[.R6]/[.R66]" office:value-type="float" office:value="10.2537323042375" calcext:value-type="float">
            <text:p>10.2537323042</text:p>
          </table:table-cell>
          <table:table-cell table:formula="of:=[.S6]/[.S66]" office:value-type="float" office:value="11.850407005546" calcext:value-type="float">
            <text:p>11.8504070055</text:p>
          </table:table-cell>
          <table:table-cell table:formula="of:=[.T6]/[.T66]" office:value-type="float" office:value="11.0156016315687" calcext:value-type="float">
            <text:p>11.0156016316</text:p>
          </table:table-cell>
          <table:table-cell table:formula="of:=[.U6]/[.U66]" office:value-type="float" office:value="10.0173962158628" calcext:value-type="float">
            <text:p>10.0173962159</text:p>
          </table:table-cell>
          <table:table-cell table:formula="of:=[.V6]/[.V66]" office:value-type="float" office:value="12.2892568204144" calcext:value-type="float">
            <text:p>12.2892568204</text:p>
          </table:table-cell>
          <table:table-cell table:formula="of:=[.W6]/[.W66]" office:value-type="float" office:value="12.2056630733885" calcext:value-type="float">
            <text:p>12.2056630734</text:p>
          </table:table-cell>
          <table:table-cell table:formula="of:=[.X6]/[.X66]" office:value-type="float" office:value="12.1282038764267" calcext:value-type="float">
            <text:p>12.1282038764</text:p>
          </table:table-cell>
          <table:table-cell table:formula="of:=[.Y6]/[.Y66]" office:value-type="float" office:value="12.143230993594" calcext:value-type="float">
            <text:p>12.1432309936</text:p>
          </table:table-cell>
          <table:table-cell table:formula="of:=[.Z6]/[.Z66]" office:value-type="float" office:value="12.4255185603517" calcext:value-type="float">
            <text:p>12.4255185604</text:p>
          </table:table-cell>
          <table:table-cell table:formula="of:=[.AA6]/[.AA66]" office:value-type="float" office:value="12.578283603678" calcext:value-type="float">
            <text:p>12.5782836037</text:p>
          </table:table-cell>
          <table:table-cell table:formula="of:=[.AB6]/[.AB66]" office:value-type="float" office:value="9.75572114966154" calcext:value-type="float">
            <text:p>9.7557211497</text:p>
          </table:table-cell>
          <table:table-cell table:formula="of:=[.AC6]/[.AC66]" office:value-type="float" office:value="9.26924161039537" calcext:value-type="float">
            <text:p>9.2692416104</text:p>
          </table:table-cell>
          <table:table-cell table:formula="of:=[.AD6]/[.AD66]" office:value-type="float" office:value="11.2534496419755" calcext:value-type="float">
            <text:p>11.253449642</text:p>
          </table:table-cell>
          <table:table-cell table:formula="of:=[.AE6]/[.AE66]" office:value-type="float" office:value="12.6837431396511" calcext:value-type="float">
            <text:p>12.6837431397</text:p>
          </table:table-cell>
          <table:table-cell table:formula="of:=[.AF6]/[.AF66]" office:value-type="float" office:value="11.008408953178" calcext:value-type="float">
            <text:p>11.0084089532</text:p>
          </table:table-cell>
          <table:table-cell table:formula="of:=[.AG6]/[.AG66]" office:value-type="float" office:value="13.4667050117171" calcext:value-type="float">
            <text:p>13.466705011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/[.B67]" office:value-type="float" office:value="0.95427647919256" calcext:value-type="float">
            <text:p>0.9542764792</text:p>
          </table:table-cell>
          <table:table-cell table:formula="of:=[.C7]/[.C67]" office:value-type="float" office:value="1.69479027975626" calcext:value-type="float">
            <text:p>1.6947902798</text:p>
          </table:table-cell>
          <table:table-cell table:formula="of:=[.D7]/[.D67]" office:value-type="float" office:value="2.76302061109744" calcext:value-type="float">
            <text:p>2.7630206111</text:p>
          </table:table-cell>
          <table:table-cell table:formula="of:=[.E7]/[.E67]" office:value-type="float" office:value="3.46547197684175" calcext:value-type="float">
            <text:p>3.4654719768</text:p>
          </table:table-cell>
          <table:table-cell table:formula="of:=[.F7]/[.F67]" office:value-type="float" office:value="4.43819253139585" calcext:value-type="float">
            <text:p>4.4381925314</text:p>
          </table:table-cell>
          <table:table-cell table:formula="of:=[.G7]/[.G67]" office:value-type="float" office:value="5.22786787541063" calcext:value-type="float">
            <text:p>5.2278678754</text:p>
          </table:table-cell>
          <table:table-cell table:formula="of:=[.H7]/[.H67]" office:value-type="float" office:value="6.07550244292455" calcext:value-type="float">
            <text:p>6.0755024429</text:p>
          </table:table-cell>
          <table:table-cell table:formula="of:=[.I7]/[.I67]" office:value-type="float" office:value="6.91521411325825" calcext:value-type="float">
            <text:p>6.9152141133</text:p>
          </table:table-cell>
          <table:table-cell table:formula="of:=[.J7]/[.J67]" office:value-type="float" office:value="7.63914508372827" calcext:value-type="float">
            <text:p>7.6391450837</text:p>
          </table:table-cell>
          <table:table-cell table:formula="of:=[.K7]/[.K67]" office:value-type="float" office:value="7.98753939434989" calcext:value-type="float">
            <text:p>7.9875393943</text:p>
          </table:table-cell>
          <table:table-cell table:formula="of:=[.L7]/[.L67]" office:value-type="float" office:value="8.46494364148803" calcext:value-type="float">
            <text:p>8.4649436415</text:p>
          </table:table-cell>
          <table:table-cell table:formula="of:=[.M7]/[.M67]" office:value-type="float" office:value="7.32926216334693" calcext:value-type="float">
            <text:p>7.3292621633</text:p>
          </table:table-cell>
          <table:table-cell table:formula="of:=[.N7]/[.N67]" office:value-type="float" office:value="7.95319603070514" calcext:value-type="float">
            <text:p>7.9531960307</text:p>
          </table:table-cell>
          <table:table-cell table:formula="of:=[.O7]/[.O67]" office:value-type="float" office:value="8.28891218601609" calcext:value-type="float">
            <text:p>8.288912186</text:p>
          </table:table-cell>
          <table:table-cell table:formula="of:=[.P7]/[.P67]" office:value-type="float" office:value="9.66124266448854" calcext:value-type="float">
            <text:p>9.6612426645</text:p>
          </table:table-cell>
          <table:table-cell table:formula="of:=[.Q7]/[.Q67]" office:value-type="float" office:value="11.081607698673" calcext:value-type="float">
            <text:p>11.0816076987</text:p>
          </table:table-cell>
          <table:table-cell table:formula="of:=[.R7]/[.R67]" office:value-type="float" office:value="10.4744129421607" calcext:value-type="float">
            <text:p>10.4744129422</text:p>
          </table:table-cell>
          <table:table-cell table:formula="of:=[.S7]/[.S67]" office:value-type="float" office:value="10.9367018599518" calcext:value-type="float">
            <text:p>10.93670186</text:p>
          </table:table-cell>
          <table:table-cell table:formula="of:=[.T7]/[.T67]" office:value-type="float" office:value="11.6141704091814" calcext:value-type="float">
            <text:p>11.6141704092</text:p>
          </table:table-cell>
          <table:table-cell table:formula="of:=[.U7]/[.U67]" office:value-type="float" office:value="10.9900882751096" calcext:value-type="float">
            <text:p>10.9900882751</text:p>
          </table:table-cell>
          <table:table-cell table:formula="of:=[.V7]/[.V67]" office:value-type="float" office:value="12.0650486986152" calcext:value-type="float">
            <text:p>12.0650486986</text:p>
          </table:table-cell>
          <table:table-cell table:formula="of:=[.W7]/[.W67]" office:value-type="float" office:value="12.155061555835" calcext:value-type="float">
            <text:p>12.1550615558</text:p>
          </table:table-cell>
          <table:table-cell table:formula="of:=[.X7]/[.X67]" office:value-type="float" office:value="12.268214036575" calcext:value-type="float">
            <text:p>12.2682140366</text:p>
          </table:table-cell>
          <table:table-cell table:formula="of:=[.Y7]/[.Y67]" office:value-type="float" office:value="12.5773868269253" calcext:value-type="float">
            <text:p>12.5773868269</text:p>
          </table:table-cell>
          <table:table-cell table:formula="of:=[.Z7]/[.Z67]" office:value-type="float" office:value="13.0382016742205" calcext:value-type="float">
            <text:p>13.0382016742</text:p>
          </table:table-cell>
          <table:table-cell table:formula="of:=[.AA7]/[.AA67]" office:value-type="float" office:value="12.0803719777998" calcext:value-type="float">
            <text:p>12.0803719778</text:p>
          </table:table-cell>
          <table:table-cell table:formula="of:=[.AB7]/[.AB67]" office:value-type="float" office:value="12.7919873419462" calcext:value-type="float">
            <text:p>12.7919873419</text:p>
          </table:table-cell>
          <table:table-cell table:formula="of:=[.AC7]/[.AC67]" office:value-type="float" office:value="11.0238858013579" calcext:value-type="float">
            <text:p>11.0238858014</text:p>
          </table:table-cell>
          <table:table-cell table:formula="of:=[.AD7]/[.AD67]" office:value-type="float" office:value="13.2907530918073" calcext:value-type="float">
            <text:p>13.2907530918</text:p>
          </table:table-cell>
          <table:table-cell table:formula="of:=[.AE7]/[.AE67]" office:value-type="float" office:value="12.8552464914035" calcext:value-type="float">
            <text:p>12.8552464914</text:p>
          </table:table-cell>
          <table:table-cell table:formula="of:=[.AF7]/[.AF67]" office:value-type="float" office:value="13.1802728156911" calcext:value-type="float">
            <text:p>13.1802728157</text:p>
          </table:table-cell>
          <table:table-cell table:formula="of:=[.AG7]/[.AG67]" office:value-type="float" office:value="12.2813538879353" calcext:value-type="float">
            <text:p>12.281353887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/[.B68]" office:value-type="float" office:value="0.956055127027549" calcext:value-type="float">
            <text:p>0.956055127</text:p>
          </table:table-cell>
          <table:table-cell table:formula="of:=[.C8]/[.C68]" office:value-type="float" office:value="1.80470728003471" calcext:value-type="float">
            <text:p>1.80470728</text:p>
          </table:table-cell>
          <table:table-cell table:formula="of:=[.D8]/[.D68]" office:value-type="float" office:value="2.78527937956478" calcext:value-type="float">
            <text:p>2.7852793796</text:p>
          </table:table-cell>
          <table:table-cell table:formula="of:=[.E8]/[.E68]" office:value-type="float" office:value="3.69960752450314" calcext:value-type="float">
            <text:p>3.6996075245</text:p>
          </table:table-cell>
          <table:table-cell table:formula="of:=[.F8]/[.F68]" office:value-type="float" office:value="4.51909378546385" calcext:value-type="float">
            <text:p>4.5190937855</text:p>
          </table:table-cell>
          <table:table-cell table:formula="of:=[.G8]/[.G68]" office:value-type="float" office:value="5.36345930428641" calcext:value-type="float">
            <text:p>5.3634593043</text:p>
          </table:table-cell>
          <table:table-cell table:formula="of:=[.H8]/[.H68]" office:value-type="float" office:value="5.88980808602096" calcext:value-type="float">
            <text:p>5.889808086</text:p>
          </table:table-cell>
          <table:table-cell table:formula="of:=[.I8]/[.I68]" office:value-type="float" office:value="6.98754719220487" calcext:value-type="float">
            <text:p>6.9875471922</text:p>
          </table:table-cell>
          <table:table-cell table:formula="of:=[.J8]/[.J68]" office:value-type="float" office:value="6.47765061823928" calcext:value-type="float">
            <text:p>6.4776506182</text:p>
          </table:table-cell>
          <table:table-cell table:formula="of:=[.K8]/[.K68]" office:value-type="float" office:value="7.79296262635358" calcext:value-type="float">
            <text:p>7.7929626264</text:p>
          </table:table-cell>
          <table:table-cell table:formula="of:=[.L8]/[.L68]" office:value-type="float" office:value="9.05433492646098" calcext:value-type="float">
            <text:p>9.0543349265</text:p>
          </table:table-cell>
          <table:table-cell table:formula="of:=[.M8]/[.M68]" office:value-type="float" office:value="9.8067467474463" calcext:value-type="float">
            <text:p>9.8067467474</text:p>
          </table:table-cell>
          <table:table-cell table:formula="of:=[.N8]/[.N68]" office:value-type="float" office:value="8.77210481291849" calcext:value-type="float">
            <text:p>8.7721048129</text:p>
          </table:table-cell>
          <table:table-cell table:formula="of:=[.O8]/[.O68]" office:value-type="float" office:value="10.8849585085413" calcext:value-type="float">
            <text:p>10.8849585085</text:p>
          </table:table-cell>
          <table:table-cell table:formula="of:=[.P8]/[.P68]" office:value-type="float" office:value="10.3806479871003" calcext:value-type="float">
            <text:p>10.3806479871</text:p>
          </table:table-cell>
          <table:table-cell table:formula="of:=[.Q8]/[.Q68]" office:value-type="float" office:value="12.2566054325301" calcext:value-type="float">
            <text:p>12.2566054325</text:p>
          </table:table-cell>
          <table:table-cell table:formula="of:=[.R8]/[.R68]" office:value-type="float" office:value="10.2233865931638" calcext:value-type="float">
            <text:p>10.2233865932</text:p>
          </table:table-cell>
          <table:table-cell table:formula="of:=[.S8]/[.S68]" office:value-type="float" office:value="10.6297290629001" calcext:value-type="float">
            <text:p>10.6297290629</text:p>
          </table:table-cell>
          <table:table-cell table:formula="of:=[.T8]/[.T68]" office:value-type="float" office:value="10.8623877262724" calcext:value-type="float">
            <text:p>10.8623877263</text:p>
          </table:table-cell>
          <table:table-cell table:formula="of:=[.U8]/[.U68]" office:value-type="float" office:value="10.7792952522493" calcext:value-type="float">
            <text:p>10.7792952522</text:p>
          </table:table-cell>
          <table:table-cell table:formula="of:=[.V8]/[.V68]" office:value-type="float" office:value="10.6896818644748" calcext:value-type="float">
            <text:p>10.6896818645</text:p>
          </table:table-cell>
          <table:table-cell table:formula="of:=[.W8]/[.W68]" office:value-type="float" office:value="12.0118042516033" calcext:value-type="float">
            <text:p>12.0118042516</text:p>
          </table:table-cell>
          <table:table-cell table:formula="of:=[.X8]/[.X68]" office:value-type="float" office:value="12.5895272671891" calcext:value-type="float">
            <text:p>12.5895272672</text:p>
          </table:table-cell>
          <table:table-cell table:formula="of:=[.Y8]/[.Y68]" office:value-type="float" office:value="13.0970832309912" calcext:value-type="float">
            <text:p>13.097083231</text:p>
          </table:table-cell>
          <table:table-cell table:formula="of:=[.Z8]/[.Z68]" office:value-type="float" office:value="12.419390307177" calcext:value-type="float">
            <text:p>12.4193903072</text:p>
          </table:table-cell>
          <table:table-cell table:formula="of:=[.AA8]/[.AA68]" office:value-type="float" office:value="12.813452726484" calcext:value-type="float">
            <text:p>12.8134527265</text:p>
          </table:table-cell>
          <table:table-cell table:formula="of:=[.AB8]/[.AB68]" office:value-type="float" office:value="12.3064976477244" calcext:value-type="float">
            <text:p>12.3064976477</text:p>
          </table:table-cell>
          <table:table-cell table:formula="of:=[.AC8]/[.AC68]" office:value-type="float" office:value="13.3409795130812" calcext:value-type="float">
            <text:p>13.3409795131</text:p>
          </table:table-cell>
          <table:table-cell table:formula="of:=[.AD8]/[.AD68]" office:value-type="float" office:value="13.8105612297211" calcext:value-type="float">
            <text:p>13.8105612297</text:p>
          </table:table-cell>
          <table:table-cell table:formula="of:=[.AE8]/[.AE68]" office:value-type="float" office:value="13.2478495002013" calcext:value-type="float">
            <text:p>13.2478495002</text:p>
          </table:table-cell>
          <table:table-cell table:formula="of:=[.AF8]/[.AF68]" office:value-type="float" office:value="12.6909415939466" calcext:value-type="float">
            <text:p>12.6909415939</text:p>
          </table:table-cell>
          <table:table-cell table:formula="of:=[.AG8]/[.AG68]" office:value-type="float" office:value="12.2900004459043" calcext:value-type="float">
            <text:p>12.290000445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/[.B69]" office:value-type="float" office:value="0.963516172437846" calcext:value-type="float">
            <text:p>0.9635161724</text:p>
          </table:table-cell>
          <table:table-cell table:formula="of:=[.C9]/[.C69]" office:value-type="float" office:value="1.86158904492887" calcext:value-type="float">
            <text:p>1.8615890449</text:p>
          </table:table-cell>
          <table:table-cell table:formula="of:=[.D9]/[.D69]" office:value-type="float" office:value="2.77965144927768" calcext:value-type="float">
            <text:p>2.7796514493</text:p>
          </table:table-cell>
          <table:table-cell table:formula="of:=[.E9]/[.E69]" office:value-type="float" office:value="3.67608657600413" calcext:value-type="float">
            <text:p>3.676086576</text:p>
          </table:table-cell>
          <table:table-cell table:formula="of:=[.F9]/[.F69]" office:value-type="float" office:value="4.41879814847367" calcext:value-type="float">
            <text:p>4.4187981485</text:p>
          </table:table-cell>
          <table:table-cell table:formula="of:=[.G9]/[.G69]" office:value-type="float" office:value="5.43824200940827" calcext:value-type="float">
            <text:p>5.4382420094</text:p>
          </table:table-cell>
          <table:table-cell table:formula="of:=[.H9]/[.H69]" office:value-type="float" office:value="6.20961258856957" calcext:value-type="float">
            <text:p>6.2096125886</text:p>
          </table:table-cell>
          <table:table-cell table:formula="of:=[.I9]/[.I69]" office:value-type="float" office:value="6.8433174019104" calcext:value-type="float">
            <text:p>6.8433174019</text:p>
          </table:table-cell>
          <table:table-cell table:formula="of:=[.J9]/[.J69]" office:value-type="float" office:value="7.7393355186612" calcext:value-type="float">
            <text:p>7.7393355187</text:p>
          </table:table-cell>
          <table:table-cell table:formula="of:=[.K9]/[.K69]" office:value-type="float" office:value="7.29780961925204" calcext:value-type="float">
            <text:p>7.2978096193</text:p>
          </table:table-cell>
          <table:table-cell table:formula="of:=[.L9]/[.L69]" office:value-type="float" office:value="8.51843813978385" calcext:value-type="float">
            <text:p>8.5184381398</text:p>
          </table:table-cell>
          <table:table-cell table:formula="of:=[.M9]/[.M69]" office:value-type="float" office:value="8.83697944421715" calcext:value-type="float">
            <text:p>8.8369794442</text:p>
          </table:table-cell>
          <table:table-cell table:formula="of:=[.N9]/[.N69]" office:value-type="float" office:value="10.5255840796799" calcext:value-type="float">
            <text:p>10.5255840797</text:p>
          </table:table-cell>
          <table:table-cell table:formula="of:=[.O9]/[.O69]" office:value-type="float" office:value="8.57963636054939" calcext:value-type="float">
            <text:p>8.5796363605</text:p>
          </table:table-cell>
          <table:table-cell table:formula="of:=[.P9]/[.P69]" office:value-type="float" office:value="11.5399649328642" calcext:value-type="float">
            <text:p>11.5399649329</text:p>
          </table:table-cell>
          <table:table-cell table:formula="of:=[.Q9]/[.Q69]" office:value-type="float" office:value="10.5949782189895" calcext:value-type="float">
            <text:p>10.594978219</text:p>
          </table:table-cell>
          <table:table-cell table:formula="of:=[.R9]/[.R69]" office:value-type="float" office:value="11.9073469061874" calcext:value-type="float">
            <text:p>11.9073469062</text:p>
          </table:table-cell>
          <table:table-cell table:formula="of:=[.S9]/[.S69]" office:value-type="float" office:value="11.0643242941607" calcext:value-type="float">
            <text:p>11.0643242942</text:p>
          </table:table-cell>
          <table:table-cell table:formula="of:=[.T9]/[.T69]" office:value-type="float" office:value="11.9243856488365" calcext:value-type="float">
            <text:p>11.9243856488</text:p>
          </table:table-cell>
          <table:table-cell table:formula="of:=[.U9]/[.U69]" office:value-type="float" office:value="10.9833335358419" calcext:value-type="float">
            <text:p>10.9833335358</text:p>
          </table:table-cell>
          <table:table-cell table:formula="of:=[.V9]/[.V69]" office:value-type="float" office:value="12.4687461379033" calcext:value-type="float">
            <text:p>12.4687461379</text:p>
          </table:table-cell>
          <table:table-cell table:formula="of:=[.W9]/[.W69]" office:value-type="float" office:value="13.7245373835841" calcext:value-type="float">
            <text:p>13.7245373836</text:p>
          </table:table-cell>
          <table:table-cell table:formula="of:=[.X9]/[.X69]" office:value-type="float" office:value="12.6377821679728" calcext:value-type="float">
            <text:p>12.637782168</text:p>
          </table:table-cell>
          <table:table-cell table:formula="of:=[.Y9]/[.Y69]" office:value-type="float" office:value="11.7773826699201" calcext:value-type="float">
            <text:p>11.7773826699</text:p>
          </table:table-cell>
          <table:table-cell table:formula="of:=[.Z9]/[.Z69]" office:value-type="float" office:value="13.7890536864839" calcext:value-type="float">
            <text:p>13.7890536865</text:p>
          </table:table-cell>
          <table:table-cell table:formula="of:=[.AA9]/[.AA69]" office:value-type="float" office:value="12.2393315874325" calcext:value-type="float">
            <text:p>12.2393315874</text:p>
          </table:table-cell>
          <table:table-cell table:formula="of:=[.AB9]/[.AB69]" office:value-type="float" office:value="12.5194820543244" calcext:value-type="float">
            <text:p>12.5194820543</text:p>
          </table:table-cell>
          <table:table-cell table:formula="of:=[.AC9]/[.AC69]" office:value-type="float" office:value="12.0367345993551" calcext:value-type="float">
            <text:p>12.0367345994</text:p>
          </table:table-cell>
          <table:table-cell table:formula="of:=[.AD9]/[.AD69]" office:value-type="float" office:value="13.692060773512" calcext:value-type="float">
            <text:p>13.6920607735</text:p>
          </table:table-cell>
          <table:table-cell table:formula="of:=[.AE9]/[.AE69]" office:value-type="float" office:value="12.9465623816338" calcext:value-type="float">
            <text:p>12.9465623816</text:p>
          </table:table-cell>
          <table:table-cell table:formula="of:=[.AF9]/[.AF69]" office:value-type="float" office:value="13.8118521952887" calcext:value-type="float">
            <text:p>13.8118521953</text:p>
          </table:table-cell>
          <table:table-cell table:formula="of:=[.AG9]/[.AG69]" office:value-type="float" office:value="12.2291484381447" calcext:value-type="float">
            <text:p>12.229148438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/[.B70]" office:value-type="float" office:value="0.967595866689063" calcext:value-type="float">
            <text:p>0.9675958667</text:p>
          </table:table-cell>
          <table:table-cell table:formula="of:=[.C10]/[.C70]" office:value-type="float" office:value="1.84887357984858" calcext:value-type="float">
            <text:p>1.8488735798</text:p>
          </table:table-cell>
          <table:table-cell table:formula="of:=[.D10]/[.D70]" office:value-type="float" office:value="2.79680365827515" calcext:value-type="float">
            <text:p>2.7968036583</text:p>
          </table:table-cell>
          <table:table-cell table:formula="of:=[.E10]/[.E70]" office:value-type="float" office:value="3.75525633968948" calcext:value-type="float">
            <text:p>3.7552563397</text:p>
          </table:table-cell>
          <table:table-cell table:formula="of:=[.F10]/[.F70]" office:value-type="float" office:value="4.53267787177286" calcext:value-type="float">
            <text:p>4.5326778718</text:p>
          </table:table-cell>
          <table:table-cell table:formula="of:=[.G10]/[.G70]" office:value-type="float" office:value="5.45094591584681" calcext:value-type="float">
            <text:p>5.4509459158</text:p>
          </table:table-cell>
          <table:table-cell table:formula="of:=[.H10]/[.H70]" office:value-type="float" office:value="6.33563935480995" calcext:value-type="float">
            <text:p>6.3356393548</text:p>
          </table:table-cell>
          <table:table-cell table:formula="of:=[.I10]/[.I70]" office:value-type="float" office:value="6.95188856569451" calcext:value-type="float">
            <text:p>6.9518885657</text:p>
          </table:table-cell>
          <table:table-cell table:formula="of:=[.J10]/[.J70]" office:value-type="float" office:value="7.14998904056412" calcext:value-type="float">
            <text:p>7.1499890406</text:p>
          </table:table-cell>
          <table:table-cell table:formula="of:=[.K10]/[.K70]" office:value-type="float" office:value="8.40478165708675" calcext:value-type="float">
            <text:p>8.4047816571</text:p>
          </table:table-cell>
          <table:table-cell table:formula="of:=[.L10]/[.L70]" office:value-type="float" office:value="9.05588123671578" calcext:value-type="float">
            <text:p>9.0558812367</text:p>
          </table:table-cell>
          <table:table-cell table:formula="of:=[.M10]/[.M70]" office:value-type="float" office:value="8.61485527226132" calcext:value-type="float">
            <text:p>8.6148552723</text:p>
          </table:table-cell>
          <table:table-cell table:formula="of:=[.N10]/[.N70]" office:value-type="float" office:value="7.95427866021073" calcext:value-type="float">
            <text:p>7.9542786602</text:p>
          </table:table-cell>
          <table:table-cell table:formula="of:=[.O10]/[.O70]" office:value-type="float" office:value="5.11387422189959" calcext:value-type="float">
            <text:p>5.1138742219</text:p>
          </table:table-cell>
          <table:table-cell table:formula="of:=[.P10]/[.P70]" office:value-type="float" office:value="10.2965954736054" calcext:value-type="float">
            <text:p>10.2965954736</text:p>
          </table:table-cell>
          <table:table-cell table:formula="of:=[.Q10]/[.Q70]" office:value-type="float" office:value="11.522401620241" calcext:value-type="float">
            <text:p>11.5224016202</text:p>
          </table:table-cell>
          <table:table-cell table:formula="of:=[.R10]/[.R70]" office:value-type="float" office:value="9.76513158431319" calcext:value-type="float">
            <text:p>9.7651315843</text:p>
          </table:table-cell>
          <table:table-cell table:formula="of:=[.S10]/[.S70]" office:value-type="float" office:value="11.6266200185" calcext:value-type="float">
            <text:p>11.6266200185</text:p>
          </table:table-cell>
          <table:table-cell table:formula="of:=[.T10]/[.T70]" office:value-type="float" office:value="11.2334844271741" calcext:value-type="float">
            <text:p>11.2334844272</text:p>
          </table:table-cell>
          <table:table-cell table:formula="of:=[.U10]/[.U70]" office:value-type="float" office:value="12.3911578082723" calcext:value-type="float">
            <text:p>12.3911578083</text:p>
          </table:table-cell>
          <table:table-cell table:formula="of:=[.V10]/[.V70]" office:value-type="float" office:value="12.5037435626569" calcext:value-type="float">
            <text:p>12.5037435627</text:p>
          </table:table-cell>
          <table:table-cell table:formula="of:=[.W10]/[.W70]" office:value-type="float" office:value="12.2384765920289" calcext:value-type="float">
            <text:p>12.238476592</text:p>
          </table:table-cell>
          <table:table-cell table:formula="of:=[.X10]/[.X70]" office:value-type="float" office:value="12.132736111819" calcext:value-type="float">
            <text:p>12.1327361118</text:p>
          </table:table-cell>
          <table:table-cell table:formula="of:=[.Y10]/[.Y70]" office:value-type="float" office:value="13.3383527917725" calcext:value-type="float">
            <text:p>13.3383527918</text:p>
          </table:table-cell>
          <table:table-cell table:formula="of:=[.Z10]/[.Z70]" office:value-type="float" office:value="12.8084535805068" calcext:value-type="float">
            <text:p>12.8084535805</text:p>
          </table:table-cell>
          <table:table-cell table:formula="of:=[.AA10]/[.AA70]" office:value-type="float" office:value="13.5691573859384" calcext:value-type="float">
            <text:p>13.5691573859</text:p>
          </table:table-cell>
          <table:table-cell table:formula="of:=[.AB10]/[.AB70]" office:value-type="float" office:value="14.1349198962414" calcext:value-type="float">
            <text:p>14.1349198962</text:p>
          </table:table-cell>
          <table:table-cell table:formula="of:=[.AC10]/[.AC70]" office:value-type="float" office:value="13.2296163504961" calcext:value-type="float">
            <text:p>13.2296163505</text:p>
          </table:table-cell>
          <table:table-cell table:formula="of:=[.AD10]/[.AD70]" office:value-type="float" office:value="14.121476974213" calcext:value-type="float">
            <text:p>14.1214769742</text:p>
          </table:table-cell>
          <table:table-cell table:formula="of:=[.AE10]/[.AE70]" office:value-type="float" office:value="13.3560286997613" calcext:value-type="float">
            <text:p>13.3560286998</text:p>
          </table:table-cell>
          <table:table-cell table:formula="of:=[.AF10]/[.AF70]" office:value-type="float" office:value="13.8620677472794" calcext:value-type="float">
            <text:p>13.8620677473</text:p>
          </table:table-cell>
          <table:table-cell table:formula="of:=[.AG10]/[.AG70]" office:value-type="float" office:value="14.3194706365883" calcext:value-type="float">
            <text:p>14.319470636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/[.B71]" office:value-type="float" office:value="0.988284361163424" calcext:value-type="float">
            <text:p>0.9882843612</text:p>
          </table:table-cell>
          <table:table-cell table:formula="of:=[.C11]/[.C71]" office:value-type="float" office:value="1.91590123756078" calcext:value-type="float">
            <text:p>1.9159012376</text:p>
          </table:table-cell>
          <table:table-cell table:formula="of:=[.D11]/[.D71]" office:value-type="float" office:value="2.90762987669574" calcext:value-type="float">
            <text:p>2.9076298767</text:p>
          </table:table-cell>
          <table:table-cell table:formula="of:=[.E11]/[.E71]" office:value-type="float" office:value="3.83322189449203" calcext:value-type="float">
            <text:p>3.8332218945</text:p>
          </table:table-cell>
          <table:table-cell table:formula="of:=[.F11]/[.F71]" office:value-type="float" office:value="4.69559601427539" calcext:value-type="float">
            <text:p>4.6955960143</text:p>
          </table:table-cell>
          <table:table-cell table:formula="of:=[.G11]/[.G71]" office:value-type="float" office:value="5.59482903340824" calcext:value-type="float">
            <text:p>5.5948290334</text:p>
          </table:table-cell>
          <table:table-cell table:formula="of:=[.H11]/[.H71]" office:value-type="float" office:value="6.36041086889964" calcext:value-type="float">
            <text:p>6.3604108689</text:p>
          </table:table-cell>
          <table:table-cell table:formula="of:=[.I11]/[.I71]" office:value-type="float" office:value="6.63421147795811" calcext:value-type="float">
            <text:p>6.634211478</text:p>
          </table:table-cell>
          <table:table-cell table:formula="of:=[.J11]/[.J71]" office:value-type="float" office:value="7.24229066753544" calcext:value-type="float">
            <text:p>7.2422906675</text:p>
          </table:table-cell>
          <table:table-cell table:formula="of:=[.K11]/[.K71]" office:value-type="float" office:value="8.77123192036665" calcext:value-type="float">
            <text:p>8.7712319204</text:p>
          </table:table-cell>
          <table:table-cell table:formula="of:=[.L11]/[.L71]" office:value-type="float" office:value="6.89521234023967" calcext:value-type="float">
            <text:p>6.8952123402</text:p>
          </table:table-cell>
          <table:table-cell table:formula="of:=[.M11]/[.M71]" office:value-type="float" office:value="9.82318187689303" calcext:value-type="float">
            <text:p>9.8231818769</text:p>
          </table:table-cell>
          <table:table-cell table:formula="of:=[.N11]/[.N71]" office:value-type="float" office:value="10.8946223570431" calcext:value-type="float">
            <text:p>10.894622357</text:p>
          </table:table-cell>
          <table:table-cell table:formula="of:=[.O11]/[.O71]" office:value-type="float" office:value="9.39395669057153" calcext:value-type="float">
            <text:p>9.3939566906</text:p>
          </table:table-cell>
          <table:table-cell table:formula="of:=[.P11]/[.P71]" office:value-type="float" office:value="10.8730776725391" calcext:value-type="float">
            <text:p>10.8730776725</text:p>
          </table:table-cell>
          <table:table-cell table:formula="of:=[.Q11]/[.Q71]" office:value-type="float" office:value="11.8542334400849" calcext:value-type="float">
            <text:p>11.8542334401</text:p>
          </table:table-cell>
          <table:table-cell table:formula="of:=[.R11]/[.R71]" office:value-type="float" office:value="12.3055957006419" calcext:value-type="float">
            <text:p>12.3055957006</text:p>
          </table:table-cell>
          <table:table-cell table:formula="of:=[.S11]/[.S71]" office:value-type="float" office:value="10.68228118391" calcext:value-type="float">
            <text:p>10.6822811839</text:p>
          </table:table-cell>
          <table:table-cell table:formula="of:=[.T11]/[.T71]" office:value-type="float" office:value="13.4083931679507" calcext:value-type="float">
            <text:p>13.408393168</text:p>
          </table:table-cell>
          <table:table-cell table:formula="of:=[.U11]/[.U71]" office:value-type="float" office:value="12.482965367219" calcext:value-type="float">
            <text:p>12.4829653672</text:p>
          </table:table-cell>
          <table:table-cell table:formula="of:=[.V11]/[.V71]" office:value-type="float" office:value="13.021262400276" calcext:value-type="float">
            <text:p>13.0212624003</text:p>
          </table:table-cell>
          <table:table-cell table:formula="of:=[.W11]/[.W71]" office:value-type="float" office:value="13.3361545657949" calcext:value-type="float">
            <text:p>13.3361545658</text:p>
          </table:table-cell>
          <table:table-cell table:formula="of:=[.X11]/[.X71]" office:value-type="float" office:value="12.8014800965199" calcext:value-type="float">
            <text:p>12.8014800965</text:p>
          </table:table-cell>
          <table:table-cell table:formula="of:=[.Y11]/[.Y71]" office:value-type="float" office:value="14.2293504260637" calcext:value-type="float">
            <text:p>14.2293504261</text:p>
          </table:table-cell>
          <table:table-cell table:formula="of:=[.Z11]/[.Z71]" office:value-type="float" office:value="12.657406708955" calcext:value-type="float">
            <text:p>12.657406709</text:p>
          </table:table-cell>
          <table:table-cell table:formula="of:=[.AA11]/[.AA71]" office:value-type="float" office:value="10.662823545653" calcext:value-type="float">
            <text:p>10.6628235457</text:p>
          </table:table-cell>
          <table:table-cell table:formula="of:=[.AB11]/[.AB71]" office:value-type="float" office:value="13.7376008530056" calcext:value-type="float">
            <text:p>13.737600853</text:p>
          </table:table-cell>
          <table:table-cell table:formula="of:=[.AC11]/[.AC71]" office:value-type="float" office:value="13.9809117973709" calcext:value-type="float">
            <text:p>13.9809117974</text:p>
          </table:table-cell>
          <table:table-cell table:formula="of:=[.AD11]/[.AD71]" office:value-type="float" office:value="14.5305999325823" calcext:value-type="float">
            <text:p>14.5305999326</text:p>
          </table:table-cell>
          <table:table-cell table:formula="of:=[.AE11]/[.AE71]" office:value-type="float" office:value="14.3813160607333" calcext:value-type="float">
            <text:p>14.3813160607</text:p>
          </table:table-cell>
          <table:table-cell table:formula="of:=[.AF11]/[.AF71]" office:value-type="float" office:value="13.7063221773029" calcext:value-type="float">
            <text:p>13.7063221773</text:p>
          </table:table-cell>
          <table:table-cell table:formula="of:=[.AG11]/[.AG71]" office:value-type="float" office:value="14.6622029293314" calcext:value-type="float">
            <text:p>14.6622029293</text:p>
          </table:table-cell>
        </table:table-row>
        <table:table-row table:style-name="ro2" table:number-rows-repeated="29">
          <table:table-cell table:number-columns-repeated="33"/>
        </table:table-row>
        <table:table-row table:style-name="ro3" table:number-rows-repeated="4">
          <table:table-cell table:number-columns-repeated="33"/>
        </table:table-row>
        <table:table-row table:style-name="ro2" table:number-rows-repeated="4">
          <table:table-cell table:number-columns-repeated="33"/>
        </table:table-row>
        <table:table-row table:style-name="ro3" table:number-rows-repeated="2">
          <table:table-cell table:number-columns-repeated="33"/>
        </table:table-row>
        <table:table-row table:style-name="ro2" table:number-rows-repeated="1048341">
          <table:table-cell table:number-columns-repeated="33"/>
        </table:table-row>
        <table:table-row table:style-name="ro2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 style:data-style-name="N2" text:time-value="14:56:38.352063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8:19:38.032716995</meta:creation-date>
    <dc:date>2015-09-13T15:08:12.865874391</dc:date>
    <meta:editing-duration>PT3H53M42S</meta:editing-duration>
    <meta:editing-cycles>36</meta:editing-cycles>
    <meta:generator>LibreOffice/4.2.7.2$Linux_X86_64 LibreOffice_project/420m0$Build-2</meta:generator>
    <dc:creator>Farmer </dc:creator>
    <meta:document-statistic meta:table-count="1" meta:cell-count="396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915cm" svg:height="9.2cm" xlink:href=".." xlink:type="simple" chart:class="chart:line" chart:style-name="ch1">
        <chart:plot-area chart:style-name="ch2" table:cell-range-address="Sheet1.A61:Sheet1.AG61 Sheet1.A1:Sheet1.A1 Sheet1.B11:Sheet1.AG11 Sheet1.A49:Sheet1.A49 Sheet1.B59:Sheet1.AG59 Sheet1.A13:Sheet1.A13 Sheet1.B23:Sheet1.AG23 Sheet1.A25:Sheet1.A25 Sheet1.B35:Sheet1.AG35 Sheet1.A37:Sheet1.A37 Sheet1.B47:Sheet1.AG47 Sheet1.B71:Sheet1.AG71" chart:data-source-has-labels="both" svg:x="1.243cm" svg:y="0.184cm" svg:width="12.394cm" svg:height="7.897cm">
          <chartooo:coordinate-region svg:x="2.288cm" svg:y="0.358cm" svg:width="11.215cm" svg:height="7.182cm"/>
          <chart:axis chart:dimension="x" chart:name="primary-x" chart:style-name="ch3" chartooo:axis-type="auto">
            <chartooo:date-scale/>
            <chart:title svg:x="7.349cm" svg:y="8.265cm" chart:style-name="ch4">
              <text:p>t</text:p>
            </chart:title>
            <chart:categories table:cell-range-address="Sheet1.B61:Sheet1.AG61"/>
          </chart:axis>
          <chart:axis chart:dimension="y" chart:name="primary-y" chart:style-name="ch5">
            <chart:title svg:x="0.451cm" svg:y="5.003cm" chart:style-name="ch6">
              <text:p>uts 10 t (ms)</text:p>
            </chart:title>
          </chart:axis>
          <chart:series chart:style-name="ch7" chart:values-cell-range-address="Sheet1.B11:Sheet1.AG11" chart:label-cell-address="Sheet1.A1:Sheet1.A1" chart:class="chart:line">
            <chart:data-point chart:repeated="32"/>
          </chart:series>
          <chart:series chart:style-name="ch8" chart:values-cell-range-address="Sheet1.B59:Sheet1.AG59" chart:label-cell-address="Sheet1.A49:Sheet1.A49" chart:class="chart:line">
            <chart:data-point chart:repeated="32"/>
          </chart:series>
          <chart:series chart:style-name="ch9" chart:values-cell-range-address="Sheet1.B23:Sheet1.AG23" chart:label-cell-address="Sheet1.A13:Sheet1.A13" chart:class="chart:line">
            <chart:data-point chart:repeated="32"/>
          </chart:series>
          <chart:series chart:style-name="ch10" chart:values-cell-range-address="Sheet1.B35:Sheet1.AG35" chart:label-cell-address="Sheet1.A25:Sheet1.A25" chart:class="chart:line">
            <chart:data-point chart:repeated="32"/>
          </chart:series>
          <chart:series chart:style-name="ch11" chart:values-cell-range-address="Sheet1.B47:Sheet1.AG47" chart:label-cell-address="Sheet1.A37:Sheet1.A37" chart:class="chart:line">
            <chart:data-point chart:repeated="32"/>
          </chart:series>
          <chart:series chart:style-name="ch12" chart:values-cell-range-address="Sheet1.B71:Sheet1.AG71" chart:label-cell-address="Sheet1.A61:Sheet1.A61" chart:class="chart:line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B61:Sheet1.AG6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6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4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32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uts_serial</text:p>
                <draw:g>
                  <svg:desc>Sheet1.A1:Sheet1.A1</svg:desc>
                </draw:g>
              </table:table-cell>
              <table:table-cell office:value-type="float" office:value="1103.432922">
                <text:p>1103.432922</text:p>
                <draw:g>
                  <svg:desc>Sheet1.B11:Sheet1.AG11</svg:desc>
                </draw:g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</table:table-row>
            <table:table-row>
              <table:table-cell office:value-type="string">
                <text:p>uts_omp_none</text:p>
                <draw:g>
                  <svg:desc>Sheet1.A49:Sheet1.A49</svg:desc>
                </draw:g>
              </table:table-cell>
              <table:table-cell office:value-type="float" office:value="1141.390268">
                <text:p>1141.390268</text:p>
                <draw:g>
                  <svg:desc>Sheet1.B59:Sheet1.AG59</svg:desc>
                </draw:g>
              </table:table-cell>
              <table:table-cell office:value-type="float" office:value="620.935906">
                <text:p>620.935906</text:p>
              </table:table-cell>
              <table:table-cell office:value-type="float" office:value="411.654565">
                <text:p>411.654565</text:p>
              </table:table-cell>
              <table:table-cell office:value-type="float" office:value="312.265262">
                <text:p>312.265262</text:p>
              </table:table-cell>
              <table:table-cell office:value-type="float" office:value="292.380581">
                <text:p>292.380581</text:p>
              </table:table-cell>
              <table:table-cell office:value-type="float" office:value="238.332028">
                <text:p>238.332028</text:p>
              </table:table-cell>
              <table:table-cell office:value-type="float" office:value="184.022538">
                <text:p>184.022538</text:p>
              </table:table-cell>
              <table:table-cell office:value-type="float" office:value="199.474664">
                <text:p>199.474664</text:p>
              </table:table-cell>
              <table:table-cell office:value-type="float" office:value="173.443336">
                <text:p>173.443336</text:p>
              </table:table-cell>
              <table:table-cell office:value-type="float" office:value="133.350214">
                <text:p>133.350214</text:p>
              </table:table-cell>
              <table:table-cell office:value-type="float" office:value="148.477964">
                <text:p>148.477964</text:p>
              </table:table-cell>
              <table:table-cell office:value-type="float" office:value="144.362694">
                <text:p>144.362694</text:p>
              </table:table-cell>
              <table:table-cell office:value-type="float" office:value="112.548776">
                <text:p>112.548776</text:p>
              </table:table-cell>
              <table:table-cell office:value-type="float" office:value="122.293748">
                <text:p>122.293748</text:p>
              </table:table-cell>
              <table:table-cell office:value-type="float" office:value="94.940086">
                <text:p>94.940086</text:p>
              </table:table-cell>
              <table:table-cell office:value-type="float" office:value="109.695413">
                <text:p>109.695413</text:p>
              </table:table-cell>
              <table:table-cell office:value-type="float" office:value="89.535391">
                <text:p>89.535391</text:p>
              </table:table-cell>
              <table:table-cell office:value-type="float" office:value="240.057908">
                <text:p>240.057908</text:p>
              </table:table-cell>
              <table:table-cell office:value-type="float" office:value="92.17014">
                <text:p>92.17014</text:p>
              </table:table-cell>
              <table:table-cell office:value-type="float" office:value="107.647843">
                <text:p>107.647843</text:p>
              </table:table-cell>
              <table:table-cell office:value-type="float" office:value="107.328049">
                <text:p>107.328049</text:p>
              </table:table-cell>
              <table:table-cell office:value-type="float" office:value="108.622004">
                <text:p>108.622004</text:p>
              </table:table-cell>
              <table:table-cell office:value-type="float" office:value="186.349697">
                <text:p>186.349697</text:p>
              </table:table-cell>
              <table:table-cell office:value-type="float" office:value="88.424491">
                <text:p>88.424491</text:p>
              </table:table-cell>
              <table:table-cell office:value-type="float" office:value="171.551314">
                <text:p>171.551314</text:p>
              </table:table-cell>
              <table:table-cell office:value-type="float" office:value="212.24271">
                <text:p>212.24271</text:p>
              </table:table-cell>
              <table:table-cell office:value-type="float" office:value="205.792166">
                <text:p>205.792166</text:p>
              </table:table-cell>
              <table:table-cell office:value-type="float" office:value="145.624011">
                <text:p>145.624011</text:p>
              </table:table-cell>
              <table:table-cell office:value-type="float" office:value="204.325436">
                <text:p>204.325436</text:p>
              </table:table-cell>
              <table:table-cell office:value-type="float" office:value="85.339483">
                <text:p>85.339483</text:p>
              </table:table-cell>
              <table:table-cell office:value-type="float" office:value="204.090138">
                <text:p>204.090138</text:p>
              </table:table-cell>
              <table:table-cell office:value-type="float" office:value="184.547953">
                <text:p>184.547953</text:p>
              </table:table-cell>
            </table:table-row>
            <table:table-row>
              <table:table-cell office:value-type="string">
                <text:p>uts_omp_compact</text:p>
                <draw:g>
                  <svg:desc>Sheet1.A13:Sheet1.A13</svg:desc>
                </draw:g>
              </table:table-cell>
              <table:table-cell office:value-type="float" office:value="1144.874446">
                <text:p>1144.874446</text:p>
                <draw:g>
                  <svg:desc>Sheet1.B23:Sheet1.AG23</svg:desc>
                </draw:g>
              </table:table-cell>
              <table:table-cell office:value-type="float" office:value="1065.250609">
                <text:p>1065.250609</text:p>
              </table:table-cell>
              <table:table-cell office:value-type="float" office:value="571.701539">
                <text:p>571.701539</text:p>
              </table:table-cell>
              <table:table-cell office:value-type="float" office:value="531.833027">
                <text:p>531.833027</text:p>
              </table:table-cell>
              <table:table-cell office:value-type="float" office:value="380.140957">
                <text:p>380.140957</text:p>
              </table:table-cell>
              <table:table-cell office:value-type="float" office:value="357.805275">
                <text:p>357.805275</text:p>
              </table:table-cell>
              <table:table-cell office:value-type="float" office:value="282.51386">
                <text:p>282.51386</text:p>
              </table:table-cell>
              <table:table-cell office:value-type="float" office:value="273.308717">
                <text:p>273.308717</text:p>
              </table:table-cell>
              <table:table-cell office:value-type="float" office:value="271.32377">
                <text:p>271.32377</text:p>
              </table:table-cell>
              <table:table-cell office:value-type="float" office:value="228.679699">
                <text:p>228.679699</text:p>
              </table:table-cell>
              <table:table-cell office:value-type="float" office:value="192.926858">
                <text:p>192.926858</text:p>
              </table:table-cell>
              <table:table-cell office:value-type="float" office:value="247.9671">
                <text:p>247.9671</text:p>
              </table:table-cell>
              <table:table-cell office:value-type="float" office:value="174.73931">
                <text:p>174.73931</text:p>
              </table:table-cell>
              <table:table-cell office:value-type="float" office:value="165.599016">
                <text:p>165.599016</text:p>
              </table:table-cell>
              <table:table-cell office:value-type="float" office:value="151.598521">
                <text:p>151.598521</text:p>
              </table:table-cell>
              <table:table-cell office:value-type="float" office:value="176.336305">
                <text:p>176.336305</text:p>
              </table:table-cell>
              <table:table-cell office:value-type="float" office:value="132.548304">
                <text:p>132.548304</text:p>
              </table:table-cell>
              <table:table-cell office:value-type="float" office:value="182.523534">
                <text:p>182.523534</text:p>
              </table:table-cell>
              <table:table-cell office:value-type="float" office:value="121.974379">
                <text:p>121.974379</text:p>
              </table:table-cell>
              <table:table-cell office:value-type="float" office:value="212.565901">
                <text:p>212.565901</text:p>
              </table:table-cell>
              <table:table-cell office:value-type="float" office:value="113.432897">
                <text:p>113.432897</text:p>
              </table:table-cell>
              <table:table-cell office:value-type="float" office:value="115.505865">
                <text:p>115.505865</text:p>
              </table:table-cell>
              <table:table-cell office:value-type="float" office:value="105.229587">
                <text:p>105.229587</text:p>
              </table:table-cell>
              <table:table-cell office:value-type="float" office:value="114.100401">
                <text:p>114.100401</text:p>
              </table:table-cell>
              <table:table-cell office:value-type="float" office:value="98.533401">
                <text:p>98.533401</text:p>
              </table:table-cell>
              <table:table-cell office:value-type="float" office:value="131.622168">
                <text:p>131.622168</text:p>
              </table:table-cell>
              <table:table-cell office:value-type="float" office:value="98.838961">
                <text:p>98.838961</text:p>
              </table:table-cell>
              <table:table-cell office:value-type="float" office:value="97.010356">
                <text:p>97.010356</text:p>
              </table:table-cell>
              <table:table-cell office:value-type="float" office:value="87.896409">
                <text:p>87.896409</text:p>
              </table:table-cell>
              <table:table-cell office:value-type="float" office:value="88.965169">
                <text:p>88.965169</text:p>
              </table:table-cell>
              <table:table-cell office:value-type="float" office:value="85.63117">
                <text:p>85.63117</text:p>
              </table:table-cell>
              <table:table-cell office:value-type="float" office:value="95.642619">
                <text:p>95.642619</text:p>
              </table:table-cell>
            </table:table-row>
            <table:table-row>
              <table:table-cell office:value-type="string">
                <text:p>uts_omp_scatter</text:p>
                <draw:g>
                  <svg:desc>Sheet1.A25:Sheet1.A25</svg:desc>
                </draw:g>
              </table:table-cell>
              <table:table-cell office:value-type="float" office:value="1126.888821">
                <text:p>1126.888821</text:p>
                <draw:g>
                  <svg:desc>Sheet1.B35:Sheet1.AG35</svg:desc>
                </draw:g>
              </table:table-cell>
              <table:table-cell office:value-type="float" office:value="637.151312">
                <text:p>637.151312</text:p>
              </table:table-cell>
              <table:table-cell office:value-type="float" office:value="426.707356">
                <text:p>426.707356</text:p>
              </table:table-cell>
              <table:table-cell office:value-type="float" office:value="306.428289">
                <text:p>306.428289</text:p>
              </table:table-cell>
              <table:table-cell office:value-type="float" office:value="248.478148">
                <text:p>248.478148</text:p>
              </table:table-cell>
              <table:table-cell office:value-type="float" office:value="211.388274">
                <text:p>211.388274</text:p>
              </table:table-cell>
              <table:table-cell office:value-type="float" office:value="183.472187">
                <text:p>183.472187</text:p>
              </table:table-cell>
              <table:table-cell office:value-type="float" office:value="158.75336">
                <text:p>158.75336</text:p>
              </table:table-cell>
              <table:table-cell office:value-type="float" office:value="147.060891">
                <text:p>147.060891</text:p>
              </table:table-cell>
              <table:table-cell office:value-type="float" office:value="132.821626">
                <text:p>132.821626</text:p>
              </table:table-cell>
              <table:table-cell office:value-type="float" office:value="124.653768">
                <text:p>124.653768</text:p>
              </table:table-cell>
              <table:table-cell office:value-type="float" office:value="115.231814">
                <text:p>115.231814</text:p>
              </table:table-cell>
              <table:table-cell office:value-type="float" office:value="105.955497">
                <text:p>105.955497</text:p>
              </table:table-cell>
              <table:table-cell office:value-type="float" office:value="104.705871">
                <text:p>104.705871</text:p>
              </table:table-cell>
              <table:table-cell office:value-type="float" office:value="98.08735">
                <text:p>98.08735</text:p>
              </table:table-cell>
              <table:table-cell office:value-type="float" office:value="92.490521">
                <text:p>92.490521</text:p>
              </table:table-cell>
              <table:table-cell office:value-type="float" office:value="90.646003">
                <text:p>90.646003</text:p>
              </table:table-cell>
              <table:table-cell office:value-type="float" office:value="90.239221">
                <text:p>90.239221</text:p>
              </table:table-cell>
              <table:table-cell office:value-type="float" office:value="88.759818">
                <text:p>88.759818</text:p>
              </table:table-cell>
              <table:table-cell office:value-type="float" office:value="88.158036">
                <text:p>88.158036</text:p>
              </table:table-cell>
              <table:table-cell office:value-type="float" office:value="88.057828">
                <text:p>88.057828</text:p>
              </table:table-cell>
              <table:table-cell office:value-type="float" office:value="90.541252">
                <text:p>90.541252</text:p>
              </table:table-cell>
              <table:table-cell office:value-type="float" office:value="125.826492">
                <text:p>125.826492</text:p>
              </table:table-cell>
              <table:table-cell office:value-type="float" office:value="85.380563">
                <text:p>85.380563</text:p>
              </table:table-cell>
              <table:table-cell office:value-type="float" office:value="90.285927">
                <text:p>90.285927</text:p>
              </table:table-cell>
              <table:table-cell office:value-type="float" office:value="202.245544">
                <text:p>202.245544</text:p>
              </table:table-cell>
              <table:table-cell office:value-type="float" office:value="104.296052">
                <text:p>104.296052</text:p>
              </table:table-cell>
              <table:table-cell office:value-type="float" office:value="92.960555">
                <text:p>92.960555</text:p>
              </table:table-cell>
              <table:table-cell office:value-type="float" office:value="224.318308">
                <text:p>224.318308</text:p>
              </table:table-cell>
              <table:table-cell office:value-type="float" office:value="96.350458">
                <text:p>96.350458</text:p>
              </table:table-cell>
              <table:table-cell office:value-type="float" office:value="211.080238">
                <text:p>211.080238</text:p>
              </table:table-cell>
              <table:table-cell office:value-type="float" office:value="154.105322">
                <text:p>154.105322</text:p>
              </table:table-cell>
            </table:table-row>
            <table:table-row>
              <table:table-cell office:value-type="string">
                <text:p>uts_omp_balanced</text:p>
                <draw:g>
                  <svg:desc>Sheet1.A37:Sheet1.A37</svg:desc>
                </draw:g>
              </table:table-cell>
              <table:table-cell office:value-type="float" office:value="1131.611361">
                <text:p>1131.611361</text:p>
                <draw:g>
                  <svg:desc>Sheet1.B47:Sheet1.AG47</svg:desc>
                </draw:g>
              </table:table-cell>
              <table:table-cell office:value-type="float" office:value="624.247397">
                <text:p>624.247397</text:p>
              </table:table-cell>
              <table:table-cell office:value-type="float" office:value="413.605173">
                <text:p>413.605173</text:p>
              </table:table-cell>
              <table:table-cell office:value-type="float" office:value="311.186597">
                <text:p>311.186597</text:p>
              </table:table-cell>
              <table:table-cell office:value-type="float" office:value="296.675031">
                <text:p>296.675031</text:p>
              </table:table-cell>
              <table:table-cell office:value-type="float" office:value="211.829332">
                <text:p>211.829332</text:p>
              </table:table-cell>
              <table:table-cell office:value-type="float" office:value="183.608989">
                <text:p>183.608989</text:p>
              </table:table-cell>
              <table:table-cell office:value-type="float" office:value="163.849037">
                <text:p>163.849037</text:p>
              </table:table-cell>
              <table:table-cell office:value-type="float" office:value="176.613264">
                <text:p>176.613264</text:p>
              </table:table-cell>
              <table:table-cell office:value-type="float" office:value="185.201034">
                <text:p>185.201034</text:p>
              </table:table-cell>
              <table:table-cell office:value-type="float" office:value="138.015584">
                <text:p>138.015584</text:p>
              </table:table-cell>
              <table:table-cell office:value-type="float" office:value="149.84596">
                <text:p>149.84596</text:p>
              </table:table-cell>
              <table:table-cell office:value-type="float" office:value="207.840817">
                <text:p>207.840817</text:p>
              </table:table-cell>
              <table:table-cell office:value-type="float" office:value="154.576256">
                <text:p>154.576256</text:p>
              </table:table-cell>
              <table:table-cell office:value-type="float" office:value="104.955667">
                <text:p>104.955667</text:p>
              </table:table-cell>
              <table:table-cell office:value-type="float" office:value="176.476819">
                <text:p>176.476819</text:p>
              </table:table-cell>
              <table:table-cell office:value-type="float" office:value="123.347475">
                <text:p>123.347475</text:p>
              </table:table-cell>
              <table:table-cell office:value-type="float" office:value="210.84721">
                <text:p>210.84721</text:p>
              </table:table-cell>
              <table:table-cell office:value-type="float" office:value="95.690944">
                <text:p>95.690944</text:p>
              </table:table-cell>
              <table:table-cell office:value-type="float" office:value="206.614509">
                <text:p>206.614509</text:p>
              </table:table-cell>
              <table:table-cell office:value-type="float" office:value="132.45495">
                <text:p>132.45495</text:p>
              </table:table-cell>
              <table:table-cell office:value-type="float" office:value="99.311439">
                <text:p>99.311439</text:p>
              </table:table-cell>
              <table:table-cell office:value-type="float" office:value="94.163031">
                <text:p>94.163031</text:p>
              </table:table-cell>
              <table:table-cell office:value-type="float" office:value="173.83127">
                <text:p>173.83127</text:p>
              </table:table-cell>
              <table:table-cell office:value-type="float" office:value="196.427295">
                <text:p>196.427295</text:p>
              </table:table-cell>
              <table:table-cell office:value-type="float" office:value="151.658547">
                <text:p>151.658547</text:p>
              </table:table-cell>
              <table:table-cell office:value-type="float" office:value="135.451462">
                <text:p>135.451462</text:p>
              </table:table-cell>
              <table:table-cell office:value-type="float" office:value="227.56702">
                <text:p>227.56702</text:p>
              </table:table-cell>
              <table:table-cell office:value-type="float" office:value="202.846362">
                <text:p>202.846362</text:p>
              </table:table-cell>
              <table:table-cell office:value-type="float" office:value="150.690466">
                <text:p>150.690466</text:p>
              </table:table-cell>
              <table:table-cell office:value-type="float" office:value="95.021726">
                <text:p>95.021726</text:p>
              </table:table-cell>
              <table:table-cell office:value-type="float" office:value="181.131293">
                <text:p>181.131293</text:p>
              </table:table-cell>
            </table:table-row>
            <table:table-row>
              <table:table-cell office:value-type="string">
                <text:p>uts_omp_cilk</text:p>
                <draw:g>
                  <svg:desc>Sheet1.A61:Sheet1.A61</svg:desc>
                </draw:g>
              </table:table-cell>
              <table:table-cell office:value-type="float" office:value="1116.513592">
                <text:p>1116.513592</text:p>
                <draw:g>
                  <svg:desc>Sheet1.B71:Sheet1.AG71</svg:desc>
                </draw:g>
              </table:table-cell>
              <table:table-cell office:value-type="float" office:value="575.934135">
                <text:p>575.934135</text:p>
              </table:table-cell>
              <table:table-cell office:value-type="float" office:value="379.495661">
                <text:p>379.495661</text:p>
              </table:table-cell>
              <table:table-cell office:value-type="float" office:value="287.860435">
                <text:p>287.860435</text:p>
              </table:table-cell>
              <table:table-cell office:value-type="float" office:value="234.993155">
                <text:p>234.993155</text:p>
              </table:table-cell>
              <table:table-cell office:value-type="float" office:value="197.223707">
                <text:p>197.223707</text:p>
              </table:table-cell>
              <table:table-cell office:value-type="float" office:value="173.484535">
                <text:p>173.484535</text:p>
              </table:table-cell>
              <table:table-cell office:value-type="float" office:value="166.324653">
                <text:p>166.324653</text:p>
              </table:table-cell>
              <table:table-cell office:value-type="float" office:value="152.359657">
                <text:p>152.359657</text:p>
              </table:table-cell>
              <table:table-cell office:value-type="float" office:value="125.801362">
                <text:p>125.801362</text:p>
              </table:table-cell>
              <table:table-cell office:value-type="float" office:value="160.028853">
                <text:p>160.028853</text:p>
              </table:table-cell>
              <table:table-cell office:value-type="float" office:value="112.329481">
                <text:p>112.329481</text:p>
              </table:table-cell>
              <table:table-cell office:value-type="float" office:value="101.282347">
                <text:p>101.282347</text:p>
              </table:table-cell>
              <table:table-cell office:value-type="float" office:value="117.461998">
                <text:p>117.461998</text:p>
              </table:table-cell>
              <table:table-cell office:value-type="float" office:value="101.483035">
                <text:p>101.483035</text:p>
              </table:table-cell>
              <table:table-cell office:value-type="float" office:value="93.083448">
                <text:p>93.083448</text:p>
              </table:table-cell>
              <table:table-cell office:value-type="float" office:value="89.6692">
                <text:p>89.6692</text:p>
              </table:table-cell>
              <table:table-cell office:value-type="float" office:value="103.295626">
                <text:p>103.295626</text:p>
              </table:table-cell>
              <table:table-cell office:value-type="float" office:value="82.294195">
                <text:p>82.294195</text:p>
              </table:table-cell>
              <table:table-cell office:value-type="float" office:value="88.395096">
                <text:p>88.395096</text:p>
              </table:table-cell>
              <table:table-cell office:value-type="float" office:value="84.740856">
                <text:p>84.740856</text:p>
              </table:table-cell>
              <table:table-cell office:value-type="float" office:value="82.739962">
                <text:p>82.739962</text:p>
              </table:table-cell>
              <table:table-cell office:value-type="float" office:value="86.19573">
                <text:p>86.19573</text:p>
              </table:table-cell>
              <table:table-cell office:value-type="float" office:value="77.546261">
                <text:p>77.546261</text:p>
              </table:table-cell>
              <table:table-cell office:value-type="float" office:value="87.176856">
                <text:p>87.176856</text:p>
              </table:table-cell>
              <table:table-cell office:value-type="float" office:value="103.484121">
                <text:p>103.484121</text:p>
              </table:table-cell>
              <table:table-cell office:value-type="float" office:value="80.322098">
                <text:p>80.322098</text:p>
              </table:table-cell>
              <table:table-cell office:value-type="float" office:value="78.924246">
                <text:p>78.924246</text:p>
              </table:table-cell>
              <table:table-cell office:value-type="float" office:value="75.938566">
                <text:p>75.938566</text:p>
              </table:table-cell>
              <table:table-cell office:value-type="float" office:value="76.726839">
                <text:p>76.726839</text:p>
              </table:table-cell>
              <table:table-cell office:value-type="float" office:value="80.505398">
                <text:p>80.505398</text:p>
              </table:table-cell>
              <table:table-cell office:value-type="float" office:value="75.256967">
                <text:p>75.2569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04cm" svg:height="10.044cm" xlink:href=".." xlink:type="simple" chart:class="chart:line" chart:style-name="ch1">
        <chart:plot-area chart:style-name="ch2" table:cell-range-address="Sheet1.A62:Sheet1.A71 Sheet1.A173:Sheet1.A173 Sheet1.AG174:Sheet1.AG183 Sheet1.A137:Sheet1.A137 Sheet1.AG138:Sheet1.AG147 Sheet1.A149:Sheet1.A149 Sheet1.AG150:Sheet1.AG159 Sheet1.A161:Sheet1.A161 Sheet1.AG162:Sheet1.AG171 Sheet1.A185:Sheet1.A185 Sheet1.AG186:Sheet1.AG195" chart:data-source-has-labels="both" svg:x="1.273cm" svg:y="0.2cm" svg:width="13.823cm" svg:height="8.709cm">
          <chartooo:coordinate-region svg:x="1.842cm" svg:y="0.373cm" svg:width="13.12cm" svg:height="7.995cm"/>
          <chart:axis chart:dimension="x" chart:name="primary-x" chart:style-name="ch3" chartooo:axis-type="auto">
            <chartooo:date-scale/>
            <chart:title svg:x="8.053cm" svg:y="9.109cm" chart:style-name="ch4">
              <text:p>g</text:p>
            </chart:title>
            <chart:categories table:cell-range-address="Sheet1.A62:Sheet1.A71"/>
          </chart:axis>
          <chart:axis chart:dimension="y" chart:name="primary-y" chart:style-name="ch5">
            <chart:title svg:x="0.451cm" svg:y="5.121cm" chart:style-name="ch6">
              <text:p>uts g 32</text:p>
            </chart:title>
          </chart:axis>
          <chart:series chart:style-name="ch7" chart:values-cell-range-address="Sheet1.AG174:Sheet1.AG183" chart:label-cell-address="Sheet1.A173:Sheet1.A173" chart:class="chart:line">
            <chart:data-point chart:repeated="10"/>
          </chart:series>
          <chart:series chart:style-name="ch8" chart:values-cell-range-address="Sheet1.AG138:Sheet1.AG147" chart:label-cell-address="Sheet1.A137:Sheet1.A137" chart:class="chart:line">
            <chart:data-point chart:repeated="10"/>
          </chart:series>
          <chart:series chart:style-name="ch9" chart:values-cell-range-address="Sheet1.AG150:Sheet1.AG159" chart:label-cell-address="Sheet1.A149:Sheet1.A149" chart:class="chart:line">
            <chart:data-point chart:repeated="10"/>
          </chart:series>
          <chart:series chart:style-name="ch10" chart:values-cell-range-address="Sheet1.AG162:Sheet1.AG171" chart:label-cell-address="Sheet1.A161:Sheet1.A161" chart:class="chart:line">
            <chart:data-point chart:repeated="10"/>
          </chart:series>
          <chart:series chart:style-name="ch11" chart:values-cell-range-address="Sheet1.AG186:Sheet1.AG195" chart:label-cell-address="Sheet1.A185:Sheet1.A18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ts_omp_none</text:p>
                <draw:g>
                  <svg:desc>Sheet1.A173:Sheet1.A173</svg:desc>
                </draw:g>
              </table:table-cell>
              <table:table-cell office:value-type="string">
                <text:p>uts_omp_compact</text:p>
                <draw:g>
                  <svg:desc>Sheet1.A137:Sheet1.A137</svg:desc>
                </draw:g>
              </table:table-cell>
              <table:table-cell office:value-type="string">
                <text:p>uts_omp_scatter</text:p>
                <draw:g>
                  <svg:desc>Sheet1.A149:Sheet1.A149</svg:desc>
                </draw:g>
              </table:table-cell>
              <table:table-cell office:value-type="string">
                <text:p>uts_omp_balanced</text:p>
                <draw:g>
                  <svg:desc>Sheet1.A161:Sheet1.A161</svg:desc>
                </draw:g>
              </table:table-cell>
              <table:table-cell office:value-type="string">
                <text:p>uts_omp_cilk</text:p>
                <draw:g>
                  <svg:desc>Sheet1.A185:Sheet1.A18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62:Sheet1.A71</svg:desc>
                </draw:g>
              </table:table-cell>
              <table:table-cell office:value-type="float" office:value="1.80930500130229">
                <text:p>1.80930500130229</text:p>
                <draw:g>
                  <svg:desc>Sheet1.AG174:Sheet1.AG183</svg:desc>
                </draw:g>
              </table:table-cell>
              <table:table-cell office:value-type="float" office:value="1.16078579548393">
                <text:p>1.16078579548393</text:p>
                <draw:g>
                  <svg:desc>Sheet1.AG138:Sheet1.AG147</svg:desc>
                </draw:g>
              </table:table-cell>
              <table:table-cell office:value-type="float" office:value="1.45448252457633">
                <text:p>1.45448252457633</text:p>
                <draw:g>
                  <svg:desc>Sheet1.AG150:Sheet1.AG159</svg:desc>
                </draw:g>
              </table:table-cell>
              <table:table-cell office:value-type="float" office:value="1.39066103584743">
                <text:p>1.39066103584743</text:p>
                <draw:g>
                  <svg:desc>Sheet1.AG162:Sheet1.AG171</svg:desc>
                </draw:g>
              </table:table-cell>
              <table:table-cell office:value-type="float" office:value="5.83457253678093">
                <text:p>5.83457253678093</text:p>
                <draw:g>
                  <svg:desc>Sheet1.AG186:Sheet1.AG19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02545518368094">
                <text:p>3.02545518368094</text:p>
              </table:table-cell>
              <table:table-cell office:value-type="float" office:value="7.82339487372032">
                <text:p>7.82339487372032</text:p>
              </table:table-cell>
              <table:table-cell office:value-type="float" office:value="9.53449363694731">
                <text:p>9.53449363694731</text:p>
              </table:table-cell>
              <table:table-cell office:value-type="float" office:value="6.1769147222278">
                <text:p>6.1769147222278</text:p>
              </table:table-cell>
              <table:table-cell office:value-type="float" office:value="10.1482732251338">
                <text:p>10.148273225133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76669639060424">
                <text:p>1.76669639060424</text:p>
              </table:table-cell>
              <table:table-cell office:value-type="float" office:value="7.76418662298365">
                <text:p>7.76418662298365</text:p>
              </table:table-cell>
              <table:table-cell office:value-type="float" office:value="2.86539039856894">
                <text:p>2.86539039856894</text:p>
              </table:table-cell>
              <table:table-cell office:value-type="float" office:value="2.38795665366162">
                <text:p>2.38795665366162</text:p>
              </table:table-cell>
              <table:table-cell office:value-type="float" office:value="9.30972141903882">
                <text:p>9.3097214190388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0632850236426">
                <text:p>4.0632850236426</text:p>
              </table:table-cell>
              <table:table-cell office:value-type="float" office:value="9.89775735946758">
                <text:p>9.89775735946758</text:p>
              </table:table-cell>
              <table:table-cell office:value-type="float" office:value="2.50750170155938">
                <text:p>2.50750170155938</text:p>
              </table:table-cell>
              <table:table-cell office:value-type="float" office:value="4.56166145535073">
                <text:p>4.56166145535073</text:p>
              </table:table-cell>
              <table:table-cell office:value-type="float" office:value="9.34359297394417">
                <text:p>9.3435929739441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01274692863167">
                <text:p>4.01274692863167</text:p>
              </table:table-cell>
              <table:table-cell office:value-type="float" office:value="5.28458940618815">
                <text:p>5.28458940618815</text:p>
              </table:table-cell>
              <table:table-cell office:value-type="float" office:value="2.56240960740094">
                <text:p>2.56240960740094</text:p>
              </table:table-cell>
              <table:table-cell office:value-type="float" office:value="7.96803579858207">
                <text:p>7.96803579858207</text:p>
              </table:table-cell>
              <table:table-cell office:value-type="float" office:value="13.4667050117171">
                <text:p>13.466705011717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.4738612077646">
                <text:p>10.4738612077646</text:p>
              </table:table-cell>
              <table:table-cell office:value-type="float" office:value="8.5167778394215">
                <text:p>8.5167778394215</text:p>
              </table:table-cell>
              <table:table-cell office:value-type="float" office:value="10.679527029736">
                <text:p>10.679527029736</text:p>
              </table:table-cell>
              <table:table-cell office:value-type="float" office:value="6.87839847728015">
                <text:p>6.87839847728015</text:p>
              </table:table-cell>
              <table:table-cell office:value-type="float" office:value="12.2813538879353">
                <text:p>12.281353887935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.79354584788234">
                <text:p>8.79354584788234</text:p>
              </table:table-cell>
              <table:table-cell office:value-type="float" office:value="8.91684806355938">
                <text:p>8.91684806355938</text:p>
              </table:table-cell>
              <table:table-cell office:value-type="float" office:value="10.545601515328">
                <text:p>10.545601515328</text:p>
              </table:table-cell>
              <table:table-cell office:value-type="float" office:value="3.79971648135245">
                <text:p>3.79971648135245</text:p>
              </table:table-cell>
              <table:table-cell office:value-type="float" office:value="12.2900004459043">
                <text:p>12.290000445904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.32257176524513">
                <text:p>4.32257176524513</text:p>
              </table:table-cell>
              <table:table-cell office:value-type="float" office:value="8.29543820657214">
                <text:p>8.29543820657214</text:p>
              </table:table-cell>
              <table:table-cell office:value-type="float" office:value="4.31441004147368">
                <text:p>4.31441004147368</text:p>
              </table:table-cell>
              <table:table-cell office:value-type="float" office:value="4.16255251193763">
                <text:p>4.16255251193763</text:p>
              </table:table-cell>
              <table:table-cell office:value-type="float" office:value="12.2291484381447">
                <text:p>12.229148438144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.21064034332582">
                <text:p>8.21064034332582</text:p>
              </table:table-cell>
              <table:table-cell office:value-type="float" office:value="12.799278572538">
                <text:p>12.799278572538</text:p>
              </table:table-cell>
              <table:table-cell office:value-type="float" office:value="5.05104251316349">
                <text:p>5.05104251316349</text:p>
              </table:table-cell>
              <table:table-cell office:value-type="float" office:value="12.7115480341485">
                <text:p>12.7115480341485</text:p>
              </table:table-cell>
              <table:table-cell office:value-type="float" office:value="14.3194706365883">
                <text:p>14.31947063658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97911222564468">
                <text:p>5.97911222564468</text:p>
              </table:table-cell>
              <table:table-cell office:value-type="float" office:value="11.5370421004469">
                <text:p>11.5370421004469</text:p>
              </table:table-cell>
              <table:table-cell office:value-type="float" office:value="7.1602518828">
                <text:p>7.1602518828</text:p>
              </table:table-cell>
              <table:table-cell office:value-type="float" office:value="6.0918955732293">
                <text:p>6.0918955732293</text:p>
              </table:table-cell>
              <table:table-cell office:value-type="float" office:value="14.6622029293314">
                <text:p>14.66220292933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227cm" svg:height="8.917cm" xlink:href=".." xlink:type="simple" chart:class="chart:line" chart:style-name="ch1">
        <chart:plot-area chart:style-name="ch2" table:cell-range-address="Sheet1.A61:Sheet1.A71 Sheet1.A1:Sheet1.A1 Sheet1.AG2:Sheet1.AG11 Sheet1.A49:Sheet1.A49 Sheet1.AG50:Sheet1.AG59 Sheet1.A13:Sheet1.A13 Sheet1.AG14:Sheet1.AG23 Sheet1.A25:Sheet1.A25 Sheet1.AG26:Sheet1.AG35 Sheet1.A37:Sheet1.A37 Sheet1.AG38:Sheet1.AG47 Sheet1.AG62:Sheet1.AG71" chart:data-source-has-labels="both" svg:x="1.289cm" svg:y="0.178cm" svg:width="14.614cm" svg:height="7.626cm">
          <chartooo:coordinate-region svg:x="2.334cm" svg:y="0.351cm" svg:width="13.436cm" svg:height="6.912cm"/>
          <chart:axis chart:dimension="x" chart:name="primary-x" chart:style-name="ch3" chartooo:axis-type="auto">
            <chartooo:date-scale/>
            <chart:title svg:x="8.465cm" svg:y="7.982cm" chart:style-name="ch4">
              <text:p>g</text:p>
            </chart:title>
            <chart:categories table:cell-range-address="Sheet1.A62:Sheet1.A71"/>
          </chart:axis>
          <chart:axis chart:dimension="y" chart:name="primary-y" chart:style-name="ch5">
            <chart:title svg:x="0.451cm" svg:y="4.902cm" chart:style-name="ch6">
              <text:p>uts g 32 (ms)</text:p>
            </chart:title>
          </chart:axis>
          <chart:series chart:style-name="ch7" chart:values-cell-range-address="Sheet1.AG2:Sheet1.AG11" chart:label-cell-address="Sheet1.A1:Sheet1.A1" chart:class="chart:line">
            <chart:data-point chart:repeated="10"/>
          </chart:series>
          <chart:series chart:style-name="ch8" chart:values-cell-range-address="Sheet1.AG50:Sheet1.AG59" chart:label-cell-address="Sheet1.A49:Sheet1.A49" chart:class="chart:line">
            <chart:data-point chart:repeated="10"/>
          </chart:series>
          <chart:series chart:style-name="ch9" chart:values-cell-range-address="Sheet1.AG14:Sheet1.AG23" chart:label-cell-address="Sheet1.A13:Sheet1.A13" chart:class="chart:line">
            <chart:data-point chart:repeated="10"/>
          </chart:series>
          <chart:series chart:style-name="ch10" chart:values-cell-range-address="Sheet1.AG26:Sheet1.AG35" chart:label-cell-address="Sheet1.A25:Sheet1.A25" chart:class="chart:line">
            <chart:data-point chart:repeated="10"/>
          </chart:series>
          <chart:series chart:style-name="ch11" chart:values-cell-range-address="Sheet1.AG38:Sheet1.AG47" chart:label-cell-address="Sheet1.A37:Sheet1.A37" chart:class="chart:line">
            <chart:data-point chart:repeated="10"/>
          </chart:series>
          <chart:series chart:style-name="ch12" chart:values-cell-range-address="Sheet1.AG62:Sheet1.AG71" chart:label-cell-address="Sheet1.A61:Sheet1.A6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ts_serial</text:p>
                <draw:g>
                  <svg:desc>Sheet1.A1:Sheet1.A1</svg:desc>
                </draw:g>
              </table:table-cell>
              <table:table-cell office:value-type="string">
                <text:p>uts_omp_none</text:p>
                <draw:g>
                  <svg:desc>Sheet1.A49:Sheet1.A49</svg:desc>
                </draw:g>
              </table:table-cell>
              <table:table-cell office:value-type="string">
                <text:p>uts_omp_compact</text:p>
                <draw:g>
                  <svg:desc>Sheet1.A13:Sheet1.A13</svg:desc>
                </draw:g>
              </table:table-cell>
              <table:table-cell office:value-type="string">
                <text:p>uts_omp_scatter</text:p>
                <draw:g>
                  <svg:desc>Sheet1.A25:Sheet1.A25</svg:desc>
                </draw:g>
              </table:table-cell>
              <table:table-cell office:value-type="string">
                <text:p>uts_omp_balanced</text:p>
                <draw:g>
                  <svg:desc>Sheet1.A37:Sheet1.A37</svg:desc>
                </draw:g>
              </table:table-cell>
              <table:table-cell office:value-type="string">
                <text:p>uts_omp_cilk</text:p>
                <draw:g>
                  <svg:desc>Sheet1.A61:Sheet1.A6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62:Sheet1.A71</svg:desc>
                </draw:g>
              </table:table-cell>
              <table:table-cell office:value-type="float" office:value="133.694457">
                <text:p>133.694457</text:p>
                <draw:g>
                  <svg:desc>Sheet1.AG2:Sheet1.AG11</svg:desc>
                </draw:g>
              </table:table-cell>
              <table:table-cell office:value-type="float" office:value="73.892714">
                <text:p>73.892714</text:p>
                <draw:g>
                  <svg:desc>Sheet1.AG50:Sheet1.AG59</svg:desc>
                </draw:g>
              </table:table-cell>
              <table:table-cell office:value-type="float" office:value="115.175821">
                <text:p>115.175821</text:p>
                <draw:g>
                  <svg:desc>Sheet1.AG14:Sheet1.AG23</svg:desc>
                </draw:g>
              </table:table-cell>
              <table:table-cell office:value-type="float" office:value="91.918916">
                <text:p>91.918916</text:p>
                <draw:g>
                  <svg:desc>Sheet1.AG26:Sheet1.AG35</svg:desc>
                </draw:g>
              </table:table-cell>
              <table:table-cell office:value-type="float" office:value="96.137343">
                <text:p>96.137343</text:p>
                <draw:g>
                  <svg:desc>Sheet1.AG38:Sheet1.AG47</svg:desc>
                </draw:g>
              </table:table-cell>
              <table:table-cell office:value-type="float" office:value="22.914182">
                <text:p>22.914182</text:p>
                <draw:g>
                  <svg:desc>Sheet1.AG62:Sheet1.AG7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24.761224">
                <text:p>324.761224</text:p>
              </table:table-cell>
              <table:table-cell office:value-type="float" office:value="107.34293">
                <text:p>107.34293</text:p>
              </table:table-cell>
              <table:table-cell office:value-type="float" office:value="41.511547">
                <text:p>41.511547</text:p>
              </table:table-cell>
              <table:table-cell office:value-type="float" office:value="34.061717">
                <text:p>34.061717</text:p>
              </table:table-cell>
              <table:table-cell office:value-type="float" office:value="52.576608">
                <text:p>52.576608</text:p>
              </table:table-cell>
              <table:table-cell office:value-type="float" office:value="32.001624">
                <text:p>32.00162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69.02936">
                <text:p>369.02936</text:p>
              </table:table-cell>
              <table:table-cell office:value-type="float" office:value="208.881029">
                <text:p>208.881029</text:p>
              </table:table-cell>
              <table:table-cell office:value-type="float" office:value="47.529687">
                <text:p>47.529687</text:p>
              </table:table-cell>
              <table:table-cell office:value-type="float" office:value="128.78851">
                <text:p>128.78851</text:p>
              </table:table-cell>
              <table:table-cell office:value-type="float" office:value="154.537713">
                <text:p>154.537713</text:p>
              </table:table-cell>
              <table:table-cell office:value-type="float" office:value="39.639141">
                <text:p>39.63914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52.406634">
                <text:p>452.406634</text:p>
              </table:table-cell>
              <table:table-cell office:value-type="float" office:value="111.340118">
                <text:p>111.340118</text:p>
              </table:table-cell>
              <table:table-cell office:value-type="float" office:value="45.707994">
                <text:p>45.707994</text:p>
              </table:table-cell>
              <table:table-cell office:value-type="float" office:value="180.421267">
                <text:p>180.421267</text:p>
              </table:table-cell>
              <table:table-cell office:value-type="float" office:value="99.175846">
                <text:p>99.175846</text:p>
              </table:table-cell>
              <table:table-cell office:value-type="float" office:value="48.418915">
                <text:p>48.41891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57.725837">
                <text:p>557.725837</text:p>
              </table:table-cell>
              <table:table-cell office:value-type="float" office:value="138.98854">
                <text:p>138.98854</text:p>
              </table:table-cell>
              <table:table-cell office:value-type="float" office:value="105.538159">
                <text:p>105.538159</text:p>
              </table:table-cell>
              <table:table-cell office:value-type="float" office:value="217.656785">
                <text:p>217.656785</text:p>
              </table:table-cell>
              <table:table-cell office:value-type="float" office:value="69.995398">
                <text:p>69.995398</text:p>
              </table:table-cell>
              <table:table-cell office:value-type="float" office:value="41.415167">
                <text:p>41.4151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65.123923">
                <text:p>665.123923</text:p>
              </table:table-cell>
              <table:table-cell office:value-type="float" office:value="63.503221">
                <text:p>63.503221</text:p>
              </table:table-cell>
              <table:table-cell office:value-type="float" office:value="78.095723">
                <text:p>78.095723</text:p>
              </table:table-cell>
              <table:table-cell office:value-type="float" office:value="62.280279">
                <text:p>62.280279</text:p>
              </table:table-cell>
              <table:table-cell office:value-type="float" office:value="96.697498">
                <text:p>96.697498</text:p>
              </table:table-cell>
              <table:table-cell office:value-type="float" office:value="54.157215">
                <text:p>54.15721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68.427706">
                <text:p>768.427706</text:p>
              </table:table-cell>
              <table:table-cell office:value-type="float" office:value="87.385421">
                <text:p>87.385421</text:p>
              </table:table-cell>
              <table:table-cell office:value-type="float" office:value="86.177055">
                <text:p>86.177055</text:p>
              </table:table-cell>
              <table:table-cell office:value-type="float" office:value="72.867129">
                <text:p>72.867129</text:p>
              </table:table-cell>
              <table:table-cell office:value-type="float" office:value="202.232906">
                <text:p>202.232906</text:p>
              </table:table-cell>
              <table:table-cell office:value-type="float" office:value="62.524628">
                <text:p>62.52462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73.206055">
                <text:p>873.206055</text:p>
              </table:table-cell>
              <table:table-cell office:value-type="float" office:value="202.010771">
                <text:p>202.010771</text:p>
              </table:table-cell>
              <table:table-cell office:value-type="float" office:value="105.263403">
                <text:p>105.263403</text:p>
              </table:table-cell>
              <table:table-cell office:value-type="float" office:value="202.392922">
                <text:p>202.392922</text:p>
              </table:table-cell>
              <table:table-cell office:value-type="float" office:value="209.776586">
                <text:p>209.776586</text:p>
              </table:table-cell>
              <table:table-cell office:value-type="float" office:value="71.403668">
                <text:p>71.40366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78.183201">
                <text:p>978.183201</text:p>
              </table:table-cell>
              <table:table-cell office:value-type="float" office:value="119.136043">
                <text:p>119.136043</text:p>
              </table:table-cell>
              <table:table-cell office:value-type="float" office:value="76.42487">
                <text:p>76.42487</text:p>
              </table:table-cell>
              <table:table-cell office:value-type="float" office:value="193.659665">
                <text:p>193.659665</text:p>
              </table:table-cell>
              <table:table-cell office:value-type="float" office:value="76.952327">
                <text:p>76.952327</text:p>
              </table:table-cell>
              <table:table-cell office:value-type="float" office:value="68.311408">
                <text:p>68.3114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84.547953">
                <text:p>184.547953</text:p>
              </table:table-cell>
              <table:table-cell office:value-type="float" office:value="95.642619">
                <text:p>95.642619</text:p>
              </table:table-cell>
              <table:table-cell office:value-type="float" office:value="154.105322">
                <text:p>154.105322</text:p>
              </table:table-cell>
              <table:table-cell office:value-type="float" office:value="181.131293">
                <text:p>181.131293</text:p>
              </table:table-cell>
              <table:table-cell office:value-type="float" office:value="75.256967">
                <text:p>75.2569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3cm" svg:height="10.819cm" xlink:href=".." xlink:type="simple" chart:class="chart:line" chart:style-name="ch1">
        <chart:plot-area chart:style-name="ch2" table:cell-range-address="Sheet1.B61:Sheet1.AG61 Sheet1.A173:Sheet1.A173 Sheet1.B183:Sheet1.AG183 Sheet1.A137:Sheet1.A137 Sheet1.B147:Sheet1.AG147 Sheet1.A149:Sheet1.A149 Sheet1.B159:Sheet1.AG159 Sheet1.A161:Sheet1.A161 Sheet1.B171:Sheet1.AG171 Sheet1.A185:Sheet1.A185 Sheet1.B195:Sheet1.AG195" chart:data-source-has-labels="both" svg:x="1.303cm" svg:y="0.216cm" svg:width="15.289cm" svg:height="9.452cm">
          <chartooo:coordinate-region svg:x="1.872cm" svg:y="0.389cm" svg:width="14.587cm" svg:height="8.738cm"/>
          <chart:axis chart:dimension="x" chart:name="primary-x" chart:style-name="ch3" chartooo:axis-type="auto">
            <chartooo:date-scale/>
            <chart:title svg:x="8.856cm" svg:y="9.884cm" chart:style-name="ch4">
              <text:p>t</text:p>
            </chart:title>
            <chart:categories table:cell-range-address="Sheet1.B61:Sheet1.AG61"/>
          </chart:axis>
          <chart:axis chart:dimension="y" chart:name="primary-y" chart:style-name="ch5">
            <chart:title svg:x="0.451cm" svg:y="5.47cm" chart:style-name="ch6">
              <text:p>uts 10 t</text:p>
            </chart:title>
          </chart:axis>
          <chart:series chart:style-name="ch7" chart:values-cell-range-address="Sheet1.B183:Sheet1.AG183" chart:label-cell-address="Sheet1.A173:Sheet1.A173" chart:class="chart:line">
            <chart:data-point chart:repeated="32"/>
          </chart:series>
          <chart:series chart:style-name="ch8" chart:values-cell-range-address="Sheet1.B147:Sheet1.AG147" chart:label-cell-address="Sheet1.A137:Sheet1.A137" chart:class="chart:line">
            <chart:data-point chart:repeated="32"/>
          </chart:series>
          <chart:series chart:style-name="ch9" chart:values-cell-range-address="Sheet1.B159:Sheet1.AG159" chart:label-cell-address="Sheet1.A149:Sheet1.A149" chart:class="chart:line">
            <chart:data-point chart:repeated="32"/>
          </chart:series>
          <chart:series chart:style-name="ch10" chart:values-cell-range-address="Sheet1.B171:Sheet1.AG171" chart:label-cell-address="Sheet1.A161:Sheet1.A161" chart:class="chart:line">
            <chart:data-point chart:repeated="32"/>
          </chart:series>
          <chart:series chart:style-name="ch11" chart:values-cell-range-address="Sheet1.B195:Sheet1.AG195" chart:label-cell-address="Sheet1.A185:Sheet1.A185" chart:class="chart:line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B61:Sheet1.AG6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6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4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32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uts_omp_none</text:p>
                <draw:g>
                  <svg:desc>Sheet1.A173:Sheet1.A173</svg:desc>
                </draw:g>
              </table:table-cell>
              <table:table-cell office:value-type="float" office:value="0.966744638478028">
                <text:p>0.966744638478028</text:p>
                <draw:g>
                  <svg:desc>Sheet1.B183:Sheet1.AG183</svg:desc>
                </draw:g>
              </table:table-cell>
              <table:table-cell office:value-type="float" office:value="1.77704801951008">
                <text:p>1.77704801951008</text:p>
              </table:table-cell>
              <table:table-cell office:value-type="float" office:value="2.68048265661769">
                <text:p>2.68048265661769</text:p>
              </table:table-cell>
              <table:table-cell office:value-type="float" office:value="3.53363968483949">
                <text:p>3.53363968483949</text:p>
              </table:table-cell>
              <table:table-cell office:value-type="float" office:value="3.77396104155084">
                <text:p>3.77396104155084</text:p>
              </table:table-cell>
              <table:table-cell office:value-type="float" office:value="4.62981384105035">
                <text:p>4.62981384105035</text:p>
              </table:table-cell>
              <table:table-cell office:value-type="float" office:value="5.99618358703432">
                <text:p>5.99618358703432</text:p>
              </table:table-cell>
              <table:table-cell office:value-type="float" office:value="5.53169460157607">
                <text:p>5.53169460157607</text:p>
              </table:table-cell>
              <table:table-cell office:value-type="float" office:value="6.36192169412609">
                <text:p>6.36192169412609</text:p>
              </table:table-cell>
              <table:table-cell office:value-type="float" office:value="8.27469929669554">
                <text:p>8.27469929669554</text:p>
              </table:table-cell>
              <table:table-cell office:value-type="float" office:value="7.43162751073284">
                <text:p>7.43162751073284</text:p>
              </table:table-cell>
              <table:table-cell office:value-type="float" office:value="7.64347693594579">
                <text:p>7.64347693594579</text:p>
              </table:table-cell>
              <table:table-cell office:value-type="float" office:value="9.80404195599604">
                <text:p>9.80404195599604</text:p>
              </table:table-cell>
              <table:table-cell office:value-type="float" office:value="9.02280729837473">
                <text:p>9.02280729837473</text:p>
              </table:table-cell>
              <table:table-cell office:value-type="float" office:value="11.6224133397141">
                <text:p>11.6224133397141</text:p>
              </table:table-cell>
              <table:table-cell office:value-type="float" office:value="10.0590616491867">
                <text:p>10.0590616491867</text:p>
              </table:table-cell>
              <table:table-cell office:value-type="float" office:value="12.3239861877635">
                <text:p>12.3239861877635</text:p>
              </table:table-cell>
              <table:table-cell office:value-type="float" office:value="4.59652810937601">
                <text:p>4.59652810937601</text:p>
              </table:table-cell>
              <table:table-cell office:value-type="float" office:value="11.971696278209">
                <text:p>11.971696278209</text:p>
              </table:table-cell>
              <table:table-cell office:value-type="float" office:value="10.2503950961656">
                <text:p>10.2503950961656</text:p>
              </table:table-cell>
              <table:table-cell office:value-type="float" office:value="10.2809371108572">
                <text:p>10.2809371108572</text:p>
              </table:table-cell>
              <table:table-cell office:value-type="float" office:value="10.1584658850522">
                <text:p>10.1584658850522</text:p>
              </table:table-cell>
              <table:table-cell office:value-type="float" office:value="5.92130247466944">
                <text:p>5.92130247466944</text:p>
              </table:table-cell>
              <table:table-cell office:value-type="float" office:value="12.4788156484836">
                <text:p>12.4788156484836</text:p>
              </table:table-cell>
              <table:table-cell office:value-type="float" office:value="6.43208668165608">
                <text:p>6.43208668165608</text:p>
              </table:table-cell>
              <table:table-cell office:value-type="float" office:value="5.19892024559996">
                <text:p>5.19892024559996</text:p>
              </table:table-cell>
              <table:table-cell office:value-type="float" office:value="5.36188011160736">
                <text:p>5.36188011160736</text:p>
              </table:table-cell>
              <table:table-cell office:value-type="float" office:value="7.57727324239133">
                <text:p>7.57727324239133</text:p>
              </table:table-cell>
              <table:table-cell office:value-type="float" office:value="5.40036983941637">
                <text:p>5.40036983941637</text:p>
              </table:table-cell>
              <table:table-cell office:value-type="float" office:value="12.9299227416224">
                <text:p>12.9299227416224</text:p>
              </table:table-cell>
              <table:table-cell office:value-type="float" office:value="5.40659599142414">
                <text:p>5.40659599142414</text:p>
              </table:table-cell>
              <table:table-cell office:value-type="float" office:value="5.97911222564468">
                <text:p>5.97911222564468</text:p>
              </table:table-cell>
            </table:table-row>
            <table:table-row>
              <table:table-cell office:value-type="string">
                <text:p>uts_omp_compact</text:p>
                <draw:g>
                  <svg:desc>Sheet1.A137:Sheet1.A137</svg:desc>
                </draw:g>
              </table:table-cell>
              <table:table-cell office:value-type="float" office:value="0.963802560058188">
                <text:p>0.963802560058188</text:p>
                <draw:g>
                  <svg:desc>Sheet1.B147:Sheet1.AG147</svg:desc>
                </draw:g>
              </table:table-cell>
              <table:table-cell office:value-type="float" office:value="1.03584350262502">
                <text:p>1.03584350262502</text:p>
              </table:table-cell>
              <table:table-cell office:value-type="float" office:value="1.93008562462519">
                <text:p>1.93008562462519</text:p>
              </table:table-cell>
              <table:table-cell office:value-type="float" office:value="2.07477322012948">
                <text:p>2.07477322012948</text:p>
              </table:table-cell>
              <table:table-cell office:value-type="float" office:value="2.90269412353797">
                <text:p>2.90269412353797</text:p>
              </table:table-cell>
              <table:table-cell office:value-type="float" office:value="3.08389227073301">
                <text:p>3.08389227073301</text:p>
              </table:table-cell>
              <table:table-cell office:value-type="float" office:value="3.90576562155216">
                <text:p>3.90576562155216</text:p>
              </table:table-cell>
              <table:table-cell office:value-type="float" office:value="4.0373133140865">
                <text:p>4.0373133140865</text:p>
              </table:table-cell>
              <table:table-cell office:value-type="float" office:value="4.0668494396934">
                <text:p>4.0668494396934</text:p>
              </table:table-cell>
              <table:table-cell office:value-type="float" office:value="4.82523340211323">
                <text:p>4.82523340211323</text:p>
              </table:table-cell>
              <table:table-cell office:value-type="float" office:value="5.71943654418505">
                <text:p>5.71943654418505</text:p>
              </table:table-cell>
              <table:table-cell office:value-type="float" office:value="4.44991663006907">
                <text:p>4.44991663006907</text:p>
              </table:table-cell>
              <table:table-cell office:value-type="float" office:value="6.31473777709206">
                <text:p>6.31473777709206</text:p>
              </table:table-cell>
              <table:table-cell office:value-type="float" office:value="6.66328187602274">
                <text:p>6.66328187602274</text:p>
              </table:table-cell>
              <table:table-cell office:value-type="float" office:value="7.2786522897542">
                <text:p>7.2786522897542</text:p>
              </table:table-cell>
              <table:table-cell office:value-type="float" office:value="6.2575481662724">
                <text:p>6.2575481662724</text:p>
              </table:table-cell>
              <table:table-cell office:value-type="float" office:value="8.3247607755132">
                <text:p>8.3247607755132</text:p>
              </table:table-cell>
              <table:table-cell office:value-type="float" office:value="6.04542821310922">
                <text:p>6.04542821310922</text:p>
              </table:table-cell>
              <table:table-cell office:value-type="float" office:value="9.04643197240627">
                <text:p>9.04643197240627</text:p>
              </table:table-cell>
              <table:table-cell office:value-type="float" office:value="5.19101566530184">
                <text:p>5.19101566530184</text:p>
              </table:table-cell>
              <table:table-cell office:value-type="float" office:value="9.72762709216534">
                <text:p>9.72762709216534</text:p>
              </table:table-cell>
              <table:table-cell office:value-type="float" office:value="9.55304669594051">
                <text:p>9.55304669594051</text:p>
              </table:table-cell>
              <table:table-cell office:value-type="float" office:value="10.4859569771">
                <text:p>10.4859569771</text:p>
              </table:table-cell>
              <table:table-cell office:value-type="float" office:value="9.67071905382699">
                <text:p>9.67071905382699</text:p>
              </table:table-cell>
              <table:table-cell office:value-type="float" office:value="11.1985672959771">
                <text:p>11.1985672959771</text:p>
              </table:table-cell>
              <table:table-cell office:value-type="float" office:value="8.38333647566115">
                <text:p>8.38333647566115</text:p>
              </table:table-cell>
              <table:table-cell office:value-type="float" office:value="11.163946998593">
                <text:p>11.163946998593</text:p>
              </table:table-cell>
              <table:table-cell office:value-type="float" office:value="11.3743827720826">
                <text:p>11.3743827720826</text:p>
              </table:table-cell>
              <table:table-cell office:value-type="float" office:value="12.5537884261005">
                <text:p>12.5537884261005</text:p>
              </table:table-cell>
              <table:table-cell office:value-type="float" office:value="12.4029767425047">
                <text:p>12.4029767425047</text:p>
              </table:table-cell>
              <table:table-cell office:value-type="float" office:value="12.8858793124046">
                <text:p>12.8858793124046</text:p>
              </table:table-cell>
              <table:table-cell office:value-type="float" office:value="11.5370421004469">
                <text:p>11.5370421004469</text:p>
              </table:table-cell>
            </table:table-row>
            <table:table-row>
              <table:table-cell office:value-type="string">
                <text:p>uts_omp_scatter</text:p>
                <draw:g>
                  <svg:desc>Sheet1.A149:Sheet1.A149</svg:desc>
                </draw:g>
              </table:table-cell>
              <table:table-cell office:value-type="float" office:value="0.979185258951114">
                <text:p>0.979185258951114</text:p>
                <draw:g>
                  <svg:desc>Sheet1.B159:Sheet1.AG159</svg:desc>
                </draw:g>
              </table:table-cell>
              <table:table-cell office:value-type="float" office:value="1.73182241206779">
                <text:p>1.73182241206779</text:p>
              </table:table-cell>
              <table:table-cell office:value-type="float" office:value="2.58592430265017">
                <text:p>2.58592430265017</text:p>
              </table:table-cell>
              <table:table-cell office:value-type="float" office:value="3.60094991751887">
                <text:p>3.60094991751887</text:p>
              </table:table-cell>
              <table:table-cell office:value-type="float" office:value="4.44076443293517">
                <text:p>4.44076443293517</text:p>
              </table:table-cell>
              <table:table-cell office:value-type="float" office:value="5.2199343942796">
                <text:p>5.2199343942796</text:p>
              </table:table-cell>
              <table:table-cell office:value-type="float" office:value="6.01416999515027">
                <text:p>6.01416999515027</text:p>
              </table:table-cell>
              <table:table-cell office:value-type="float" office:value="6.95061145162534">
                <text:p>6.95061145162534</text:p>
              </table:table-cell>
              <table:table-cell office:value-type="float" office:value="7.50323838307222">
                <text:p>7.50323838307222</text:p>
              </table:table-cell>
              <table:table-cell office:value-type="float" office:value="8.30762997887106">
                <text:p>8.30762997887106</text:p>
              </table:table-cell>
              <table:table-cell office:value-type="float" office:value="8.85198209170861">
                <text:p>8.85198209170861</text:p>
              </table:table-cell>
              <table:table-cell office:value-type="float" office:value="9.57576630703739">
                <text:p>9.57576630703739</text:p>
              </table:table-cell>
              <table:table-cell office:value-type="float" office:value="10.4141168060398">
                <text:p>10.4141168060398</text:p>
              </table:table-cell>
              <table:table-cell office:value-type="float" office:value="10.5384054538833">
                <text:p>10.5384054538833</text:p>
              </table:table-cell>
              <table:table-cell office:value-type="float" office:value="11.249492640998">
                <text:p>11.249492640998</text:p>
              </table:table-cell>
              <table:table-cell office:value-type="float" office:value="11.9302271202473">
                <text:p>11.9302271202473</text:p>
              </table:table-cell>
              <table:table-cell office:value-type="float" office:value="12.1729903744349">
                <text:p>12.1729903744349</text:p>
              </table:table-cell>
              <table:table-cell office:value-type="float" office:value="12.2278640016185">
                <text:p>12.2278640016185</text:p>
              </table:table-cell>
              <table:table-cell office:value-type="float" office:value="12.431671750386">
                <text:p>12.431671750386</text:p>
              </table:table-cell>
              <table:table-cell office:value-type="float" office:value="12.5165324917175">
                <text:p>12.5165324917175</text:p>
              </table:table-cell>
              <table:table-cell office:value-type="float" office:value="12.5307760486666">
                <text:p>12.5307760486666</text:p>
              </table:table-cell>
              <table:table-cell office:value-type="float" office:value="12.187073821334">
                <text:p>12.187073821334</text:p>
              </table:table-cell>
              <table:table-cell office:value-type="float" office:value="8.76948013459677">
                <text:p>8.76948013459677</text:p>
              </table:table-cell>
              <table:table-cell office:value-type="float" office:value="12.9237016392127">
                <text:p>12.9237016392127</text:p>
              </table:table-cell>
              <table:table-cell office:value-type="float" office:value="12.2215383799515">
                <text:p>12.2215383799515</text:p>
              </table:table-cell>
              <table:table-cell office:value-type="float" office:value="5.45590721148348">
                <text:p>5.45590721148348</text:p>
              </table:table-cell>
              <table:table-cell office:value-type="float" office:value="10.5798148716118">
                <text:p>10.5798148716118</text:p>
              </table:table-cell>
              <table:table-cell office:value-type="float" office:value="11.8699046278284">
                <text:p>11.8699046278284</text:p>
              </table:table-cell>
              <table:table-cell office:value-type="float" office:value="4.91904977278983">
                <text:p>4.91904977278983</text:p>
              </table:table-cell>
              <table:table-cell office:value-type="float" office:value="11.4522851775131">
                <text:p>11.4522851775131</text:p>
              </table:table-cell>
              <table:table-cell office:value-type="float" office:value="5.22755200797149">
                <text:p>5.22755200797149</text:p>
              </table:table-cell>
              <table:table-cell office:value-type="float" office:value="7.1602518828">
                <text:p>7.1602518828</text:p>
              </table:table-cell>
            </table:table-row>
            <table:table-row>
              <table:table-cell office:value-type="string">
                <text:p>uts_omp_balanced</text:p>
                <draw:g>
                  <svg:desc>Sheet1.A161:Sheet1.A161</svg:desc>
                </draw:g>
              </table:table-cell>
              <table:table-cell office:value-type="float" office:value="0.975098836958389">
                <text:p>0.975098836958389</text:p>
                <draw:g>
                  <svg:desc>Sheet1.B171:Sheet1.AG171</svg:desc>
                </draw:g>
              </table:table-cell>
              <table:table-cell office:value-type="float" office:value="1.76762118240759">
                <text:p>1.76762118240759</text:p>
              </table:table-cell>
              <table:table-cell office:value-type="float" office:value="2.66784120226659">
                <text:p>2.66784120226659</text:p>
              </table:table-cell>
              <table:table-cell office:value-type="float" office:value="3.54588832757472">
                <text:p>3.54588832757472</text:p>
              </table:table-cell>
              <table:table-cell office:value-type="float" office:value="3.71933195146443">
                <text:p>3.71933195146443</text:p>
              </table:table-cell>
              <table:table-cell office:value-type="float" office:value="5.20906576809674">
                <text:p>5.20906576809674</text:p>
              </table:table-cell>
              <table:table-cell office:value-type="float" office:value="6.00968900275356">
                <text:p>6.00968900275356</text:p>
              </table:table-cell>
              <table:table-cell office:value-type="float" office:value="6.73444862541365">
                <text:p>6.73444862541365</text:p>
              </table:table-cell>
              <table:table-cell office:value-type="float" office:value="6.24773528900978">
                <text:p>6.24773528900978</text:p>
              </table:table-cell>
              <table:table-cell office:value-type="float" office:value="5.95802786932604">
                <text:p>5.95802786932604</text:p>
              </table:table-cell>
              <table:table-cell office:value-type="float" office:value="7.9949878848464">
                <text:p>7.9949878848464</text:p>
              </table:table-cell>
              <table:table-cell office:value-type="float" office:value="7.36378159277701">
                <text:p>7.36378159277701</text:p>
              </table:table-cell>
              <table:table-cell office:value-type="float" office:value="5.30902898635161">
                <text:p>5.30902898635161</text:p>
              </table:table-cell>
              <table:table-cell office:value-type="float" office:value="7.13843736776753">
                <text:p>7.13843736776753</text:p>
              </table:table-cell>
              <table:table-cell office:value-type="float" office:value="10.5133238970317">
                <text:p>10.5133238970317</text:p>
              </table:table-cell>
              <table:table-cell office:value-type="float" office:value="6.25256579449112">
                <text:p>6.25256579449112</text:p>
              </table:table-cell>
              <table:table-cell office:value-type="float" office:value="8.94572768514313">
                <text:p>8.94572768514313</text:p>
              </table:table-cell>
              <table:table-cell office:value-type="float" office:value="5.23332949010803">
                <text:p>5.23332949010803</text:p>
              </table:table-cell>
              <table:table-cell office:value-type="float" office:value="11.5312157647854">
                <text:p>11.5312157647854</text:p>
              </table:table-cell>
              <table:table-cell office:value-type="float" office:value="5.34053938099768">
                <text:p>5.34053938099768</text:p>
              </table:table-cell>
              <table:table-cell office:value-type="float" office:value="8.33062805127328">
                <text:p>8.33062805127328</text:p>
              </table:table-cell>
              <table:table-cell office:value-type="float" office:value="11.1108340903207">
                <text:p>11.1108340903207</text:p>
              </table:table-cell>
              <table:table-cell office:value-type="float" office:value="11.718324169068">
                <text:p>11.718324169068</text:p>
              </table:table-cell>
              <table:table-cell office:value-type="float" office:value="6.34772398544865">
                <text:p>6.34772398544865</text:p>
              </table:table-cell>
              <table:table-cell office:value-type="float" office:value="5.61751319744031">
                <text:p>5.61751319744031</text:p>
              </table:table-cell>
              <table:table-cell office:value-type="float" office:value="7.27577142091438">
                <text:p>7.27577142091438</text:p>
              </table:table-cell>
              <table:table-cell office:value-type="float" office:value="8.1463345297816">
                <text:p>8.1463345297816</text:p>
              </table:table-cell>
              <table:table-cell office:value-type="float" office:value="4.84882616997841">
                <text:p>4.84882616997841</text:p>
              </table:table-cell>
              <table:table-cell office:value-type="float" office:value="5.43974716194319">
                <text:p>5.43974716194319</text:p>
              </table:table-cell>
              <table:table-cell office:value-type="float" office:value="7.32251317080671">
                <text:p>7.32251317080671</text:p>
              </table:table-cell>
              <table:table-cell office:value-type="float" office:value="11.6124276883794">
                <text:p>11.6124276883794</text:p>
              </table:table-cell>
              <table:table-cell office:value-type="float" office:value="6.0918955732293">
                <text:p>6.0918955732293</text:p>
              </table:table-cell>
            </table:table-row>
            <table:table-row>
              <table:table-cell office:value-type="string">
                <text:p>uts_omp_cilk</text:p>
                <draw:g>
                  <svg:desc>Sheet1.A185:Sheet1.A185</svg:desc>
                </draw:g>
              </table:table-cell>
              <table:table-cell office:value-type="float" office:value="0.988284361163424">
                <text:p>0.988284361163424</text:p>
                <draw:g>
                  <svg:desc>Sheet1.B195:Sheet1.AG195</svg:desc>
                </draw:g>
              </table:table-cell>
              <table:table-cell office:value-type="float" office:value="1.91590123756078">
                <text:p>1.91590123756078</text:p>
              </table:table-cell>
              <table:table-cell office:value-type="float" office:value="2.90762987669574">
                <text:p>2.90762987669574</text:p>
              </table:table-cell>
              <table:table-cell office:value-type="float" office:value="3.83322189449203">
                <text:p>3.83322189449203</text:p>
              </table:table-cell>
              <table:table-cell office:value-type="float" office:value="4.69559601427539">
                <text:p>4.69559601427539</text:p>
              </table:table-cell>
              <table:table-cell office:value-type="float" office:value="5.59482903340824">
                <text:p>5.59482903340824</text:p>
              </table:table-cell>
              <table:table-cell office:value-type="float" office:value="6.36041086889964">
                <text:p>6.36041086889964</text:p>
              </table:table-cell>
              <table:table-cell office:value-type="float" office:value="6.63421147795811">
                <text:p>6.63421147795811</text:p>
              </table:table-cell>
              <table:table-cell office:value-type="float" office:value="7.24229066753544">
                <text:p>7.24229066753544</text:p>
              </table:table-cell>
              <table:table-cell office:value-type="float" office:value="8.77123192036665">
                <text:p>8.77123192036665</text:p>
              </table:table-cell>
              <table:table-cell office:value-type="float" office:value="6.89521234023967">
                <text:p>6.89521234023967</text:p>
              </table:table-cell>
              <table:table-cell office:value-type="float" office:value="9.82318187689303">
                <text:p>9.82318187689303</text:p>
              </table:table-cell>
              <table:table-cell office:value-type="float" office:value="10.8946223570431">
                <text:p>10.8946223570431</text:p>
              </table:table-cell>
              <table:table-cell office:value-type="float" office:value="9.39395669057153">
                <text:p>9.39395669057153</text:p>
              </table:table-cell>
              <table:table-cell office:value-type="float" office:value="10.8730776725391">
                <text:p>10.8730776725391</text:p>
              </table:table-cell>
              <table:table-cell office:value-type="float" office:value="11.8542334400849">
                <text:p>11.8542334400849</text:p>
              </table:table-cell>
              <table:table-cell office:value-type="float" office:value="12.3055957006419">
                <text:p>12.3055957006419</text:p>
              </table:table-cell>
              <table:table-cell office:value-type="float" office:value="10.68228118391">
                <text:p>10.68228118391</text:p>
              </table:table-cell>
              <table:table-cell office:value-type="float" office:value="13.4083931679507">
                <text:p>13.4083931679507</text:p>
              </table:table-cell>
              <table:table-cell office:value-type="float" office:value="12.482965367219">
                <text:p>12.482965367219</text:p>
              </table:table-cell>
              <table:table-cell office:value-type="float" office:value="13.021262400276">
                <text:p>13.021262400276</text:p>
              </table:table-cell>
              <table:table-cell office:value-type="float" office:value="13.3361545657949">
                <text:p>13.3361545657949</text:p>
              </table:table-cell>
              <table:table-cell office:value-type="float" office:value="12.8014800965199">
                <text:p>12.8014800965199</text:p>
              </table:table-cell>
              <table:table-cell office:value-type="float" office:value="14.2293504260637">
                <text:p>14.2293504260637</text:p>
              </table:table-cell>
              <table:table-cell office:value-type="float" office:value="12.657406708955">
                <text:p>12.657406708955</text:p>
              </table:table-cell>
              <table:table-cell office:value-type="float" office:value="10.662823545653">
                <text:p>10.662823545653</text:p>
              </table:table-cell>
              <table:table-cell office:value-type="float" office:value="13.7376008530056">
                <text:p>13.7376008530056</text:p>
              </table:table-cell>
              <table:table-cell office:value-type="float" office:value="13.9809117973709">
                <text:p>13.9809117973709</text:p>
              </table:table-cell>
              <table:table-cell office:value-type="float" office:value="14.5305999325823">
                <text:p>14.5305999325823</text:p>
              </table:table-cell>
              <table:table-cell office:value-type="float" office:value="14.3813160607333">
                <text:p>14.3813160607333</text:p>
              </table:table-cell>
              <table:table-cell office:value-type="float" office:value="13.7063221773029">
                <text:p>13.7063221773029</text:p>
              </table:table-cell>
              <table:table-cell office:value-type="float" office:value="14.6622029293314">
                <text:p>14.66220292933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